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4.13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shapes>
          <draw:frame draw:z-index="0" draw:style-name="gr1" draw:text-style-name="P1" svg:width="29.054cm" svg:height="16.342cm" svg:x="65.867cm" svg:y="5.545cm">
            <draw:object draw:notify-on-update-of-ranges="test.B1:test.B1 test.B101:test.B258 test.V1:test.V1 test.V101:test.V258 test.W1:test.W1 test.W101:test.W258 test.X1:test.X1 test.X101:test.X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 1</text:p>
          </table:table-cell>
          <table:table-cell office:value-type="string" calcext:value-type="string">
            <text:p>median 1</text:p>
          </table:table-cell>
          <table:table-cell office:value-type="string" calcext:value-type="string">
            <text:p>low pass 1</text:p>
          </table:table-cell>
          <table:table-cell office:value-type="string" calcext:value-type="string">
            <text:p>dist est 1</text:p>
          </table:table-cell>
          <table:table-cell office:value-type="string" calcext:value-type="string">
            <text:p>RSSI 2</text:p>
          </table:table-cell>
          <table:table-cell office:value-type="string" calcext:value-type="string">
            <text:p>median 2</text:p>
          </table:table-cell>
          <table:table-cell office:value-type="string" calcext:value-type="string">
            <text:p>low pass 2</text:p>
          </table:table-cell>
          <table:table-cell office:value-type="string" calcext:value-type="string">
            <text:p>dist est 2</text:p>
          </table:table-cell>
          <table:table-cell office:value-type="string" calcext:value-type="string">
            <text:p>RSSI 3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low pass 3</text:p>
          </table:table-cell>
          <table:table-cell office:value-type="string" calcext:value-type="string">
            <text:p>dist est 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3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5</text:p>
          </table:table-cell>
          <table:table-cell table:style-name="ce1" office:value-type="string" calcext:value-type="string">
            <text:p>Model 1</text:p>
          </table:table-cell>
          <table:table-cell table:style-name="ce1" office:value-type="string" calcext:value-type="string">
            <text:p>Model 2</text:p>
          </table:table-cell>
          <table:table-cell table:style-name="ce1" office:value-type="string" calcext:value-type="string">
            <text:p>Model 3</text:p>
          </table:table-cell>
          <table:table-cell table:number-columns-repeated="2"/>
          <table:table-cell office:value-type="string" calcext:value-type="string">
            <text:p>A: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45.9717023503684" calcext:value-type="float">
            <text:p>45.9717023503684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36.8694506451958" calcext:value-type="float">
            <text:p>36.8694506451958</text:p>
          </table:table-cell>
          <table:table-cell office:value-type="float" office:value="-106" calcext:value-type="float">
            <text:p>-106</text:p>
          </table:table-cell>
          <table:table-cell table:number-columns-repeated="2" office:value-type="float" office:value="-105" calcext:value-type="float">
            <text:p>-105</text:p>
          </table:table-cell>
          <table:table-cell office:value-type="float" office:value="73.5642254459641" calcext:value-type="float">
            <text:p>73.5642254459641</text:p>
          </table:table-cell>
          <table:table-cell office:value-type="float" office:value="3982.91402575841" calcext:value-type="float">
            <text:p>3982.91402575841</text:p>
          </table:table-cell>
          <table:table-cell office:value-type="float" office:value="283.476425644948" calcext:value-type="float">
            <text:p>283.476425644948</text:p>
          </table:table-cell>
          <table:table-cell office:value-type="float" office:value="-3992.8602321071" calcext:value-type="float">
            <text:p>-3992.8602321071</text:p>
          </table:table-cell>
          <table:table-cell table:number-columns-repeated="4"/>
          <table:table-cell table:formula="of:=10^(([.$AB$1]-[.E2])/(10*[.$AB$2]))" office:value-type="float" office:value="15.3174046370208" calcext:value-type="float">
            <text:p>15.3174046370208</text:p>
          </table:table-cell>
          <table:table-cell table:formula="of:=10^(([.$AB$1]-[.I2])/(10*[.$AB$2]))" office:value-type="float" office:value="21.5443469003188" calcext:value-type="float">
            <text:p>21.5443469003188</text:p>
          </table:table-cell>
          <table:table-cell table:formula="of:=10^(([.$AB$1]-[.M2])/(10*[.$AB$2]))" office:value-type="float" office:value="46.4158883361278" calcext:value-type="float">
            <text:p>46.4158883361278</text:p>
          </table:table-cell>
          <table:table-cell table:number-columns-repeated="2"/>
          <table:table-cell office:value-type="string" calcext:value-type="string">
            <text:p>n: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5.9670199672648" calcext:value-type="float">
            <text:p>45.9670199672648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36.8694506451958" calcext:value-type="float">
            <text:p>36.8694506451958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4.5" calcext:value-type="float">
            <text:p>-104.5</text:p>
          </table:table-cell>
          <table:table-cell office:value-type="float" office:value="70.7945784384138" calcext:value-type="float">
            <text:p>70.7945784384138</text:p>
          </table:table-cell>
          <table:table-cell office:value-type="float" office:value="3619.43863558394" calcext:value-type="float">
            <text:p>3619.43863558394</text:p>
          </table:table-cell>
          <table:table-cell office:value-type="float" office:value="283.476425644948" calcext:value-type="float">
            <text:p>283.476425644948</text:p>
          </table:table-cell>
          <table:table-cell office:value-type="float" office:value="-3630.38079728794" calcext:value-type="float">
            <text:p>-3630.38079728794</text:p>
          </table:table-cell>
          <table:table-cell table:number-columns-repeated="4"/>
          <table:table-cell table:formula="of:=10^(([.$AB$1]-[.E3])/(10*[.$AB$2]))" office:value-type="float" office:value="15.3174046370208" calcext:value-type="float">
            <text:p>15.3174046370208</text:p>
          </table:table-cell>
          <table:table-cell table:formula="of:=10^(([.$AB$1]-[.I3])/(10*[.$AB$2]))" office:value-type="float" office:value="21.5443469003188" calcext:value-type="float">
            <text:p>21.5443469003188</text:p>
          </table:table-cell>
          <table:table-cell table:formula="of:=10^(([.$AB$1]-[.M3])/(10*[.$AB$2]))" office:value-type="float" office:value="44.4782967612763" calcext:value-type="float">
            <text:p>44.4782967612763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45.9701548971546" calcext:value-type="float">
            <text:p>45.9701548971546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27.1227257933203" calcext:value-type="float">
            <text:p>27.1227257933203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36.8694506451958" calcext:value-type="float">
            <text:p>36.8694506451958</text:p>
          </table:table-cell>
          <table:table-cell office:value-type="float" office:value="-104" calcext:value-type="float">
            <text:p>-104</text:p>
          </table:table-cell>
          <table:table-cell office:value-type="float" office:value="-105" calcext:value-type="float">
            <text:p>-105</text:p>
          </table:table-cell>
          <table:table-cell office:value-type="float" office:value="-104.75" calcext:value-type="float">
            <text:p>-104.75</text:p>
          </table:table-cell>
          <table:table-cell office:value-type="float" office:value="72.1661162083388" calcext:value-type="float">
            <text:p>72.1661162083388</text:p>
          </table:table-cell>
          <table:table-cell office:value-type="float" office:value="3797.68953769552" calcext:value-type="float">
            <text:p>3797.68953769552</text:p>
          </table:table-cell>
          <table:table-cell office:value-type="float" office:value="283.476425644948" calcext:value-type="float">
            <text:p>283.476425644948</text:p>
          </table:table-cell>
          <table:table-cell office:value-type="float" office:value="-3808.11955186301" calcext:value-type="float">
            <text:p>-3808.11955186301</text:p>
          </table:table-cell>
          <table:table-cell table:number-columns-repeated="4"/>
          <table:table-cell table:formula="of:=10^(([.$AB$1]-[.E4])/(10*[.$AB$2]))" office:value-type="float" office:value="15.3174046370208" calcext:value-type="float">
            <text:p>15.3174046370208</text:p>
          </table:table-cell>
          <table:table-cell table:formula="of:=10^(([.$AB$1]-[.I4])/(10*[.$AB$2]))" office:value-type="float" office:value="21.5443469003188" calcext:value-type="float">
            <text:p>21.5443469003188</text:p>
          </table:table-cell>
          <table:table-cell table:formula="of:=10^(([.$AB$1]-[.M4])/(10*[.$AB$2]))" office:value-type="float" office:value="45.4367654642422" calcext:value-type="float">
            <text:p>45.436765464242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.9714613016871" calcext:value-type="float">
            <text:p>45.9714613016871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office:value-type="float" office:value="-91.5" calcext:value-type="float">
            <text:p>-91.5</text:p>
          </table:table-cell>
          <table:table-cell office:value-type="float" office:value="26.1015721568254" calcext:value-type="float">
            <text:p>26.1015721568254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36.8694506451958" calcext:value-type="float">
            <text:p>36.8694506451958</text:p>
          </table:table-cell>
          <table:table-cell table:number-columns-repeated="2" office:value-type="float" office:value="-111" calcext:value-type="float">
            <text:p>-111</text:p>
          </table:table-cell>
          <table:table-cell office:value-type="float" office:value="-107.875" calcext:value-type="float">
            <text:p>-107.875</text:p>
          </table:table-cell>
          <table:table-cell office:value-type="float" office:value="91.7275935389779" calcext:value-type="float">
            <text:p>91.7275935389779</text:p>
          </table:table-cell>
          <table:table-cell office:value-type="float" office:value="6738.28995436916" calcext:value-type="float">
            <text:p>6738.28995436916</text:p>
          </table:table-cell>
          <table:table-cell office:value-type="float" office:value="308.181055372984" calcext:value-type="float">
            <text:p>308.181055372984</text:p>
          </table:table-cell>
          <table:table-cell office:value-type="float" office:value="-6745.25948663775" calcext:value-type="float">
            <text:p>-6745.25948663775</text:p>
          </table:table-cell>
          <table:table-cell table:number-columns-repeated="4"/>
          <table:table-cell table:formula="of:=10^(([.$AB$1]-[.E5])/(10*[.$AB$2]))" office:value-type="float" office:value="14.6779926762207" calcext:value-type="float">
            <text:p>14.6779926762207</text:p>
          </table:table-cell>
          <table:table-cell table:formula="of:=10^(([.$AB$1]-[.I5])/(10*[.$AB$2]))" office:value-type="float" office:value="21.5443469003188" calcext:value-type="float">
            <text:p>21.5443469003188</text:p>
          </table:table-cell>
          <table:table-cell table:formula="of:=10^(([.$AB$1]-[.M5])/(10*[.$AB$2]))" office:value-type="float" office:value="59.3127619972825" calcext:value-type="float">
            <text:p>59.31276199728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9748018924922" calcext:value-type="float">
            <text:p>45.974801892492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1.25" calcext:value-type="float">
            <text:p>-91.25</text:p>
          </table:table-cell>
          <table:table-cell office:value-type="float" office:value="25.6055042797048" calcext:value-type="float">
            <text:p>25.605504279704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5" calcext:value-type="float">
            <text:p>-95.5</text:p>
          </table:table-cell>
          <table:table-cell office:value-type="float" office:value="35.4813389233575" calcext:value-type="float">
            <text:p>35.4813389233575</text:p>
          </table:table-cell>
          <table:table-cell office:value-type="float" office:value="-105" calcext:value-type="float">
            <text:p>-105</text:p>
          </table:table-cell>
          <table:table-cell office:value-type="float" office:value="-109" calcext:value-type="float">
            <text:p>-109</text:p>
          </table:table-cell>
          <table:table-cell office:value-type="float" office:value="-108.4375" calcext:value-type="float">
            <text:p>-108.4375</text:p>
          </table:table-cell>
          <table:table-cell office:value-type="float" office:value="95.7745235117241" calcext:value-type="float">
            <text:p>95.7745235117241</text:p>
          </table:table-cell>
          <table:table-cell office:value-type="float" office:value="7483.57091941502" calcext:value-type="float">
            <text:p>7483.57091941502</text:p>
          </table:table-cell>
          <table:table-cell office:value-type="float" office:value="274.189801080085" calcext:value-type="float">
            <text:p>274.189801080085</text:p>
          </table:table-cell>
          <table:table-cell office:value-type="float" office:value="-7488.52944336122" calcext:value-type="float">
            <text:p>-7488.52944336122</text:p>
          </table:table-cell>
          <table:table-cell table:number-columns-repeated="4"/>
          <table:table-cell table:formula="of:=10^(([.$AB$1]-[.E6])/(10*[.$AB$2]))" office:value-type="float" office:value="14.3683668377883" calcext:value-type="float">
            <text:p>14.3683668377883</text:p>
          </table:table-cell>
          <table:table-cell table:formula="of:=10^(([.$AB$1]-[.I6])/(10*[.$AB$2]))" office:value-type="float" office:value="20.6449965585256" calcext:value-type="float">
            <text:p>20.6449965585256</text:p>
          </table:table-cell>
          <table:table-cell table:formula="of:=10^(([.$AB$1]-[.M6])/(10*[.$AB$2]))" office:value-type="float" office:value="62.2273750561554" calcext:value-type="float">
            <text:p>62.2273750561554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5.9696014602569" calcext:value-type="float">
            <text:p>45.9696014602569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office:value-type="float" office:value="-92.125" calcext:value-type="float">
            <text:p>-92.125</text:p>
          </table:table-cell>
          <table:table-cell office:value-type="float" office:value="27.3841963426436" calcext:value-type="float">
            <text:p>27.384196342643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25" calcext:value-type="float">
            <text:p>-95.25</text:p>
          </table:table-cell>
          <table:table-cell office:value-type="float" office:value="34.8070058842841" calcext:value-type="float">
            <text:p>34.8070058842841</text:p>
          </table:table-cell>
          <table:table-cell office:value-type="float" office:value="-101" calcext:value-type="float">
            <text:p>-101</text:p>
          </table:table-cell>
          <table:table-cell office:value-type="float" office:value="-109" calcext:value-type="float">
            <text:p>-109</text:p>
          </table:table-cell>
          <table:table-cell office:value-type="float" office:value="-108.71875" calcext:value-type="float">
            <text:p>-108.71875</text:p>
          </table:table-cell>
          <table:table-cell office:value-type="float" office:value="97.8644590807736" calcext:value-type="float">
            <text:p>97.8644590807736</text:p>
          </table:table-cell>
          <table:table-cell office:value-type="float" office:value="7826.66410941319" calcext:value-type="float">
            <text:p>7826.66410941319</text:p>
          </table:table-cell>
          <table:table-cell office:value-type="float" office:value="209.803386043697" calcext:value-type="float">
            <text:p>209.803386043697</text:p>
          </table:table-cell>
          <table:table-cell office:value-type="float" office:value="-7829.41381733276" calcext:value-type="float">
            <text:p>-7829.41381733276</text:p>
          </table:table-cell>
          <table:table-cell table:number-columns-repeated="4"/>
          <table:table-cell table:formula="of:=10^(([.$AB$1]-[.E7])/(10*[.$AB$2]))" office:value-type="float" office:value="15.4815633709268" calcext:value-type="float">
            <text:p>15.4815633709268</text:p>
          </table:table-cell>
          <table:table-cell table:formula="of:=10^(([.$AB$1]-[.I7])/(10*[.$AB$2]))" office:value-type="float" office:value="20.2094993819108" calcext:value-type="float">
            <text:p>20.2094993819108</text:p>
          </table:table-cell>
          <table:table-cell table:formula="of:=10^(([.$AB$1]-[.M7])/(10*[.$AB$2]))" office:value-type="float" office:value="63.737958361639" calcext:value-type="float">
            <text:p>63.73795836163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5.9735993734494" calcext:value-type="float">
            <text:p>45.973599373449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5625" calcext:value-type="float">
            <text:p>-92.5625</text:p>
          </table:table-cell>
          <table:table-cell office:value-type="float" office:value="28.3193534134368" calcext:value-type="float">
            <text:p>28.3193534134368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125" calcext:value-type="float">
            <text:p>-95.125</text:p>
          </table:table-cell>
          <table:table-cell office:value-type="float" office:value="34.4746606573149" calcext:value-type="float">
            <text:p>34.4746606573149</text:p>
          </table:table-cell>
          <table:table-cell office:value-type="float" office:value="-99" calcext:value-type="float">
            <text:p>-99</text:p>
          </table:table-cell>
          <table:table-cell office:value-type="float" office:value="-109" calcext:value-type="float">
            <text:p>-109</text:p>
          </table:table-cell>
          <table:table-cell office:value-type="float" office:value="-108.859375" calcext:value-type="float">
            <text:p>-108.859375</text:p>
          </table:table-cell>
          <table:table-cell office:value-type="float" office:value="98.9264671767741" calcext:value-type="float">
            <text:p>98.9264671767741</text:p>
          </table:table-cell>
          <table:table-cell office:value-type="float" office:value="8001.58396654534" calcext:value-type="float">
            <text:p>8001.58396654534</text:p>
          </table:table-cell>
          <table:table-cell office:value-type="float" office:value="175.659295309947" calcext:value-type="float">
            <text:p>175.659295309947</text:p>
          </table:table-cell>
          <table:table-cell office:value-type="float" office:value="-8003.45036597713" calcext:value-type="float">
            <text:p>-8003.45036597713</text:p>
          </table:table-cell>
          <table:table-cell table:number-columns-repeated="4"/>
          <table:table-cell table:formula="of:=10^(([.$AB$1]-[.E8])/(10*[.$AB$2]))" office:value-type="float" office:value="16.0700977519553" calcext:value-type="float">
            <text:p>16.0700977519553</text:p>
          </table:table-cell>
          <table:table-cell table:formula="of:=10^(([.$AB$1]-[.I8])/(10*[.$AB$2]))" office:value-type="float" office:value="19.9952079856272" calcext:value-type="float">
            <text:p>19.9952079856272</text:p>
          </table:table-cell>
          <table:table-cell table:formula="of:=10^(([.$AB$1]-[.M8])/(10*[.$AB$2]))" office:value-type="float" office:value="64.5069460334534" calcext:value-type="float">
            <text:p>64.5069460334534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5.9746857456194" calcext:value-type="float">
            <text:p>45.9746857456194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office:value-type="float" office:value="-92.78125" calcext:value-type="float">
            <text:p>-92.78125</text:p>
          </table:table-cell>
          <table:table-cell office:value-type="float" office:value="28.7988403322014" calcext:value-type="float">
            <text:p>28.7988403322014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5.0625" calcext:value-type="float">
            <text:p>-95.0625</text:p>
          </table:table-cell>
          <table:table-cell office:value-type="float" office:value="34.3096799348566" calcext:value-type="float">
            <text:p>34.3096799348566</text:p>
          </table:table-cell>
          <table:table-cell office:value-type="float" office:value="-99" calcext:value-type="float">
            <text:p>-99</text:p>
          </table:table-cell>
          <table:table-cell office:value-type="float" office:value="-107" calcext:value-type="float">
            <text:p>-107</text:p>
          </table:table-cell>
          <table:table-cell office:value-type="float" office:value="-107.9296875" calcext:value-type="float">
            <text:p>-107.9296875</text:p>
          </table:table-cell>
          <table:table-cell office:value-type="float" office:value="92.1134220185125" calcext:value-type="float">
            <text:p>92.1134220185125</text:p>
          </table:table-cell>
          <table:table-cell office:value-type="float" office:value="6810.09352694021" calcext:value-type="float">
            <text:p>6810.09352694021</text:p>
          </table:table-cell>
          <table:table-cell office:value-type="float" office:value="158.052242160306" calcext:value-type="float">
            <text:p>158.052242160306</text:p>
          </table:table-cell>
          <table:table-cell office:value-type="float" office:value="-6811.85443765415" calcext:value-type="float">
            <text:p>-6811.85443765415</text:p>
          </table:table-cell>
          <table:table-cell table:number-columns-repeated="4"/>
          <table:table-cell table:formula="of:=10^(([.$AB$1]-[.E9])/(10*[.$AB$2]))" office:value-type="float" office:value="16.3727024931421" calcext:value-type="float">
            <text:p>16.3727024931421</text:p>
          </table:table-cell>
          <table:table-cell table:formula="of:=10^(([.$AB$1]-[.I9])/(10*[.$AB$2]))" office:value-type="float" office:value="19.8889158887967" calcext:value-type="float">
            <text:p>19.8889158887967</text:p>
          </table:table-cell>
          <table:table-cell table:formula="of:=10^(([.$AB$1]-[.M9])/(10*[.$AB$2]))" office:value-type="float" office:value="59.5900309666646" calcext:value-type="float">
            <text:p>59.5900309666646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5.9645277474457" calcext:value-type="float">
            <text:p>45.964527747445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890625" calcext:value-type="float">
            <text:p>-92.890625</text:p>
          </table:table-cell>
          <table:table-cell office:value-type="float" office:value="29.041619652907" calcext:value-type="float">
            <text:p>29.04161965290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3125" calcext:value-type="float">
            <text:p>-95.03125</text:p>
          </table:table-cell>
          <table:table-cell office:value-type="float" office:value="34.2274858824244" calcext:value-type="float">
            <text:p>34.2274858824244</text:p>
          </table:table-cell>
          <table:table-cell office:value-type="float" office:value="-109" calcext:value-type="float">
            <text:p>-109</text:p>
          </table:table-cell>
          <table:table-cell office:value-type="float" office:value="-107" calcext:value-type="float">
            <text:p>-107</text:p>
          </table:table-cell>
          <table:table-cell office:value-type="float" office:value="-107.46484375" calcext:value-type="float">
            <text:p>-107.46484375</text:p>
          </table:table-cell>
          <table:table-cell office:value-type="float" office:value="88.8849280083245" calcext:value-type="float">
            <text:p>88.8849280083245</text:p>
          </table:table-cell>
          <table:table-cell office:value-type="float" office:value="6274.55419771895" calcext:value-type="float">
            <text:p>6274.55419771895</text:p>
          </table:table-cell>
          <table:table-cell office:value-type="float" office:value="149.108689894293" calcext:value-type="float">
            <text:p>149.108689894293</text:p>
          </table:table-cell>
          <table:table-cell office:value-type="float" office:value="-6276.24613628281" calcext:value-type="float">
            <text:p>-6276.24613628281</text:p>
          </table:table-cell>
          <table:table-cell table:number-columns-repeated="4"/>
          <table:table-cell table:formula="of:=10^(([.$AB$1]-[.E10])/(10*[.$AB$2]))" office:value-type="float" office:value="16.5261350061734" calcext:value-type="float">
            <text:p>16.5261350061734</text:p>
          </table:table-cell>
          <table:table-cell table:formula="of:=10^(([.$AB$1]-[.I10])/(10*[.$AB$2]))" office:value-type="float" office:value="19.8359819169389" calcext:value-type="float">
            <text:p>19.8359819169389</text:p>
          </table:table-cell>
          <table:table-cell table:formula="of:=10^(([.$AB$1]-[.M10])/(10*[.$AB$2]))" office:value-type="float" office:value="57.2739552602278" calcext:value-type="float">
            <text:p>57.2739552602278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.9728744599004" calcext:value-type="float">
            <text:p>45.972874459900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9453125" calcext:value-type="float">
            <text:p>-92.9453125</text:p>
          </table:table-cell>
          <table:table-cell office:value-type="float" office:value="29.1637757405312" calcext:value-type="float">
            <text:p>29.1637757405312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.515625" calcext:value-type="float">
            <text:p>-95.515625</text:p>
          </table:table-cell>
          <table:table-cell office:value-type="float" office:value="35.5239159081763" calcext:value-type="float">
            <text:p>35.5239159081763</text:p>
          </table:table-cell>
          <table:table-cell office:value-type="float" office:value="-107" calcext:value-type="float">
            <text:p>-107</text:p>
          </table:table-cell>
          <table:table-cell office:value-type="float" office:value="-104" calcext:value-type="float">
            <text:p>-104</text:p>
          </table:table-cell>
          <table:table-cell office:value-type="float" office:value="-105.732421875" calcext:value-type="float">
            <text:p>-105.732421875</text:p>
          </table:table-cell>
          <table:table-cell office:value-type="float" office:value="77.818119041043" calcext:value-type="float">
            <text:p>77.818119041043</text:p>
          </table:table-cell>
          <table:table-cell office:value-type="float" office:value="4555.12924006809" calcext:value-type="float">
            <text:p>4555.12924006809</text:p>
          </table:table-cell>
          <table:table-cell office:value-type="float" office:value="186.980357275993" calcext:value-type="float">
            <text:p>186.980357275993</text:p>
          </table:table-cell>
          <table:table-cell office:value-type="float" office:value="-4558.85065918411" calcext:value-type="float">
            <text:p>-4558.85065918411</text:p>
          </table:table-cell>
          <table:table-cell table:number-columns-repeated="4"/>
          <table:table-cell table:formula="of:=10^(([.$AB$1]-[.E11])/(10*[.$AB$2]))" office:value-type="float" office:value="16.6033896182793" calcext:value-type="float">
            <text:p>16.6033896182793</text:p>
          </table:table-cell>
          <table:table-cell table:formula="of:=10^(([.$AB$1]-[.I11])/(10*[.$AB$2]))" office:value-type="float" office:value="20.6725246529538" calcext:value-type="float">
            <text:p>20.6725246529538</text:p>
          </table:table-cell>
          <table:table-cell table:formula="of:=10^(([.$AB$1]-[.M11])/(10*[.$AB$2]))" office:value-type="float" office:value="49.4075595516525" calcext:value-type="float">
            <text:p>49.4075595516525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5.995104065074" calcext:value-type="float">
            <text:p>45.99510406507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office:value-type="float" office:value="-93.47265625" calcext:value-type="float">
            <text:p>-93.47265625</text:p>
          </table:table-cell>
          <table:table-cell office:value-type="float" office:value="30.3683974734332" calcext:value-type="float">
            <text:p>30.3683974734332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.7578125" calcext:value-type="float">
            <text:p>-95.7578125</text:p>
          </table:table-cell>
          <table:table-cell office:value-type="float" office:value="36.1904305625201" calcext:value-type="float">
            <text:p>36.1904305625201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4.3662109375" calcext:value-type="float">
            <text:p>-104.3662109375</text:p>
          </table:table-cell>
          <table:table-cell office:value-type="float" office:value="70.0713306157233" calcext:value-type="float">
            <text:p>70.0713306157233</text:p>
          </table:table-cell>
          <table:table-cell office:value-type="float" office:value="3458.69586486523" calcext:value-type="float">
            <text:p>3458.69586486523</text:p>
          </table:table-cell>
          <table:table-cell office:value-type="float" office:value="176.109863270985" calcext:value-type="float">
            <text:p>176.109863270985</text:p>
          </table:table-cell>
          <table:table-cell office:value-type="float" office:value="-3463.0169861198" calcext:value-type="float">
            <text:p>-3463.0169861198</text:p>
          </table:table-cell>
          <table:table-cell table:number-columns-repeated="4"/>
          <table:table-cell table:formula="of:=10^(([.$AB$1]-[.E12])/(10*[.$AB$2]))" office:value-type="float" office:value="17.3671281641149" calcext:value-type="float">
            <text:p>17.3671281641149</text:p>
          </table:table-cell>
          <table:table-cell table:formula="of:=10^(([.$AB$1]-[.I12])/(10*[.$AB$2]))" office:value-type="float" office:value="21.1039342879149" calcext:value-type="float">
            <text:p>21.1039342879149</text:p>
          </table:table-cell>
          <table:table-cell table:formula="of:=10^(([.$AB$1]-[.M12])/(10*[.$AB$2]))" office:value-type="float" office:value="43.9736988323548" calcext:value-type="float">
            <text:p>43.9736988323548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6.0117036939893" calcext:value-type="float">
            <text:p>46.0117036939893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3.736328125" calcext:value-type="float">
            <text:p>-93.736328125</text:p>
          </table:table-cell>
          <table:table-cell office:value-type="float" office:value="30.9892408595873" calcext:value-type="float">
            <text:p>30.9892408595873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.87890625" calcext:value-type="float">
            <text:p>-95.87890625</text:p>
          </table:table-cell>
          <table:table-cell office:value-type="float" office:value="36.5283628630304" calcext:value-type="float">
            <text:p>36.5283628630304</text:p>
          </table:table-cell>
          <table:table-cell office:value-type="float" office:value="-101" calcext:value-type="float">
            <text:p>-101</text:p>
          </table:table-cell>
          <table:table-cell office:value-type="float" office:value="-104" calcext:value-type="float">
            <text:p>-104</text:p>
          </table:table-cell>
          <table:table-cell office:value-type="float" office:value="-104.18310546875" calcext:value-type="float">
            <text:p>-104.18310546875</text:p>
          </table:table-cell>
          <table:table-cell office:value-type="float" office:value="69.0934452874009" calcext:value-type="float">
            <text:p>69.0934452874009</text:p>
          </table:table-cell>
          <table:table-cell office:value-type="float" office:value="3306.15980892946" calcext:value-type="float">
            <text:p>3306.15980892946</text:p>
          </table:table-cell>
          <table:table-cell office:value-type="float" office:value="169.96465654532" calcext:value-type="float">
            <text:p>169.96465654532</text:p>
          </table:table-cell>
          <table:table-cell office:value-type="float" office:value="-3310.35403556224" calcext:value-type="float">
            <text:p>-3310.35403556224</text:p>
          </table:table-cell>
          <table:table-cell table:number-columns-repeated="4"/>
          <table:table-cell table:formula="of:=10^(([.$AB$1]-[.E13])/(10*[.$AB$2]))" office:value-type="float" office:value="17.7620723305639" calcext:value-type="float">
            <text:p>17.7620723305639</text:p>
          </table:table-cell>
          <table:table-cell table:formula="of:=10^(([.$AB$1]-[.I13])/(10*[.$AB$2]))" office:value-type="float" office:value="21.3230035703315" calcext:value-type="float">
            <text:p>21.3230035703315</text:p>
          </table:table-cell>
          <table:table-cell table:formula="of:=10^(([.$AB$1]-[.M13])/(10*[.$AB$2]))" office:value-type="float" office:value="43.2923652302322" calcext:value-type="float">
            <text:p>43.2923652302322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6.0002440074566" calcext:value-type="float">
            <text:p>46.0002440074566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office:value-type="float" office:value="-92.3681640625" calcext:value-type="float">
            <text:p>-92.3681640625</text:p>
          </table:table-cell>
          <table:table-cell office:value-type="float" office:value="27.9000812970105" calcext:value-type="float">
            <text:p>27.900081297010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.939453125" calcext:value-type="float">
            <text:p>-95.939453125</text:p>
          </table:table-cell>
          <table:table-cell office:value-type="float" office:value="36.6985104837826" calcext:value-type="float">
            <text:p>36.6985104837826</text:p>
          </table:table-cell>
          <table:table-cell office:value-type="float" office:value="-108" calcext:value-type="float">
            <text:p>-108</text:p>
          </table:table-cell>
          <table:table-cell office:value-type="float" office:value="-104" calcext:value-type="float">
            <text:p>-104</text:p>
          </table:table-cell>
          <table:table-cell office:value-type="float" office:value="-104.091552734375" calcext:value-type="float">
            <text:p>-104.091552734375</text:p>
          </table:table-cell>
          <table:table-cell office:value-type="float" office:value="68.6096321941726" calcext:value-type="float">
            <text:p>68.6096321941726</text:p>
          </table:table-cell>
          <table:table-cell office:value-type="float" office:value="3327.44001851455" calcext:value-type="float">
            <text:p>3327.44001851455</text:p>
          </table:table-cell>
          <table:table-cell office:value-type="float" office:value="258.31824334023" calcext:value-type="float">
            <text:p>258.31824334023</text:p>
          </table:table-cell>
          <table:table-cell office:value-type="float" office:value="-3337.295101807" calcext:value-type="float">
            <text:p>-3337.295101807</text:p>
          </table:table-cell>
          <table:table-cell table:number-columns-repeated="4"/>
          <table:table-cell table:formula="of:=10^(([.$AB$1]-[.E14])/(10*[.$AB$2]))" office:value-type="float" office:value="15.805960460909" calcext:value-type="float">
            <text:p>15.805960460909</text:p>
          </table:table-cell>
          <table:table-cell table:formula="of:=10^(([.$AB$1]-[.I14])/(10*[.$AB$2]))" office:value-type="float" office:value="21.4333895097336" calcext:value-type="float">
            <text:p>21.4333895097336</text:p>
          </table:table-cell>
          <table:table-cell table:formula="of:=10^(([.$AB$1]-[.M14])/(10*[.$AB$2]))" office:value-type="float" office:value="42.9556674601839" calcext:value-type="float">
            <text:p>42.9556674601839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6.0447369888703" calcext:value-type="float">
            <text:p>46.0447369888703</text:p>
          </table:table-cell>
          <table:table-cell table:number-columns-repeated="2" office:value-type="float" office:value="-102" calcext:value-type="float">
            <text:p>-102</text:p>
          </table:table-cell>
          <table:table-cell office:value-type="float" office:value="-97.18408203125" calcext:value-type="float">
            <text:p>-97.18408203125</text:p>
          </table:table-cell>
          <table:table-cell office:value-type="float" office:value="40.3771877900519" calcext:value-type="float">
            <text:p>40.377187790051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5.9697265625" calcext:value-type="float">
            <text:p>-95.9697265625</text:p>
          </table:table-cell>
          <table:table-cell office:value-type="float" office:value="36.7838812665823" calcext:value-type="float">
            <text:p>36.7838812665823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  <table:table-cell office:value-type="float" office:value="-103.545776367188" calcext:value-type="float">
            <text:p>-103.545776367188</text:p>
          </table:table-cell>
          <table:table-cell office:value-type="float" office:value="65.7949476289767" calcext:value-type="float">
            <text:p>65.7949476289767</text:p>
          </table:table-cell>
          <table:table-cell office:value-type="float" office:value="2572.47899792468" calcext:value-type="float">
            <text:p>2572.47899792468</text:p>
          </table:table-cell>
          <table:table-cell office:value-type="float" office:value="-126.058805817771" calcext:value-type="float">
            <text:p>-126.058805817771</text:p>
          </table:table-cell>
          <table:table-cell office:value-type="float" office:value="-2575.27475651667" calcext:value-type="float">
            <text:p>-2575.27475651667</text:p>
          </table:table-cell>
          <table:table-cell table:number-columns-repeated="4"/>
          <table:table-cell table:formula="of:=10^(([.$AB$1]-[.E15])/(10*[.$AB$2]))" office:value-type="float" office:value="23.8335219122081" calcext:value-type="float">
            <text:p>23.8335219122081</text:p>
          </table:table-cell>
          <table:table-cell table:formula="of:=10^(([.$AB$1]-[.I15])/(10*[.$AB$2]))" office:value-type="float" office:value="21.4887965890916" calcext:value-type="float">
            <text:p>21.4887965890916</text:p>
          </table:table-cell>
          <table:table-cell table:formula="of:=10^(([.$AB$1]-[.M15])/(10*[.$AB$2]))" office:value-type="float" office:value="41.0021407492861" calcext:value-type="float">
            <text:p>41.002140749286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074345930489" calcext:value-type="float">
            <text:p>46.074345930489</text:p>
          </table:table-cell>
          <table:table-cell office:value-type="float" office:value="-96" calcext:value-type="float">
            <text:p>-96</text:p>
          </table:table-cell>
          <table:table-cell office:value-type="float" office:value="-91" calcext:value-type="float">
            <text:p>-91</text:p>
          </table:table-cell>
          <table:table-cell office:value-type="float" office:value="-94.092041015625" calcext:value-type="float">
            <text:p>-94.092041015625</text:p>
          </table:table-cell>
          <table:table-cell office:value-type="float" office:value="31.8469637724455" calcext:value-type="float">
            <text:p>31.8469637724455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.98486328125" calcext:value-type="float">
            <text:p>-95.98486328125</text:p>
          </table:table-cell>
          <table:table-cell office:value-type="float" office:value="36.8266411025632" calcext:value-type="float">
            <text:p>36.8266411025632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103.272888183594" calcext:value-type="float">
            <text:p>-103.272888183594</text:p>
          </table:table-cell>
          <table:table-cell office:value-type="float" office:value="64.4312078392083" calcext:value-type="float">
            <text:p>64.4312078392083</text:p>
          </table:table-cell>
          <table:table-cell office:value-type="float" office:value="2704.9916956621" calcext:value-type="float">
            <text:p>2704.9916956621</text:p>
          </table:table-cell>
          <table:table-cell office:value-type="float" office:value="155.411996987972" calcext:value-type="float">
            <text:p>155.411996987972</text:p>
          </table:table-cell>
          <table:table-cell office:value-type="float" office:value="-2709.2355702726" calcext:value-type="float">
            <text:p>-2709.2355702726</text:p>
          </table:table-cell>
          <table:table-cell table:number-columns-repeated="4"/>
          <table:table-cell table:formula="of:=10^(([.$AB$1]-[.E16])/(10*[.$AB$2]))" office:value-type="float" office:value="18.3091501290565" calcext:value-type="float">
            <text:p>18.3091501290565</text:p>
          </table:table-cell>
          <table:table-cell table:formula="of:=10^(([.$AB$1]-[.I16])/(10*[.$AB$2]))" office:value-type="float" office:value="21.5165538176024" calcext:value-type="float">
            <text:p>21.5165538176024</text:p>
          </table:table-cell>
          <table:table-cell table:formula="of:=10^(([.$AB$1]-[.M16])/(10*[.$AB$2]))" office:value-type="float" office:value="40.0589500647857" calcext:value-type="float">
            <text:p>40.0589500647857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6.0422644083765" calcext:value-type="float">
            <text:p>46.042264408376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2.5460205078125" calcext:value-type="float">
            <text:p>-92.5460205078125</text:p>
          </table:table-cell>
          <table:table-cell office:value-type="float" office:value="28.2835563861377" calcext:value-type="float">
            <text:p>28.2835563861377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492431640625" calcext:value-type="float">
            <text:p>-95.492431640625</text:p>
          </table:table-cell>
          <table:table-cell office:value-type="float" office:value="35.4607340453961" calcext:value-type="float">
            <text:p>35.4607340453961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office:value-type="float" office:value="-101.636444091797" calcext:value-type="float">
            <text:p>-101.636444091797</text:p>
          </table:table-cell>
          <table:table-cell office:value-type="float" office:value="56.8261373103932" calcext:value-type="float">
            <text:p>56.8261373103932</text:p>
          </table:table-cell>
          <table:table-cell office:value-type="float" office:value="2011.79523240493" calcext:value-type="float">
            <text:p>2011.79523240493</text:p>
          </table:table-cell>
          <table:table-cell office:value-type="float" office:value="207.926407813856" calcext:value-type="float">
            <text:p>207.926407813856</text:p>
          </table:table-cell>
          <table:table-cell office:value-type="float" office:value="-2022.26049646617" calcext:value-type="float">
            <text:p>-2022.26049646617</text:p>
          </table:table-cell>
          <table:table-cell table:number-columns-repeated="4"/>
          <table:table-cell table:formula="of:=10^(([.$AB$1]-[.E17])/(10*[.$AB$2]))" office:value-type="float" office:value="16.0475289176597" calcext:value-type="float">
            <text:p>16.0475289176597</text:p>
          </table:table-cell>
          <table:table-cell table:formula="of:=10^(([.$AB$1]-[.I17])/(10*[.$AB$2]))" office:value-type="float" office:value="20.6316758189451" calcext:value-type="float">
            <text:p>20.6316758189451</text:p>
          </table:table-cell>
          <table:table-cell table:formula="of:=10^(([.$AB$1]-[.M17])/(10*[.$AB$2]))" office:value-type="float" office:value="34.8409928089469" calcext:value-type="float">
            <text:p>34.8409928089469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6.0766961321365" calcext:value-type="float">
            <text:p>46.0766961321365</text:p>
          </table:table-cell>
          <table:table-cell office:value-type="float" office:value="-102" calcext:value-type="float">
            <text:p>-102</text:p>
          </table:table-cell>
          <table:table-cell office:value-type="float" office:value="-104" calcext:value-type="float">
            <text:p>-104</text:p>
          </table:table-cell>
          <table:table-cell office:value-type="float" office:value="-98.2730102539063" calcext:value-type="float">
            <text:p>-98.2730102539063</text:p>
          </table:table-cell>
          <table:table-cell office:value-type="float" office:value="43.8968821792952" calcext:value-type="float">
            <text:p>43.8968821792952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5.2462158203125" calcext:value-type="float">
            <text:p>-95.2462158203125</text:p>
          </table:table-cell>
          <table:table-cell office:value-type="float" office:value="34.7968977783969" calcext:value-type="float">
            <text:p>34.7968977783969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-100.818222045898" calcext:value-type="float">
            <text:p>-100.818222045898</text:p>
          </table:table-cell>
          <table:table-cell office:value-type="float" office:value="53.3671570877815" calcext:value-type="float">
            <text:p>53.3671570877815</text:p>
          </table:table-cell>
          <table:table-cell office:value-type="float" office:value="1145.12913062689" calcext:value-type="float">
            <text:p>1145.12913062689</text:p>
          </table:table-cell>
          <table:table-cell office:value-type="float" office:value="-325.535531846694" calcext:value-type="float">
            <text:p>-325.535531846694</text:p>
          </table:table-cell>
          <table:table-cell office:value-type="float" office:value="-1189.83444200993" calcext:value-type="float">
            <text:p>-1189.83444200993</text:p>
          </table:table-cell>
          <table:table-cell table:number-columns-repeated="4"/>
          <table:table-cell table:formula="of:=10^(([.$AB$1]-[.E18])/(10*[.$AB$2]))" office:value-type="float" office:value="26.1528424956604" calcext:value-type="float">
            <text:p>26.1528424956604</text:p>
          </table:table-cell>
          <table:table-cell table:formula="of:=10^(([.$AB$1]-[.I18])/(10*[.$AB$2]))" office:value-type="float" office:value="20.2029784576682" calcext:value-type="float">
            <text:p>20.2029784576682</text:p>
          </table:table-cell>
          <table:table-cell table:formula="of:=10^(([.$AB$1]-[.M18])/(10*[.$AB$2]))" office:value-type="float" office:value="32.4927150308046" calcext:value-type="float">
            <text:p>32.4927150308046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6.0971397639682" calcext:value-type="float">
            <text:p>46.0971397639682</text:p>
          </table:table-cell>
          <table:table-cell office:value-type="float" office:value="-102" calcext:value-type="float">
            <text:p>-102</text:p>
          </table:table-cell>
          <table:table-cell office:value-type="float" office:value="-105" calcext:value-type="float">
            <text:p>-105</text:p>
          </table:table-cell>
          <table:table-cell office:value-type="float" office:value="-101.636505126953" calcext:value-type="float">
            <text:p>-101.636505126953</text:p>
          </table:table-cell>
          <table:table-cell office:value-type="float" office:value="56.8264035199536" calcext:value-type="float">
            <text:p>56.826403519953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1231079101563" calcext:value-type="float">
            <text:p>-95.1231079101563</text:p>
          </table:table-cell>
          <table:table-cell office:value-type="float" office:value="34.469654498142" calcext:value-type="float">
            <text:p>34.469654498142</text:p>
          </table:table-cell>
          <table:table-cell office:value-type="float" office:value="-100" calcext:value-type="float">
            <text:p>-100</text:p>
          </table:table-cell>
          <table:table-cell office:value-type="float" office:value="-104" calcext:value-type="float">
            <text:p>-104</text:p>
          </table:table-cell>
          <table:table-cell office:value-type="float" office:value="-102.409111022949" calcext:value-type="float">
            <text:p>-102.409111022949</text:p>
          </table:table-cell>
          <table:table-cell office:value-type="float" office:value="60.2981101462359" calcext:value-type="float">
            <text:p>60.2981101462359</text:p>
          </table:table-cell>
          <table:table-cell office:value-type="float" office:value="1246.81516051734" calcext:value-type="float">
            <text:p>1246.81516051734</text:p>
          </table:table-cell>
          <table:table-cell office:value-type="float" office:value="-927.79502535969" calcext:value-type="float">
            <text:p>-927.79502535969</text:p>
          </table:table-cell>
          <table:table-cell office:value-type="float" office:value="-1553.41159731329" calcext:value-type="float">
            <text:p>-1553.41159731329</text:p>
          </table:table-cell>
          <table:table-cell table:number-columns-repeated="4"/>
          <table:table-cell table:formula="of:=10^(([.$AB$1]-[.E19])/(10*[.$AB$2]))" office:value-type="float" office:value="34.8411741614847" calcext:value-type="float">
            <text:p>34.8411741614847</text:p>
          </table:table-cell>
          <table:table-cell table:formula="of:=10^(([.$AB$1]-[.I19])/(10*[.$AB$2]))" office:value-type="float" office:value="19.9919818355476" calcext:value-type="float">
            <text:p>19.9919818355476</text:p>
          </table:table-cell>
          <table:table-cell table:formula="of:=10^(([.$AB$1]-[.M19])/(10*[.$AB$2]))" office:value-type="float" office:value="37.2141253084394" calcext:value-type="float">
            <text:p>37.2141253084394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6.1524785829332" calcext:value-type="float">
            <text:p>46.152478582933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5.8182525634766" calcext:value-type="float">
            <text:p>-95.8182525634766</text:p>
          </table:table-cell>
          <table:table-cell office:value-type="float" office:value="36.3587060353617" calcext:value-type="float">
            <text:p>36.3587060353617</text:p>
          </table:table-cell>
          <table:table-cell office:value-type="float" office:value="-99" calcext:value-type="float">
            <text:p>-99</text:p>
          </table:table-cell>
          <table:table-cell office:value-type="float" office:value="-92" calcext:value-type="float">
            <text:p>-92</text:p>
          </table:table-cell>
          <table:table-cell office:value-type="float" office:value="-93.5615539550781" calcext:value-type="float">
            <text:p>-93.5615539550781</text:p>
          </table:table-cell>
          <table:table-cell office:value-type="float" office:value="30.5763141523565" calcext:value-type="float">
            <text:p>30.5763141523565</text:p>
          </table:table-cell>
          <table:table-cell table:number-columns-repeated="2" office:value-type="float" office:value="-104" calcext:value-type="float">
            <text:p>-104</text:p>
          </table:table-cell>
          <table:table-cell office:value-type="float" office:value="-103.204555511475" calcext:value-type="float">
            <text:p>-103.204555511475</text:p>
          </table:table-cell>
          <table:table-cell office:value-type="float" office:value="64.0941683944912" calcext:value-type="float">
            <text:p>64.0941683944912</text:p>
          </table:table-cell>
          <table:table-cell office:value-type="float" office:value="2699.15683341873" calcext:value-type="float">
            <text:p>2699.15683341873</text:p>
          </table:table-cell>
          <table:table-cell office:value-type="float" office:value="-175.959326101025" calcext:value-type="float">
            <text:p>-175.959326101025</text:p>
          </table:table-cell>
          <table:table-cell office:value-type="float" office:value="-2704.67569376211" calcext:value-type="float">
            <text:p>-2704.67569376211</text:p>
          </table:table-cell>
          <table:table-cell table:number-columns-repeated="4"/>
          <table:table-cell table:formula="of:=10^(([.$AB$1]-[.E20])/(10*[.$AB$2]))" office:value-type="float" office:value="21.2129929092976" calcext:value-type="float">
            <text:p>21.2129929092976</text:p>
          </table:table-cell>
          <table:table-cell table:formula="of:=10^(([.$AB$1]-[.I20])/(10*[.$AB$2]))" office:value-type="float" office:value="17.4992935649144" calcext:value-type="float">
            <text:p>17.4992935649144</text:p>
          </table:table-cell>
          <table:table-cell table:formula="of:=10^(([.$AB$1]-[.M20])/(10*[.$AB$2]))" office:value-type="float" office:value="39.8261864540716" calcext:value-type="float">
            <text:p>39.826186454071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.1666387506728" calcext:value-type="float">
            <text:p>46.1666387506728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office:value-type="float" office:value="-92.9091262817383" calcext:value-type="float">
            <text:p>-92.9091262817383</text:p>
          </table:table-cell>
          <table:table-cell office:value-type="float" office:value="29.0828887982626" calcext:value-type="float">
            <text:p>29.0828887982626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office:value-type="float" office:value="-92.7807769775391" calcext:value-type="float">
            <text:p>-92.7807769775391</text:p>
          </table:table-cell>
          <table:table-cell office:value-type="float" office:value="28.7977947857954" calcext:value-type="float">
            <text:p>28.7977947857954</text:p>
          </table:table-cell>
          <table:table-cell office:value-type="float" office:value="-100" calcext:value-type="float">
            <text:p>-100</text:p>
          </table:table-cell>
          <table:table-cell office:value-type="float" office:value="-101" calcext:value-type="float">
            <text:p>-101</text:p>
          </table:table-cell>
          <table:table-cell office:value-type="float" office:value="-102.102277755737" calcext:value-type="float">
            <text:p>-102.102277755737</text:p>
          </table:table-cell>
          <table:table-cell office:value-type="float" office:value="58.8946608483622" calcext:value-type="float">
            <text:p>58.8946608483622</text:p>
          </table:table-cell>
          <table:table-cell office:value-type="float" office:value="2391.42403143872" calcext:value-type="float">
            <text:p>2391.42403143872</text:p>
          </table:table-cell>
          <table:table-cell office:value-type="float" office:value="-7.53065287605813" calcext:value-type="float">
            <text:p>-7.53065287605813</text:p>
          </table:table-cell>
          <table:table-cell office:value-type="float" office:value="-2391.26073374141" calcext:value-type="float">
            <text:p>-2391.26073374141</text:p>
          </table:table-cell>
          <table:table-cell table:number-columns-repeated="4"/>
          <table:table-cell table:formula="of:=10^(([.$AB$1]-[.E21])/(10*[.$AB$2]))" office:value-type="float" office:value="16.552230630935" calcext:value-type="float">
            <text:p>16.552230630935</text:p>
          </table:table-cell>
          <table:table-cell table:formula="of:=10^(([.$AB$1]-[.I21])/(10*[.$AB$2]))" office:value-type="float" office:value="16.372042035" calcext:value-type="float">
            <text:p>16.372042035</text:p>
          </table:table-cell>
          <table:table-cell table:formula="of:=10^(([.$AB$1]-[.M21])/(10*[.$AB$2]))" office:value-type="float" office:value="36.2529724155522" calcext:value-type="float">
            <text:p>36.2529724155522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6.1886583482171" calcext:value-type="float">
            <text:p>46.1886583482171</text:p>
          </table:table-cell>
          <table:table-cell office:value-type="float" office:value="-104" calcext:value-type="float">
            <text:p>-104</text:p>
          </table:table-cell>
          <table:table-cell office:value-type="float" office:value="-90" calcext:value-type="float">
            <text:p>-90</text:p>
          </table:table-cell>
          <table:table-cell office:value-type="float" office:value="-91.4545631408691" calcext:value-type="float">
            <text:p>-91.4545631408691</text:p>
          </table:table-cell>
          <table:table-cell office:value-type="float" office:value="26.0107038695349" calcext:value-type="float">
            <text:p>26.010703869534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3.8903884887695" calcext:value-type="float">
            <text:p>-93.8903884887695</text:p>
          </table:table-cell>
          <table:table-cell office:value-type="float" office:value="31.3578503336451" calcext:value-type="float">
            <text:p>31.3578503336451</text:p>
          </table:table-cell>
          <table:table-cell office:value-type="float" office:value="-98" calcext:value-type="float">
            <text:p>-98</text:p>
          </table:table-cell>
          <table:table-cell office:value-type="float" office:value="-102" calcext:value-type="float">
            <text:p>-102</text:p>
          </table:table-cell>
          <table:table-cell office:value-type="float" office:value="-102.051138877869" calcext:value-type="float">
            <text:p>-102.051138877869</text:p>
          </table:table-cell>
          <table:table-cell office:value-type="float" office:value="58.6639492024582" calcext:value-type="float">
            <text:p>58.6639492024582</text:p>
          </table:table-cell>
          <table:table-cell office:value-type="float" office:value="2381.71674392517" calcext:value-type="float">
            <text:p>2381.71674392517</text:p>
          </table:table-cell>
          <table:table-cell office:value-type="float" office:value="139.405482617568" calcext:value-type="float">
            <text:p>139.405482617568</text:p>
          </table:table-cell>
          <table:table-cell office:value-type="float" office:value="-2385.62093989377" calcext:value-type="float">
            <text:p>-2385.62093989377</text:p>
          </table:table-cell>
          <table:table-cell table:number-columns-repeated="4"/>
          <table:table-cell table:formula="of:=10^(([.$AB$1]-[.E22])/(10*[.$AB$2]))" office:value-type="float" office:value="14.6212270096026" calcext:value-type="float">
            <text:p>14.6212270096026</text:p>
          </table:table-cell>
          <table:table-cell table:formula="of:=10^(([.$AB$1]-[.I22])/(10*[.$AB$2]))" office:value-type="float" office:value="17.9969774983403" calcext:value-type="float">
            <text:p>17.9969774983403</text:p>
          </table:table-cell>
          <table:table-cell table:formula="of:=10^(([.$AB$1]-[.M22])/(10*[.$AB$2]))" office:value-type="float" office:value="36.0952112641752" calcext:value-type="float">
            <text:p>36.0952112641752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6.1927770566257" calcext:value-type="float">
            <text:p>46.1927770566257</text:p>
          </table:table-cell>
          <table:table-cell office:value-type="float" office:value="-105" calcext:value-type="float">
            <text:p>-105</text:p>
          </table:table-cell>
          <table:table-cell office:value-type="float" office:value="-90" calcext:value-type="float">
            <text:p>-90</text:p>
          </table:table-cell>
          <table:table-cell office:value-type="float" office:value="-90.7272815704346" calcext:value-type="float">
            <text:p>-90.7272815704346</text:p>
          </table:table-cell>
          <table:table-cell office:value-type="float" office:value="24.5985430893643" calcext:value-type="float">
            <text:p>24.5985430893643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4.4451942443848" calcext:value-type="float">
            <text:p>-94.4451942443848</text:p>
          </table:table-cell>
          <table:table-cell office:value-type="float" office:value="32.7219975769498" calcext:value-type="float">
            <text:p>32.7219975769498</text:p>
          </table:table-cell>
          <table:table-cell office:value-type="float" office:value="-98" calcext:value-type="float">
            <text:p>-98</text:p>
          </table:table-cell>
          <table:table-cell office:value-type="float" office:value="-102" calcext:value-type="float">
            <text:p>-102</text:p>
          </table:table-cell>
          <table:table-cell office:value-type="float" office:value="-102.025569438934" calcext:value-type="float">
            <text:p>-102.025569438934</text:p>
          </table:table-cell>
          <table:table-cell office:value-type="float" office:value="58.5489325189082" calcext:value-type="float">
            <text:p>58.5489325189082</text:p>
          </table:table-cell>
          <table:table-cell office:value-type="float" office:value="2366.15197269699" calcext:value-type="float">
            <text:p>2366.15197269699</text:p>
          </table:table-cell>
          <table:table-cell office:value-type="float" office:value="211.624910593905" calcext:value-type="float">
            <text:p>211.624910593905</text:p>
          </table:table-cell>
          <table:table-cell office:value-type="float" office:value="-2375.42319447559" calcext:value-type="float">
            <text:p>-2375.42319447559</text:p>
          </table:table-cell>
          <table:table-cell table:number-columns-repeated="4"/>
          <table:table-cell table:formula="of:=10^(([.$AB$1]-[.E23])/(10*[.$AB$2]))" office:value-type="float" office:value="13.7419215710027" calcext:value-type="float">
            <text:p>13.7419215710027</text:p>
          </table:table-cell>
          <table:table-cell table:formula="of:=10^(([.$AB$1]-[.I23])/(10*[.$AB$2]))" office:value-type="float" office:value="18.8689587465785" calcext:value-type="float">
            <text:p>18.8689587465785</text:p>
          </table:table-cell>
          <table:table-cell table:formula="of:=10^(([.$AB$1]-[.M23])/(10*[.$AB$2]))" office:value-type="float" office:value="36.016588322481" calcext:value-type="float">
            <text:p>36.016588322481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6.1867302006218" calcext:value-type="float">
            <text:p>46.186730200621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3636407852173" calcext:value-type="float">
            <text:p>-90.3636407852173</text:p>
          </table:table-cell>
          <table:table-cell office:value-type="float" office:value="23.9214789328305" calcext:value-type="float">
            <text:p>23.9214789328305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office:value-type="float" office:value="-94.7225971221924" calcext:value-type="float">
            <text:p>-94.7225971221924</text:p>
          </table:table-cell>
          <table:table-cell office:value-type="float" office:value="33.426166393405" calcext:value-type="float">
            <text:p>33.426166393405</text:p>
          </table:table-cell>
          <table:table-cell office:value-type="float" office:value="-100" calcext:value-type="float">
            <text:p>-100</text:p>
          </table:table-cell>
          <table:table-cell office:value-type="float" office:value="-102" calcext:value-type="float">
            <text:p>-102</text:p>
          </table:table-cell>
          <table:table-cell office:value-type="float" office:value="-102.012784719467" calcext:value-type="float">
            <text:p>-102.012784719467</text:p>
          </table:table-cell>
          <table:table-cell office:value-type="float" office:value="58.4915087680336" calcext:value-type="float">
            <text:p>58.4915087680336</text:p>
          </table:table-cell>
          <table:table-cell office:value-type="float" office:value="2355.77127799043" calcext:value-type="float">
            <text:p>2355.77127799043</text:p>
          </table:table-cell>
          <table:table-cell office:value-type="float" office:value="247.729747920794" calcext:value-type="float">
            <text:p>247.729747920794</text:p>
          </table:table-cell>
          <table:table-cell office:value-type="float" office:value="-2368.58580940556" calcext:value-type="float">
            <text:p>-2368.58580940556</text:p>
          </table:table-cell>
          <table:table-cell table:number-columns-repeated="4"/>
          <table:table-cell table:formula="of:=10^(([.$AB$1]-[.E24])/(10*[.$AB$2]))" office:value-type="float" office:value="13.3223024292685" calcext:value-type="float">
            <text:p>13.3223024292685</text:p>
          </table:table-cell>
          <table:table-cell table:formula="of:=10^(([.$AB$1]-[.I24])/(10*[.$AB$2]))" office:value-type="float" office:value="19.3206670140634" calcext:value-type="float">
            <text:p>19.3206670140634</text:p>
          </table:table-cell>
          <table:table-cell table:formula="of:=10^(([.$AB$1]-[.M24])/(10*[.$AB$2]))" office:value-type="float" office:value="35.9773410964399" calcext:value-type="float">
            <text:p>35.9773410964399</text:p>
          </table:table-cell>
          <table:table-cell table:number-columns-repeated="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6.1807948174048" calcext:value-type="float">
            <text:p>46.180794817404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1818203926086" calcext:value-type="float">
            <text:p>-90.1818203926086</text:p>
          </table:table-cell>
          <table:table-cell office:value-type="float" office:value="23.589967709866" calcext:value-type="float">
            <text:p>23.58996770986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8612985610962" calcext:value-type="float">
            <text:p>-94.8612985610962</text:p>
          </table:table-cell>
          <table:table-cell office:value-type="float" office:value="33.7839131562902" calcext:value-type="float">
            <text:p>33.7839131562902</text:p>
          </table:table-cell>
          <table:table-cell office:value-type="float" office:value="-101" calcext:value-type="float">
            <text:p>-101</text:p>
          </table:table-cell>
          <table:table-cell office:value-type="float" office:value="-103" calcext:value-type="float">
            <text:p>-103</text:p>
          </table:table-cell>
          <table:table-cell office:value-type="float" office:value="-102.506392359734" calcext:value-type="float">
            <text:p>-102.506392359734</text:p>
          </table:table-cell>
          <table:table-cell office:value-type="float" office:value="60.7500181456092" calcext:value-type="float">
            <text:p>60.7500181456092</text:p>
          </table:table-cell>
          <table:table-cell office:value-type="float" office:value="2597.81365365425" calcext:value-type="float">
            <text:p>2597.81365365425</text:p>
          </table:table-cell>
          <table:table-cell office:value-type="float" office:value="265.818277999652" calcext:value-type="float">
            <text:p>265.818277999652</text:p>
          </table:table-cell>
          <table:table-cell office:value-type="float" office:value="-2611.2185792931" calcext:value-type="float">
            <text:p>-2611.2185792931</text:p>
          </table:table-cell>
          <table:table-cell table:number-columns-repeated="4"/>
          <table:table-cell table:formula="of:=10^(([.$AB$1]-[.E25])/(10*[.$AB$2]))" office:value-type="float" office:value="13.1173226078147" calcext:value-type="float">
            <text:p>13.1173226078147</text:p>
          </table:table-cell>
          <table:table-cell table:formula="of:=10^(([.$AB$1]-[.I25])/(10*[.$AB$2]))" office:value-type="float" office:value="19.5505601919502" calcext:value-type="float">
            <text:p>19.5505601919502</text:p>
          </table:table-cell>
          <table:table-cell table:formula="of:=10^(([.$AB$1]-[.M25])/(10*[.$AB$2]))" office:value-type="float" office:value="37.524146957278" calcext:value-type="float">
            <text:p>37.52414695727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.1553852678047" calcext:value-type="float">
            <text:p>46.155385267804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909101963043" calcext:value-type="float">
            <text:p>-90.0909101963043</text:p>
          </table:table-cell>
          <table:table-cell office:value-type="float" office:value="23.4259389176724" calcext:value-type="float">
            <text:p>23.4259389176724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4.9306492805481" calcext:value-type="float">
            <text:p>-94.9306492805481</text:p>
          </table:table-cell>
          <table:table-cell office:value-type="float" office:value="33.9642197939983" calcext:value-type="float">
            <text:p>33.9642197939983</text:p>
          </table:table-cell>
          <table:table-cell office:value-type="float" office:value="-102" calcext:value-type="float">
            <text:p>-102</text:p>
          </table:table-cell>
          <table:table-cell office:value-type="float" office:value="-105" calcext:value-type="float">
            <text:p>-105</text:p>
          </table:table-cell>
          <table:table-cell office:value-type="float" office:value="-103.753196179867" calcext:value-type="float">
            <text:p>-103.753196179867</text:p>
          </table:table-cell>
          <table:table-cell office:value-type="float" office:value="66.8507893050636" calcext:value-type="float">
            <text:p>66.8507893050636</text:p>
          </table:table-cell>
          <table:table-cell office:value-type="float" office:value="3303.95461977518" calcext:value-type="float">
            <text:p>3303.95461977518</text:p>
          </table:table-cell>
          <table:table-cell office:value-type="float" office:value="274.876187291141" calcext:value-type="float">
            <text:p>274.876187291141</text:p>
          </table:table-cell>
          <table:table-cell office:value-type="float" office:value="-3315.2433805717" calcext:value-type="float">
            <text:p>-3315.2433805717</text:p>
          </table:table-cell>
          <table:table-cell table:number-columns-repeated="4"/>
          <table:table-cell table:formula="of:=10^(([.$AB$1]-[.E26])/(10*[.$AB$2]))" office:value-type="float" office:value="13.0160184465201" calcext:value-type="float">
            <text:p>13.0160184465201</text:p>
          </table:table-cell>
          <table:table-cell table:formula="of:=10^(([.$AB$1]-[.I26])/(10*[.$AB$2]))" office:value-type="float" office:value="19.6665305523734" calcext:value-type="float">
            <text:p>19.6665305523734</text:p>
          </table:table-cell>
          <table:table-cell table:formula="of:=10^(([.$AB$1]-[.M26])/(10*[.$AB$2]))" office:value-type="float" office:value="41.7338785050883" calcext:value-type="float">
            <text:p>41.7338785050883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6.1562817379821" calcext:value-type="float">
            <text:p>46.156281737982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454550981522" calcext:value-type="float">
            <text:p>-90.0454550981522</text:p>
          </table:table-cell>
          <table:table-cell office:value-type="float" office:value="23.344352723306" calcext:value-type="float">
            <text:p>23.34435272330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4.9653246402741" calcext:value-type="float">
            <text:p>-94.9653246402741</text:p>
          </table:table-cell>
          <table:table-cell office:value-type="float" office:value="34.0547336574864" calcext:value-type="float">
            <text:p>34.0547336574864</text:p>
          </table:table-cell>
          <table:table-cell office:value-type="float" office:value="-105" calcext:value-type="float">
            <text:p>-105</text:p>
          </table:table-cell>
          <table:table-cell office:value-type="float" office:value="-107" calcext:value-type="float">
            <text:p>-107</text:p>
          </table:table-cell>
          <table:table-cell office:value-type="float" office:value="-105.376598089933" calcext:value-type="float">
            <text:p>-105.376598089933</text:p>
          </table:table-cell>
          <table:table-cell office:value-type="float" office:value="75.721626900455" calcext:value-type="float">
            <text:p>75.721626900455</text:p>
          </table:table-cell>
          <table:table-cell office:value-type="float" office:value="4452.89853074825" calcext:value-type="float">
            <text:p>4452.89853074825</text:p>
          </table:table-cell>
          <table:table-cell office:value-type="float" office:value="279.409127460097" calcext:value-type="float">
            <text:p>279.409127460097</text:p>
          </table:table-cell>
          <table:table-cell office:value-type="float" office:value="-4461.56245184928" calcext:value-type="float">
            <text:p>-4461.56245184928</text:p>
          </table:table-cell>
          <table:table-cell table:number-columns-repeated="4"/>
          <table:table-cell table:formula="of:=10^(([.$AB$1]-[.E27])/(10*[.$AB$2]))" office:value-type="float" office:value="12.9656601314513" calcext:value-type="float">
            <text:p>12.9656601314513</text:p>
          </table:table-cell>
          <table:table-cell table:formula="of:=10^(([.$AB$1]-[.I27])/(10*[.$AB$2]))" office:value-type="float" office:value="19.7247734462558" calcext:value-type="float">
            <text:p>19.7247734462558</text:p>
          </table:table-cell>
          <table:table-cell table:formula="of:=10^(([.$AB$1]-[.M27])/(10*[.$AB$2]))" office:value-type="float" office:value="47.9308073202473" calcext:value-type="float">
            <text:p>47.9308073202473</text:p>
          </table:table-cell>
          <table:table-cell table:number-columns-repeated="4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6.164691877515" calcext:value-type="float">
            <text:p>46.164691877515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90.0227275490761" calcext:value-type="float">
            <text:p>-90.0227275490761</text:p>
          </table:table-cell>
          <table:table-cell office:value-type="float" office:value="23.303666241527" calcext:value-type="float">
            <text:p>23.303666241527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4.482662320137" calcext:value-type="float">
            <text:p>-94.482662320137</text:p>
          </table:table-cell>
          <table:table-cell office:value-type="float" office:value="32.8162343159683" calcext:value-type="float">
            <text:p>32.8162343159683</text:p>
          </table:table-cell>
          <table:table-cell office:value-type="float" office:value="-107" calcext:value-type="float">
            <text:p>-107</text:p>
          </table:table-cell>
          <table:table-cell office:value-type="float" office:value="-96" calcext:value-type="float">
            <text:p>-96</text:p>
          </table:table-cell>
          <table:table-cell office:value-type="float" office:value="-100.688299044967" calcext:value-type="float">
            <text:p>-100.688299044967</text:p>
          </table:table-cell>
          <table:table-cell office:value-type="float" office:value="52.8376266100234" calcext:value-type="float">
            <text:p>52.8376266100234</text:p>
          </table:table-cell>
          <table:table-cell office:value-type="float" office:value="1814.90020938218" calcext:value-type="float">
            <text:p>1814.90020938218</text:p>
          </table:table-cell>
          <table:table-cell office:value-type="float" office:value="242.626533810932" calcext:value-type="float">
            <text:p>242.626533810932</text:p>
          </table:table-cell>
          <table:table-cell office:value-type="float" office:value="-1830.82912443219" calcext:value-type="float">
            <text:p>-1830.82912443219</text:p>
          </table:table-cell>
          <table:table-cell table:number-columns-repeated="4"/>
          <table:table-cell table:formula="of:=10^(([.$AB$1]-[.E28])/(10*[.$AB$2]))" office:value-type="float" office:value="12.9405540837604" calcext:value-type="float">
            <text:p>12.9405540837604</text:p>
          </table:table-cell>
          <table:table-cell table:formula="of:=10^(([.$AB$1]-[.I28])/(10*[.$AB$2]))" office:value-type="float" office:value="18.9293473918727" calcext:value-type="float">
            <text:p>18.9293473918727</text:p>
          </table:table-cell>
          <table:table-cell table:formula="of:=10^(([.$AB$1]-[.M28])/(10*[.$AB$2]))" office:value-type="float" office:value="32.1346843787169" calcext:value-type="float">
            <text:p>32.1346843787169</text:p>
          </table:table-cell>
          <table:table-cell table:number-columns-repeated="4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6.1613141674231" calcext:value-type="float">
            <text:p>46.161314167423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5113637745381" calcext:value-type="float">
            <text:p>-90.5113637745381</text:p>
          </table:table-cell>
          <table:table-cell office:value-type="float" office:value="24.1942478776505" calcext:value-type="float">
            <text:p>24.1942478776505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3.2413311600685" calcext:value-type="float">
            <text:p>-93.2413311600685</text:p>
          </table:table-cell>
          <table:table-cell office:value-type="float" office:value="29.8339693122011" calcext:value-type="float">
            <text:p>29.8339693122011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office:value-type="float" office:value="-98.3441495224833" calcext:value-type="float">
            <text:p>-98.3441495224833</text:p>
          </table:table-cell>
          <table:table-cell office:value-type="float" office:value="44.137220874309" calcext:value-type="float">
            <text:p>44.137220874309</text:p>
          </table:table-cell>
          <table:table-cell office:value-type="float" office:value="1107.89981866725" calcext:value-type="float">
            <text:p>1107.89981866725</text:p>
          </table:table-cell>
          <table:table-cell office:value-type="float" office:value="138.471861161892" calcext:value-type="float">
            <text:p>138.471861161892</text:p>
          </table:table-cell>
          <table:table-cell office:value-type="float" office:value="-1116.19324606924" calcext:value-type="float">
            <text:p>-1116.19324606924</text:p>
          </table:table-cell>
          <table:table-cell table:number-columns-repeated="4"/>
          <table:table-cell table:formula="of:=10^(([.$AB$1]-[.E29])/(10*[.$AB$2]))" office:value-type="float" office:value="13.4911978144067" calcext:value-type="float">
            <text:p>13.4911978144067</text:p>
          </table:table-cell>
          <table:table-cell table:formula="of:=10^(([.$AB$1]-[.I29])/(10*[.$AB$2]))" office:value-type="float" office:value="17.0278734290588" calcext:value-type="float">
            <text:p>17.0278734290588</text:p>
          </table:table-cell>
          <table:table-cell table:formula="of:=10^(([.$AB$1]-[.M29])/(10*[.$AB$2]))" office:value-type="float" office:value="26.3119894304352" calcext:value-type="float">
            <text:p>26.3119894304352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6.1752559891585" calcext:value-type="float">
            <text:p>46.1752559891585</text:p>
          </table:table-cell>
          <table:table-cell office:value-type="float" office:value="-103" calcext:value-type="float">
            <text:p>-103</text:p>
          </table:table-cell>
          <table:table-cell office:value-type="float" office:value="-91" calcext:value-type="float">
            <text:p>-91</text:p>
          </table:table-cell>
          <table:table-cell office:value-type="float" office:value="-90.755681887269" calcext:value-type="float">
            <text:p>-90.755681887269</text:p>
          </table:table-cell>
          <table:table-cell office:value-type="float" office:value="24.6522215965316" calcext:value-type="float">
            <text:p>24.652221596531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office:value-type="float" office:value="-92.1206655800343" calcext:value-type="float">
            <text:p>-92.1206655800343</text:p>
          </table:table-cell>
          <table:table-cell office:value-type="float" office:value="27.3750877100679" calcext:value-type="float">
            <text:p>27.3750877100679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7.1720747612417" calcext:value-type="float">
            <text:p>-97.1720747612417</text:p>
          </table:table-cell>
          <table:table-cell office:value-type="float" office:value="40.3399936371021" calcext:value-type="float">
            <text:p>40.3399936371021</text:p>
          </table:table-cell>
          <table:table-cell office:value-type="float" office:value="866.012732233174" calcext:value-type="float">
            <text:p>866.012732233174</text:p>
          </table:table-cell>
          <table:table-cell office:value-type="float" office:value="64.3624534042792" calcext:value-type="float">
            <text:p>64.3624534042792</text:p>
          </table:table-cell>
          <table:table-cell office:value-type="float" office:value="-868.012775952636" calcext:value-type="float">
            <text:p>-868.012775952636</text:p>
          </table:table-cell>
          <table:table-cell table:number-columns-repeated="4"/>
          <table:table-cell table:formula="of:=10^(([.$AB$1]-[.E30])/(10*[.$AB$2]))" office:value-type="float" office:value="13.7752449178204" calcext:value-type="float">
            <text:p>13.7752449178204</text:p>
          </table:table-cell>
          <table:table-cell table:formula="of:=10^(([.$AB$1]-[.I30])/(10*[.$AB$2]))" office:value-type="float" office:value="15.4758417713193" calcext:value-type="float">
            <text:p>15.4758417713193</text:p>
          </table:table-cell>
          <table:table-cell table:formula="of:=10^(([.$AB$1]-[.M30])/(10*[.$AB$2]))" office:value-type="float" office:value="23.8091290879532" calcext:value-type="float">
            <text:p>23.80912908795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.0977951792223" calcext:value-type="float">
            <text:p>46.0977951792223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office:value-type="float" office:value="-90.8778409436345" calcext:value-type="float">
            <text:p>-90.8778409436345</text:p>
          </table:table-cell>
          <table:table-cell office:value-type="float" office:value="24.8844491469864" calcext:value-type="float">
            <text:p>24.8844491469864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1.0603327900171" calcext:value-type="float">
            <text:p>-91.0603327900171</text:p>
          </table:table-cell>
          <table:table-cell office:value-type="float" office:value="25.2354522950761" calcext:value-type="float">
            <text:p>25.2354522950761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office:value-type="float" office:value="-96.5860373806208" calcext:value-type="float">
            <text:p>-96.5860373806208</text:p>
          </table:table-cell>
          <table:table-cell office:value-type="float" office:value="38.5657024366295" calcext:value-type="float">
            <text:p>38.5657024366295</text:p>
          </table:table-cell>
          <table:table-cell office:value-type="float" office:value="781.600329034752" calcext:value-type="float">
            <text:p>781.600329034752</text:p>
          </table:table-cell>
          <table:table-cell office:value-type="float" office:value="7.96647417641311" calcext:value-type="float">
            <text:p>7.96647417641311</text:p>
          </table:table-cell>
          <table:table-cell office:value-type="float" office:value="-781.23958458052" calcext:value-type="float">
            <text:p>-781.23958458052</text:p>
          </table:table-cell>
          <table:table-cell table:number-columns-repeated="4"/>
          <table:table-cell table:formula="of:=10^(([.$AB$1]-[.E31])/(10*[.$AB$2]))" office:value-type="float" office:value="13.9195033113923" calcext:value-type="float">
            <text:p>13.9195033113923</text:p>
          </table:table-cell>
          <table:table-cell table:formula="of:=10^(([.$AB$1]-[.I31])/(10*[.$AB$2]))" office:value-type="float" office:value="14.1378280706659" calcext:value-type="float">
            <text:p>14.1378280706659</text:p>
          </table:table-cell>
          <table:table-cell table:formula="of:=10^(([.$AB$1]-[.M31])/(10*[.$AB$2]))" office:value-type="float" office:value="22.6484466678255" calcext:value-type="float">
            <text:p>22.6484466678255</text:p>
          </table:table-cell>
          <table:table-cell table:number-columns-repeated="4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6.0923255154526" calcext:value-type="float">
            <text:p>46.0923255154526</text:p>
          </table:table-cell>
          <table:table-cell office:value-type="float" office:value="-98" calcext:value-type="float">
            <text:p>-98</text:p>
          </table:table-cell>
          <table:table-cell office:value-type="float" office:value="-91" calcext:value-type="float">
            <text:p>-91</text:p>
          </table:table-cell>
          <table:table-cell office:value-type="float" office:value="-90.9389204718173" calcext:value-type="float">
            <text:p>-90.9389204718173</text:p>
          </table:table-cell>
          <table:table-cell office:value-type="float" office:value="25.0013819953828" calcext:value-type="float">
            <text:p>25.001381995382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office:value-type="float" office:value="-90.0301663950086" calcext:value-type="float">
            <text:p>-90.0301663950086</text:p>
          </table:table-cell>
          <table:table-cell office:value-type="float" office:value="23.3169753276784" calcext:value-type="float">
            <text:p>23.3169753276784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office:value-type="float" office:value="-95.2930186903104" calcext:value-type="float">
            <text:p>-95.2930186903104</text:p>
          </table:table-cell>
          <table:table-cell office:value-type="float" office:value="34.9221218232877" calcext:value-type="float">
            <text:p>34.9221218232877</text:p>
          </table:table-cell>
          <table:table-cell office:value-type="float" office:value="575.417096649863" calcext:value-type="float">
            <text:p>575.417096649863</text:p>
          </table:table-cell>
          <table:table-cell office:value-type="float" office:value="-37.0244378397665" calcext:value-type="float">
            <text:p>-37.0244378397665</text:p>
          </table:table-cell>
          <table:table-cell office:value-type="float" office:value="-576.098386413279" calcext:value-type="float">
            <text:p>-576.098386413279</text:p>
          </table:table-cell>
          <table:table-cell table:number-columns-repeated="4"/>
          <table:table-cell table:formula="of:=10^(([.$AB$1]-[.E32])/(10*[.$AB$2]))" office:value-type="float" office:value="13.9921980417829" calcext:value-type="float">
            <text:p>13.9921980417829</text:p>
          </table:table-cell>
          <table:table-cell table:formula="of:=10^(([.$AB$1]-[.I32])/(10*[.$AB$2]))" office:value-type="float" office:value="12.9487660683262" calcext:value-type="float">
            <text:p>12.9487660683262</text:p>
          </table:table-cell>
          <table:table-cell table:formula="of:=10^(([.$AB$1]-[.M32])/(10*[.$AB$2]))" office:value-type="float" office:value="20.2837776126149" calcext:value-type="float">
            <text:p>20.2837776126149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6.0709160787051" calcext:value-type="float">
            <text:p>46.070916078705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9694602359086" calcext:value-type="float">
            <text:p>-90.9694602359086</text:p>
          </table:table-cell>
          <table:table-cell office:value-type="float" office:value="25.0600543102344" calcext:value-type="float">
            <text:p>25.060054310234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5150831975043" calcext:value-type="float">
            <text:p>-89.5150831975043</text:p>
          </table:table-cell>
          <table:table-cell office:value-type="float" office:value="22.413143579732" calcext:value-type="float">
            <text:p>22.413143579732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office:value-type="float" office:value="-94.1465093451552" calcext:value-type="float">
            <text:p>-94.1465093451552</text:p>
          </table:table-cell>
          <table:table-cell office:value-type="float" office:value="31.980381839958" calcext:value-type="float">
            <text:p>31.980381839958</text:p>
          </table:table-cell>
          <table:table-cell office:value-type="float" office:value="412.853855742656" calcext:value-type="float">
            <text:p>412.853855742656</text:p>
          </table:table-cell>
          <table:table-cell office:value-type="float" office:value="-57.1469622300998" calcext:value-type="float">
            <text:p>-57.1469622300998</text:p>
          </table:table-cell>
          <table:table-cell office:value-type="float" office:value="-416.107892754264" calcext:value-type="float">
            <text:p>-416.107892754264</text:p>
          </table:table-cell>
          <table:table-cell table:number-columns-repeated="4"/>
          <table:table-cell table:formula="of:=10^(([.$AB$1]-[.E33])/(10*[.$AB$2]))" office:value-type="float" office:value="14.0286876516299" calcext:value-type="float">
            <text:p>14.0286876516299</text:p>
          </table:table-cell>
          <table:table-cell table:formula="of:=10^(([.$AB$1]-[.I33])/(10*[.$AB$2]))" office:value-type="float" office:value="12.3922803400248" calcext:value-type="float">
            <text:p>12.3922803400248</text:p>
          </table:table-cell>
          <table:table-cell table:formula="of:=10^(([.$AB$1]-[.M33])/(10*[.$AB$2]))" office:value-type="float" office:value="18.3943959759622" calcext:value-type="float">
            <text:p>18.3943959759622</text:p>
          </table:table-cell>
          <table:table-cell table:number-columns-repeated="4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6.042964154036" calcext:value-type="float">
            <text:p>46.04296415403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4847301179543" calcext:value-type="float">
            <text:p>-90.4847301179543</text:p>
          </table:table-cell>
          <table:table-cell office:value-type="float" office:value="24.1448403028563" calcext:value-type="float">
            <text:p>24.1448403028563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2575415987522" calcext:value-type="float">
            <text:p>-89.2575415987522</text:p>
          </table:table-cell>
          <table:table-cell office:value-type="float" office:value="21.9744519933581" calcext:value-type="float">
            <text:p>21.974451993358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office:value-type="float" office:value="-93.5732546725776" calcext:value-type="float">
            <text:p>-93.5732546725776</text:p>
          </table:table-cell>
          <table:table-cell office:value-type="float" office:value="30.6037859504723" calcext:value-type="float">
            <text:p>30.6037859504723</text:p>
          </table:table-cell>
          <table:table-cell office:value-type="float" office:value="364.487250623917" calcext:value-type="float">
            <text:p>364.487250623917</text:p>
          </table:table-cell>
          <table:table-cell office:value-type="float" office:value="-45.528533110016" calcext:value-type="float">
            <text:p>-45.528533110016</text:p>
          </table:table-cell>
          <table:table-cell office:value-type="float" office:value="-366.590302593667" calcext:value-type="float">
            <text:p>-366.590302593667</text:p>
          </table:table-cell>
          <table:table-cell table:number-columns-repeated="4"/>
          <table:table-cell table:formula="of:=10^(([.$AB$1]-[.E34])/(10*[.$AB$2]))" office:value-type="float" office:value="13.4605894510831" calcext:value-type="float">
            <text:p>13.4605894510831</text:p>
          </table:table-cell>
          <table:table-cell table:formula="of:=10^(([.$AB$1]-[.I34])/(10*[.$AB$2]))" office:value-type="float" office:value="12.123071087819" calcext:value-type="float">
            <text:p>12.123071087819</text:p>
          </table:table-cell>
          <table:table-cell table:formula="of:=10^(([.$AB$1]-[.M34])/(10*[.$AB$2]))" office:value-type="float" office:value="17.5167639160243" calcext:value-type="float">
            <text:p>17.5167639160243</text:p>
          </table:table-cell>
          <table:table-cell table:number-columns-repeated="4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6.0305904040875" calcext:value-type="float">
            <text:p>46.030590404087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2423650589772" calcext:value-type="float">
            <text:p>-90.2423650589772</text:p>
          </table:table-cell>
          <table:table-cell office:value-type="float" office:value="23.6998447974137" calcext:value-type="float">
            <text:p>23.6998447974137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1287707993761" calcext:value-type="float">
            <text:p>-89.1287707993761</text:p>
          </table:table-cell>
          <table:table-cell office:value-type="float" office:value="21.7583367169761" calcext:value-type="float">
            <text:p>21.758336716976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3.2866273362888" calcext:value-type="float">
            <text:p>-93.2866273362888</text:p>
          </table:table-cell>
          <table:table-cell office:value-type="float" office:value="29.9378708963755" calcext:value-type="float">
            <text:p>29.9378708963755</text:p>
          </table:table-cell>
          <table:table-cell office:value-type="float" office:value="342.103875475987" calcext:value-type="float">
            <text:p>342.103875475987</text:p>
          </table:table-cell>
          <table:table-cell office:value-type="float" office:value="-40.1470121509943" calcext:value-type="float">
            <text:p>-40.1470121509943</text:p>
          </table:table-cell>
          <table:table-cell office:value-type="float" office:value="-343.696355595397" calcext:value-type="float">
            <text:p>-343.696355595397</text:p>
          </table:table-cell>
          <table:table-cell table:number-columns-repeated="4"/>
          <table:table-cell table:formula="of:=10^(([.$AB$1]-[.E35])/(10*[.$AB$2]))" office:value-type="float" office:value="13.1852265041027" calcext:value-type="float">
            <text:p>13.1852265041027</text:p>
          </table:table-cell>
          <table:table-cell table:formula="of:=10^(([.$AB$1]-[.I35])/(10*[.$AB$2]))" office:value-type="float" office:value="11.9906675755198" calcext:value-type="float">
            <text:p>11.9906675755198</text:p>
          </table:table-cell>
          <table:table-cell table:formula="of:=10^(([.$AB$1]-[.M35])/(10*[.$AB$2]))" office:value-type="float" office:value="17.0937776100916" calcext:value-type="float">
            <text:p>17.093777610091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.9871650352783" calcext:value-type="float">
            <text:p>45.9871650352783</text:p>
          </table:table-cell>
          <table:table-cell office:value-type="float" office:value="-106" calcext:value-type="float">
            <text:p>-106</text:p>
          </table:table-cell>
          <table:table-cell office:value-type="float" office:value="-89" calcext:value-type="float">
            <text:p>-89</text:p>
          </table:table-cell>
          <table:table-cell office:value-type="float" office:value="-89.6211825294886" calcext:value-type="float">
            <text:p>-89.6211825294886</text:p>
          </table:table-cell>
          <table:table-cell office:value-type="float" office:value="22.5964085154964" calcext:value-type="float">
            <text:p>22.5964085154964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64385399688" calcext:value-type="float">
            <text:p>-89.064385399688</text:p>
          </table:table-cell>
          <table:table-cell office:value-type="float" office:value="21.6510774374967" calcext:value-type="float">
            <text:p>21.6510774374967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6433136681444" calcext:value-type="float">
            <text:p>-92.6433136681444</text:p>
          </table:table-cell>
          <table:table-cell office:value-type="float" office:value="28.4955551473948" calcext:value-type="float">
            <text:p>28.4955551473948</text:p>
          </table:table-cell>
          <table:table-cell office:value-type="float" office:value="291.974153854691" calcext:value-type="float">
            <text:p>291.974153854691</text:p>
          </table:table-cell>
          <table:table-cell office:value-type="float" office:value="-19.0429652703274" calcext:value-type="float">
            <text:p>-19.0429652703274</text:p>
          </table:table-cell>
          <table:table-cell office:value-type="float" office:value="-291.755065854102" calcext:value-type="float">
            <text:p>-291.755065854102</text:p>
          </table:table-cell>
          <table:table-cell table:number-columns-repeated="4"/>
          <table:table-cell table:formula="of:=10^(([.$AB$1]-[.E36])/(10*[.$AB$2]))" office:value-type="float" office:value="12.5049176026762" calcext:value-type="float">
            <text:p>12.5049176026762</text:p>
          </table:table-cell>
          <table:table-cell table:formula="of:=10^(([.$AB$1]-[.I36])/(10*[.$AB$2]))" office:value-type="float" office:value="11.9250090830757" calcext:value-type="float">
            <text:p>11.9250090830757</text:p>
          </table:table-cell>
          <table:table-cell table:formula="of:=10^(([.$AB$1]-[.M36])/(10*[.$AB$2]))" office:value-type="float" office:value="16.1812332171877" calcext:value-type="float">
            <text:p>16.1812332171877</text:p>
          </table:table-cell>
          <table:table-cell table:number-columns-repeated="4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6.0074878652378" calcext:value-type="float">
            <text:p>46.0074878652378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89.8105912647443" calcext:value-type="float">
            <text:p>-89.8105912647443</text:p>
          </table:table-cell>
          <table:table-cell office:value-type="float" office:value="22.9273067823224" calcext:value-type="float">
            <text:p>22.9273067823224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532192699844" calcext:value-type="float">
            <text:p>-88.532192699844</text:p>
          </table:table-cell>
          <table:table-cell office:value-type="float" office:value="20.7845083871402" calcext:value-type="float">
            <text:p>20.7845083871402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office:value-type="float" office:value="-92.3216568340722" calcext:value-type="float">
            <text:p>-92.3216568340722</text:p>
          </table:table-cell>
          <table:table-cell office:value-type="float" office:value="27.8006677723976" calcext:value-type="float">
            <text:p>27.8006677723976</text:p>
          </table:table-cell>
          <table:table-cell office:value-type="float" office:value="264.993744939069" calcext:value-type="float">
            <text:p>264.993744939069</text:p>
          </table:table-cell>
          <table:table-cell office:value-type="float" office:value="-42.6052760889203" calcext:value-type="float">
            <text:p>-42.6052760889203</text:p>
          </table:table-cell>
          <table:table-cell office:value-type="float" office:value="-267.499182986205" calcext:value-type="float">
            <text:p>-267.499182986205</text:p>
          </table:table-cell>
          <table:table-cell table:number-columns-repeated="4"/>
          <table:table-cell table:formula="of:=10^(([.$AB$1]-[.E37])/(10*[.$AB$2]))" office:value-type="float" office:value="12.7085491464507" calcext:value-type="float">
            <text:p>12.7085491464507</text:p>
          </table:table-cell>
          <table:table-cell table:formula="of:=10^(([.$AB$1]-[.I37])/(10*[.$AB$2]))" office:value-type="float" office:value="11.3958802716916" calcext:value-type="float">
            <text:p>11.3958802716916</text:p>
          </table:table-cell>
          <table:table-cell table:formula="of:=10^(([.$AB$1]-[.M37])/(10*[.$AB$2]))" office:value-type="float" office:value="15.7433953362566" calcext:value-type="float">
            <text:p>15.7433953362566</text:p>
          </table:table-cell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6.1391155398463" calcext:value-type="float">
            <text:p>46.1391155398463</text:p>
          </table:table-cell>
          <table:table-cell office:value-type="float" office:value="-103" calcext:value-type="float">
            <text:p>-103</text:p>
          </table:table-cell>
          <table:table-cell office:value-type="float" office:value="-89" calcext:value-type="float">
            <text:p>-89</text:p>
          </table:table-cell>
          <table:table-cell office:value-type="float" office:value="-89.4052956323722" calcext:value-type="float">
            <text:p>-89.4052956323722</text:p>
          </table:table-cell>
          <table:table-cell office:value-type="float" office:value="22.2250725714987" calcext:value-type="float">
            <text:p>22.2250725714987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7.766096349922" calcext:value-type="float">
            <text:p>-87.766096349922</text:p>
          </table:table-cell>
          <table:table-cell office:value-type="float" office:value="19.5976145519548" calcext:value-type="float">
            <text:p>19.5976145519548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office:value-type="float" office:value="-91.1608284170361" calcext:value-type="float">
            <text:p>-91.1608284170361</text:p>
          </table:table-cell>
          <table:table-cell office:value-type="float" office:value="25.4308541557658" calcext:value-type="float">
            <text:p>25.4308541557658</text:p>
          </table:table-cell>
          <table:table-cell office:value-type="float" office:value="186.109401608359" calcext:value-type="float">
            <text:p>186.109401608359</text:p>
          </table:table-cell>
          <table:table-cell office:value-type="float" office:value="-49.9787975824531" calcext:value-type="float">
            <text:p>-49.9787975824531</text:p>
          </table:table-cell>
          <table:table-cell office:value-type="float" office:value="-191.5538672893" calcext:value-type="float">
            <text:p>-191.5538672893</text:p>
          </table:table-cell>
          <table:table-cell table:number-columns-repeated="4"/>
          <table:table-cell table:formula="of:=10^(([.$AB$1]-[.E38])/(10*[.$AB$2]))" office:value-type="float" office:value="12.2767955495557" calcext:value-type="float">
            <text:p>12.2767955495557</text:p>
          </table:table-cell>
          <table:table-cell table:formula="of:=10^(([.$AB$1]-[.I38])/(10*[.$AB$2]))" office:value-type="float" office:value="10.6751488381622" calcext:value-type="float">
            <text:p>10.6751488381622</text:p>
          </table:table-cell>
          <table:table-cell table:formula="of:=10^(([.$AB$1]-[.M38])/(10*[.$AB$2]))" office:value-type="float" office:value="14.2595150593346" calcext:value-type="float">
            <text:p>14.2595150593346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6.1820795172121" calcext:value-type="float">
            <text:p>46.1820795172121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2026478161861" calcext:value-type="float">
            <text:p>-89.2026478161861</text:p>
          </table:table-cell>
          <table:table-cell office:value-type="float" office:value="21.8820628224382" calcext:value-type="float">
            <text:p>21.8820628224382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383048174961" calcext:value-type="float">
            <text:p>-87.383048174961</text:p>
          </table:table-cell>
          <table:table-cell office:value-type="float" office:value="19.0298313391868" calcext:value-type="float">
            <text:p>19.0298313391868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office:value-type="float" office:value="-90.0804142085181" calcext:value-type="float">
            <text:p>-90.0804142085181</text:p>
          </table:table-cell>
          <table:table-cell office:value-type="float" office:value="23.4070746549677" calcext:value-type="float">
            <text:p>23.4070746549677</text:p>
          </table:table-cell>
          <table:table-cell office:value-type="float" office:value="112.934733658573" calcext:value-type="float">
            <text:p>112.934733658573</text:p>
          </table:table-cell>
          <table:table-cell office:value-type="float" office:value="-53.0709966214693" calcext:value-type="float">
            <text:p>-53.0709966214693</text:p>
          </table:table-cell>
          <table:table-cell office:value-type="float" office:value="-123.074872789088" calcext:value-type="float">
            <text:p>-123.074872789088</text:p>
          </table:table-cell>
          <table:table-cell table:number-columns-repeated="4"/>
          <table:table-cell table:formula="of:=10^(([.$AB$1]-[.E39])/(10*[.$AB$2]))" office:value-type="float" office:value="12.0664508643467" calcext:value-type="float">
            <text:p>12.0664508643467</text:p>
          </table:table-cell>
          <table:table-cell table:formula="of:=10^(([.$AB$1]-[.I39])/(10*[.$AB$2]))" office:value-type="float" office:value="10.3320611874699" calcext:value-type="float">
            <text:p>10.3320611874699</text:p>
          </table:table-cell>
          <table:table-cell table:formula="of:=10^(([.$AB$1]-[.M39])/(10*[.$AB$2]))" office:value-type="float" office:value="13.0043729223532" calcext:value-type="float">
            <text:p>13.0043729223532</text:p>
          </table:table-cell>
          <table:table-cell table:number-columns-repeated="4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6.1326347530288" calcext:value-type="float">
            <text:p>46.132634753028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101323908093" calcext:value-type="float">
            <text:p>-89.101323908093</text:p>
          </table:table-cell>
          <table:table-cell office:value-type="float" office:value="21.7125482691732" calcext:value-type="float">
            <text:p>21.712548269173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1915240874805" calcext:value-type="float">
            <text:p>-87.1915240874805</text:p>
          </table:table-cell>
          <table:table-cell office:value-type="float" office:value="18.7521385407363" calcext:value-type="float">
            <text:p>18.752138540736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540207104259" calcext:value-type="float">
            <text:p>-89.540207104259</text:p>
          </table:table-cell>
          <table:table-cell office:value-type="float" office:value="22.4564052396702" calcext:value-type="float">
            <text:p>22.4564052396702</text:p>
          </table:table-cell>
          <table:table-cell office:value-type="float" office:value="81.3485947410976" calcext:value-type="float">
            <text:p>81.3485947410976</text:p>
          </table:table-cell>
          <table:table-cell office:value-type="float" office:value="-54.4809329500953" calcext:value-type="float">
            <text:p>-54.4809329500953</text:p>
          </table:table-cell>
          <table:table-cell office:value-type="float" office:value="-95.7667047537454" calcext:value-type="float">
            <text:p>-95.7667047537454</text:p>
          </table:table-cell>
          <table:table-cell table:number-columns-repeated="4"/>
          <table:table-cell table:formula="of:=10^(([.$AB$1]-[.E40])/(10*[.$AB$2]))" office:value-type="float" office:value="11.9626338851074" calcext:value-type="float">
            <text:p>11.9626338851074</text:p>
          </table:table-cell>
          <table:table-cell table:formula="of:=10^(([.$AB$1]-[.I40])/(10*[.$AB$2]))" office:value-type="float" office:value="10.1646747057985" calcext:value-type="float">
            <text:p>10.1646747057985</text:p>
          </table:table-cell>
          <table:table-cell table:formula="of:=10^(([.$AB$1]-[.M40])/(10*[.$AB$2]))" office:value-type="float" office:value="12.4188603823136" calcext:value-type="float">
            <text:p>12.4188603823136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.0701083400684" calcext:value-type="float">
            <text:p>46.0701083400684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office:value-type="float" office:value="-89.0506619540465" calcext:value-type="float">
            <text:p>-89.0506619540465</text:p>
          </table:table-cell>
          <table:table-cell office:value-type="float" office:value="21.6282840743547" calcext:value-type="float">
            <text:p>21.628284074354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957620437403" calcext:value-type="float">
            <text:p>-87.0957620437403</text:p>
          </table:table-cell>
          <table:table-cell office:value-type="float" office:value="18.6148154446221" calcext:value-type="float">
            <text:p>18.6148154446221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2701035521295" calcext:value-type="float">
            <text:p>-89.2701035521295</text:p>
          </table:table-cell>
          <table:table-cell office:value-type="float" office:value="21.9956492201888" calcext:value-type="float">
            <text:p>21.9956492201888</text:p>
          </table:table-cell>
          <table:table-cell office:value-type="float" office:value="66.6847927432733" calcext:value-type="float">
            <text:p>66.6847927432733</text:p>
          </table:table-cell>
          <table:table-cell office:value-type="float" office:value="-55.1533263471101" calcext:value-type="float">
            <text:p>-55.1533263471101</text:p>
          </table:table-cell>
          <table:table-cell office:value-type="float" office:value="-84.1344054341869" calcext:value-type="float">
            <text:p>-84.1344054341869</text:p>
          </table:table-cell>
          <table:table-cell table:number-columns-repeated="4"/>
          <table:table-cell table:formula="of:=10^(([.$AB$1]-[.E41])/(10*[.$AB$2]))" office:value-type="float" office:value="11.9110608339248" calcext:value-type="float">
            <text:p>11.9110608339248</text:p>
          </table:table-cell>
          <table:table-cell table:formula="of:=10^(([.$AB$1]-[.I41])/(10*[.$AB$2]))" office:value-type="float" office:value="10.0820011435223" calcext:value-type="float">
            <text:p>10.0820011435223</text:p>
          </table:table-cell>
          <table:table-cell table:formula="of:=10^(([.$AB$1]-[.M41])/(10*[.$AB$2]))" office:value-type="float" office:value="12.1360654331182" calcext:value-type="float">
            <text:p>12.1360654331182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6.0370771299092" calcext:value-type="float">
            <text:p>46.037077129909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253309770233" calcext:value-type="float">
            <text:p>-89.0253309770233</text:p>
          </table:table-cell>
          <table:table-cell office:value-type="float" office:value="21.5862746891755" calcext:value-type="float">
            <text:p>21.5862746891755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8.5478810218701" calcext:value-type="float">
            <text:p>-88.5478810218701</text:p>
          </table:table-cell>
          <table:table-cell office:value-type="float" office:value="20.8095505700998" calcext:value-type="float">
            <text:p>20.8095505700998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1350517760648" calcext:value-type="float">
            <text:p>-89.1350517760648</text:p>
          </table:table-cell>
          <table:table-cell office:value-type="float" office:value="21.7688285651175" calcext:value-type="float">
            <text:p>21.7688285651175</text:p>
          </table:table-cell>
          <table:table-cell office:value-type="float" office:value="21.3459864207177" calcext:value-type="float">
            <text:p>21.3459864207177</text:p>
          </table:table-cell>
          <table:table-cell office:value-type="float" office:value="-14.99811819409" calcext:value-type="float">
            <text:p>-14.99811819409</text:p>
          </table:table-cell>
          <table:table-cell office:value-type="float" office:value="-15.1820905544222" calcext:value-type="float">
            <text:p>-15.1820905544222</text:p>
          </table:table-cell>
          <table:table-cell table:number-columns-repeated="4"/>
          <table:table-cell table:formula="of:=10^(([.$AB$1]-[.E42])/(10*[.$AB$2]))" office:value-type="float" office:value="11.8853577460779" calcext:value-type="float">
            <text:p>11.8853577460779</text:p>
          </table:table-cell>
          <table:table-cell table:formula="of:=10^(([.$AB$1]-[.I42])/(10*[.$AB$2]))" office:value-type="float" office:value="11.4111371911812" calcext:value-type="float">
            <text:p>11.4111371911812</text:p>
          </table:table-cell>
          <table:table-cell table:formula="of:=10^(([.$AB$1]-[.M42])/(10*[.$AB$2]))" office:value-type="float" office:value="11.9970920674601" calcext:value-type="float">
            <text:p>11.9970920674601</text:p>
          </table:table-cell>
          <table:table-cell table:number-columns-repeated="4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5.9989780163397" calcext:value-type="float">
            <text:p>45.998978016339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126654885116" calcext:value-type="float">
            <text:p>-89.0126654885116</text:p>
          </table:table-cell>
          <table:table-cell office:value-type="float" office:value="21.5653006051195" calcext:value-type="float">
            <text:p>21.5653006051195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office:value-type="float" office:value="-89.2739405109351" calcext:value-type="float">
            <text:p>-89.2739405109351</text:p>
          </table:table-cell>
          <table:table-cell office:value-type="float" office:value="22.0021278371917" calcext:value-type="float">
            <text:p>22.0021278371917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675258880324" calcext:value-type="float">
            <text:p>-89.0675258880324</text:p>
          </table:table-cell>
          <table:table-cell office:value-type="float" office:value="21.6562968722832" calcext:value-type="float">
            <text:p>21.6562968722832</text:p>
          </table:table-cell>
          <table:table-cell office:value-type="float" office:value="-4.60416027814682" calcext:value-type="float">
            <text:p>-4.60416027814682</text:p>
          </table:table-cell>
          <table:table-cell office:value-type="float" office:value="8.6206541704358" calcext:value-type="float">
            <text:p>8.620654170435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43])/(10*[.$AB$2]))" office:value-type="float" office:value="11.8725270090707" calcext:value-type="float">
            <text:p>11.8725270090707</text:p>
          </table:table-cell>
          <table:table-cell table:formula="of:=10^(([.$AB$1]-[.I43])/(10*[.$AB$2]))" office:value-type="float" office:value="12.1400372391146" calcext:value-type="float">
            <text:p>12.1400372391146</text:p>
          </table:table-cell>
          <table:table-cell table:formula="of:=10^(([.$AB$1]-[.M43])/(10*[.$AB$2]))" office:value-type="float" office:value="11.9282033116282" calcext:value-type="float">
            <text:p>11.9282033116282</text:p>
          </table:table-cell>
          <table:table-cell table:number-columns-repeated="4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5.9725162584352" calcext:value-type="float">
            <text:p>45.9725162584352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063327442558" calcext:value-type="float">
            <text:p>-89.0063327442558</text:p>
          </table:table-cell>
          <table:table-cell office:value-type="float" office:value="21.5548212065503" calcext:value-type="float">
            <text:p>21.554821206550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6369702554675" calcext:value-type="float">
            <text:p>-89.6369702554675</text:p>
          </table:table-cell>
          <table:table-cell office:value-type="float" office:value="22.6238063720102" calcext:value-type="float">
            <text:p>22.623806372010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5337629440162" calcext:value-type="float">
            <text:p>-89.5337629440162</text:p>
          </table:table-cell>
          <table:table-cell office:value-type="float" office:value="22.4453008778621" calcext:value-type="float">
            <text:p>22.4453008778621</text:p>
          </table:table-cell>
          <table:table-cell office:value-type="float" office:value="15.3228685705601" calcext:value-type="float">
            <text:p>15.3228685705601</text:p>
          </table:table-cell>
          <table:table-cell office:value-type="float" office:value="21.4364988690269" calcext:value-type="float">
            <text:p>21.4364988690269</text:p>
          </table:table-cell>
          <table:table-cell office:value-type="float" office:value="-14.4111036677387" calcext:value-type="float">
            <text:p>-14.4111036677387</text:p>
          </table:table-cell>
          <table:table-cell table:number-columns-repeated="4"/>
          <table:table-cell table:formula="of:=10^(([.$AB$1]-[.E44])/(10*[.$AB$2]))" office:value-type="float" office:value="11.8661168357445" calcext:value-type="float">
            <text:p>11.8661168357445</text:p>
          </table:table-cell>
          <table:table-cell table:formula="of:=10^(([.$AB$1]-[.I44])/(10*[.$AB$2]))" office:value-type="float" office:value="12.5217654623646" calcext:value-type="float">
            <text:p>12.5217654623646</text:p>
          </table:table-cell>
          <table:table-cell table:formula="of:=10^(([.$AB$1]-[.M44])/(10*[.$AB$2]))" office:value-type="float" office:value="12.412037299075" calcext:value-type="float">
            <text:p>12.412037299075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5.9718313965281" calcext:value-type="float">
            <text:p>45.9718313965281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0031663721279" calcext:value-type="float">
            <text:p>-89.0031663721279</text:p>
          </table:table-cell>
          <table:table-cell office:value-type="float" office:value="21.549583417047" calcext:value-type="float">
            <text:p>21.54958341704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184851277338" calcext:value-type="float">
            <text:p>-89.8184851277338</text:p>
          </table:table-cell>
          <table:table-cell office:value-type="float" office:value="22.9412021048396" calcext:value-type="float">
            <text:p>22.9412021048396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office:value-type="float" office:value="-89.7668814720081" calcext:value-type="float">
            <text:p>-89.7668814720081</text:p>
          </table:table-cell>
          <table:table-cell office:value-type="float" office:value="22.8505179735511" calcext:value-type="float">
            <text:p>22.8505179735511</text:p>
          </table:table-cell>
          <table:table-cell office:value-type="float" office:value="25.9019920476801" calcext:value-type="float">
            <text:p>25.9019920476801</text:p>
          </table:table-cell>
          <table:table-cell office:value-type="float" office:value="28.1128220758318" calcext:value-type="float">
            <text:p>28.1128220758318</text:p>
          </table:table-cell>
          <table:table-cell office:value-type="float" office:value="-31.1109703593174" calcext:value-type="float">
            <text:p>-31.1109703593174</text:p>
          </table:table-cell>
          <table:table-cell table:number-columns-repeated="4"/>
          <table:table-cell table:formula="of:=10^(([.$AB$1]-[.E45])/(10*[.$AB$2]))" office:value-type="float" office:value="11.8629130470576" calcext:value-type="float">
            <text:p>11.8629130470576</text:p>
          </table:table-cell>
          <table:table-cell table:formula="of:=10^(([.$AB$1]-[.I45])/(10*[.$AB$2]))" office:value-type="float" office:value="12.7171073709047" calcext:value-type="float">
            <text:p>12.7171073709047</text:p>
          </table:table-cell>
          <table:table-cell table:formula="of:=10^(([.$AB$1]-[.M45])/(10*[.$AB$2]))" office:value-type="float" office:value="12.6612647929709" calcext:value-type="float">
            <text:p>12.661264792970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.9662716723753" calcext:value-type="float">
            <text:p>45.966271672375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001583186064" calcext:value-type="float">
            <text:p>-89.001583186064</text:p>
          </table:table-cell>
          <table:table-cell office:value-type="float" office:value="21.5469649996054" calcext:value-type="float">
            <text:p>21.5469649996054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4092425638669" calcext:value-type="float">
            <text:p>-89.4092425638669</text:p>
          </table:table-cell>
          <table:table-cell office:value-type="float" office:value="22.2318064146166" calcext:value-type="float">
            <text:p>22.231806414616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8834407360041" calcext:value-type="float">
            <text:p>-89.8834407360041</text:p>
          </table:table-cell>
          <table:table-cell office:value-type="float" office:value="23.0558616731097" calcext:value-type="float">
            <text:p>23.0558616731097</text:p>
          </table:table-cell>
          <table:table-cell office:value-type="float" office:value="48.2973423787141" calcext:value-type="float">
            <text:p>48.2973423787141</text:p>
          </table:table-cell>
          <table:table-cell office:value-type="float" office:value="13.5979617103503" calcext:value-type="float">
            <text:p>13.5979617103503</text:p>
          </table:table-cell>
          <table:table-cell office:value-type="float" office:value="-45.1596574682526" calcext:value-type="float">
            <text:p>-45.1596574682526</text:p>
          </table:table-cell>
          <table:table-cell table:number-columns-repeated="4"/>
          <table:table-cell table:formula="of:=10^(([.$AB$1]-[.E46])/(10*[.$AB$2]))" office:value-type="float" office:value="11.861311477106" calcext:value-type="float">
            <text:p>11.861311477106</text:p>
          </table:table-cell>
          <table:table-cell table:formula="of:=10^(([.$AB$1]-[.I46])/(10*[.$AB$2]))" office:value-type="float" office:value="12.2809285897601" calcext:value-type="float">
            <text:p>12.2809285897601</text:p>
          </table:table-cell>
          <table:table-cell table:formula="of:=10^(([.$AB$1]-[.M46])/(10*[.$AB$2]))" office:value-type="float" office:value="12.7877489426507" calcext:value-type="float">
            <text:p>12.7877489426507</text:p>
          </table:table-cell>
          <table:table-cell table:number-columns-repeated="4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5.9503696015219" calcext:value-type="float">
            <text:p>45.950369601521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000791593032" calcext:value-type="float">
            <text:p>-89.000791593032</text:p>
          </table:table-cell>
          <table:table-cell office:value-type="float" office:value="21.5456559101951" calcext:value-type="float">
            <text:p>21.5456559101951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7046212819334" calcext:value-type="float">
            <text:p>-88.7046212819334</text:p>
          </table:table-cell>
          <table:table-cell office:value-type="float" office:value="21.0614067746597" calcext:value-type="float">
            <text:p>21.061406774659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41720368002" calcext:value-type="float">
            <text:p>-89.941720368002</text:p>
          </table:table-cell>
          <table:table-cell office:value-type="float" office:value="23.1592244770304" calcext:value-type="float">
            <text:p>23.1592244770304</text:p>
          </table:table-cell>
          <table:table-cell office:value-type="float" office:value="74.4427306252322" calcext:value-type="float">
            <text:p>74.4427306252322</text:p>
          </table:table-cell>
          <table:table-cell office:value-type="float" office:value="-9.40837876038468" calcext:value-type="float">
            <text:p>-9.40837876038468</text:p>
          </table:table-cell>
          <table:table-cell office:value-type="float" office:value="-71.9449620136811" calcext:value-type="float">
            <text:p>-71.9449620136811</text:p>
          </table:table-cell>
          <table:table-cell table:number-columns-repeated="4"/>
          <table:table-cell table:formula="of:=10^(([.$AB$1]-[.E47])/(10*[.$AB$2]))" office:value-type="float" office:value="11.8605107732154" calcext:value-type="float">
            <text:p>11.8605107732154</text:p>
          </table:table-cell>
          <table:table-cell table:formula="of:=10^(([.$AB$1]-[.I47])/(10*[.$AB$2]))" office:value-type="float" office:value="11.564693351823" calcext:value-type="float">
            <text:p>11.564693351823</text:p>
          </table:table-cell>
          <table:table-cell table:formula="of:=10^(([.$AB$1]-[.M47])/(10*[.$AB$2]))" office:value-type="float" office:value="12.8514640656911" calcext:value-type="float">
            <text:p>12.8514640656911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5.9166425552149" calcext:value-type="float">
            <text:p>45.916642555214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00395796516" calcext:value-type="float">
            <text:p>-89.000395796516</text:p>
          </table:table-cell>
          <table:table-cell office:value-type="float" office:value="21.5450013953155" calcext:value-type="float">
            <text:p>21.5450013953155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8.3523106409667" calcext:value-type="float">
            <text:p>-88.3523106409667</text:p>
          </table:table-cell>
          <table:table-cell office:value-type="float" office:value="20.4995198084513" calcext:value-type="float">
            <text:p>20.499519808451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70860184001" calcext:value-type="float">
            <text:p>-89.970860184001</text:p>
          </table:table-cell>
          <table:table-cell office:value-type="float" office:value="23.2110795208375" calcext:value-type="float">
            <text:p>23.2110795208375</text:p>
          </table:table-cell>
          <table:table-cell office:value-type="float" office:value="86.6779933610021" calcext:value-type="float">
            <text:p>86.6779933610021</text:p>
          </table:table-cell>
          <table:table-cell office:value-type="float" office:value="-20.0103512486644" calcext:value-type="float">
            <text:p>-20.0103512486644</text:p>
          </table:table-cell>
          <table:table-cell office:value-type="float" office:value="-86.431376075817" calcext:value-type="float">
            <text:p>-86.431376075817</text:p>
          </table:table-cell>
          <table:table-cell table:number-columns-repeated="4"/>
          <table:table-cell table:formula="of:=10^(([.$AB$1]-[.E48])/(10*[.$AB$2]))" office:value-type="float" office:value="11.8601104415398" calcext:value-type="float">
            <text:p>11.8601104415398</text:p>
          </table:table-cell>
          <table:table-cell table:formula="of:=10^(([.$AB$1]-[.I48])/(10*[.$AB$2]))" office:value-type="float" office:value="11.2223957387333" calcext:value-type="float">
            <text:p>11.2223957387333</text:p>
          </table:table-cell>
          <table:table-cell table:formula="of:=10^(([.$AB$1]-[.M48])/(10*[.$AB$2]))" office:value-type="float" office:value="12.8834405765673" calcext:value-type="float">
            <text:p>12.8834405765673</text:p>
          </table:table-cell>
          <table:table-cell table:number-columns-repeated="4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5.8100495452126" calcext:value-type="float">
            <text:p>45.8100495452126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00197898258" calcext:value-type="float">
            <text:p>-89.000197898258</text:p>
          </table:table-cell>
          <table:table-cell office:value-type="float" office:value="21.5446741453319" calcext:value-type="float">
            <text:p>21.5446741453319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8.1761553204834" calcext:value-type="float">
            <text:p>-88.1761553204834</text:p>
          </table:table-cell>
          <table:table-cell office:value-type="float" office:value="20.2242229390305" calcext:value-type="float">
            <text:p>20.224222939030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89.9854300920005" calcext:value-type="float">
            <text:p>-89.9854300920005</text:p>
          </table:table-cell>
          <table:table-cell office:value-type="float" office:value="23.2370505665908" calcext:value-type="float">
            <text:p>23.2370505665908</text:p>
          </table:table-cell>
          <table:table-cell office:value-type="float" office:value="92.5993963534085" calcext:value-type="float">
            <text:p>92.5993963534085</text:p>
          </table:table-cell>
          <table:table-cell office:value-type="float" office:value="-25.099904791328" calcext:value-type="float">
            <text:p>-25.099904791328</text:p>
          </table:table-cell>
          <table:table-cell office:value-type="float" office:value="-93.6314837141002" calcext:value-type="float">
            <text:p>-93.6314837141002</text:p>
          </table:table-cell>
          <table:table-cell table:number-columns-repeated="4"/>
          <table:table-cell table:formula="of:=10^(([.$AB$1]-[.E49])/(10*[.$AB$2]))" office:value-type="float" office:value="11.8599102807692" calcext:value-type="float">
            <text:p>11.8599102807692</text:p>
          </table:table-cell>
          <table:table-cell table:formula="of:=10^(([.$AB$1]-[.I49])/(10*[.$AB$2]))" office:value-type="float" office:value="11.0550651970448" calcext:value-type="float">
            <text:p>11.0550651970448</text:p>
          </table:table-cell>
          <table:table-cell table:formula="of:=10^(([.$AB$1]-[.M49])/(10*[.$AB$2]))" office:value-type="float" office:value="12.8994586556587" calcext:value-type="float">
            <text:p>12.8994586556587</text:p>
          </table:table-cell>
          <table:table-cell table:number-columns-repeated="4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5.6753190407457" calcext:value-type="float">
            <text:p>45.6753190407457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office:value-type="float" office:value="-89.000098949129" calcext:value-type="float">
            <text:p>-89.000098949129</text:p>
          </table:table-cell>
          <table:table-cell office:value-type="float" office:value="21.544510522204" calcext:value-type="float">
            <text:p>21.544510522204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5880776602417" calcext:value-type="float">
            <text:p>-87.5880776602417</text:p>
          </table:table-cell>
          <table:table-cell office:value-type="float" office:value="19.3316647655888" calcext:value-type="float">
            <text:p>19.331664765588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89.9927150460003" calcext:value-type="float">
            <text:p>-89.9927150460003</text:p>
          </table:table-cell>
          <table:table-cell office:value-type="float" office:value="23.2500469846332" calcext:value-type="float">
            <text:p>23.2500469846332</text:p>
          </table:table-cell>
          <table:table-cell office:value-type="float" office:value="108.32481421297" calcext:value-type="float">
            <text:p>108.32481421297</text:p>
          </table:table-cell>
          <table:table-cell office:value-type="float" office:value="-41.1448504692052" calcext:value-type="float">
            <text:p>-41.1448504692052</text:p>
          </table:table-cell>
          <table:table-cell office:value-type="float" office:value="-114.044110787249" calcext:value-type="float">
            <text:p>-114.044110787249</text:p>
          </table:table-cell>
          <table:table-cell table:number-columns-repeated="4"/>
          <table:table-cell table:formula="of:=10^(([.$AB$1]-[.E50])/(10*[.$AB$2]))" office:value-type="float" office:value="11.8598102016507" calcext:value-type="float">
            <text:p>11.8598102016507</text:p>
          </table:table-cell>
          <table:table-cell table:formula="of:=10^(([.$AB$1]-[.I50])/(10*[.$AB$2]))" office:value-type="float" office:value="10.5143070133247" calcext:value-type="float">
            <text:p>10.5143070133247</text:p>
          </table:table-cell>
          <table:table-cell table:formula="of:=10^(([.$AB$1]-[.M50])/(10*[.$AB$2]))" office:value-type="float" office:value="12.9074751619321" calcext:value-type="float">
            <text:p>12.90747516193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.5411658283869" calcext:value-type="float">
            <text:p>45.5411658283869</text:p>
          </table:table-cell>
          <table:table-cell table:number-columns-repeated="2" office:value-type="float" office:value="-89" calcext:value-type="float">
            <text:p>-89</text:p>
          </table:table-cell>
          <table:table-cell office:value-type="float" office:value="-89.0000494745645" calcext:value-type="float">
            <text:p>-89.0000494745645</text:p>
          </table:table-cell>
          <table:table-cell office:value-type="float" office:value="21.5444287111061" calcext:value-type="float">
            <text:p>21.544428711106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2940388301208" calcext:value-type="float">
            <text:p>-87.2940388301208</text:p>
          </table:table-cell>
          <table:table-cell office:value-type="float" office:value="18.9002679401454" calcext:value-type="float">
            <text:p>18.9002679401454</text:p>
          </table:table-cell>
          <table:table-cell office:value-type="float" office:value="-89" calcext:value-type="float">
            <text:p>-89</text:p>
          </table:table-cell>
          <table:table-cell office:value-type="float" office:value="-97" calcext:value-type="float">
            <text:p>-97</text:p>
          </table:table-cell>
          <table:table-cell office:value-type="float" office:value="-93.4963575230001" calcext:value-type="float">
            <text:p>-93.4963575230001</text:p>
          </table:table-cell>
          <table:table-cell office:value-type="float" office:value="30.4236921169805" calcext:value-type="float">
            <text:p>30.4236921169805</text:p>
          </table:table-cell>
          <table:table-cell office:value-type="float" office:value="465.447514578406" calcext:value-type="float">
            <text:p>465.447514578406</text:p>
          </table:table-cell>
          <table:table-cell office:value-type="float" office:value="-48.640127399383" calcext:value-type="float">
            <text:p>-48.640127399383</text:p>
          </table:table-cell>
          <table:table-cell office:value-type="float" office:value="-467.540313282877" calcext:value-type="float">
            <text:p>-467.540313282877</text:p>
          </table:table-cell>
          <table:table-cell table:number-columns-repeated="4"/>
          <table:table-cell table:formula="of:=10^(([.$AB$1]-[.E51])/(10*[.$AB$2]))" office:value-type="float" office:value="11.8597601624081" calcext:value-type="float">
            <text:p>11.8597601624081</text:p>
          </table:table-cell>
          <table:table-cell table:formula="of:=10^(([.$AB$1]-[.I51])/(10*[.$AB$2]))" office:value-type="float" office:value="10.2539294971853" calcext:value-type="float">
            <text:p>10.2539294971853</text:p>
          </table:table-cell>
          <table:table-cell table:formula="of:=10^(([.$AB$1]-[.M51])/(10*[.$AB$2]))" office:value-type="float" office:value="17.4022672607924" calcext:value-type="float">
            <text:p>17.4022672607924</text:p>
          </table:table-cell>
          <table:table-cell table:number-columns-repeated="4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5.3658039968753" calcext:value-type="float">
            <text:p>45.3658039968753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office:value-type="float" office:value="-87.5000247372823" calcext:value-type="float">
            <text:p>-87.5000247372823</text:p>
          </table:table-cell>
          <table:table-cell office:value-type="float" office:value="19.2014558433239" calcext:value-type="float">
            <text:p>19.201455843323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470194150604" calcext:value-type="float">
            <text:p>-87.1470194150604</text:p>
          </table:table-cell>
          <table:table-cell office:value-type="float" office:value="18.6881931401687" calcext:value-type="float">
            <text:p>18.6881931401687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5.2481787615001" calcext:value-type="float">
            <text:p>-95.2481787615001</text:p>
          </table:table-cell>
          <table:table-cell office:value-type="float" office:value="34.802140719332" calcext:value-type="float">
            <text:p>34.802140719332</text:p>
          </table:table-cell>
          <table:table-cell office:value-type="float" office:value="774.259528977014" calcext:value-type="float">
            <text:p>774.259528977014</text:p>
          </table:table-cell>
          <table:table-cell office:value-type="float" office:value="-8.86970166312186" calcext:value-type="float">
            <text:p>-8.86970166312186</text:p>
          </table:table-cell>
          <table:table-cell office:value-type="float" office:value="-774.078347974239" calcext:value-type="float">
            <text:p>-774.078347974239</text:p>
          </table:table-cell>
          <table:table-cell table:number-columns-repeated="4"/>
          <table:table-cell table:formula="of:=10^(([.$AB$1]-[.E52])/(10*[.$AB$2]))" office:value-type="float" office:value="10.4356483129666" calcext:value-type="float">
            <text:p>10.4356483129666</text:p>
          </table:table-cell>
          <table:table-cell table:formula="of:=10^(([.$AB$1]-[.I52])/(10*[.$AB$2]))" office:value-type="float" office:value="10.1261688200352" calcext:value-type="float">
            <text:p>10.1261688200352</text:p>
          </table:table-cell>
          <table:table-cell table:formula="of:=10^(([.$AB$1]-[.M52])/(10*[.$AB$2]))" office:value-type="float" office:value="20.2063607486239" calcext:value-type="float">
            <text:p>20.2063607486239</text:p>
          </table:table-cell>
          <table:table-cell table:number-columns-repeated="4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5.2236099724087" calcext:value-type="float">
            <text:p>45.223609972408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6.2500123686411" calcext:value-type="float">
            <text:p>-86.2500123686411</text:p>
          </table:table-cell>
          <table:table-cell office:value-type="float" office:value="17.4448435508682" calcext:value-type="float">
            <text:p>17.4448435508682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87.0735097075302" calcext:value-type="float">
            <text:p>-87.0735097075302</text:p>
          </table:table-cell>
          <table:table-cell office:value-type="float" office:value="18.5830497788305" calcext:value-type="float">
            <text:p>18.583049778830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408938075" calcext:value-type="float">
            <text:p>-96.12408938075</text:p>
          </table:table-cell>
          <table:table-cell office:value-type="float" office:value="37.2222806541699" calcext:value-type="float">
            <text:p>37.2222806541699</text:p>
          </table:table-cell>
          <table:table-cell office:value-type="float" office:value="965.263183393717" calcext:value-type="float">
            <text:p>965.263183393717</text:p>
          </table:table-cell>
          <table:table-cell office:value-type="float" office:value="18.6096238946485" calcext:value-type="float">
            <text:p>18.6096238946485</text:p>
          </table:table-cell>
          <table:table-cell office:value-type="float" office:value="-965.275051548266" calcext:value-type="float">
            <text:p>-965.275051548266</text:p>
          </table:table-cell>
          <table:table-cell table:number-columns-repeated="4"/>
          <table:table-cell table:formula="of:=10^(([.$AB$1]-[.E53])/(10*[.$AB$2]))" office:value-type="float" office:value="9.38042856095536" calcext:value-type="float">
            <text:p>9.38042856095536</text:p>
          </table:table-cell>
          <table:table-cell table:formula="of:=10^(([.$AB$1]-[.I53])/(10*[.$AB$2]))" office:value-type="float" office:value="10.0628866733334" calcext:value-type="float">
            <text:p>10.0628866733334</text:p>
          </table:table-cell>
          <table:table-cell table:formula="of:=10^(([.$AB$1]-[.M53])/(10*[.$AB$2]))" office:value-type="float" office:value="21.7735496656817" calcext:value-type="float">
            <text:p>21.7735496656817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5.0674455358376" calcext:value-type="float">
            <text:p>45.067445535837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5.1250061843206" calcext:value-type="float">
            <text:p>-85.1250061843206</text:p>
          </table:table-cell>
          <table:table-cell office:value-type="float" office:value="16.0017275904028" calcext:value-type="float">
            <text:p>16.001727590402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367548537651" calcext:value-type="float">
            <text:p>-87.0367548537651</text:p>
          </table:table-cell>
          <table:table-cell office:value-type="float" office:value="18.5307001403887" calcext:value-type="float">
            <text:p>18.5307001403887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5.562044690375" calcext:value-type="float">
            <text:p>-95.562044690375</text:p>
          </table:table-cell>
          <table:table-cell office:value-type="float" office:value="35.6507077754726" calcext:value-type="float">
            <text:p>35.6507077754726</text:p>
          </table:table-cell>
          <table:table-cell office:value-type="float" office:value="885.120698158732" calcext:value-type="float">
            <text:p>885.120698158732</text:p>
          </table:table-cell>
          <table:table-cell office:value-type="float" office:value="39.6661644616111" calcext:value-type="float">
            <text:p>39.6661644616111</text:p>
          </table:table-cell>
          <table:table-cell office:value-type="float" office:value="-885.84141764493" calcext:value-type="float">
            <text:p>-885.84141764493</text:p>
          </table:table-cell>
          <table:table-cell table:number-columns-repeated="4"/>
          <table:table-cell table:formula="of:=10^(([.$AB$1]-[.E54])/(10*[.$AB$2]))" office:value-type="float" office:value="8.52227972008226" calcext:value-type="float">
            <text:p>8.52227972008226</text:p>
          </table:table-cell>
          <table:table-cell table:formula="of:=10^(([.$AB$1]-[.I54])/(10*[.$AB$2]))" office:value-type="float" office:value="10.031394057325" calcext:value-type="float">
            <text:p>10.031394057325</text:p>
          </table:table-cell>
          <table:table-cell table:formula="of:=10^(([.$AB$1]-[.M54])/(10*[.$AB$2]))" office:value-type="float" office:value="20.7545234705249" calcext:value-type="float">
            <text:p>20.7545234705249</text:p>
          </table:table-cell>
          <table:table-cell table:number-columns-repeated="4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4.950401835388" calcext:value-type="float">
            <text:p>44.95040183538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5625030921603" calcext:value-type="float">
            <text:p>-84.5625030921603</text:p>
          </table:table-cell>
          <table:table-cell office:value-type="float" office:value="15.3255747161016" calcext:value-type="float">
            <text:p>15.325574716101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183774268826" calcext:value-type="float">
            <text:p>-87.0183774268826</text:p>
          </table:table-cell>
          <table:table-cell office:value-type="float" office:value="18.5045806492637" calcext:value-type="float">
            <text:p>18.5045806492637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office:value-type="float" office:value="-95.2810223451875" calcext:value-type="float">
            <text:p>-95.2810223451875</text:p>
          </table:table-cell>
          <table:table-cell office:value-type="float" office:value="34.8899819555859" calcext:value-type="float">
            <text:p>34.8899819555859</text:p>
          </table:table-cell>
          <table:table-cell office:value-type="float" office:value="846.906043739546" calcext:value-type="float">
            <text:p>846.906043739546</text:p>
          </table:table-cell>
          <table:table-cell office:value-type="float" office:value="48.8546657392247" calcext:value-type="float">
            <text:p>48.8546657392247</text:p>
          </table:table-cell>
          <table:table-cell office:value-type="float" office:value="-848.14575020707" calcext:value-type="float">
            <text:p>-848.14575020707</text:p>
          </table:table-cell>
          <table:table-cell table:number-columns-repeated="4"/>
          <table:table-cell table:formula="of:=10^(([.$AB$1]-[.E55])/(10*[.$AB$2]))" office:value-type="float" office:value="8.12311004536414" calcext:value-type="float">
            <text:p>8.12311004536414</text:p>
          </table:table-cell>
          <table:table-cell table:formula="of:=10^(([.$AB$1]-[.I55])/(10*[.$AB$2]))" office:value-type="float" office:value="10.0156847281277" calcext:value-type="float">
            <text:p>10.0156847281277</text:p>
          </table:table-cell>
          <table:table-cell table:formula="of:=10^(([.$AB$1]-[.M55])/(10*[.$AB$2]))" office:value-type="float" office:value="20.2630367134165" calcext:value-type="float">
            <text:p>20.2630367134165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.8047266557755" calcext:value-type="float">
            <text:p>44.804726655775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2812515460802" calcext:value-type="float">
            <text:p>-84.2812515460802</text:p>
          </table:table-cell>
          <table:table-cell office:value-type="float" office:value="14.998289017145" calcext:value-type="float">
            <text:p>14.998289017145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0091887134413" calcext:value-type="float">
            <text:p>-87.0091887134413</text:p>
          </table:table-cell>
          <table:table-cell office:value-type="float" office:value="18.4915347129778" calcext:value-type="float">
            <text:p>18.4915347129778</text:p>
          </table:table-cell>
          <table:table-cell office:value-type="float" office:value="-103" calcext:value-type="float">
            <text:p>-103</text:p>
          </table:table-cell>
          <table:table-cell office:value-type="float" office:value="-94" calcext:value-type="float">
            <text:p>-94</text:p>
          </table:table-cell>
          <table:table-cell office:value-type="float" office:value="-94.6405111725938" calcext:value-type="float">
            <text:p>-94.6405111725938</text:p>
          </table:table-cell>
          <table:table-cell office:value-type="float" office:value="33.2162325530496" calcext:value-type="float">
            <text:p>33.2162325530496</text:p>
          </table:table-cell>
          <table:table-cell office:value-type="float" office:value="748.240933704455" calcext:value-type="float">
            <text:p>748.240933704455</text:p>
          </table:table-cell>
          <table:table-cell office:value-type="float" office:value="53.1464466361148" calcext:value-type="float">
            <text:p>53.1464466361148</text:p>
          </table:table-cell>
          <table:table-cell office:value-type="float" office:value="-749.939390272985" calcext:value-type="float">
            <text:p>-749.939390272985</text:p>
          </table:table-cell>
          <table:table-cell table:number-columns-repeated="4"/>
          <table:table-cell table:formula="of:=10^(([.$AB$1]-[.E56])/(10*[.$AB$2]))" office:value-type="float" office:value="7.93059209551701" calcext:value-type="float">
            <text:p>7.93059209551701</text:p>
          </table:table-cell>
          <table:table-cell table:formula="of:=10^(([.$AB$1]-[.I56])/(10*[.$AB$2]))" office:value-type="float" office:value="10.0078392913394" calcext:value-type="float">
            <text:p>10.0078392913394</text:p>
          </table:table-cell>
          <table:table-cell table:formula="of:=10^(([.$AB$1]-[.M56])/(10*[.$AB$2]))" office:value-type="float" office:value="19.1858875753597" calcext:value-type="float">
            <text:p>19.1858875753597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4.6525991212047" calcext:value-type="float">
            <text:p>44.652599121204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406257730401" calcext:value-type="float">
            <text:p>-84.1406257730401</text:p>
          </table:table-cell>
          <table:table-cell office:value-type="float" office:value="14.8372765812832" calcext:value-type="float">
            <text:p>14.837276581283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045943567206" calcext:value-type="float">
            <text:p>-87.0045943567206</text:p>
          </table:table-cell>
          <table:table-cell office:value-type="float" office:value="18.4850151943144" calcext:value-type="float">
            <text:p>18.485015194314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4.3202555862969" calcext:value-type="float">
            <text:p>-94.3202555862969</text:p>
          </table:table-cell>
          <table:table-cell office:value-type="float" office:value="32.4097130745501" calcext:value-type="float">
            <text:p>32.4097130745501</text:p>
          </table:table-cell>
          <table:table-cell office:value-type="float" office:value="702.530315989855" calcext:value-type="float">
            <text:p>702.530315989855</text:p>
          </table:table-cell>
          <table:table-cell office:value-type="float" office:value="55.2204592656993" calcext:value-type="float">
            <text:p>55.2204592656993</text:p>
          </table:table-cell>
          <table:table-cell office:value-type="float" office:value="-704.500418986628" calcext:value-type="float">
            <text:p>-704.500418986628</text:p>
          </table:table-cell>
          <table:table-cell table:number-columns-repeated="4"/>
          <table:table-cell table:formula="of:=10^(([.$AB$1]-[.E57])/(10*[.$AB$2]))" office:value-type="float" office:value="7.83605094528924" calcext:value-type="float">
            <text:p>7.83605094528924</text:p>
          </table:table-cell>
          <table:table-cell table:formula="of:=10^(([.$AB$1]-[.I57])/(10*[.$AB$2]))" office:value-type="float" office:value="10.0039188777895" calcext:value-type="float">
            <text:p>10.0039188777895</text:p>
          </table:table-cell>
          <table:table-cell table:formula="of:=10^(([.$AB$1]-[.M57])/(10*[.$AB$2]))" office:value-type="float" office:value="18.6689794335928" calcext:value-type="float">
            <text:p>18.6689794335928</text:p>
          </table:table-cell>
          <table:table-cell table:number-columns-repeated="4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4.5016919986016" calcext:value-type="float">
            <text:p>44.5016919986016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57031288652" calcext:value-type="float">
            <text:p>-84.57031288652</text:p>
          </table:table-cell>
          <table:table-cell office:value-type="float" office:value="15.3347639852521" calcext:value-type="float">
            <text:p>15.3347639852521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0022971783603" calcext:value-type="float">
            <text:p>-87.0022971783603</text:p>
          </table:table-cell>
          <table:table-cell office:value-type="float" office:value="18.4817562969978" calcext:value-type="float">
            <text:p>18.4817562969978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4.1601277931484" calcext:value-type="float">
            <text:p>-94.1601277931484</text:p>
          </table:table-cell>
          <table:table-cell office:value-type="float" office:value="32.0138269546327" calcext:value-type="float">
            <text:p>32.0138269546327</text:p>
          </table:table-cell>
          <table:table-cell office:value-type="float" office:value="672.201307042709" calcext:value-type="float">
            <text:p>672.201307042709</text:p>
          </table:table-cell>
          <table:table-cell office:value-type="float" office:value="48.3428769719242" calcext:value-type="float">
            <text:p>48.3428769719242</text:p>
          </table:table-cell>
          <table:table-cell office:value-type="float" office:value="-673.725812007611" calcext:value-type="float">
            <text:p>-673.725812007611</text:p>
          </table:table-cell>
          <table:table-cell table:number-columns-repeated="4"/>
          <table:table-cell table:formula="of:=10^(([.$AB$1]-[.E58])/(10*[.$AB$2]))" office:value-type="float" office:value="8.12852205415953" calcext:value-type="float">
            <text:p>8.12852205415953</text:p>
          </table:table-cell>
          <table:table-cell table:formula="of:=10^(([.$AB$1]-[.I58])/(10*[.$AB$2]))" office:value-type="float" office:value="10.0019592469623" calcext:value-type="float">
            <text:p>10.0019592469623</text:p>
          </table:table-cell>
          <table:table-cell table:formula="of:=10^(([.$AB$1]-[.M58])/(10*[.$AB$2]))" office:value-type="float" office:value="18.4157715255832" calcext:value-type="float">
            <text:p>18.4157715255832</text:p>
          </table:table-cell>
          <table:table-cell table:number-columns-repeated="4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4.3409655393222" calcext:value-type="float">
            <text:p>44.340965539322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8515644326" calcext:value-type="float">
            <text:p>-84.78515644326</text:p>
          </table:table-cell>
          <table:table-cell office:value-type="float" office:value="15.5897283646072" calcext:value-type="float">
            <text:p>15.589728364607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011485891802" calcext:value-type="float">
            <text:p>-87.0011485891802</text:p>
          </table:table-cell>
          <table:table-cell office:value-type="float" office:value="18.480127063799" calcext:value-type="float">
            <text:p>18.480127063799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office:value-type="float" office:value="-92.0800638965742" calcext:value-type="float">
            <text:p>-92.0800638965742</text:p>
          </table:table-cell>
          <table:table-cell office:value-type="float" office:value="27.2899116641189" calcext:value-type="float">
            <text:p>27.2899116641189</text:p>
          </table:table-cell>
          <table:table-cell office:value-type="float" office:value="413.769736153963" calcext:value-type="float">
            <text:p>413.769736153963</text:p>
          </table:table-cell>
          <table:table-cell office:value-type="float" office:value="44.7315753690529" calcext:value-type="float">
            <text:p>44.7315753690529</text:p>
          </table:table-cell>
          <table:table-cell office:value-type="float" office:value="-415.832921163118" calcext:value-type="float">
            <text:p>-415.832921163118</text:p>
          </table:table-cell>
          <table:table-cell table:number-columns-repeated="4"/>
          <table:table-cell table:formula="of:=10^(([.$AB$1]-[.E59])/(10*[.$AB$2]))" office:value-type="float" office:value="8.27882604272708" calcext:value-type="float">
            <text:p>8.27882604272708</text:p>
          </table:table-cell>
          <table:table-cell table:formula="of:=10^(([.$AB$1]-[.I59])/(10*[.$AB$2]))" office:value-type="float" office:value="10.0009795755028" calcext:value-type="float">
            <text:p>10.0009795755028</text:p>
          </table:table-cell>
          <table:table-cell table:formula="of:=10^(([.$AB$1]-[.M59])/(10*[.$AB$2]))" office:value-type="float" office:value="15.4223485711021" calcext:value-type="float">
            <text:p>15.4223485711021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4.1638017046445" calcext:value-type="float">
            <text:p>44.163801704644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9257822163" calcext:value-type="float">
            <text:p>-84.39257822163</text:p>
          </table:table-cell>
          <table:table-cell office:value-type="float" office:value="15.1269930508338" calcext:value-type="float">
            <text:p>15.1269930508338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5005742945901" calcext:value-type="float">
            <text:p>-87.5005742945901</text:p>
          </table:table-cell>
          <table:table-cell office:value-type="float" office:value="19.2022657793904" calcext:value-type="float">
            <text:p>19.2022657793904</text:p>
          </table:table-cell>
          <table:table-cell office:value-type="float" office:value="-103" calcext:value-type="float">
            <text:p>-103</text:p>
          </table:table-cell>
          <table:table-cell office:value-type="float" office:value="-90" calcext:value-type="float">
            <text:p>-90</text:p>
          </table:table-cell>
          <table:table-cell office:value-type="float" office:value="-91.0400319482871" calcext:value-type="float">
            <text:p>-91.0400319482871</text:p>
          </table:table-cell>
          <table:table-cell office:value-type="float" office:value="25.1961623638233" calcext:value-type="float">
            <text:p>25.1961623638233</text:p>
          </table:table-cell>
          <table:table-cell office:value-type="float" office:value="308.986106625914" calcext:value-type="float">
            <text:p>308.986106625914</text:p>
          </table:table-cell>
          <table:table-cell office:value-type="float" office:value="63.561405591987" calcext:value-type="float">
            <text:p>63.561405591987</text:p>
          </table:table-cell>
          <table:table-cell office:value-type="float" office:value="-314.988582313858" calcext:value-type="float">
            <text:p>-314.988582313858</text:p>
          </table:table-cell>
          <table:table-cell table:number-columns-repeated="4"/>
          <table:table-cell table:formula="of:=10^(([.$AB$1]-[.E60])/(10*[.$AB$2]))" office:value-type="float" office:value="8.00624402583276" calcext:value-type="float">
            <text:p>8.00624402583276</text:p>
          </table:table-cell>
          <table:table-cell table:formula="of:=10^(([.$AB$1]-[.I60])/(10*[.$AB$2]))" office:value-type="float" office:value="10.4361374094313" calcext:value-type="float">
            <text:p>10.4361374094313</text:p>
          </table:table-cell>
          <table:table-cell table:formula="of:=10^(([.$AB$1]-[.M60])/(10*[.$AB$2]))" office:value-type="float" office:value="14.1133727828431" calcext:value-type="float">
            <text:p>14.113372782843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915677226598" calcext:value-type="float">
            <text:p>43.91567722659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96289110815" calcext:value-type="float">
            <text:p>-84.196289110815</text:p>
          </table:table-cell>
          <table:table-cell office:value-type="float" office:value="14.9008017641126" calcext:value-type="float">
            <text:p>14.9008017641126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7502871472951" calcext:value-type="float">
            <text:p>-87.7502871472951</text:p>
          </table:table-cell>
          <table:table-cell office:value-type="float" office:value="19.5738492054154" calcext:value-type="float">
            <text:p>19.5738492054154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office:value-type="float" office:value="-90.5200159741436" calcext:value-type="float">
            <text:p>-90.5200159741436</text:p>
          </table:table-cell>
          <table:table-cell office:value-type="float" office:value="24.2103201506687" calcext:value-type="float">
            <text:p>24.2103201506687</text:p>
          </table:table-cell>
          <table:table-cell office:value-type="float" office:value="261.770591819343" calcext:value-type="float">
            <text:p>261.770591819343</text:p>
          </table:table-cell>
          <table:table-cell office:value-type="float" office:value="73.1980361377094" calcext:value-type="float">
            <text:p>73.1980361377094</text:p>
          </table:table-cell>
          <table:table-cell office:value-type="float" office:value="-271.263535671623" calcext:value-type="float">
            <text:p>-271.263535671623</text:p>
          </table:table-cell>
          <table:table-cell table:number-columns-repeated="4"/>
          <table:table-cell table:formula="of:=10^(([.$AB$1]-[.E61])/(10*[.$AB$2]))" office:value-type="float" office:value="7.87333727455204" calcext:value-type="float">
            <text:p>7.87333727455204</text:p>
          </table:table-cell>
          <table:table-cell table:formula="of:=10^(([.$AB$1]-[.I61])/(10*[.$AB$2]))" office:value-type="float" office:value="10.6607660494967" calcext:value-type="float">
            <text:p>10.6607660494967</text:p>
          </table:table-cell>
          <table:table-cell table:formula="of:=10^(([.$AB$1]-[.M61])/(10*[.$AB$2]))" office:value-type="float" office:value="13.5011562060111" calcext:value-type="float">
            <text:p>13.5011562060111</text:p>
          </table:table-cell>
          <table:table-cell table:number-columns-repeated="4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3.7429938291009" calcext:value-type="float">
            <text:p>43.7429938291009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5981445554075" calcext:value-type="float">
            <text:p>-83.5981445554075</text:p>
          </table:table-cell>
          <table:table-cell office:value-type="float" office:value="14.2321818802531" calcext:value-type="float">
            <text:p>14.2321818802531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office:value-type="float" office:value="-87.8751435736475" calcext:value-type="float">
            <text:p>-87.8751435736475</text:p>
          </table:table-cell>
          <table:table-cell office:value-type="float" office:value="19.7623287287832" calcext:value-type="float">
            <text:p>19.7623287287832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office:value-type="float" office:value="-90.2600079870718" calcext:value-type="float">
            <text:p>-90.2600079870718</text:p>
          </table:table-cell>
          <table:table-cell office:value-type="float" office:value="23.7319595575065" calcext:value-type="float">
            <text:p>23.7319595575065</text:p>
          </table:table-cell>
          <table:table-cell office:value-type="float" office:value="247.072556308256" calcext:value-type="float">
            <text:p>247.072556308256</text:p>
          </table:table-cell>
          <table:table-cell office:value-type="float" office:value="85.4221071417657" calcext:value-type="float">
            <text:p>85.4221071417657</text:p>
          </table:table-cell>
          <table:table-cell office:value-type="float" office:value="-260.865215919516" calcext:value-type="float">
            <text:p>-260.865215919516</text:p>
          </table:table-cell>
          <table:table-cell table:number-columns-repeated="4"/>
          <table:table-cell table:formula="of:=10^(([.$AB$1]-[.E62])/(10*[.$AB$2]))" office:value-type="float" office:value="7.48178723866562" calcext:value-type="float">
            <text:p>7.48178723866562</text:p>
          </table:table-cell>
          <table:table-cell table:formula="of:=10^(([.$AB$1]-[.I62])/(10*[.$AB$2]))" office:value-type="float" office:value="10.7748870171448" calcext:value-type="float">
            <text:p>10.7748870171448</text:p>
          </table:table-cell>
          <table:table-cell table:formula="of:=10^(([.$AB$1]-[.M62])/(10*[.$AB$2]))" office:value-type="float" office:value="13.2050799979354" calcext:value-type="float">
            <text:p>13.2050799979354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3.5685684396357" calcext:value-type="float">
            <text:p>43.5685684396357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990722777037" calcext:value-type="float">
            <text:p>-83.2990722777037</text:p>
          </table:table-cell>
          <table:table-cell office:value-type="float" office:value="13.9092082431271" calcext:value-type="float">
            <text:p>13.9092082431271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.9375717868238" calcext:value-type="float">
            <text:p>-87.9375717868238</text:p>
          </table:table-cell>
          <table:table-cell office:value-type="float" office:value="19.8572479887239" calcext:value-type="float">
            <text:p>19.8572479887239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office:value-type="float" office:value="-89.6300039935359" calcext:value-type="float">
            <text:p>-89.6300039935359</text:p>
          </table:table-cell>
          <table:table-cell office:value-type="float" office:value="22.6117131003216" calcext:value-type="float">
            <text:p>22.6117131003216</text:p>
          </table:table-cell>
          <table:table-cell office:value-type="float" office:value="202.616412046643" calcext:value-type="float">
            <text:p>202.616412046643</text:p>
          </table:table-cell>
          <table:table-cell office:value-type="float" office:value="91.262828970456" calcext:value-type="float">
            <text:p>91.262828970456</text:p>
          </table:table-cell>
          <table:table-cell office:value-type="float" office:value="-221.57212226782" calcext:value-type="float">
            <text:p>-221.57212226782</text:p>
          </table:table-cell>
          <table:table-cell table:number-columns-repeated="4"/>
          <table:table-cell table:formula="of:=10^(([.$AB$1]-[.E63])/(10*[.$AB$2]))" office:value-type="float" office:value="7.29337598792875" calcext:value-type="float">
            <text:p>7.29337598792875</text:p>
          </table:table-cell>
          <table:table-cell table:formula="of:=10^(([.$AB$1]-[.I63])/(10*[.$AB$2]))" office:value-type="float" office:value="10.8324048010901" calcext:value-type="float">
            <text:p>10.8324048010901</text:p>
          </table:table-cell>
          <table:table-cell table:formula="of:=10^(([.$AB$1]-[.M63])/(10*[.$AB$2]))" office:value-type="float" office:value="12.5143286248809" calcext:value-type="float">
            <text:p>12.5143286248809</text:p>
          </table:table-cell>
          <table:table-cell table:number-columns-repeated="4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3.4412319817477" calcext:value-type="float">
            <text:p>43.441231981747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495361388519" calcext:value-type="float">
            <text:p>-83.1495361388519</text:p>
          </table:table-cell>
          <table:table-cell office:value-type="float" office:value="13.7504803979189" calcext:value-type="float">
            <text:p>13.7504803979189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7.9687858934119" calcext:value-type="float">
            <text:p>-87.9687858934119</text:p>
          </table:table-cell>
          <table:table-cell office:value-type="float" office:value="19.9048784449673" calcext:value-type="float">
            <text:p>19.904878444967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office:value-type="float" office:value="-88.815001996768" calcext:value-type="float">
            <text:p>-88.815001996768</text:p>
          </table:table-cell>
          <table:table-cell office:value-type="float" office:value="21.2405976907336" calcext:value-type="float">
            <text:p>21.2405976907336</text:p>
          </table:table-cell>
          <table:table-cell office:value-type="float" office:value="149.246454654759" calcext:value-type="float">
            <text:p>149.246454654759</text:p>
          </table:table-cell>
          <table:table-cell office:value-type="float" office:value="94.1193066978966" calcext:value-type="float">
            <text:p>94.1193066978966</text:p>
          </table:table-cell>
          <table:table-cell office:value-type="float" office:value="-175.631030089129" calcext:value-type="float">
            <text:p>-175.631030089129</text:p>
          </table:table-cell>
          <table:table-cell table:number-columns-repeated="4"/>
          <table:table-cell table:formula="of:=10^(([.$AB$1]-[.E64])/(10*[.$AB$2]))" office:value-type="float" office:value="7.20095716240404" calcext:value-type="float">
            <text:p>7.20095716240404</text:p>
          </table:table-cell>
          <table:table-cell table:formula="of:=10^(([.$AB$1]-[.I64])/(10*[.$AB$2]))" office:value-type="float" office:value="10.86127872993" calcext:value-type="float">
            <text:p>10.86127872993</text:p>
          </table:table-cell>
          <table:table-cell table:formula="of:=10^(([.$AB$1]-[.M64])/(10*[.$AB$2]))" office:value-type="float" office:value="11.6740700827987" calcext:value-type="float">
            <text:p>11.6740700827987</text:p>
          </table:table-cell>
          <table:table-cell table:number-columns-repeated="4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3.1825790582931" calcext:value-type="float">
            <text:p>43.1825790582931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747680694259" calcext:value-type="float">
            <text:p>-83.0747680694259</text:p>
          </table:table-cell>
          <table:table-cell office:value-type="float" office:value="13.67179703132" calcext:value-type="float">
            <text:p>13.6717970313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4843929467059" calcext:value-type="float">
            <text:p>-87.4843929467059</text:p>
          </table:table-cell>
          <table:table-cell office:value-type="float" office:value="19.1784320532853" calcext:value-type="float">
            <text:p>19.1784320532853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8.407500998384" calcext:value-type="float">
            <text:p>-88.407500998384</text:p>
          </table:table-cell>
          <table:table-cell office:value-type="float" office:value="20.5865402920782" calcext:value-type="float">
            <text:p>20.5865402920782</text:p>
          </table:table-cell>
          <table:table-cell office:value-type="float" office:value="137.611886303595" calcext:value-type="float">
            <text:p>137.611886303595</text:p>
          </table:table-cell>
          <table:table-cell office:value-type="float" office:value="82.1946463440328" calcext:value-type="float">
            <text:p>82.1946463440328</text:p>
          </table:table-cell>
          <table:table-cell office:value-type="float" office:value="-159.439208080668" calcext:value-type="float">
            <text:p>-159.439208080668</text:p>
          </table:table-cell>
          <table:table-cell table:number-columns-repeated="4"/>
          <table:table-cell table:formula="of:=10^(([.$AB$1]-[.E65])/(10*[.$AB$2]))" office:value-type="float" office:value="7.15518784234361" calcext:value-type="float">
            <text:p>7.15518784234361</text:p>
          </table:table-cell>
          <table:table-cell table:formula="of:=10^(([.$AB$1]-[.I65])/(10*[.$AB$2]))" office:value-type="float" office:value="10.4217458853735" calcext:value-type="float">
            <text:p>10.4217458853735</text:p>
          </table:table-cell>
          <table:table-cell table:formula="of:=10^(([.$AB$1]-[.M65])/(10*[.$AB$2]))" office:value-type="float" office:value="11.275340519578" calcext:value-type="float">
            <text:p>11.275340519578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0185934026596" calcext:value-type="float">
            <text:p>43.018593402659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37384034713" calcext:value-type="float">
            <text:p>-82.537384034713</text:p>
          </table:table-cell>
          <table:table-cell office:value-type="float" office:value="13.1193645835539" calcext:value-type="float">
            <text:p>13.1193645835539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242196473353" calcext:value-type="float">
            <text:p>-87.242196473353</text:p>
          </table:table-cell>
          <table:table-cell office:value-type="float" office:value="18.8252122921736" calcext:value-type="float">
            <text:p>18.825212292173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703750499192" calcext:value-type="float">
            <text:p>-87.703750499192</text:p>
          </table:table-cell>
          <table:table-cell office:value-type="float" office:value="19.5040596564773" calcext:value-type="float">
            <text:p>19.5040596564773</text:p>
          </table:table-cell>
          <table:table-cell office:value-type="float" office:value="111.022995378476" calcext:value-type="float">
            <text:p>111.022995378476</text:p>
          </table:table-cell>
          <table:table-cell office:value-type="float" office:value="82.8204048950897" calcext:value-type="float">
            <text:p>82.8204048950897</text:p>
          </table:table-cell>
          <table:table-cell office:value-type="float" office:value="-137.576685603443" calcext:value-type="float">
            <text:p>-137.576685603443</text:p>
          </table:table-cell>
          <table:table-cell table:number-columns-repeated="4"/>
          <table:table-cell table:formula="of:=10^(([.$AB$1]-[.E66])/(10*[.$AB$2]))" office:value-type="float" office:value="6.83467593214786" calcext:value-type="float">
            <text:p>6.83467593214786</text:p>
          </table:table-cell>
          <table:table-cell table:formula="of:=10^(([.$AB$1]-[.I66])/(10*[.$AB$2]))" office:value-type="float" office:value="10.2086952571685" calcext:value-type="float">
            <text:p>10.2086952571685</text:p>
          </table:table-cell>
          <table:table-cell table:formula="of:=10^(([.$AB$1]-[.M66])/(10*[.$AB$2]))" office:value-type="float" office:value="10.6185406339939" calcext:value-type="float">
            <text:p>10.6185406339939</text:p>
          </table:table-cell>
          <table:table-cell table:number-columns-repeated="4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2.8574869581987" calcext:value-type="float">
            <text:p>42.8574869581987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686920173565" calcext:value-type="float">
            <text:p>-82.2686920173565</text:p>
          </table:table-cell>
          <table:table-cell office:value-type="float" office:value="12.8515763472145" calcext:value-type="float">
            <text:p>12.8515763472145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210982366765" calcext:value-type="float">
            <text:p>-87.1210982366765</text:p>
          </table:table-cell>
          <table:table-cell office:value-type="float" office:value="18.6510494933997" calcext:value-type="float">
            <text:p>18.6510494933997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6.851875249596" calcext:value-type="float">
            <text:p>-86.851875249596</text:p>
          </table:table-cell>
          <table:table-cell office:value-type="float" office:value="18.2696057254089" calcext:value-type="float">
            <text:p>18.2696057254089</text:p>
          </table:table-cell>
          <table:table-cell office:value-type="float" office:value="74.7708658500426" calcext:value-type="float">
            <text:p>74.7708658500426</text:p>
          </table:table-cell>
          <table:table-cell office:value-type="float" office:value="83.0148329986194" calcext:value-type="float">
            <text:p>83.0148329986194</text:p>
          </table:table-cell>
          <table:table-cell office:value-type="float" office:value="-110.593475561748" calcext:value-type="float">
            <text:p>-110.593475561748</text:p>
          </table:table-cell>
          <table:table-cell table:number-columns-repeated="4"/>
          <table:table-cell table:formula="of:=10^(([.$AB$1]-[.E67])/(10*[.$AB$2]))" office:value-type="float" office:value="6.67984478231231" calcext:value-type="float">
            <text:p>6.67984478231231</text:p>
          </table:table-cell>
          <table:table-cell table:formula="of:=10^(([.$AB$1]-[.I67])/(10*[.$AB$2]))" office:value-type="float" office:value="10.1038088150799" calcext:value-type="float">
            <text:p>10.1038088150799</text:p>
          </table:table-cell>
          <table:table-cell table:formula="of:=10^(([.$AB$1]-[.M67])/(10*[.$AB$2]))" office:value-type="float" office:value="9.87447235166549" calcext:value-type="float">
            <text:p>9.87447235166549</text:p>
          </table:table-cell>
          <table:table-cell table:number-columns-repeated="4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2.7060139702803" calcext:value-type="float">
            <text:p>42.706013970280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343460086782" calcext:value-type="float">
            <text:p>-82.1343460086782</text:p>
          </table:table-cell>
          <table:table-cell office:value-type="float" office:value="12.7197390087695" calcext:value-type="float">
            <text:p>12.7197390087695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0605491183382" calcext:value-type="float">
            <text:p>-87.0605491183382</text:p>
          </table:table-cell>
          <table:table-cell office:value-type="float" office:value="18.5645732587883" calcext:value-type="float">
            <text:p>18.564573258788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425937624798" calcext:value-type="float">
            <text:p>-86.425937624798</text:p>
          </table:table-cell>
          <table:table-cell office:value-type="float" office:value="17.6819946227139" calcext:value-type="float">
            <text:p>17.6819946227139</text:p>
          </table:table-cell>
          <table:table-cell office:value-type="float" office:value="58.5648416641917" calcext:value-type="float">
            <text:p>58.5648416641917</text:p>
          </table:table-cell>
          <table:table-cell office:value-type="float" office:value="83.0843726498663" calcext:value-type="float">
            <text:p>83.0843726498663</text:p>
          </table:table-cell>
          <table:table-cell office:value-type="float" office:value="-100.42372503431" calcext:value-type="float">
            <text:p>-100.42372503431</text:p>
          </table:table-cell>
          <table:table-cell table:number-columns-repeated="4"/>
          <table:table-cell table:formula="of:=10^(([.$AB$1]-[.E68])/(10*[.$AB$2]))" office:value-type="float" office:value="6.60374953195368" calcext:value-type="float">
            <text:p>6.60374953195368</text:p>
          </table:table-cell>
          <table:table-cell table:formula="of:=10^(([.$AB$1]-[.I68])/(10*[.$AB$2]))" office:value-type="float" office:value="10.0517703988302" calcext:value-type="float">
            <text:p>10.0517703988302</text:p>
          </table:table-cell>
          <table:table-cell table:formula="of:=10^(([.$AB$1]-[.M68])/(10*[.$AB$2]))" office:value-type="float" office:value="9.522224810866" calcext:value-type="float">
            <text:p>9.522224810866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2.4988104508853" calcext:value-type="float">
            <text:p>42.498810450885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71730043391" calcext:value-type="float">
            <text:p>-82.0671730043391</text:p>
          </table:table-cell>
          <table:table-cell office:value-type="float" office:value="12.654328377883" calcext:value-type="float">
            <text:p>12.65432837788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5302745591691" calcext:value-type="float">
            <text:p>-86.5302745591691</text:p>
          </table:table-cell>
          <table:table-cell office:value-type="float" office:value="17.8241632825918" calcext:value-type="float">
            <text:p>17.824163282591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212968812399" calcext:value-type="float">
            <text:p>-86.212968812399</text:p>
          </table:table-cell>
          <table:table-cell office:value-type="float" office:value="17.3953148496619" calcext:value-type="float">
            <text:p>17.3953148496619</text:p>
          </table:table-cell>
          <table:table-cell office:value-type="float" office:value="61.797270091526" calcext:value-type="float">
            <text:p>61.797270091526</text:p>
          </table:table-cell>
          <table:table-cell office:value-type="float" office:value="71.5921681950906" calcext:value-type="float">
            <text:p>71.5921681950906</text:p>
          </table:table-cell>
          <table:table-cell office:value-type="float" office:value="-93.3275074992414" calcext:value-type="float">
            <text:p>-93.3275074992414</text:p>
          </table:table-cell>
          <table:table-cell table:number-columns-repeated="4"/>
          <table:table-cell table:formula="of:=10^(([.$AB$1]-[.E69])/(10*[.$AB$2]))" office:value-type="float" office:value="6.56602759894236" calcext:value-type="float">
            <text:p>6.56602759894236</text:p>
          </table:table-cell>
          <table:table-cell table:formula="of:=10^(([.$AB$1]-[.I69])/(10*[.$AB$2]))" office:value-type="float" office:value="9.60733117267434" calcext:value-type="float">
            <text:p>9.60733117267434</text:p>
          </table:table-cell>
          <table:table-cell table:formula="of:=10^(([.$AB$1]-[.M69])/(10*[.$AB$2]))" office:value-type="float" office:value="9.35084152451137" calcext:value-type="float">
            <text:p>9.35084152451137</text:p>
          </table:table-cell>
          <table:table-cell table:number-columns-repeated="4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2.3451640232021" calcext:value-type="float">
            <text:p>42.345164023202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335865021696" calcext:value-type="float">
            <text:p>-82.0335865021696</text:p>
          </table:table-cell>
          <table:table-cell office:value-type="float" office:value="12.6217493098639" calcext:value-type="float">
            <text:p>12.621749309863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2651372795846" calcext:value-type="float">
            <text:p>-86.2651372795846</text:p>
          </table:table-cell>
          <table:table-cell office:value-type="float" office:value="17.4651066768859" calcext:value-type="float">
            <text:p>17.465106676885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1064844061995" calcext:value-type="float">
            <text:p>-86.1064844061995</text:p>
          </table:table-cell>
          <table:table-cell office:value-type="float" office:value="17.253722688751" calcext:value-type="float">
            <text:p>17.253722688751</text:p>
          </table:table-cell>
          <table:table-cell office:value-type="float" office:value="63.1772846019354" calcext:value-type="float">
            <text:p>63.1772846019354</text:p>
          </table:table-cell>
          <table:table-cell office:value-type="float" office:value="66.2069979972526" calcext:value-type="float">
            <text:p>66.2069979972526</text:p>
          </table:table-cell>
          <table:table-cell office:value-type="float" office:value="-90.2598606243327" calcext:value-type="float">
            <text:p>-90.2598606243327</text:p>
          </table:table-cell>
          <table:table-cell table:number-columns-repeated="4"/>
          <table:table-cell table:formula="of:=10^(([.$AB$1]-[.E70])/(10*[.$AB$2]))" office:value-type="float" office:value="6.54724751272808" calcext:value-type="float">
            <text:p>6.54724751272808</text:p>
          </table:table-cell>
          <table:table-cell table:formula="of:=10^(([.$AB$1]-[.I70])/(10*[.$AB$2]))" office:value-type="float" office:value="9.39253586788031" calcext:value-type="float">
            <text:p>9.39253586788031</text:p>
          </table:table-cell>
          <table:table-cell table:formula="of:=10^(([.$AB$1]-[.M70])/(10*[.$AB$2]))" office:value-type="float" office:value="9.26631009886131" calcext:value-type="float">
            <text:p>9.2663100988613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.1481062325725" calcext:value-type="float">
            <text:p>42.14810623257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67932510848" calcext:value-type="float">
            <text:p>-82.0167932510848</text:p>
          </table:table-cell>
          <table:table-cell office:value-type="float" office:value="12.6054912429001" calcext:value-type="float">
            <text:p>12.605491242900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1325686397923" calcext:value-type="float">
            <text:p>-86.1325686397923</text:p>
          </table:table-cell>
          <table:table-cell office:value-type="float" office:value="17.2882999139186" calcext:value-type="float">
            <text:p>17.288299913918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532422030998" calcext:value-type="float">
            <text:p>-86.0532422030998</text:p>
          </table:table-cell>
          <table:table-cell office:value-type="float" office:value="17.183359389077" calcext:value-type="float">
            <text:p>17.183359389077</text:p>
          </table:table-cell>
          <table:table-cell office:value-type="float" office:value="63.811729878615" calcext:value-type="float">
            <text:p>63.811729878615</text:p>
          </table:table-cell>
          <table:table-cell office:value-type="float" office:value="63.6004111085301" calcext:value-type="float">
            <text:p>63.6004111085301</text:p>
          </table:table-cell>
          <table:table-cell office:value-type="float" office:value="-88.8379239190543" calcext:value-type="float">
            <text:p>-88.8379239190543</text:p>
          </table:table-cell>
          <table:table-cell table:number-columns-repeated="4"/>
          <table:table-cell table:formula="of:=10^(([.$AB$1]-[.E71])/(10*[.$AB$2]))" office:value-type="float" office:value="6.53787762221365" calcext:value-type="float">
            <text:p>6.53787762221365</text:p>
          </table:table-cell>
          <table:table-cell table:formula="of:=10^(([.$AB$1]-[.I71])/(10*[.$AB$2]))" office:value-type="float" office:value="9.28694583500135" calcext:value-type="float">
            <text:p>9.28694583500135</text:p>
          </table:table-cell>
          <table:table-cell table:formula="of:=10^(([.$AB$1]-[.M71])/(10*[.$AB$2]))" office:value-type="float" office:value="9.22433138017431" calcext:value-type="float">
            <text:p>9.22433138017431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1.9697200149566" calcext:value-type="float">
            <text:p>41.969720014956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83966255424" calcext:value-type="float">
            <text:p>-82.0083966255424</text:p>
          </table:table-cell>
          <table:table-cell office:value-type="float" office:value="12.597370064357" calcext:value-type="float">
            <text:p>12.59737006435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662843198961" calcext:value-type="float">
            <text:p>-86.0662843198961</text:p>
          </table:table-cell>
          <table:table-cell office:value-type="float" office:value="17.2005688782454" calcext:value-type="float">
            <text:p>17.200568878245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266211015499" calcext:value-type="float">
            <text:p>-86.0266211015499</text:p>
          </table:table-cell>
          <table:table-cell office:value-type="float" office:value="17.1482854195723" calcext:value-type="float">
            <text:p>17.1482854195723</text:p>
          </table:table-cell>
          <table:table-cell office:value-type="float" office:value="64.1154801484632" calcext:value-type="float">
            <text:p>64.1154801484632</text:p>
          </table:table-cell>
          <table:table-cell office:value-type="float" office:value="62.3181078167763" calcext:value-type="float">
            <text:p>62.3181078167763</text:p>
          </table:table-cell>
          <table:table-cell office:value-type="float" office:value="-88.1538835892301" calcext:value-type="float">
            <text:p>-88.1538835892301</text:p>
          </table:table-cell>
          <table:table-cell table:number-columns-repeated="4"/>
          <table:table-cell table:formula="of:=10^(([.$AB$1]-[.E72])/(10*[.$AB$2]))" office:value-type="float" office:value="6.53319770669222" calcext:value-type="float">
            <text:p>6.53319770669222</text:p>
          </table:table-cell>
          <table:table-cell table:formula="of:=10^(([.$AB$1]-[.I72])/(10*[.$AB$2]))" office:value-type="float" office:value="9.2345967937057" calcext:value-type="float">
            <text:p>9.2345967937057</text:p>
          </table:table-cell>
          <table:table-cell table:formula="of:=10^(([.$AB$1]-[.M72])/(10*[.$AB$2]))" office:value-type="float" office:value="9.20341339008191" calcext:value-type="float">
            <text:p>9.20341339008191</text:p>
          </table:table-cell>
          <table:table-cell table:number-columns-repeated="4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1.7876146772634" calcext:value-type="float">
            <text:p>41.787614677263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41983127712" calcext:value-type="float">
            <text:p>-82.0041983127712</text:p>
          </table:table-cell>
          <table:table-cell office:value-type="float" office:value="12.5933114373441" calcext:value-type="float">
            <text:p>12.593311437344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331421599481" calcext:value-type="float">
            <text:p>-86.0331421599481</text:p>
          </table:table-cell>
          <table:table-cell office:value-type="float" office:value="17.1568704515205" calcext:value-type="float">
            <text:p>17.156870451520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133105507749" calcext:value-type="float">
            <text:p>-86.0133105507749</text:p>
          </table:table-cell>
          <table:table-cell office:value-type="float" office:value="17.1307752907914" calcext:value-type="float">
            <text:p>17.1307752907914</text:p>
          </table:table-cell>
          <table:table-cell office:value-type="float" office:value="64.2640383763699" calcext:value-type="float">
            <text:p>64.2640383763699</text:p>
          </table:table-cell>
          <table:table-cell office:value-type="float" office:value="61.6821412419615" calcext:value-type="float">
            <text:p>61.6821412419615</text:p>
          </table:table-cell>
          <table:table-cell office:value-type="float" office:value="-87.8184642133034" calcext:value-type="float">
            <text:p>-87.8184642133034</text:p>
          </table:table-cell>
          <table:table-cell table:number-columns-repeated="4"/>
          <table:table-cell table:formula="of:=10^(([.$AB$1]-[.E73])/(10*[.$AB$2]))" office:value-type="float" office:value="6.53085900531531" calcext:value-type="float">
            <text:p>6.53085900531531</text:p>
          </table:table-cell>
          <table:table-cell table:formula="of:=10^(([.$AB$1]-[.I73])/(10*[.$AB$2]))" office:value-type="float" office:value="9.20853303345418" calcext:value-type="float">
            <text:p>9.20853303345418</text:p>
          </table:table-cell>
          <table:table-cell table:formula="of:=10^(([.$AB$1]-[.M73])/(10*[.$AB$2]))" office:value-type="float" office:value="9.19297219013959" calcext:value-type="float">
            <text:p>9.19297219013959</text:p>
          </table:table-cell>
          <table:table-cell table:number-columns-repeated="4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1.6082598435182" calcext:value-type="float">
            <text:p>41.608259843518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20991563856" calcext:value-type="float">
            <text:p>-82.0020991563856</text:p>
          </table:table-cell>
          <table:table-cell office:value-type="float" office:value="12.5912826142179" calcext:value-type="float">
            <text:p>12.591282614217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16571079974" calcext:value-type="float">
            <text:p>-86.016571079974</text:p>
          </table:table-cell>
          <table:table-cell office:value-type="float" office:value="17.1350628871107" calcext:value-type="float">
            <text:p>17.135062887110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6.0066552753875" calcext:value-type="float">
            <text:p>-86.0066552753875</text:p>
          </table:table-cell>
          <table:table-cell office:value-type="float" office:value="17.1220269323952" calcext:value-type="float">
            <text:p>17.1220269323952</text:p>
          </table:table-cell>
          <table:table-cell office:value-type="float" office:value="64.3374945952611" calcext:value-type="float">
            <text:p>64.3374945952611</text:p>
          </table:table-cell>
          <table:table-cell office:value-type="float" office:value="61.3654464882423" calcext:value-type="float">
            <text:p>61.3654464882423</text:p>
          </table:table-cell>
          <table:table-cell office:value-type="float" office:value="-87.6523882805124" calcext:value-type="float">
            <text:p>-87.6523882805124</text:p>
          </table:table-cell>
          <table:table-cell table:number-columns-repeated="4"/>
          <table:table-cell table:formula="of:=10^(([.$AB$1]-[.E74])/(10*[.$AB$2]))" office:value-type="float" office:value="6.52968996859163" calcext:value-type="float">
            <text:p>6.52968996859163</text:p>
          </table:table-cell>
          <table:table-cell table:formula="of:=10^(([.$AB$1]-[.I74])/(10*[.$AB$2]))" office:value-type="float" office:value="9.19552875223871" calcext:value-type="float">
            <text:p>9.19552875223871</text:p>
          </table:table-cell>
          <table:table-cell table:formula="of:=10^(([.$AB$1]-[.M74])/(10*[.$AB$2]))" office:value-type="float" office:value="9.18775603305583" calcext:value-type="float">
            <text:p>9.18775603305583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1.4608134961905" calcext:value-type="float">
            <text:p>41.460813496190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010495781928" calcext:value-type="float">
            <text:p>-82.5010495781928</text:p>
          </table:table-cell>
          <table:table-cell office:value-type="float" office:value="13.0828286280127" calcext:value-type="float">
            <text:p>13.082828628012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508285539987" calcext:value-type="float">
            <text:p>-86.508285539987</text:p>
          </table:table-cell>
          <table:table-cell office:value-type="float" office:value="17.7941064638733" calcext:value-type="float">
            <text:p>17.794106463873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0033276376937" calcext:value-type="float">
            <text:p>-86.0033276376937</text:p>
          </table:table-cell>
          <table:table-cell office:value-type="float" office:value="17.1176544286967" calcext:value-type="float">
            <text:p>17.1176544286967</text:p>
          </table:table-cell>
          <table:table-cell office:value-type="float" office:value="48.2593063518658" calcext:value-type="float">
            <text:p>48.2593063518658</text:p>
          </table:table-cell>
          <table:table-cell office:value-type="float" office:value="66.0926454262316" calcext:value-type="float">
            <text:p>66.0926454262316</text:p>
          </table:table-cell>
          <table:table-cell office:value-type="float" office:value="-80.3590198599235" calcext:value-type="float">
            <text:p>-80.3590198599235</text:p>
          </table:table-cell>
          <table:table-cell table:number-columns-repeated="4"/>
          <table:table-cell table:formula="of:=10^(([.$AB$1]-[.E75])/(10*[.$AB$2]))" office:value-type="float" office:value="6.81353053561602" calcext:value-type="float">
            <text:p>6.81353053561602</text:p>
          </table:table-cell>
          <table:table-cell table:formula="of:=10^(([.$AB$1]-[.I75])/(10*[.$AB$2]))" office:value-type="float" office:value="9.58933196434387" calcext:value-type="float">
            <text:p>9.58933196434387</text:p>
          </table:table-cell>
          <table:table-cell table:formula="of:=10^(([.$AB$1]-[.M75])/(10*[.$AB$2]))" office:value-type="float" office:value="9.18514906450051" calcext:value-type="float">
            <text:p>9.1851490645005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.2890944423763" calcext:value-type="float">
            <text:p>41.289094442376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7505247890964" calcext:value-type="float">
            <text:p>-82.7505247890964</text:p>
          </table:table-cell>
          <table:table-cell office:value-type="float" office:value="13.3357514622377" calcext:value-type="float">
            <text:p>13.3357514622377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6.7541427699935" calcext:value-type="float">
            <text:p>-86.7541427699935</text:p>
          </table:table-cell>
          <table:table-cell office:value-type="float" office:value="18.1330736568787" calcext:value-type="float">
            <text:p>18.133073656878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16638188469" calcext:value-type="float">
            <text:p>-86.0016638188469</text:p>
          </table:table-cell>
          <table:table-cell office:value-type="float" office:value="17.1154685955977" calcext:value-type="float">
            <text:p>17.1154685955977</text:p>
          </table:table-cell>
          <table:table-cell office:value-type="float" office:value="39.754826072293" calcext:value-type="float">
            <text:p>39.754826072293</text:p>
          </table:table-cell>
          <table:table-cell office:value-type="float" office:value="68.5909514469154" calcext:value-type="float">
            <text:p>68.5909514469154</text:p>
          </table:table-cell>
          <table:table-cell office:value-type="float" office:value="-77.6933611054639" calcext:value-type="float">
            <text:p>-77.6933611054639</text:p>
          </table:table-cell>
          <table:table-cell table:number-columns-repeated="4"/>
          <table:table-cell table:formula="of:=10^(([.$AB$1]-[.E76])/(10*[.$AB$2]))" office:value-type="float" office:value="6.96004470649564" calcext:value-type="float">
            <text:p>6.96004470649564</text:p>
          </table:table-cell>
          <table:table-cell table:formula="of:=10^(([.$AB$1]-[.I76])/(10*[.$AB$2]))" office:value-type="float" office:value="9.79251344872391" calcext:value-type="float">
            <text:p>9.79251344872391</text:p>
          </table:table-cell>
          <table:table-cell table:formula="of:=10^(([.$AB$1]-[.M76])/(10*[.$AB$2]))" office:value-type="float" office:value="9.18384585762763" calcext:value-type="float">
            <text:p>9.18384585762763</text:p>
          </table:table-cell>
          <table:table-cell table:number-columns-repeated="4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1.1256922605083" calcext:value-type="float">
            <text:p>41.125692260508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752623945482" calcext:value-type="float">
            <text:p>-82.8752623945482</text:p>
          </table:table-cell>
          <table:table-cell office:value-type="float" office:value="13.4640406183881" calcext:value-type="float">
            <text:p>13.464040618388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8770713849968" calcext:value-type="float">
            <text:p>-86.8770713849968</text:p>
          </table:table-cell>
          <table:table-cell office:value-type="float" office:value="18.3049710416343" calcext:value-type="float">
            <text:p>18.304971041634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8319094234" calcext:value-type="float">
            <text:p>-86.0008319094234</text:p>
          </table:table-cell>
          <table:table-cell office:value-type="float" office:value="17.1143757837201" calcext:value-type="float">
            <text:p>17.1143757837201</text:p>
          </table:table-cell>
          <table:table-cell office:value-type="float" office:value="35.38099713231" calcext:value-type="float">
            <text:p>35.38099713231</text:p>
          </table:table-cell>
          <table:table-cell office:value-type="float" office:value="69.8752613915744" calcext:value-type="float">
            <text:p>69.8752613915744</text:p>
          </table:table-cell>
          <table:table-cell office:value-type="float" office:value="-76.685636536424" calcext:value-type="float">
            <text:p>-76.685636536424</text:p>
          </table:table-cell>
          <table:table-cell table:number-columns-repeated="4"/>
          <table:table-cell table:formula="of:=10^(([.$AB$1]-[.E77])/(10*[.$AB$2]))" office:value-type="float" office:value="7.0344790495877" calcext:value-type="float">
            <text:p>7.0344790495877</text:p>
          </table:table-cell>
          <table:table-cell table:formula="of:=10^(([.$AB$1]-[.I77])/(10*[.$AB$2]))" office:value-type="float" office:value="9.89571293476317" calcext:value-type="float">
            <text:p>9.89571293476317</text:p>
          </table:table-cell>
          <table:table-cell table:formula="of:=10^(([.$AB$1]-[.M77])/(10*[.$AB$2]))" office:value-type="float" office:value="9.1831943235309" calcext:value-type="float">
            <text:p>9.1831943235309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0.9739828343001" calcext:value-type="float">
            <text:p>40.9739828343001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4376311972741" calcext:value-type="float">
            <text:p>-82.4376311972741</text:p>
          </table:table-cell>
          <table:table-cell office:value-type="float" office:value="13.0193021625269" calcext:value-type="float">
            <text:p>13.019302162526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385356924984" calcext:value-type="float">
            <text:p>-86.9385356924984</text:p>
          </table:table-cell>
          <table:table-cell office:value-type="float" office:value="18.3915298523817" calcext:value-type="float">
            <text:p>18.391529852381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6.0004159547117" calcext:value-type="float">
            <text:p>-86.0004159547117</text:p>
          </table:table-cell>
          <table:table-cell office:value-type="float" office:value="17.1138294039473" calcext:value-type="float">
            <text:p>17.1138294039473</text:p>
          </table:table-cell>
          <table:table-cell office:value-type="float" office:value="39.6446589164335" calcext:value-type="float">
            <text:p>39.6446589164335</text:p>
          </table:table-cell>
          <table:table-cell office:value-type="float" office:value="76.6727915963051" calcext:value-type="float">
            <text:p>76.6727915963051</text:p>
          </table:table-cell>
          <table:table-cell office:value-type="float" office:value="-84.8613246403298" calcext:value-type="float">
            <text:p>-84.8613246403298</text:p>
          </table:table-cell>
          <table:table-cell table:number-columns-repeated="4"/>
          <table:table-cell table:formula="of:=10^(([.$AB$1]-[.E78])/(10*[.$AB$2]))" office:value-type="float" office:value="6.77677985418253" calcext:value-type="float">
            <text:p>6.77677985418253</text:p>
          </table:table-cell>
          <table:table-cell table:formula="of:=10^(([.$AB$1]-[.I78])/(10*[.$AB$2]))" office:value-type="float" office:value="9.9477198064497" calcext:value-type="float">
            <text:p>9.9477198064497</text:p>
          </table:table-cell>
          <table:table-cell table:formula="of:=10^(([.$AB$1]-[.M78])/(10*[.$AB$2]))" office:value-type="float" office:value="9.18286857381604" calcext:value-type="float">
            <text:p>9.18286857381604</text:p>
          </table:table-cell>
          <table:table-cell table:number-columns-repeated="4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0.7957583512265" calcext:value-type="float">
            <text:p>40.795758351226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188155986371" calcext:value-type="float">
            <text:p>-82.2188155986371</text:p>
          </table:table-cell>
          <table:table-cell office:value-type="float" office:value="12.8024725487821" calcext:value-type="float">
            <text:p>12.8024725487821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4692678462492" calcext:value-type="float">
            <text:p>-87.4692678462492</text:p>
          </table:table-cell>
          <table:table-cell office:value-type="float" office:value="19.1561808378085" calcext:value-type="float">
            <text:p>19.156180837808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2079773559" calcext:value-type="float">
            <text:p>-86.0002079773559</text:p>
          </table:table-cell>
          <table:table-cell office:value-type="float" office:value="17.1135562206022" calcext:value-type="float">
            <text:p>17.1135562206022</text:p>
          </table:table-cell>
          <table:table-cell office:value-type="float" office:value="29.9813750296775" calcext:value-type="float">
            <text:p>29.9813750296775</text:p>
          </table:table-cell>
          <table:table-cell office:value-type="float" office:value="92.2681640584115" calcext:value-type="float">
            <text:p>92.2681640584115</text:p>
          </table:table-cell>
          <table:table-cell office:value-type="float" office:value="-95.669771366911" calcext:value-type="float">
            <text:p>-95.669771366911</text:p>
          </table:table-cell>
          <table:table-cell table:number-columns-repeated="4"/>
          <table:table-cell table:formula="of:=10^(([.$AB$1]-[.E79])/(10*[.$AB$2]))" office:value-type="float" office:value="6.65149235486293" calcext:value-type="float">
            <text:p>6.65149235486293</text:p>
          </table:table-cell>
          <table:table-cell table:formula="of:=10^(([.$AB$1]-[.I79])/(10*[.$AB$2]))" office:value-type="float" office:value="10.4083117225559" calcext:value-type="float">
            <text:p>10.4083117225559</text:p>
          </table:table-cell>
          <table:table-cell table:formula="of:=10^(([.$AB$1]-[.M79])/(10*[.$AB$2]))" office:value-type="float" office:value="9.1827057032918" calcext:value-type="float">
            <text:p>9.1827057032918</text:p>
          </table:table-cell>
          <table:table-cell table:number-columns-repeated="4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0.627287247519" calcext:value-type="float">
            <text:p>40.62728724751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094077993185" calcext:value-type="float">
            <text:p>-82.1094077993185</text:p>
          </table:table-cell>
          <table:table-cell office:value-type="float" office:value="12.6954157180688" calcext:value-type="float">
            <text:p>12.6954157180688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office:value-type="float" office:value="-87.7346339231246" calcext:value-type="float">
            <text:p>-87.7346339231246</text:p>
          </table:table-cell>
          <table:table-cell office:value-type="float" office:value="19.5503467295105" calcext:value-type="float">
            <text:p>19.550346729510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1039886779" calcext:value-type="float">
            <text:p>-86.0001039886779</text:p>
          </table:table-cell>
          <table:table-cell office:value-type="float" office:value="17.1134196305649" calcext:value-type="float">
            <text:p>17.1134196305649</text:p>
          </table:table-cell>
          <table:table-cell office:value-type="float" office:value="24.7289489937179" calcext:value-type="float">
            <text:p>24.7289489937179</text:p>
          </table:table-cell>
          <table:table-cell office:value-type="float" office:value="100.443853177043" calcext:value-type="float">
            <text:p>100.443853177043</text:p>
          </table:table-cell>
          <table:table-cell office:value-type="float" office:value="-102.152453577124" calcext:value-type="float">
            <text:p>-102.152453577124</text:p>
          </table:table-cell>
          <table:table-cell table:number-columns-repeated="4"/>
          <table:table-cell table:formula="of:=10^(([.$AB$1]-[.E80])/(10*[.$AB$2]))" office:value-type="float" office:value="6.58971990745986" calcext:value-type="float">
            <text:p>6.58971990745986</text:p>
          </table:table-cell>
          <table:table-cell table:formula="of:=10^(([.$AB$1]-[.I80])/(10*[.$AB$2]))" office:value-type="float" office:value="10.646544258238" calcext:value-type="float">
            <text:p>10.646544258238</text:p>
          </table:table-cell>
          <table:table-cell table:formula="of:=10^(([.$AB$1]-[.M80])/(10*[.$AB$2]))" office:value-type="float" office:value="9.18262426911295" calcext:value-type="float">
            <text:p>9.1826242691129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.4467993682204" calcext:value-type="float">
            <text:p>40.446799368220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547038996593" calcext:value-type="float">
            <text:p>-82.0547038996593</text:p>
          </table:table-cell>
          <table:table-cell office:value-type="float" office:value="12.6422234835364" calcext:value-type="float">
            <text:p>12.6422234835364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office:value-type="float" office:value="-87.8673169615623" calcext:value-type="float">
            <text:p>-87.8673169615623</text:p>
          </table:table-cell>
          <table:table-cell office:value-type="float" office:value="19.7504607728446" calcext:value-type="float">
            <text:p>19.750460772844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051994339" calcext:value-type="float">
            <text:p>-86.000051994339</text:p>
          </table:table-cell>
          <table:table-cell office:value-type="float" office:value="17.1133513359551" calcext:value-type="float">
            <text:p>17.1133513359551</text:p>
          </table:table-cell>
          <table:table-cell office:value-type="float" office:value="21.9930136244083" calcext:value-type="float">
            <text:p>21.9930136244083</text:p>
          </table:table-cell>
          <table:table-cell office:value-type="float" office:value="104.63131187818" calcext:value-type="float">
            <text:p>104.63131187818</text:p>
          </table:table-cell>
          <table:table-cell office:value-type="float" office:value="-105.655251145749" calcext:value-type="float">
            <text:p>-105.655251145749</text:p>
          </table:table-cell>
          <table:table-cell table:number-columns-repeated="4"/>
          <table:table-cell table:formula="of:=10^(([.$AB$1]-[.E81])/(10*[.$AB$2]))" office:value-type="float" office:value="6.55904914831127" calcext:value-type="float">
            <text:p>6.55904914831127</text:p>
          </table:table-cell>
          <table:table-cell table:formula="of:=10^(([.$AB$1]-[.I81])/(10*[.$AB$2]))" office:value-type="float" office:value="10.7676976025417" calcext:value-type="float">
            <text:p>10.7676976025417</text:p>
          </table:table-cell>
          <table:table-cell table:formula="of:=10^(([.$AB$1]-[.M81])/(10*[.$AB$2]))" office:value-type="float" office:value="9.18258355229435" calcext:value-type="float">
            <text:p>9.18258355229435</text:p>
          </table:table-cell>
          <table:table-cell table:number-columns-repeated="4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0.2531559143841" calcext:value-type="float">
            <text:p>40.2531559143841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273519498296" calcext:value-type="float">
            <text:p>-82.0273519498296</text:p>
          </table:table-cell>
          <table:table-cell office:value-type="float" office:value="12.6157110005758" calcext:value-type="float">
            <text:p>12.6157110005758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office:value-type="float" office:value="-87.4336584807812" calcext:value-type="float">
            <text:p>-87.4336584807812</text:p>
          </table:table-cell>
          <table:table-cell office:value-type="float" office:value="19.1038961832653" calcext:value-type="float">
            <text:p>19.103896183265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0259971695" calcext:value-type="float">
            <text:p>-86.0000259971695</text:p>
          </table:table-cell>
          <table:table-cell office:value-type="float" office:value="17.1133171887524" calcext:value-type="float">
            <text:p>17.1133171887524</text:p>
          </table:table-cell>
          <table:table-cell office:value-type="float" office:value="33.1091081785073" calcext:value-type="float">
            <text:p>33.1091081785073</text:p>
          </table:table-cell>
          <table:table-cell office:value-type="float" office:value="93.5166751504221" calcext:value-type="float">
            <text:p>93.5166751504221</text:p>
          </table:table-cell>
          <table:table-cell office:value-type="float" office:value="-97.905252511595" calcext:value-type="float">
            <text:p>-97.905252511595</text:p>
          </table:table-cell>
          <table:table-cell table:number-columns-repeated="4"/>
          <table:table-cell table:formula="of:=10^(([.$AB$1]-[.E82])/(10*[.$AB$2]))" office:value-type="float" office:value="6.54376734232252" calcext:value-type="float">
            <text:p>6.54376734232252</text:p>
          </table:table-cell>
          <table:table-cell table:formula="of:=10^(([.$AB$1]-[.I82])/(10*[.$AB$2]))" office:value-type="float" office:value="10.3767517087679" calcext:value-type="float">
            <text:p>10.3767517087679</text:p>
          </table:table-cell>
          <table:table-cell table:formula="of:=10^(([.$AB$1]-[.M82])/(10*[.$AB$2]))" office:value-type="float" office:value="9.18256319395274" calcext:value-type="float">
            <text:p>9.18256319395274</text:p>
          </table:table-cell>
          <table:table-cell table:number-columns-repeated="4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0.079366607903" calcext:value-type="float">
            <text:p>40.07936660790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136759749148" calcext:value-type="float">
            <text:p>-82.0136759749148</text:p>
          </table:table-cell>
          <table:table-cell office:value-type="float" office:value="12.6024756165113" calcext:value-type="float">
            <text:p>12.602475616511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2168292403906" calcext:value-type="float">
            <text:p>-87.2168292403906</text:p>
          </table:table-cell>
          <table:table-cell office:value-type="float" office:value="18.78859512902" calcext:value-type="float">
            <text:p>18.7885951290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6.0000129985847" calcext:value-type="float">
            <text:p>-86.0000129985847</text:p>
          </table:table-cell>
          <table:table-cell office:value-type="float" office:value="17.1133001151766" calcext:value-type="float">
            <text:p>17.1133001151766</text:p>
          </table:table-cell>
          <table:table-cell office:value-type="float" office:value="38.4030480580081" calcext:value-type="float">
            <text:p>38.4030480580081</text:p>
          </table:table-cell>
          <table:table-cell office:value-type="float" office:value="88.2376887533963" calcext:value-type="float">
            <text:p>88.2376887533963</text:p>
          </table:table-cell>
          <table:table-cell office:value-type="float" office:value="-94.922940476571" calcext:value-type="float">
            <text:p>-94.922940476571</text:p>
          </table:table-cell>
          <table:table-cell table:number-columns-repeated="4"/>
          <table:table-cell table:formula="of:=10^(([.$AB$1]-[.E83])/(10*[.$AB$2]))" office:value-type="float" office:value="6.53613979631514" calcext:value-type="float">
            <text:p>6.53613979631514</text:p>
          </table:table-cell>
          <table:table-cell table:formula="of:=10^(([.$AB$1]-[.I83])/(10*[.$AB$2]))" office:value-type="float" office:value="10.1866342374544" calcext:value-type="float">
            <text:p>10.1866342374544</text:p>
          </table:table-cell>
          <table:table-cell table:formula="of:=10^(([.$AB$1]-[.M83])/(10*[.$AB$2]))" office:value-type="float" office:value="9.18255301479887" calcext:value-type="float">
            <text:p>9.18255301479887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9.8976248499508" calcext:value-type="float">
            <text:p>39.897624849950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68379874574" calcext:value-type="float">
            <text:p>-82.0068379874574</text:p>
          </table:table-cell>
          <table:table-cell office:value-type="float" office:value="12.5958631324504" calcext:value-type="float">
            <text:p>12.5958631324504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1084146201953" calcext:value-type="float">
            <text:p>-87.1084146201953</text:p>
          </table:table-cell>
          <table:table-cell office:value-type="float" office:value="18.6329014656894" calcext:value-type="float">
            <text:p>18.632901465689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5000064992924" calcext:value-type="float">
            <text:p>-85.5000064992924</text:p>
          </table:table-cell>
          <table:table-cell office:value-type="float" office:value="16.4689868702016" calcext:value-type="float">
            <text:p>16.4689868702016</text:p>
          </table:table-cell>
          <table:table-cell office:value-type="float" office:value="21.3163116185851" calcext:value-type="float">
            <text:p>21.3163116185851</text:p>
          </table:table-cell>
          <table:table-cell office:value-type="float" office:value="85.665113172121" calcext:value-type="float">
            <text:p>85.665113172121</text:p>
          </table:table-cell>
          <table:table-cell office:value-type="float" office:value="-86.8643751492088" calcext:value-type="float">
            <text:p>-86.8643751492088</text:p>
          </table:table-cell>
          <table:table-cell table:number-columns-repeated="4"/>
          <table:table-cell table:formula="of:=10^(([.$AB$1]-[.E84])/(10*[.$AB$2]))" office:value-type="float" office:value="6.53232935801697" calcext:value-type="float">
            <text:p>6.53232935801697</text:p>
          </table:table-cell>
          <table:table-cell table:formula="of:=10^(([.$AB$1]-[.I84])/(10*[.$AB$2]))" office:value-type="float" office:value="10.0928857307781" calcext:value-type="float">
            <text:p>10.0928857307781</text:p>
          </table:table-cell>
          <table:table-cell table:formula="of:=10^(([.$AB$1]-[.M84])/(10*[.$AB$2]))" office:value-type="float" office:value="8.79923031280121" calcext:value-type="float">
            <text:p>8.79923031280121</text:p>
          </table:table-cell>
          <table:table-cell table:number-columns-repeated="4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9.7056805008387" calcext:value-type="float">
            <text:p>39.705680500838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34189937287" calcext:value-type="float">
            <text:p>-82.0034189937287</text:p>
          </table:table-cell>
          <table:table-cell office:value-type="float" office:value="12.5925581916158" calcext:value-type="float">
            <text:p>12.592558191615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542073100976" calcext:value-type="float">
            <text:p>-87.0542073100976</text:p>
          </table:table-cell>
          <table:table-cell office:value-type="float" office:value="18.5555391187547" calcext:value-type="float">
            <text:p>18.555539118754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500032496462" calcext:value-type="float">
            <text:p>-85.2500032496462</text:p>
          </table:table-cell>
          <table:table-cell office:value-type="float" office:value="16.1559850140169" calcext:value-type="float">
            <text:p>16.1559850140169</text:p>
          </table:table-cell>
          <table:table-cell office:value-type="float" office:value="13.3092625351479" calcext:value-type="float">
            <text:p>13.3092625351479</text:p>
          </table:table-cell>
          <table:table-cell office:value-type="float" office:value="84.3952318992751" calcext:value-type="float">
            <text:p>84.3952318992751</text:p>
          </table:table-cell>
          <table:table-cell office:value-type="float" office:value="-83.9858230511402" calcext:value-type="float">
            <text:p>-83.9858230511402</text:p>
          </table:table-cell>
          <table:table-cell table:number-columns-repeated="4"/>
          <table:table-cell table:formula="of:=10^(([.$AB$1]-[.E85])/(10*[.$AB$2]))" office:value-type="float" office:value="6.53042497197724" calcext:value-type="float">
            <text:p>6.53042497197724</text:p>
          </table:table-cell>
          <table:table-cell table:formula="of:=10^(([.$AB$1]-[.I85])/(10*[.$AB$2]))" office:value-type="float" office:value="10.0463355163851" calcext:value-type="float">
            <text:p>10.0463355163851</text:p>
          </table:table-cell>
          <table:table-cell table:formula="of:=10^(([.$AB$1]-[.M85])/(10*[.$AB$2]))" office:value-type="float" office:value="8.61361200917356" calcext:value-type="float">
            <text:p>8.6136120091735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5056412326252" calcext:value-type="float">
            <text:p>39.505641232625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17094968643" calcext:value-type="float">
            <text:p>-82.0017094968643</text:p>
          </table:table-cell>
          <table:table-cell office:value-type="float" office:value="12.5909060463979" calcext:value-type="float">
            <text:p>12.590906046397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271036550488" calcext:value-type="float">
            <text:p>-87.0271036550488</text:p>
          </table:table-cell>
          <table:table-cell office:value-type="float" office:value="18.5169784796689" calcext:value-type="float">
            <text:p>18.516978479668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1250016248231" calcext:value-type="float">
            <text:p>-85.1250016248231</text:p>
          </table:table-cell>
          <table:table-cell office:value-type="float" office:value="16.0017219905294" calcext:value-type="float">
            <text:p>16.0017219905294</text:p>
          </table:table-cell>
          <table:table-cell office:value-type="float" office:value="9.43378573526596" calcext:value-type="float">
            <text:p>9.43378573526596</text:p>
          </table:table-cell>
          <table:table-cell office:value-type="float" office:value="83.7643531578651" calcext:value-type="float">
            <text:p>83.7643531578651</text:p>
          </table:table-cell>
          <table:table-cell office:value-type="float" office:value="-82.8256465770177" calcext:value-type="float">
            <text:p>-82.8256465770177</text:p>
          </table:table-cell>
          <table:table-cell table:number-columns-repeated="4"/>
          <table:table-cell table:formula="of:=10^(([.$AB$1]-[.E86])/(10*[.$AB$2]))" office:value-type="float" office:value="6.52947298716387" calcext:value-type="float">
            <text:p>6.52947298716387</text:p>
          </table:table-cell>
          <table:table-cell table:formula="of:=10^(([.$AB$1]-[.I86])/(10*[.$AB$2]))" office:value-type="float" office:value="10.023140982938" calcext:value-type="float">
            <text:p>10.023140982938</text:p>
          </table:table-cell>
          <table:table-cell table:formula="of:=10^(([.$AB$1]-[.M86])/(10*[.$AB$2]))" office:value-type="float" office:value="8.52227640629514" calcext:value-type="float">
            <text:p>8.52227640629514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9.3394632335078" calcext:value-type="float">
            <text:p>39.339463233507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8547484322" calcext:value-type="float">
            <text:p>-82.0008547484322</text:p>
          </table:table-cell>
          <table:table-cell office:value-type="float" office:value="12.5900800550764" calcext:value-type="float">
            <text:p>12.590080055076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135518275244" calcext:value-type="float">
            <text:p>-87.0135518275244</text:p>
          </table:table-cell>
          <table:table-cell office:value-type="float" office:value="18.497728220657" calcext:value-type="float">
            <text:p>18.49772822065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625008124115" calcext:value-type="float">
            <text:p>-85.0625008124115</text:p>
          </table:table-cell>
          <table:table-cell office:value-type="float" office:value="15.9251437200564" calcext:value-type="float">
            <text:p>15.9251437200564</text:p>
          </table:table-cell>
          <table:table-cell office:value-type="float" office:value="7.52733218650593" calcext:value-type="float">
            <text:p>7.52733218650593</text:p>
          </table:table-cell>
          <table:table-cell office:value-type="float" office:value="83.4499243327546" calcext:value-type="float">
            <text:p>83.4499243327546</text:p>
          </table:table-cell>
          <table:table-cell office:value-type="float" office:value="-82.3135648838585" calcext:value-type="float">
            <text:p>-82.3135648838585</text:p>
          </table:table-cell>
          <table:table-cell table:number-columns-repeated="4"/>
          <table:table-cell table:formula="of:=10^(([.$AB$1]-[.E87])/(10*[.$AB$2]))" office:value-type="float" office:value="6.52899704679995" calcext:value-type="float">
            <text:p>6.52899704679995</text:p>
          </table:table-cell>
          <table:table-cell table:formula="of:=10^(([.$AB$1]-[.I87])/(10*[.$AB$2]))" office:value-type="float" office:value="10.0115638053892" calcext:value-type="float">
            <text:p>10.0115638053892</text:p>
          </table:table-cell>
          <table:table-cell table:formula="of:=10^(([.$AB$1]-[.M87])/(10*[.$AB$2]))" office:value-type="float" office:value="8.47697243280966" calcext:value-type="float">
            <text:p>8.47697243280966</text:p>
          </table:table-cell>
          <table:table-cell table:number-columns-repeated="4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9.0940294702945" calcext:value-type="float">
            <text:p>39.094029470294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4273742161" calcext:value-type="float">
            <text:p>-82.0004273742161</text:p>
          </table:table-cell>
          <table:table-cell office:value-type="float" office:value="12.5896670797359" calcext:value-type="float">
            <text:p>12.589667079735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0067759137622" calcext:value-type="float">
            <text:p>-87.0067759137622</text:p>
          </table:table-cell>
          <table:table-cell office:value-type="float" office:value="18.4881105971686" calcext:value-type="float">
            <text:p>18.4881105971686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office:value-type="float" office:value="-85.5312504062058" calcext:value-type="float">
            <text:p>-85.5312504062058</text:p>
          </table:table-cell>
          <table:table-cell office:value-type="float" office:value="16.5085278556196" calcext:value-type="float">
            <text:p>16.5085278556196</text:p>
          </table:table-cell>
          <table:table-cell office:value-type="float" office:value="24.8863585095326" calcext:value-type="float">
            <text:p>24.8863585095326</text:p>
          </table:table-cell>
          <table:table-cell office:value-type="float" office:value="83.2929619429779" calcext:value-type="float">
            <text:p>83.2929619429779</text:p>
          </table:table-cell>
          <table:table-cell office:value-type="float" office:value="-85.5113697206404" calcext:value-type="float">
            <text:p>-85.5113697206404</text:p>
          </table:table-cell>
          <table:table-cell table:number-columns-repeated="4"/>
          <table:table-cell table:formula="of:=10^(([.$AB$1]-[.E88])/(10*[.$AB$2]))" office:value-type="float" office:value="6.52875908962758" calcext:value-type="float">
            <text:p>6.52875908962758</text:p>
          </table:table-cell>
          <table:table-cell table:formula="of:=10^(([.$AB$1]-[.I88])/(10*[.$AB$2]))" office:value-type="float" office:value="10.0057802321404" calcext:value-type="float">
            <text:p>10.0057802321404</text:p>
          </table:table-cell>
          <table:table-cell table:formula="of:=10^(([.$AB$1]-[.M88])/(10*[.$AB$2]))" office:value-type="float" office:value="8.82270720816191" calcext:value-type="float">
            <text:p>8.82270720816191</text:p>
          </table:table-cell>
          <table:table-cell table:number-columns-repeated="4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8.9028956743045" calcext:value-type="float">
            <text:p>38.902895674304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213687108" calcext:value-type="float">
            <text:p>-82.000213687108</text:p>
          </table:table-cell>
          <table:table-cell office:value-type="float" office:value="12.5894605971455" calcext:value-type="float">
            <text:p>12.589460597145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0033879568811" calcext:value-type="float">
            <text:p>-87.0033879568811</text:p>
          </table:table-cell>
          <table:table-cell office:value-type="float" office:value="18.4833036607904" calcext:value-type="float">
            <text:p>18.483303660790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7656252031029" calcext:value-type="float">
            <text:p>-85.7656252031029</text:p>
          </table:table-cell>
          <table:table-cell office:value-type="float" office:value="16.8081857972135" calcext:value-type="float">
            <text:p>16.8081857972135</text:p>
          </table:table-cell>
          <table:table-cell office:value-type="float" office:value="34.0412420384088" calcext:value-type="float">
            <text:p>34.0412420384088</text:p>
          </table:table-cell>
          <table:table-cell office:value-type="float" office:value="83.2145436772312" calcext:value-type="float">
            <text:p>83.2145436772312</text:p>
          </table:table-cell>
          <table:table-cell office:value-type="float" office:value="-88.5364286346358" calcext:value-type="float">
            <text:p>-88.5364286346358</text:p>
          </table:table-cell>
          <table:table-cell table:number-columns-repeated="4"/>
          <table:table-cell table:formula="of:=10^(([.$AB$1]-[.E89])/(10*[.$AB$2]))" office:value-type="float" office:value="6.52864011429366" calcext:value-type="float">
            <text:p>6.52864011429366</text:p>
          </table:table-cell>
          <table:table-cell table:formula="of:=10^(([.$AB$1]-[.I89])/(10*[.$AB$2]))" office:value-type="float" office:value="10.0028896985523" calcext:value-type="float">
            <text:p>10.0028896985523</text:p>
          </table:table-cell>
          <table:table-cell table:formula="of:=10^(([.$AB$1]-[.M89])/(10*[.$AB$2]))" office:value-type="float" office:value="9.00082701008081" calcext:value-type="float">
            <text:p>9.00082701008081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8.7303282502355" calcext:value-type="float">
            <text:p>38.730328250235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106843554" calcext:value-type="float">
            <text:p>-82.000106843554</text:p>
          </table:table-cell>
          <table:table-cell office:value-type="float" office:value="12.5893573571203" calcext:value-type="float">
            <text:p>12.5893573571203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0016939784406" calcext:value-type="float">
            <text:p>-87.0016939784406</text:p>
          </table:table-cell>
          <table:table-cell office:value-type="float" office:value="18.4809006613007" calcext:value-type="float">
            <text:p>18.480900661300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3828126015515" calcext:value-type="float">
            <text:p>-85.3828126015515</text:p>
          </table:table-cell>
          <table:table-cell office:value-type="float" office:value="16.3215131797347" calcext:value-type="float">
            <text:p>16.3215131797347</text:p>
          </table:table-cell>
          <table:table-cell office:value-type="float" office:value="19.4230995756429" calcext:value-type="float">
            <text:p>19.4230995756429</text:p>
          </table:table-cell>
          <table:table-cell office:value-type="float" office:value="83.1753502670839" calcext:value-type="float">
            <text:p>83.1753502670839</text:p>
          </table:table-cell>
          <table:table-cell office:value-type="float" office:value="-83.9682785713413" calcext:value-type="float">
            <text:p>-83.9682785713413</text:p>
          </table:table-cell>
          <table:table-cell table:number-columns-repeated="4"/>
          <table:table-cell table:formula="of:=10^(([.$AB$1]-[.E90])/(10*[.$AB$2]))" office:value-type="float" office:value="6.52858062743974" calcext:value-type="float">
            <text:p>6.52858062743974</text:p>
          </table:table-cell>
          <table:table-cell table:formula="of:=10^(([.$AB$1]-[.I90])/(10*[.$AB$2]))" office:value-type="float" office:value="10.0014447449118" calcext:value-type="float">
            <text:p>10.0014447449118</text:p>
          </table:table-cell>
          <table:table-cell table:formula="of:=10^(([.$AB$1]-[.M90])/(10*[.$AB$2]))" office:value-type="float" office:value="8.71172525449363" calcext:value-type="float">
            <text:p>8.7117252544936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.5499804122426" calcext:value-type="float">
            <text:p>38.5499804122426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53421777" calcext:value-type="float">
            <text:p>-82.000053421777</text:p>
          </table:table-cell>
          <table:table-cell office:value-type="float" office:value="12.5893057374252" calcext:value-type="float">
            <text:p>12.5893057374252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-87.5008469892203" calcext:value-type="float">
            <text:p>-87.5008469892203</text:p>
          </table:table-cell>
          <table:table-cell office:value-type="float" office:value="19.2026676886772" calcext:value-type="float">
            <text:p>19.202667688677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1914063007757" calcext:value-type="float">
            <text:p>-85.1914063007757</text:p>
          </table:table-cell>
          <table:table-cell office:value-type="float" office:value="16.0834869133611" calcext:value-type="float">
            <text:p>16.0834869133611</text:p>
          </table:table-cell>
          <table:table-cell office:value-type="float" office:value="0.722963076159971" calcext:value-type="float">
            <text:p>0.722963076159971</text:p>
          </table:table-cell>
          <table:table-cell office:value-type="float" office:value="95.5390124597276" calcext:value-type="float">
            <text:p>95.5390124597276</text:p>
          </table:table-cell>
          <table:table-cell office:value-type="float" office:value="-94.1841004919672" calcext:value-type="float">
            <text:p>-94.1841004919672</text:p>
          </table:table-cell>
          <table:table-cell table:number-columns-repeated="4"/>
          <table:table-cell table:formula="of:=10^(([.$AB$1]-[.E91])/(10*[.$AB$2]))" office:value-type="float" office:value="6.52855088421604" calcext:value-type="float">
            <text:p>6.52855088421604</text:p>
          </table:table-cell>
          <table:table-cell table:formula="of:=10^(([.$AB$1]-[.I91])/(10*[.$AB$2]))" office:value-type="float" office:value="10.4363801114279" calcext:value-type="float">
            <text:p>10.4363801114279</text:p>
          </table:table-cell>
          <table:table-cell table:formula="of:=10^(([.$AB$1]-[.M91])/(10*[.$AB$2]))" office:value-type="float" office:value="8.57067541855731" calcext:value-type="float">
            <text:p>8.57067541855731</text:p>
          </table:table-cell>
          <table:table-cell table:number-columns-repeated="4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8.3655727123674" calcext:value-type="float">
            <text:p>38.3655727123674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267108885" calcext:value-type="float">
            <text:p>-82.0000267108885</text:p>
          </table:table-cell>
          <table:table-cell office:value-type="float" office:value="12.589279927657" calcext:value-type="float">
            <text:p>12.589279927657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office:value-type="float" office:value="-87.2504234946102" calcext:value-type="float">
            <text:p>-87.2504234946102</text:p>
          </table:table-cell>
          <table:table-cell office:value-type="float" office:value="18.8371031739197" calcext:value-type="float">
            <text:p>18.837103173919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0957031503879" calcext:value-type="float">
            <text:p>-85.0957031503879</text:p>
          </table:table-cell>
          <table:table-cell office:value-type="float" office:value="15.9657786906945" calcext:value-type="float">
            <text:p>15.9657786906945</text:p>
          </table:table-cell>
          <table:table-cell office:value-type="float" office:value="3.26989167926089" calcext:value-type="float">
            <text:p>3.26989167926089</text:p>
          </table:table-cell>
          <table:table-cell office:value-type="float" office:value="89.218403130905" calcext:value-type="float">
            <text:p>89.218403130905</text:p>
          </table:table-cell>
          <table:table-cell office:value-type="float" office:value="-87.8613051375276" calcext:value-type="float">
            <text:p>-87.8613051375276</text:p>
          </table:table-cell>
          <table:table-cell table:number-columns-repeated="4"/>
          <table:table-cell table:formula="of:=10^(([.$AB$1]-[.E92])/(10*[.$AB$2]))" office:value-type="float" office:value="6.52853601265501" calcext:value-type="float">
            <text:p>6.52853601265501</text:p>
          </table:table-cell>
          <table:table-cell table:formula="of:=10^(([.$AB$1]-[.I92])/(10*[.$AB$2]))" office:value-type="float" office:value="10.2158602728444" calcext:value-type="float">
            <text:p>10.2158602728444</text:p>
          </table:table-cell>
          <table:table-cell table:formula="of:=10^(([.$AB$1]-[.M92])/(10*[.$AB$2]))" office:value-type="float" office:value="8.50100921702087" calcext:value-type="float">
            <text:p>8.50100921702087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8.164457203752" calcext:value-type="float">
            <text:p>38.16445720375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133554442" calcext:value-type="float">
            <text:p>-82.0000133554442</text:p>
          </table:table-cell>
          <table:table-cell office:value-type="float" office:value="12.5892670227927" calcext:value-type="float">
            <text:p>12.589267022792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1252117473051" calcext:value-type="float">
            <text:p>-87.1252117473051</text:p>
          </table:table-cell>
          <table:table-cell office:value-type="float" office:value="18.6569389997262" calcext:value-type="float">
            <text:p>18.6569389997262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5478515751939" calcext:value-type="float">
            <text:p>-84.5478515751939</text:p>
          </table:table-cell>
          <table:table-cell office:value-type="float" office:value="15.3083500969952" calcext:value-type="float">
            <text:p>15.3083500969952</text:p>
          </table:table-cell>
          <table:table-cell office:value-type="float" office:value="-12.5183111854813" calcext:value-type="float">
            <text:p>-12.5183111854813</text:p>
          </table:table-cell>
          <table:table-cell office:value-type="float" office:value="86.1480584856038" calcext:value-type="float">
            <text:p>86.1480584856038</text:p>
          </table:table-cell>
          <table:table-cell office:value-type="float" office:value="-85.6176551347872" calcext:value-type="float">
            <text:p>-85.6176551347872</text:p>
          </table:table-cell>
          <table:table-cell table:number-columns-repeated="4"/>
          <table:table-cell table:formula="of:=10^(([.$AB$1]-[.E93])/(10*[.$AB$2]))" office:value-type="float" office:value="6.52852857688719" calcext:value-type="float">
            <text:p>6.52852857688719</text:p>
          </table:table-cell>
          <table:table-cell table:formula="of:=10^(([.$AB$1]-[.I93])/(10*[.$AB$2]))" office:value-type="float" office:value="10.1073538934997" calcext:value-type="float">
            <text:p>10.1073538934997</text:p>
          </table:table-cell>
          <table:table-cell table:formula="of:=10^(([.$AB$1]-[.M93])/(10*[.$AB$2]))" office:value-type="float" office:value="8.11296659852411" calcext:value-type="float">
            <text:p>8.11296659852411</text:p>
          </table:table-cell>
          <table:table-cell table:number-columns-repeated="4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7.9751320043822" calcext:value-type="float">
            <text:p>37.975132004382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66777221" calcext:value-type="float">
            <text:p>-82.0000066777221</text:p>
          </table:table-cell>
          <table:table-cell office:value-type="float" office:value="12.5892605703655" calcext:value-type="float">
            <text:p>12.5892605703655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6.0626058736525" calcext:value-type="float">
            <text:p>-86.0626058736525</text:p>
          </table:table-cell>
          <table:table-cell office:value-type="float" office:value="17.19571330676" calcext:value-type="float">
            <text:p>17.1957133067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273925787597" calcext:value-type="float">
            <text:p>-84.273925787597</text:p>
          </table:table-cell>
          <table:table-cell office:value-type="float" office:value="14.9898582584599" calcext:value-type="float">
            <text:p>14.9898582584599</text:p>
          </table:table-cell>
          <table:table-cell office:value-type="float" office:value="1.22348519993247" calcext:value-type="float">
            <text:p>1.22348519993247</text:p>
          </table:table-cell>
          <table:table-cell office:value-type="float" office:value="62.3350338271466" calcext:value-type="float">
            <text:p>62.3350338271466</text:p>
          </table:table-cell>
          <table:table-cell office:value-type="float" office:value="-60.5318580697567" calcext:value-type="float">
            <text:p>-60.5318580697567</text:p>
          </table:table-cell>
          <table:table-cell table:number-columns-repeated="4"/>
          <table:table-cell table:formula="of:=10^(([.$AB$1]-[.E94])/(10*[.$AB$2]))" office:value-type="float" office:value="6.52852485900646" calcext:value-type="float">
            <text:p>6.52852485900646</text:p>
          </table:table-cell>
          <table:table-cell table:formula="of:=10^(([.$AB$1]-[.I94])/(10*[.$AB$2]))" office:value-type="float" office:value="9.23170034288852" calcext:value-type="float">
            <text:p>9.23170034288852</text:p>
          </table:table-cell>
          <table:table-cell table:formula="of:=10^(([.$AB$1]-[.M94])/(10*[.$AB$2]))" office:value-type="float" office:value="7.92563902536714" calcext:value-type="float">
            <text:p>7.92563902536714</text:p>
          </table:table-cell>
          <table:table-cell table:number-columns-repeated="4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7.7778349930478" calcext:value-type="float">
            <text:p>37.777834993047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33388611" calcext:value-type="float">
            <text:p>-82.0000033388611</text:p>
          </table:table-cell>
          <table:table-cell office:value-type="float" office:value="12.5892573441532" calcext:value-type="float">
            <text:p>12.589257344153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5313029368263" calcext:value-type="float">
            <text:p>-85.5313029368263</text:p>
          </table:table-cell>
          <table:table-cell office:value-type="float" office:value="16.50859441606" calcext:value-type="float">
            <text:p>16.50859441606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1369628937985" calcext:value-type="float">
            <text:p>-84.1369628937985</text:p>
          </table:table-cell>
          <table:table-cell office:value-type="float" office:value="14.833105869482" calcext:value-type="float">
            <text:p>14.833105869482</text:p>
          </table:table-cell>
          <table:table-cell office:value-type="float" office:value="6.92625772155387" calcext:value-type="float">
            <text:p>6.92625772155387</text:p>
          </table:table-cell>
          <table:table-cell office:value-type="float" office:value="51.8083132348427" calcext:value-type="float">
            <text:p>51.8083132348427</text:p>
          </table:table-cell>
          <table:table-cell office:value-type="float" office:value="-50.1993497968192" calcext:value-type="float">
            <text:p>-50.1993497968192</text:p>
          </table:table-cell>
          <table:table-cell table:number-columns-repeated="4"/>
          <table:table-cell table:formula="of:=10^(([.$AB$1]-[.E95])/(10*[.$AB$2]))" office:value-type="float" office:value="6.52852300006689" calcext:value-type="float">
            <text:p>6.52852300006689</text:p>
          </table:table-cell>
          <table:table-cell table:formula="of:=10^(([.$AB$1]-[.I95])/(10*[.$AB$2]))" office:value-type="float" office:value="8.82274673274476" calcext:value-type="float">
            <text:p>8.82274673274476</text:p>
          </table:table-cell>
          <table:table-cell table:formula="of:=10^(([.$AB$1]-[.M95])/(10*[.$AB$2]))" office:value-type="float" office:value="7.83360355097322" calcext:value-type="float">
            <text:p>7.8336035509732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5747143499828" calcext:value-type="float">
            <text:p>37.574714349982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16694305" calcext:value-type="float">
            <text:p>-82.0000016694305</text:p>
          </table:table-cell>
          <table:table-cell office:value-type="float" office:value="12.5892557310473" calcext:value-type="float">
            <text:p>12.589255731047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2656514684131" calcext:value-type="float">
            <text:p>-85.2656514684131</text:p>
          </table:table-cell>
          <table:table-cell office:value-type="float" office:value="16.1754007391208" calcext:value-type="float">
            <text:p>16.175400739120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0684814468992" calcext:value-type="float">
            <text:p>-84.0684814468992</text:p>
          </table:table-cell>
          <table:table-cell office:value-type="float" office:value="14.7553454489505" calcext:value-type="float">
            <text:p>14.7553454489505</text:p>
          </table:table-cell>
          <table:table-cell office:value-type="float" office:value="9.51467455608258" calcext:value-type="float">
            <text:p>9.51467455608258</text:p>
          </table:table-cell>
          <table:table-cell office:value-type="float" office:value="46.8582860042923" calcext:value-type="float">
            <text:p>46.8582860042923</text:p>
          </table:table-cell>
          <table:table-cell office:value-type="float" office:value="-45.5990835638398" calcext:value-type="float">
            <text:p>-45.5990835638398</text:p>
          </table:table-cell>
          <table:table-cell table:number-columns-repeated="4"/>
          <table:table-cell table:formula="of:=10^(([.$AB$1]-[.E96])/(10*[.$AB$2]))" office:value-type="float" office:value="6.5285220705973" calcext:value-type="float">
            <text:p>6.5285220705973</text:p>
          </table:table-cell>
          <table:table-cell table:formula="of:=10^(([.$AB$1]-[.I96])/(10*[.$AB$2]))" office:value-type="float" office:value="8.6251145015261" calcext:value-type="float">
            <text:p>8.6251145015261</text:p>
          </table:table-cell>
          <table:table-cell table:formula="of:=10^(([.$AB$1]-[.M96])/(10*[.$AB$2]))" office:value-type="float" office:value="7.78798737418113" calcext:value-type="float">
            <text:p>7.78798737418113</text:p>
          </table:table-cell>
          <table:table-cell table:number-columns-repeated="4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7.3885638952519" calcext:value-type="float">
            <text:p>37.388563895251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08347153" calcext:value-type="float">
            <text:p>-82.0000008347153</text:p>
          </table:table-cell>
          <table:table-cell office:value-type="float" office:value="12.5892549244945" calcext:value-type="float">
            <text:p>12.589254924494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328257342066" calcext:value-type="float">
            <text:p>-85.1328257342066</text:p>
          </table:table-cell>
          <table:table-cell office:value-type="float" office:value="16.0113342719347" calcext:value-type="float">
            <text:p>16.011334271934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342407234496" calcext:value-type="float">
            <text:p>-84.0342407234496</text:p>
          </table:table-cell>
          <table:table-cell office:value-type="float" office:value="14.7166182404383" calcext:value-type="float">
            <text:p>14.7166182404383</text:p>
          </table:table-cell>
          <table:table-cell office:value-type="float" office:value="10.7464972312776" calcext:value-type="float">
            <text:p>10.7464972312776</text:p>
          </table:table-cell>
          <table:table-cell office:value-type="float" office:value="44.4579480062375" calcext:value-type="float">
            <text:p>44.4579480062375</text:p>
          </table:table-cell>
          <table:table-cell office:value-type="float" office:value="-43.4458414372052" calcext:value-type="float">
            <text:p>-43.4458414372052</text:p>
          </table:table-cell>
          <table:table-cell table:number-columns-repeated="4"/>
          <table:table-cell table:formula="of:=10^(([.$AB$1]-[.E97])/(10*[.$AB$2]))" office:value-type="float" office:value="6.52852160586256" calcext:value-type="float">
            <text:p>6.52852160586256</text:p>
          </table:table-cell>
          <table:table-cell table:formula="of:=10^(([.$AB$1]-[.I97])/(10*[.$AB$2]))" office:value-type="float" office:value="8.52796476994678" calcext:value-type="float">
            <text:p>8.52796476994678</text:p>
          </table:table-cell>
          <table:table-cell table:formula="of:=10^(([.$AB$1]-[.M97])/(10*[.$AB$2]))" office:value-type="float" office:value="7.76527899370499" calcext:value-type="float">
            <text:p>7.76527899370499</text:p>
          </table:table-cell>
          <table:table-cell table:number-columns-repeated="4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7.199440806778" calcext:value-type="float">
            <text:p>37.19944080677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0000004173576" calcext:value-type="float">
            <text:p>-82.0000004173576</text:p>
          </table:table-cell>
          <table:table-cell office:value-type="float" office:value="12.5892545212181" calcext:value-type="float">
            <text:p>12.589254521218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5664128671033" calcext:value-type="float">
            <text:p>-85.5664128671033</text:p>
          </table:table-cell>
          <table:table-cell office:value-type="float" office:value="16.5531415528767" calcext:value-type="float">
            <text:p>16.553141552876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171203617248" calcext:value-type="float">
            <text:p>-84.0171203617248</text:p>
          </table:table-cell>
          <table:table-cell office:value-type="float" office:value="14.6972927694827" calcext:value-type="float">
            <text:p>14.6972927694827</text:p>
          </table:table-cell>
          <table:table-cell office:value-type="float" office:value="2.64733688834207" calcext:value-type="float">
            <text:p>2.64733688834207</text:p>
          </table:table-cell>
          <table:table-cell office:value-type="float" office:value="52.4778026679841" calcext:value-type="float">
            <text:p>52.4778026679841</text:p>
          </table:table-cell>
          <table:table-cell office:value-type="float" office:value="-50.4790285295343" calcext:value-type="float">
            <text:p>-50.4790285295343</text:p>
          </table:table-cell>
          <table:table-cell table:number-columns-repeated="4"/>
          <table:table-cell table:formula="of:=10^(([.$AB$1]-[.E98])/(10*[.$AB$2]))" office:value-type="float" office:value="6.52852137349519" calcext:value-type="float">
            <text:p>6.52852137349519</text:p>
          </table:table-cell>
          <table:table-cell table:formula="of:=10^(([.$AB$1]-[.I98])/(10*[.$AB$2]))" office:value-type="float" office:value="8.84920345573567" calcext:value-type="float">
            <text:p>8.84920345573567</text:p>
          </table:table-cell>
          <table:table-cell table:formula="of:=10^(([.$AB$1]-[.M98])/(10*[.$AB$2]))" office:value-type="float" office:value="7.75394964564023" calcext:value-type="float">
            <text:p>7.75394964564023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6.9983325597935" calcext:value-type="float">
            <text:p>36.998332559793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000002086788" calcext:value-type="float">
            <text:p>-82.0000002086788</text:p>
          </table:table-cell>
          <table:table-cell office:value-type="float" office:value="12.5892543195799" calcext:value-type="float">
            <text:p>12.589254319579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7832064335516" calcext:value-type="float">
            <text:p>-85.7832064335516</text:p>
          </table:table-cell>
          <table:table-cell office:value-type="float" office:value="16.8308822294716" calcext:value-type="float">
            <text:p>16.8308822294716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85601808624" calcext:value-type="float">
            <text:p>-84.0085601808624</text:p>
          </table:table-cell>
          <table:table-cell office:value-type="float" office:value="14.6876395527239" calcext:value-type="float">
            <text:p>14.6876395527239</text:p>
          </table:table-cell>
          <table:table-cell office:value-type="float" office:value="-1.59523731998462" calcext:value-type="float">
            <text:p>-1.59523731998462</text:p>
          </table:table-cell>
          <table:table-cell office:value-type="float" office:value="56.6923964996746" calcext:value-type="float">
            <text:p>56.6923964996746</text:p>
          </table:table-cell>
          <table:table-cell office:value-type="float" office:value="-54.7667196963691" calcext:value-type="float">
            <text:p>-54.7667196963691</text:p>
          </table:table-cell>
          <table:table-cell table:number-columns-repeated="4"/>
          <table:table-cell table:formula="of:=10^(([.$AB$1]-[.E99])/(10*[.$AB$2]))" office:value-type="float" office:value="6.52852125731152" calcext:value-type="float">
            <text:p>6.52852125731152</text:p>
          </table:table-cell>
          <table:table-cell table:formula="of:=10^(([.$AB$1]-[.I99])/(10*[.$AB$2]))" office:value-type="float" office:value="9.01433246523171" calcext:value-type="float">
            <text:p>9.01433246523171</text:p>
          </table:table-cell>
          <table:table-cell table:formula="of:=10^(([.$AB$1]-[.M99])/(10*[.$AB$2]))" office:value-type="float" office:value="7.74829117157933" calcext:value-type="float">
            <text:p>7.74829117157933</text:p>
          </table:table-cell>
          <table:table-cell table:number-columns-repeated="4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6.7934618208786" calcext:value-type="float">
            <text:p>36.793461820878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5000001043394" calcext:value-type="float">
            <text:p>-81.5000001043394</text:p>
          </table:table-cell>
          <table:table-cell office:value-type="float" office:value="12.1152766833092" calcext:value-type="float">
            <text:p>12.115276683309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916032167758" calcext:value-type="float">
            <text:p>-85.8916032167758</text:p>
          </table:table-cell>
          <table:table-cell office:value-type="float" office:value="16.9714952621472" calcext:value-type="float">
            <text:p>16.971495262147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0042800904312" calcext:value-type="float">
            <text:p>-84.0042800904312</text:p>
          </table:table-cell>
          <table:table-cell office:value-type="float" office:value="14.6828153222007" calcext:value-type="float">
            <text:p>14.6828153222007</text:p>
          </table:table-cell>
          <table:table-cell office:value-type="float" office:value="1.84608655670496" calcext:value-type="float">
            <text:p>1.84608655670496</text:p>
          </table:table-cell>
          <table:table-cell office:value-type="float" office:value="64.1753283272491" calcext:value-type="float">
            <text:p>64.1753283272491</text:p>
          </table:table-cell>
          <table:table-cell office:value-type="float" office:value="-62.5190285506068" calcext:value-type="float">
            <text:p>-62.5190285506068</text:p>
          </table:table-cell>
          <table:table-cell table:number-columns-repeated="4"/>
          <table:table-cell table:formula="of:=10^(([.$AB$1]-[.E100])/(10*[.$AB$2]))" office:value-type="float" office:value="6.25599366338447" calcext:value-type="float">
            <text:p>6.25599366338447</text:p>
          </table:table-cell>
          <table:table-cell table:formula="of:=10^(([.$AB$1]-[.I100])/(10*[.$AB$2]))" office:value-type="float" office:value="9.09804891154347" calcext:value-type="float">
            <text:p>9.09804891154347</text:p>
          </table:table-cell>
          <table:table-cell table:formula="of:=10^(([.$AB$1]-[.M100])/(10*[.$AB$2]))" office:value-type="float" office:value="7.74546348322208" calcext:value-type="float">
            <text:p>7.7454634832220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6113615346696" calcext:value-type="float">
            <text:p>36.611361534669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80.7500000521697" calcext:value-type="float">
            <text:p>-80.7500000521697</text:p>
          </table:table-cell>
          <table:table-cell office:value-type="float" office:value="11.4375586762933" calcext:value-type="float">
            <text:p>11.437558676293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458016083879" calcext:value-type="float">
            <text:p>-85.9458016083879</text:p>
          </table:table-cell>
          <table:table-cell office:value-type="float" office:value="17.042241697048" calcext:value-type="float">
            <text:p>17.04224169704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21400452156" calcext:value-type="float">
            <text:p>-84.0021400452156</text:p>
          </table:table-cell>
          <table:table-cell office:value-type="float" office:value="14.6804038011753" calcext:value-type="float">
            <text:p>14.6804038011753</text:p>
          </table:table-cell>
          <table:table-cell office:value-type="float" office:value="8.3988728561055" calcext:value-type="float">
            <text:p>8.3988728561055</text:p>
          </table:table-cell>
          <table:table-cell office:value-type="float" office:value="72.5246607213396" calcext:value-type="float">
            <text:p>72.5246607213396</text:p>
          </table:table-cell>
          <table:table-cell office:value-type="float" office:value="-71.584876072915" calcext:value-type="float">
            <text:p>-71.584876072915</text:p>
          </table:table-cell>
          <table:table-cell table:number-columns-repeated="4"/>
          <table:table-cell table:formula="of:=10^(([.$AB$1]-[.E101])/(10*[.$AB$2]))" office:value-type="float" office:value="5.8683839475791" calcext:value-type="float">
            <text:p>5.8683839475791</text:p>
          </table:table-cell>
          <table:table-cell table:formula="of:=10^(([.$AB$1]-[.I101])/(10*[.$AB$2]))" office:value-type="float" office:value="9.14019823916002" calcext:value-type="float">
            <text:p>9.14019823916002</text:p>
          </table:table-cell>
          <table:table-cell table:formula="of:=10^(([.$AB$1]-[.M101])/(10*[.$AB$2]))" office:value-type="float" office:value="7.74405002604691" calcext:value-type="float">
            <text:p>7.74405002604691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6.4004680006456" calcext:value-type="float">
            <text:p>36.400468000645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3750000260849" calcext:value-type="float">
            <text:p>-80.3750000260849</text:p>
          </table:table-cell>
          <table:table-cell office:value-type="float" office:value="11.1130516854406" calcext:value-type="float">
            <text:p>11.113051685440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72900804194" calcext:value-type="float">
            <text:p>-85.972900804194</text:p>
          </table:table-cell>
          <table:table-cell office:value-type="float" office:value="17.0777254289101" calcext:value-type="float">
            <text:p>17.077725428910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010700226078" calcext:value-type="float">
            <text:p>-84.0010700226078</text:p>
          </table:table-cell>
          <table:table-cell office:value-type="float" office:value="14.6791981891932" calcext:value-type="float">
            <text:p>14.6791981891932</text:p>
          </table:table-cell>
          <table:table-cell office:value-type="float" office:value="11.354112474008" calcext:value-type="float">
            <text:p>11.354112474008</text:p>
          </table:table-cell>
          <table:table-cell office:value-type="float" office:value="76.4012673008952" calcext:value-type="float">
            <text:p>76.4012673008952</text:p>
          </table:table-cell>
          <table:table-cell office:value-type="float" office:value="-75.9169459310571" calcext:value-type="float">
            <text:p>-75.9169459310571</text:p>
          </table:table-cell>
          <table:table-cell table:number-columns-repeated="4"/>
          <table:table-cell table:formula="of:=10^(([.$AB$1]-[.E102])/(10*[.$AB$2]))" office:value-type="float" office:value="5.68368015841964" calcext:value-type="float">
            <text:p>5.68368015841964</text:p>
          </table:table-cell>
          <table:table-cell table:formula="of:=10^(([.$AB$1]-[.I102])/(10*[.$AB$2]))" office:value-type="float" office:value="9.16134607235624" calcext:value-type="float">
            <text:p>9.16134607235624</text:p>
          </table:table-cell>
          <table:table-cell table:formula="of:=10^(([.$AB$1]-[.M102])/(10*[.$AB$2]))" office:value-type="float" office:value="7.74334339418959" calcext:value-type="float">
            <text:p>7.74334339418959</text:p>
          </table:table-cell>
          <table:table-cell table:number-columns-repeated="4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6.1929825556016" calcext:value-type="float">
            <text:p>36.192982555601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875000130424" calcext:value-type="float">
            <text:p>-80.1875000130424</text:p>
          </table:table-cell>
          <table:table-cell office:value-type="float" office:value="10.9542672906967" calcext:value-type="float">
            <text:p>10.954267290696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86450402097" calcext:value-type="float">
            <text:p>-85.986450402097</text:p>
          </table:table-cell>
          <table:table-cell office:value-type="float" office:value="17.0954949905515" calcext:value-type="float">
            <text:p>17.095494990551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005350113039" calcext:value-type="float">
            <text:p>-84.5005350113039</text:p>
          </table:table-cell>
          <table:table-cell office:value-type="float" office:value="15.252855890239" calcext:value-type="float">
            <text:p>15.252855890239</text:p>
          </table:table-cell>
          <table:table-cell office:value-type="float" office:value="28.3825015997652" calcext:value-type="float">
            <text:p>28.3825015997652</text:p>
          </table:table-cell>
          <table:table-cell office:value-type="float" office:value="78.2699895890655" calcext:value-type="float">
            <text:p>78.2699895890655</text:p>
          </table:table-cell>
          <table:table-cell office:value-type="float" office:value="-82.0404248299852" calcext:value-type="float">
            <text:p>-82.0404248299852</text:p>
          </table:table-cell>
          <table:table-cell table:number-columns-repeated="4"/>
          <table:table-cell table:formula="of:=10^(([.$AB$1]-[.E103])/(10*[.$AB$2]))" office:value-type="float" office:value="5.59351987635478" calcext:value-type="float">
            <text:p>5.59351987635478</text:p>
          </table:table-cell>
          <table:table-cell table:formula="of:=10^(([.$AB$1]-[.I103])/(10*[.$AB$2]))" office:value-type="float" office:value="9.17193833067376" calcext:value-type="float">
            <text:p>9.17193833067376</text:p>
          </table:table-cell>
          <table:table-cell table:formula="of:=10^(([.$AB$1]-[.M103])/(10*[.$AB$2]))" office:value-type="float" office:value="8.08029511362807" calcext:value-type="float">
            <text:p>8.08029511362807</text:p>
          </table:table-cell>
          <table:table-cell table:number-columns-repeated="4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5.9929213242916" calcext:value-type="float">
            <text:p>35.992921324291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5937500065212" calcext:value-type="float">
            <text:p>-80.5937500065212</text:p>
          </table:table-cell>
          <table:table-cell office:value-type="float" office:value="11.3012114344421" calcext:value-type="float">
            <text:p>11.301211434442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9932252010485" calcext:value-type="float">
            <text:p>-85.9932252010485</text:p>
          </table:table-cell>
          <table:table-cell office:value-type="float" office:value="17.1043867037046" calcext:value-type="float">
            <text:p>17.104386703704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2502675056519" calcext:value-type="float">
            <text:p>-85.2502675056519</text:p>
          </table:table-cell>
          <table:table-cell office:value-type="float" office:value="16.156312699458" calcext:value-type="float">
            <text:p>16.156312699458</text:p>
          </table:table-cell>
          <table:table-cell office:value-type="float" office:value="50.3477607999527" calcext:value-type="float">
            <text:p>50.3477607999527</text:p>
          </table:table-cell>
          <table:table-cell office:value-type="float" office:value="74.8984839199558" calcext:value-type="float">
            <text:p>74.8984839199558</text:p>
          </table:table-cell>
          <table:table-cell office:value-type="float" office:value="-89.1029657638534" calcext:value-type="float">
            <text:p>-89.1029657638534</text:p>
          </table:table-cell>
          <table:table-cell table:number-columns-repeated="4"/>
          <table:table-cell table:formula="of:=10^(([.$AB$1]-[.E104])/(10*[.$AB$2]))" office:value-type="float" office:value="5.79070554399086" calcext:value-type="float">
            <text:p>5.79070554399086</text:p>
          </table:table-cell>
          <table:table-cell table:formula="of:=10^(([.$AB$1]-[.I104])/(10*[.$AB$2]))" office:value-type="float" office:value="9.17723905144732" calcext:value-type="float">
            <text:p>9.17723905144732</text:p>
          </table:table-cell>
          <table:table-cell table:formula="of:=10^(([.$AB$1]-[.M104])/(10*[.$AB$2]))" office:value-type="float" office:value="8.61380612770185" calcext:value-type="float">
            <text:p>8.61380612770185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5.7957744666375" calcext:value-type="float">
            <text:p>35.795774466637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7968750032606" calcext:value-type="float">
            <text:p>-80.7968750032606</text:p>
          </table:table-cell>
          <table:table-cell office:value-type="float" office:value="11.4787826716051" calcext:value-type="float">
            <text:p>11.4787826716051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.9966126005243" calcext:value-type="float">
            <text:p>-85.9966126005243</text:p>
          </table:table-cell>
          <table:table-cell office:value-type="float" office:value="17.1088342944159" calcext:value-type="float">
            <text:p>17.108834294415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625133752826" calcext:value-type="float">
            <text:p>-85.625133752826</text:p>
          </table:table-cell>
          <table:table-cell office:value-type="float" office:value="16.6279148462671" calcext:value-type="float">
            <text:p>16.6279148462671</text:p>
          </table:table-cell>
          <table:table-cell office:value-type="float" office:value="62.3989634151127" calcext:value-type="float">
            <text:p>62.3989634151127</text:p>
          </table:table-cell>
          <table:table-cell office:value-type="float" office:value="73.1289814962905" calcext:value-type="float">
            <text:p>73.1289814962905</text:p>
          </table:table-cell>
          <table:table-cell office:value-type="float" office:value="-95.0470008868627" calcext:value-type="float">
            <text:p>-95.0470008868627</text:p>
          </table:table-cell>
          <table:table-cell table:number-columns-repeated="4"/>
          <table:table-cell table:formula="of:=10^(([.$AB$1]-[.E105])/(10*[.$AB$2]))" office:value-type="float" office:value="5.89188999545739" calcext:value-type="float">
            <text:p>5.89188999545739</text:p>
          </table:table-cell>
          <table:table-cell table:formula="of:=10^(([.$AB$1]-[.I105])/(10*[.$AB$2]))" office:value-type="float" office:value="9.17989056051174" calcext:value-type="float">
            <text:p>9.17989056051174</text:p>
          </table:table-cell>
          <table:table-cell table:formula="of:=10^(([.$AB$1]-[.M105])/(10*[.$AB$2]))" office:value-type="float" office:value="8.89362939106757" calcext:value-type="float">
            <text:p>8.8936293910675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.5889103808602" calcext:value-type="float">
            <text:p>35.58891038086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984375016303" calcext:value-type="float">
            <text:p>-80.8984375016303</text:p>
          </table:table-cell>
          <table:table-cell office:value-type="float" office:value="11.5686118548588" calcext:value-type="float">
            <text:p>11.568611854858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4983063002621" calcext:value-type="float">
            <text:p>-85.4983063002621</text:p>
          </table:table-cell>
          <table:table-cell office:value-type="float" office:value="16.4668378883637" calcext:value-type="float">
            <text:p>16.466837888363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312566876413" calcext:value-type="float">
            <text:p>-85.312566876413</text:p>
          </table:table-cell>
          <table:table-cell office:value-type="float" office:value="16.2337515826354" calcext:value-type="float">
            <text:p>16.2337515826354</text:p>
          </table:table-cell>
          <table:table-cell office:value-type="float" office:value="58.894749525348" calcext:value-type="float">
            <text:p>58.894749525348</text:p>
          </table:table-cell>
          <table:table-cell office:value-type="float" office:value="62.3899862696688" calcext:value-type="float">
            <text:p>62.3899862696688</text:p>
          </table:table-cell>
          <table:table-cell office:value-type="float" office:value="-84.6324638800862" calcext:value-type="float">
            <text:p>-84.6324638800862</text:p>
          </table:table-cell>
          <table:table-cell table:number-columns-repeated="4"/>
          <table:table-cell table:formula="of:=10^(([.$AB$1]-[.E106])/(10*[.$AB$2]))" office:value-type="float" office:value="5.94314332393931" calcext:value-type="float">
            <text:p>5.94314332393931</text:p>
          </table:table-cell>
          <table:table-cell table:formula="of:=10^(([.$AB$1]-[.I106])/(10*[.$AB$2]))" office:value-type="float" office:value="8.79795456482212" calcext:value-type="float">
            <text:p>8.79795456482212</text:p>
          </table:table-cell>
          <table:table-cell table:formula="of:=10^(([.$AB$1]-[.M106])/(10*[.$AB$2]))" office:value-type="float" office:value="8.65969262213452" calcext:value-type="float">
            <text:p>8.65969262213452</text:p>
          </table:table-cell>
          <table:table-cell table:number-columns-repeated="4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5.3653807748875" calcext:value-type="float">
            <text:p>35.36538077488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492187508151" calcext:value-type="float">
            <text:p>-80.9492187508151</text:p>
          </table:table-cell>
          <table:table-cell office:value-type="float" office:value="11.6137897187953" calcext:value-type="float">
            <text:p>11.613789718795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491531501311" calcext:value-type="float">
            <text:p>-85.2491531501311</text:p>
          </table:table-cell>
          <table:table-cell office:value-type="float" office:value="16.1549309099817" calcext:value-type="float">
            <text:p>16.154930909981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1562834382065" calcext:value-type="float">
            <text:p>-85.1562834382065</text:p>
          </table:table-cell>
          <table:table-cell office:value-type="float" office:value="16.0401877705417" calcext:value-type="float">
            <text:p>16.0401877705417</text:p>
          </table:table-cell>
          <table:table-cell office:value-type="float" office:value="57.0862802740521" calcext:value-type="float">
            <text:p>57.0862802740521</text:p>
          </table:table-cell>
          <table:table-cell office:value-type="float" office:value="57.2889459426763" calcext:value-type="float">
            <text:p>57.2889459426763</text:p>
          </table:table-cell>
          <table:table-cell office:value-type="float" office:value="-79.6660310755954" calcext:value-type="float">
            <text:p>-79.6660310755954</text:p>
          </table:table-cell>
          <table:table-cell table:number-columns-repeated="4"/>
          <table:table-cell table:formula="of:=10^(([.$AB$1]-[.E107])/(10*[.$AB$2]))" office:value-type="float" office:value="5.96893694060322" calcext:value-type="float">
            <text:p>5.96893694060322</text:p>
          </table:table-cell>
          <table:table-cell table:formula="of:=10^(([.$AB$1]-[.I107])/(10*[.$AB$2]))" office:value-type="float" office:value="8.61298756839569" calcext:value-type="float">
            <text:p>8.61298756839569</text:p>
          </table:table-cell>
          <table:table-cell table:formula="of:=10^(([.$AB$1]-[.M107])/(10*[.$AB$2]))" office:value-type="float" office:value="8.54504199486119" calcext:value-type="float">
            <text:p>8.54504199486119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5.1465440352708" calcext:value-type="float">
            <text:p>35.146544035270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746093754076" calcext:value-type="float">
            <text:p>-81.4746093754076</text:p>
          </table:table-cell>
          <table:table-cell office:value-type="float" office:value="12.0916892964653" calcext:value-type="float">
            <text:p>12.0916892964653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5.1245765750655" calcext:value-type="float">
            <text:p>-85.1245765750655</text:p>
          </table:table-cell>
          <table:table-cell office:value-type="float" office:value="16.0011999624746" calcext:value-type="float">
            <text:p>16.001199962474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4.0781417191032" calcext:value-type="float">
            <text:p>-84.0781417191032</text:p>
          </table:table-cell>
          <table:table-cell office:value-type="float" office:value="14.7662899053139" calcext:value-type="float">
            <text:p>14.7662899053139</text:p>
          </table:table-cell>
          <table:table-cell office:value-type="float" office:value="18.1037191534838" calcext:value-type="float">
            <text:p>18.1037191534838</text:p>
          </table:table-cell>
          <table:table-cell office:value-type="float" office:value="49.8924773622021" calcext:value-type="float">
            <text:p>49.8924773622021</text:p>
          </table:table-cell>
          <table:table-cell office:value-type="float" office:value="-51.1778977491956" calcext:value-type="float">
            <text:p>-51.1778977491956</text:p>
          </table:table-cell>
          <table:table-cell table:number-columns-repeated="4"/>
          <table:table-cell table:formula="of:=10^(([.$AB$1]-[.E108])/(10*[.$AB$2]))" office:value-type="float" office:value="6.24246193474875" calcext:value-type="float">
            <text:p>6.24246193474875</text:p>
          </table:table-cell>
          <table:table-cell table:formula="of:=10^(([.$AB$1]-[.I108])/(10*[.$AB$2]))" office:value-type="float" office:value="8.52196749097866" calcext:value-type="float">
            <text:p>8.52196749097866</text:p>
          </table:table-cell>
          <table:table-cell table:formula="of:=10^(([.$AB$1]-[.M108])/(10*[.$AB$2]))" office:value-type="float" office:value="7.79440604987773" calcext:value-type="float">
            <text:p>7.79440604987773</text:p>
          </table:table-cell>
          <table:table-cell table:number-columns-repeated="4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4.9292347805028" calcext:value-type="float">
            <text:p>34.929234780502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373046877038" calcext:value-type="float">
            <text:p>-81.7373046877038</text:p>
          </table:table-cell>
          <table:table-cell office:value-type="float" office:value="12.3379637407636" calcext:value-type="float">
            <text:p>12.337963740763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0622882875328" calcext:value-type="float">
            <text:p>-85.0622882875328</text:p>
          </table:table-cell>
          <table:table-cell office:value-type="float" office:value="15.9248839530262" calcext:value-type="float">
            <text:p>15.9248839530262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5390708595516" calcext:value-type="float">
            <text:p>-83.5390708595516</text:p>
          </table:table-cell>
          <table:table-cell office:value-type="float" office:value="14.1677981889754" calcext:value-type="float">
            <text:p>14.1677981889754</text:p>
          </table:table-cell>
          <table:table-cell office:value-type="float" office:value="0.524347490244992" calcext:value-type="float">
            <text:p>0.524347490244992</text:p>
          </table:table-cell>
          <table:table-cell office:value-type="float" office:value="46.0502634767971" calcext:value-type="float">
            <text:p>46.0502634767971</text:p>
          </table:table-cell>
          <table:table-cell office:value-type="float" office:value="-43.8298355380065" calcext:value-type="float">
            <text:p>-43.8298355380065</text:p>
          </table:table-cell>
          <table:table-cell table:number-columns-repeated="4"/>
          <table:table-cell table:formula="of:=10^(([.$AB$1]-[.E109])/(10*[.$AB$2]))" office:value-type="float" office:value="6.38388946596767" calcext:value-type="float">
            <text:p>6.38388946596767</text:p>
          </table:table-cell>
          <table:table-cell table:formula="of:=10^(([.$AB$1]-[.I109])/(10*[.$AB$2]))" office:value-type="float" office:value="8.47681879484793" calcext:value-type="float">
            <text:p>8.47681879484793</text:p>
          </table:table-cell>
          <table:table-cell table:formula="of:=10^(([.$AB$1]-[.M109])/(10*[.$AB$2]))" office:value-type="float" office:value="7.44418982912774" calcext:value-type="float">
            <text:p>7.44418982912774</text:p>
          </table:table-cell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4.6931007269238" calcext:value-type="float">
            <text:p>34.693100726923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686523438519" calcext:value-type="float">
            <text:p>-81.8686523438519</text:p>
          </table:table-cell>
          <table:table-cell office:value-type="float" office:value="12.462975600972" calcext:value-type="float">
            <text:p>12.46297560097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0311441437664" calcext:value-type="float">
            <text:p>-85.0311441437664</text:p>
          </table:table-cell>
          <table:table-cell office:value-type="float" office:value="15.886862549882" calcext:value-type="float">
            <text:p>15.88686254988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2695354297758" calcext:value-type="float">
            <text:p>-83.2695354297758</text:p>
          </table:table-cell>
          <table:table-cell office:value-type="float" office:value="13.8777112712655" calcext:value-type="float">
            <text:p>13.8777112712655</text:p>
          </table:table-cell>
          <table:table-cell office:value-type="float" office:value="-7.83803554807764" calcext:value-type="float">
            <text:p>-7.83803554807764</text:p>
          </table:table-cell>
          <table:table-cell office:value-type="float" office:value="44.091200385646" calcext:value-type="float">
            <text:p>44.091200385646</text:p>
          </table:table-cell>
          <table:table-cell office:value-type="float" office:value="-42.4800958505113" calcext:value-type="float">
            <text:p>-42.4800958505113</text:p>
          </table:table-cell>
          <table:table-cell table:number-columns-repeated="4"/>
          <table:table-cell table:formula="of:=10^(([.$AB$1]-[.E110])/(10*[.$AB$2]))" office:value-type="float" office:value="6.45580028665644" calcext:value-type="float">
            <text:p>6.45580028665644</text:p>
          </table:table-cell>
          <table:table-cell table:formula="of:=10^(([.$AB$1]-[.I110])/(10*[.$AB$2]))" office:value-type="float" office:value="8.45433422394819" calcext:value-type="float">
            <text:p>8.45433422394819</text:p>
          </table:table-cell>
          <table:table-cell table:formula="of:=10^(([.$AB$1]-[.M110])/(10*[.$AB$2]))" office:value-type="float" office:value="7.27502760435132" calcext:value-type="float">
            <text:p>7.2750276043513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.460408231345" calcext:value-type="float">
            <text:p>34.460408231345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4343261719259" calcext:value-type="float">
            <text:p>-81.4343261719259</text:p>
          </table:table-cell>
          <table:table-cell office:value-type="float" office:value="12.0543613413263" calcext:value-type="float">
            <text:p>12.0543613413263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office:value-type="float" office:value="-86.0155720718832" calcext:value-type="float">
            <text:p>-86.0155720718832</text:p>
          </table:table-cell>
          <table:table-cell office:value-type="float" office:value="17.1337490773255" calcext:value-type="float">
            <text:p>17.133749077325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347677148879" calcext:value-type="float">
            <text:p>-83.1347677148879</text:p>
          </table:table-cell>
          <table:table-cell office:value-type="float" office:value="13.7349028053939" calcext:value-type="float">
            <text:p>13.7349028053939</text:p>
          </table:table-cell>
          <table:table-cell office:value-type="float" office:value="-24.3149497121519" calcext:value-type="float">
            <text:p>-24.3149497121519</text:p>
          </table:table-cell>
          <table:table-cell office:value-type="float" office:value="67.3598773170417" calcext:value-type="float">
            <text:p>67.3598773170417</text:p>
          </table:table-cell>
          <table:table-cell office:value-type="float" office:value="-70.096207828344" calcext:value-type="float">
            <text:p>-70.096207828344</text:p>
          </table:table-cell>
          <table:table-cell table:number-columns-repeated="4"/>
          <table:table-cell table:formula="of:=10^(([.$AB$1]-[.E111])/(10*[.$AB$2]))" office:value-type="float" office:value="6.22105344379474" calcext:value-type="float">
            <text:p>6.22105344379474</text:p>
          </table:table-cell>
          <table:table-cell table:formula="of:=10^(([.$AB$1]-[.I111])/(10*[.$AB$2]))" office:value-type="float" office:value="9.19474536023058" calcext:value-type="float">
            <text:p>9.19474536023058</text:p>
          </table:table-cell>
          <table:table-cell table:formula="of:=10^(([.$AB$1]-[.M111])/(10*[.$AB$2]))" office:value-type="float" office:value="7.19189351832951" calcext:value-type="float">
            <text:p>7.19189351832951</text:p>
          </table:table-cell>
          <table:table-cell table:number-columns-repeated="4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4.2631341954856" calcext:value-type="float">
            <text:p>34.263134195485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217163085963" calcext:value-type="float">
            <text:p>-81.217163085963</text:p>
          </table:table-cell>
          <table:table-cell office:value-type="float" office:value="11.8551058556546" calcext:value-type="float">
            <text:p>11.855105855654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5077860359416" calcext:value-type="float">
            <text:p>-86.5077860359416</text:p>
          </table:table-cell>
          <table:table-cell office:value-type="float" office:value="17.7934242802279" calcext:value-type="float">
            <text:p>17.793424280227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3.067383857444" calcext:value-type="float">
            <text:p>-83.067383857444</text:p>
          </table:table-cell>
          <table:table-cell office:value-type="float" office:value="13.6640506097598" calcext:value-type="float">
            <text:p>13.6640506097598</text:p>
          </table:table-cell>
          <table:table-cell office:value-type="float" office:value="-33.6978727272998" calcext:value-type="float">
            <text:p>-33.6978727272998</text:p>
          </table:table-cell>
          <table:table-cell office:value-type="float" office:value="79.9983694397392" calcext:value-type="float">
            <text:p>79.9983694397392</text:p>
          </table:table-cell>
          <table:table-cell office:value-type="float" office:value="-85.5091474656144" calcext:value-type="float">
            <text:p>-85.5091474656144</text:p>
          </table:table-cell>
          <table:table-cell table:number-columns-repeated="4"/>
          <table:table-cell table:formula="of:=10^(([.$AB$1]-[.E112])/(10*[.$AB$2]))" office:value-type="float" office:value="6.10690065413492" calcext:value-type="float">
            <text:p>6.10690065413492</text:p>
          </table:table-cell>
          <table:table-cell table:formula="of:=10^(([.$AB$1]-[.I112])/(10*[.$AB$2]))" office:value-type="float" office:value="9.58892348505847" calcext:value-type="float">
            <text:p>9.58892348505847</text:p>
          </table:table-cell>
          <table:table-cell table:formula="of:=10^(([.$AB$1]-[.M112])/(10*[.$AB$2]))" office:value-type="float" office:value="7.1506834067419" calcext:value-type="float">
            <text:p>7.1506834067419</text:p>
          </table:table-cell>
          <table:table-cell table:number-columns-repeated="4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4.0495720603509" calcext:value-type="float">
            <text:p>34.049572060350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6085815429815" calcext:value-type="float">
            <text:p>-80.6085815429815</text:p>
          </table:table-cell>
          <table:table-cell office:value-type="float" office:value="11.3140836348781" calcext:value-type="float">
            <text:p>11.3140836348781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office:value-type="float" office:value="-86.7538930179708" calcext:value-type="float">
            <text:p>-86.7538930179708</text:p>
          </table:table-cell>
          <table:table-cell office:value-type="float" office:value="18.1327260641272" calcext:value-type="float">
            <text:p>18.1327260641272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533691928722" calcext:value-type="float">
            <text:p>-83.533691928722</text:p>
          </table:table-cell>
          <table:table-cell office:value-type="float" office:value="14.1619502462607" calcext:value-type="float">
            <text:p>14.1619502462607</text:p>
          </table:table-cell>
          <table:table-cell office:value-type="float" office:value="-20.3328821666316" calcext:value-type="float">
            <text:p>-20.3328821666316</text:p>
          </table:table-cell>
          <table:table-cell office:value-type="float" office:value="91.2369390998468" calcext:value-type="float">
            <text:p>91.2369390998468</text:p>
          </table:table-cell>
          <table:table-cell office:value-type="float" office:value="-92.2766527803779" calcext:value-type="float">
            <text:p>-92.2766527803779</text:p>
          </table:table-cell>
          <table:table-cell table:number-columns-repeated="4"/>
          <table:table-cell table:formula="of:=10^(([.$AB$1]-[.E113])/(10*[.$AB$2]))" office:value-type="float" office:value="5.79803453581166" calcext:value-type="float">
            <text:p>5.79803453581166</text:p>
          </table:table-cell>
          <table:table-cell table:formula="of:=10^(([.$AB$1]-[.I113])/(10*[.$AB$2]))" office:value-type="float" office:value="9.79230487937261" calcext:value-type="float">
            <text:p>9.79230487937261</text:p>
          </table:table-cell>
          <table:table-cell table:formula="of:=10^(([.$AB$1]-[.M113])/(10*[.$AB$2]))" office:value-type="float" office:value="7.44077581182958" calcext:value-type="float">
            <text:p>7.44077581182958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3.8599684812998" calcext:value-type="float">
            <text:p>33.859968481299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042907714907" calcext:value-type="float">
            <text:p>-80.3042907714907</text:p>
          </table:table-cell>
          <table:table-cell office:value-type="float" office:value="11.0529030093636" calcext:value-type="float">
            <text:p>11.0529030093636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office:value-type="float" office:value="-86.8769465089854" calcext:value-type="float">
            <text:p>-86.8769465089854</text:p>
          </table:table-cell>
          <table:table-cell office:value-type="float" office:value="18.3047955968679" calcext:value-type="float">
            <text:p>18.3047955968679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766845964361" calcext:value-type="float">
            <text:p>-83.766845964361</text:p>
          </table:table-cell>
          <table:table-cell office:value-type="float" office:value="14.4176628478965" calcext:value-type="float">
            <text:p>14.4176628478965</text:p>
          </table:table-cell>
          <table:table-cell office:value-type="float" office:value="-13.5833348968537" calcext:value-type="float">
            <text:p>-13.5833348968537</text:p>
          </table:table-cell>
          <table:table-cell office:value-type="float" office:value="96.7422167766893" calcext:value-type="float">
            <text:p>96.7422167766893</text:p>
          </table:table-cell>
          <table:table-cell office:value-type="float" office:value="-96.5456126574682" calcext:value-type="float">
            <text:p>-96.5456126574682</text:p>
          </table:table-cell>
          <table:table-cell table:number-columns-repeated="4"/>
          <table:table-cell table:formula="of:=10^(([.$AB$1]-[.E114])/(10*[.$AB$2]))" office:value-type="float" office:value="5.64950983876718" calcext:value-type="float">
            <text:p>5.64950983876718</text:p>
          </table:table-cell>
          <table:table-cell table:formula="of:=10^(([.$AB$1]-[.I114])/(10*[.$AB$2]))" office:value-type="float" office:value="9.89560755051079" calcext:value-type="float">
            <text:p>9.89560755051079</text:p>
          </table:table-cell>
          <table:table-cell table:formula="of:=10^(([.$AB$1]-[.M114])/(10*[.$AB$2]))" office:value-type="float" office:value="7.5902058483758" calcext:value-type="float">
            <text:p>7.5902058483758</text:p>
          </table:table-cell>
          <table:table-cell table:number-columns-repeated="4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3.6652003693249" calcext:value-type="float">
            <text:p>33.665200369324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6521453857454" calcext:value-type="float">
            <text:p>-80.6521453857454</text:p>
          </table:table-cell>
          <table:table-cell office:value-type="float" office:value="11.3519772698244" calcext:value-type="float">
            <text:p>11.3519772698244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6.9384732544927" calcext:value-type="float">
            <text:p>-86.9384732544927</text:p>
          </table:table-cell>
          <table:table-cell office:value-type="float" office:value="18.391441714974" calcext:value-type="float">
            <text:p>18.391441714974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3834229821805" calcext:value-type="float">
            <text:p>-84.3834229821805</text:p>
          </table:table-cell>
          <table:table-cell office:value-type="float" office:value="15.1163671888555" calcext:value-type="float">
            <text:p>15.1163671888555</text:p>
          </table:table-cell>
          <table:table-cell office:value-type="float" office:value="0.59790986802895" calcext:value-type="float">
            <text:p>0.59790986802895</text:p>
          </table:table-cell>
          <table:table-cell office:value-type="float" office:value="95.1417001912176" calcext:value-type="float">
            <text:p>95.1417001912176</text:p>
          </table:table-cell>
          <table:table-cell office:value-type="float" office:value="-93.9401738094643" calcext:value-type="float">
            <text:p>-93.9401738094643</text:p>
          </table:table-cell>
          <table:table-cell table:number-columns-repeated="4"/>
          <table:table-cell table:formula="of:=10^(([.$AB$1]-[.E115])/(10*[.$AB$2]))" office:value-type="float" office:value="5.81961525391741" calcext:value-type="float">
            <text:p>5.81961525391741</text:p>
          </table:table-cell>
          <table:table-cell table:formula="of:=10^(([.$AB$1]-[.I115])/(10*[.$AB$2]))" office:value-type="float" office:value="9.94766683725927" calcext:value-type="float">
            <text:p>9.94766683725927</text:p>
          </table:table-cell>
          <table:table-cell table:formula="of:=10^(([.$AB$1]-[.M115])/(10*[.$AB$2]))" office:value-type="float" office:value="7.99999545172919" calcext:value-type="float">
            <text:p>7.9999954517291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.4544232092953" calcext:value-type="float">
            <text:p>33.45442320929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8260726928727" calcext:value-type="float">
            <text:p>-80.8260726928727</text:p>
          </table:table-cell>
          <table:table-cell office:value-type="float" office:value="11.5045355320214" calcext:value-type="float">
            <text:p>11.5045355320214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5.9692366272463" calcext:value-type="float">
            <text:p>-85.9692366272463</text:p>
          </table:table-cell>
          <table:table-cell office:value-type="float" office:value="17.0729232334734" calcext:value-type="float">
            <text:p>17.072923233473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917114910903" calcext:value-type="float">
            <text:p>-84.6917114910903</text:p>
          </table:table-cell>
          <table:table-cell office:value-type="float" office:value="15.4783162690131" calcext:value-type="float">
            <text:p>15.4783162690131</text:p>
          </table:table-cell>
          <table:table-cell office:value-type="float" office:value="29.0888826651408" calcext:value-type="float">
            <text:p>29.0888826651408</text:p>
          </table:table-cell>
          <table:table-cell office:value-type="float" office:value="72.3019863311519" calcext:value-type="float">
            <text:p>72.3019863311519</text:p>
          </table:table-cell>
          <table:table-cell office:value-type="float" office:value="-76.5928346423114" calcext:value-type="float">
            <text:p>-76.5928346423114</text:p>
          </table:table-cell>
          <table:table-cell table:number-columns-repeated="4"/>
          <table:table-cell table:formula="of:=10^(([.$AB$1]-[.E116])/(10*[.$AB$2]))" office:value-type="float" office:value="5.90657911793227" calcext:value-type="float">
            <text:p>5.90657911793227</text:p>
          </table:table-cell>
          <table:table-cell table:formula="of:=10^(([.$AB$1]-[.I116])/(10*[.$AB$2]))" office:value-type="float" office:value="9.15848374172406" calcext:value-type="float">
            <text:p>9.15848374172406</text:p>
          </table:table-cell>
          <table:table-cell table:formula="of:=10^(([.$AB$1]-[.M116])/(10*[.$AB$2]))" office:value-type="float" office:value="8.21311366001489" calcext:value-type="float">
            <text:p>8.21311366001489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3.2439115105674" calcext:value-type="float">
            <text:p>33.243911510567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0.9130363464363" calcext:value-type="float">
            <text:p>-80.9130363464363</text:p>
          </table:table-cell>
          <table:table-cell office:value-type="float" office:value="11.5815817812891" calcext:value-type="float">
            <text:p>11.5815817812891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office:value-type="float" office:value="-85.4846183136232" calcext:value-type="float">
            <text:p>-85.4846183136232</text:p>
          </table:table-cell>
          <table:table-cell office:value-type="float" office:value="16.4495470479108" calcext:value-type="float">
            <text:p>16.4495470479108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458557455451" calcext:value-type="float">
            <text:p>-84.3458557455451</text:p>
          </table:table-cell>
          <table:table-cell office:value-type="float" office:value="15.0728435551094" calcext:value-type="float">
            <text:p>15.0728435551094</text:p>
          </table:table-cell>
          <table:table-cell office:value-type="float" office:value="25.955348690296" calcext:value-type="float">
            <text:p>25.955348690296</text:p>
          </table:table-cell>
          <table:table-cell office:value-type="float" office:value="61.9948006930655" calcext:value-type="float">
            <text:p>61.9948006930655</text:p>
          </table:table-cell>
          <table:table-cell office:value-type="float" office:value="-65.7168030973075" calcext:value-type="float">
            <text:p>-65.7168030973075</text:p>
          </table:table-cell>
          <table:table-cell table:number-columns-repeated="4"/>
          <table:table-cell table:formula="of:=10^(([.$AB$1]-[.E117])/(10*[.$AB$2]))" office:value-type="float" office:value="5.95054716346584" calcext:value-type="float">
            <text:p>5.95054716346584</text:p>
          </table:table-cell>
          <table:table-cell table:formula="of:=10^(([.$AB$1]-[.I117])/(10*[.$AB$2]))" office:value-type="float" office:value="8.78769049127287" calcext:value-type="float">
            <text:p>8.78769049127287</text:p>
          </table:table-cell>
          <table:table-cell table:formula="of:=10^(([.$AB$1]-[.M117])/(10*[.$AB$2]))" office:value-type="float" office:value="7.97440632817378" calcext:value-type="float">
            <text:p>7.97440632817378</text:p>
          </table:table-cell>
          <table:table-cell table:number-columns-repeated="4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3.050764159965" calcext:value-type="float">
            <text:p>33.0507641599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0.9565181732182" calcext:value-type="float">
            <text:p>-80.9565181732182</text:p>
          </table:table-cell>
          <table:table-cell office:value-type="float" office:value="11.6202981834577" calcext:value-type="float">
            <text:p>11.620298183457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2423091568116" calcext:value-type="float">
            <text:p>-85.2423091568116</text:p>
          </table:table-cell>
          <table:table-cell office:value-type="float" office:value="16.1464470194847" calcext:value-type="float">
            <text:p>16.146447019484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729278727726" calcext:value-type="float">
            <text:p>-84.1729278727726</text:p>
          </table:table-cell>
          <table:table-cell office:value-type="float" office:value="14.8741079501164" calcext:value-type="float">
            <text:p>14.8741079501164</text:p>
          </table:table-cell>
          <table:table-cell office:value-type="float" office:value="24.360168606017" calcext:value-type="float">
            <text:p>24.360168606017</text:p>
          </table:table-cell>
          <table:table-cell office:value-type="float" office:value="57.0956461275261" calcext:value-type="float">
            <text:p>57.0956461275261</text:p>
          </table:table-cell>
          <table:table-cell office:value-type="float" office:value="-60.4912408484747" calcext:value-type="float">
            <text:p>-60.4912408484747</text:p>
          </table:table-cell>
          <table:table-cell table:number-columns-repeated="4"/>
          <table:table-cell table:formula="of:=10^(([.$AB$1]-[.E118])/(10*[.$AB$2]))" office:value-type="float" office:value="5.97265376970557" calcext:value-type="float">
            <text:p>5.97265376970557</text:p>
          </table:table-cell>
          <table:table-cell table:formula="of:=10^(([.$AB$1]-[.I118])/(10*[.$AB$2]))" office:value-type="float" office:value="8.60796196066155" calcext:value-type="float">
            <text:p>8.60796196066155</text:p>
          </table:table-cell>
          <table:table-cell table:formula="of:=10^(([.$AB$1]-[.M118])/(10*[.$AB$2]))" office:value-type="float" office:value="7.85766709071307" calcext:value-type="float">
            <text:p>7.85766709071307</text:p>
          </table:table-cell>
          <table:table-cell table:number-columns-repeated="4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2.872013602638" calcext:value-type="float">
            <text:p>32.87201360263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4782590866091" calcext:value-type="float">
            <text:p>-81.4782590866091</text:p>
          </table:table-cell>
          <table:table-cell office:value-type="float" office:value="12.0950769636991" calcext:value-type="float">
            <text:p>12.095076963699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office:value-type="float" office:value="-85.1211545784058" calcext:value-type="float">
            <text:p>-85.1211545784058</text:p>
          </table:table-cell>
          <table:table-cell office:value-type="float" office:value="15.9969978319732" calcext:value-type="float">
            <text:p>15.9969978319732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0864639363863" calcext:value-type="float">
            <text:p>-84.0864639363863</text:p>
          </table:table-cell>
          <table:table-cell office:value-type="float" office:value="14.7757249418472" calcext:value-type="float">
            <text:p>14.7757249418472</text:p>
          </table:table-cell>
          <table:table-cell office:value-type="float" office:value="18.3756193243885" calcext:value-type="float">
            <text:p>18.3756193243885</text:p>
          </table:table-cell>
          <table:table-cell office:value-type="float" office:value="49.7941149447042" calcext:value-type="float">
            <text:p>49.7941149447042</text:p>
          </table:table-cell>
          <table:table-cell office:value-type="float" office:value="-51.1792038076107" calcext:value-type="float">
            <text:p>-51.1792038076107</text:p>
          </table:table-cell>
          <table:table-cell table:number-columns-repeated="4"/>
          <table:table-cell table:formula="of:=10^(([.$AB$1]-[.E119])/(10*[.$AB$2]))" office:value-type="float" office:value="6.24440520819716" calcext:value-type="float">
            <text:p>6.24440520819716</text:p>
          </table:table-cell>
          <table:table-cell table:formula="of:=10^(([.$AB$1]-[.I119])/(10*[.$AB$2]))" office:value-type="float" office:value="8.51948087906425" calcext:value-type="float">
            <text:p>8.51948087906425</text:p>
          </table:table-cell>
          <table:table-cell table:formula="of:=10^(([.$AB$1]-[.M119])/(10*[.$AB$2]))" office:value-type="float" office:value="7.79993990934404" calcext:value-type="float">
            <text:p>7.79993990934404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2.6755602482992" calcext:value-type="float">
            <text:p>32.675560248299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1.7391295433045" calcext:value-type="float">
            <text:p>-81.7391295433045</text:p>
          </table:table-cell>
          <table:table-cell office:value-type="float" office:value="12.3396919520736" calcext:value-type="float">
            <text:p>12.339691952073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0605772892029" calcext:value-type="float">
            <text:p>-85.0605772892029</text:p>
          </table:table-cell>
          <table:table-cell office:value-type="float" office:value="15.922792771279" calcext:value-type="float">
            <text:p>15.92279277127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432319681931" calcext:value-type="float">
            <text:p>-84.0432319681931</text:p>
          </table:table-cell>
          <table:table-cell office:value-type="float" office:value="14.7267777358893" calcext:value-type="float">
            <text:p>14.7267777358893</text:p>
          </table:table-cell>
          <table:table-cell office:value-type="float" office:value="15.2156865995227" calcext:value-type="float">
            <text:p>15.2156865995227</text:p>
          </table:table-cell>
          <table:table-cell office:value-type="float" office:value="46.0006055295565" calcext:value-type="float">
            <text:p>46.0006055295565</text:p>
          </table:table-cell>
          <table:table-cell office:value-type="float" office:value="-46.3436576087597" calcext:value-type="float">
            <text:p>-46.3436576087597</text:p>
          </table:table-cell>
          <table:table-cell table:number-columns-repeated="4"/>
          <table:table-cell table:formula="of:=10^(([.$AB$1]-[.E120])/(10*[.$AB$2]))" office:value-type="float" office:value="6.38488303851245" calcext:value-type="float">
            <text:p>6.38488303851245</text:p>
          </table:table-cell>
          <table:table-cell table:formula="of:=10^(([.$AB$1]-[.I120])/(10*[.$AB$2]))" office:value-type="float" office:value="8.47558198559711" calcext:value-type="float">
            <text:p>8.47558198559711</text:p>
          </table:table-cell>
          <table:table-cell table:formula="of:=10^(([.$AB$1]-[.M120])/(10*[.$AB$2]))" office:value-type="float" office:value="7.77123555099201" calcext:value-type="float">
            <text:p>7.7712355509920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4876673116773" calcext:value-type="float">
            <text:p>32.4876673116773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8695647716523" calcext:value-type="float">
            <text:p>-81.8695647716523</text:p>
          </table:table-cell>
          <table:table-cell office:value-type="float" office:value="12.4638484314346" calcext:value-type="float">
            <text:p>12.4638484314346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5.5302886446015" calcext:value-type="float">
            <text:p>-85.5302886446015</text:p>
          </table:table-cell>
          <table:table-cell office:value-type="float" office:value="16.5073092752248" calcext:value-type="float">
            <text:p>16.5073092752248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4.5216159840966" calcext:value-type="float">
            <text:p>-84.5216159840966</text:p>
          </table:table-cell>
          <table:table-cell office:value-type="float" office:value="15.2775553608877" calcext:value-type="float">
            <text:p>15.2775553608877</text:p>
          </table:table-cell>
          <table:table-cell office:value-type="float" office:value="20.6165804650721" calcext:value-type="float">
            <text:p>20.6165804650721</text:p>
          </table:table-cell>
          <table:table-cell office:value-type="float" office:value="53.2171553573405" calcext:value-type="float">
            <text:p>53.2171553573405</text:p>
          </table:table-cell>
          <table:table-cell office:value-type="float" office:value="-55.1967938843072" calcext:value-type="float">
            <text:p>-55.1967938843072</text:p>
          </table:table-cell>
          <table:table-cell table:number-columns-repeated="4"/>
          <table:table-cell table:formula="of:=10^(([.$AB$1]-[.E121])/(10*[.$AB$2]))" office:value-type="float" office:value="6.45630264939285" calcext:value-type="float">
            <text:p>6.45630264939285</text:p>
          </table:table-cell>
          <table:table-cell table:formula="of:=10^(([.$AB$1]-[.I121])/(10*[.$AB$2]))" office:value-type="float" office:value="8.82198360006763" calcext:value-type="float">
            <text:p>8.82198360006763</text:p>
          </table:table-cell>
          <table:table-cell table:formula="of:=10^(([.$AB$1]-[.M121])/(10*[.$AB$2]))" office:value-type="float" office:value="8.09483497419572" calcext:value-type="float">
            <text:p>8.09483497419572</text:p>
          </table:table-cell>
          <table:table-cell table:number-columns-repeated="4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2.296009015089" calcext:value-type="float">
            <text:p>32.296009015089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9347823858261" calcext:value-type="float">
            <text:p>-81.9347823858261</text:p>
          </table:table-cell>
          <table:table-cell office:value-type="float" office:value="12.5263943411837" calcext:value-type="float">
            <text:p>12.526394341183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.7651443223007" calcext:value-type="float">
            <text:p>-85.7651443223007</text:p>
          </table:table-cell>
          <table:table-cell office:value-type="float" office:value="16.8075654359115" calcext:value-type="float">
            <text:p>16.8075654359115</text:p>
          </table:table-cell>
          <table:table-cell office:value-type="float" office:value="-84" calcext:value-type="float">
            <text:p>-84</text:p>
          </table:table-cell>
          <table:table-cell office:value-type="float" office:value="-87" calcext:value-type="float">
            <text:p>-87</text:p>
          </table:table-cell>
          <table:table-cell office:value-type="float" office:value="-85.7608079920483" calcext:value-type="float">
            <text:p>-85.7608079920483</text:p>
          </table:table-cell>
          <table:table-cell office:value-type="float" office:value="16.8019723778859" calcext:value-type="float">
            <text:p>16.8019723778859</text:p>
          </table:table-cell>
          <table:table-cell office:value-type="float" office:value="60.025436608601" calcext:value-type="float">
            <text:p>60.025436608601</text:p>
          </table:table-cell>
          <table:table-cell office:value-type="float" office:value="57.0535003143666" calcext:value-type="float">
            <text:p>57.0535003143666</text:p>
          </table:table-cell>
          <table:table-cell office:value-type="float" office:value="-81.4995652912138" calcext:value-type="float">
            <text:p>-81.4995652912138</text:p>
          </table:table-cell>
          <table:table-cell table:number-columns-repeated="4"/>
          <table:table-cell table:formula="of:=10^(([.$AB$1]-[.E122])/(10*[.$AB$2]))" office:value-type="float" office:value="6.49231147897888" calcext:value-type="float">
            <text:p>6.49231147897888</text:p>
          </table:table-cell>
          <table:table-cell table:formula="of:=10^(([.$AB$1]-[.I122])/(10*[.$AB$2]))" office:value-type="float" office:value="9.00045789407841" calcext:value-type="float">
            <text:p>9.00045789407841</text:p>
          </table:table-cell>
          <table:table-cell table:formula="of:=10^(([.$AB$1]-[.M122])/(10*[.$AB$2]))" office:value-type="float" office:value="8.99713008364096" calcext:value-type="float">
            <text:p>8.99713008364096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2.0736551562004" calcext:value-type="float">
            <text:p>32.073655156200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4673911929131" calcext:value-type="float">
            <text:p>-82.4673911929131</text:p>
          </table:table-cell>
          <table:table-cell office:value-type="float" office:value="13.0490743742047" calcext:value-type="float">
            <text:p>13.0490743742047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office:value-type="float" office:value="-85.8825721611504" calcext:value-type="float">
            <text:p>-85.8825721611504</text:p>
          </table:table-cell>
          <table:table-cell office:value-type="float" office:value="16.9597353913693" calcext:value-type="float">
            <text:p>16.9597353913693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6.3804039960241" calcext:value-type="float">
            <text:p>-86.3804039960241</text:p>
          </table:table-cell>
          <table:table-cell office:value-type="float" office:value="17.6203068233137" calcext:value-type="float">
            <text:p>17.6203068233137</text:p>
          </table:table-cell>
          <table:table-cell office:value-type="float" office:value="77.0176369134729" calcext:value-type="float">
            <text:p>77.0176369134729</text:p>
          </table:table-cell>
          <table:table-cell office:value-type="float" office:value="53.3128556916995" calcext:value-type="float">
            <text:p>53.3128556916995</text:p>
          </table:table-cell>
          <table:table-cell office:value-type="float" office:value="-92.4582265988085" calcext:value-type="float">
            <text:p>-92.4582265988085</text:p>
          </table:table-cell>
          <table:table-cell table:number-columns-repeated="4"/>
          <table:table-cell table:formula="of:=10^(([.$AB$1]-[.E123])/(10*[.$AB$2]))" office:value-type="float" office:value="6.79400089487825" calcext:value-type="float">
            <text:p>6.79400089487825</text:p>
          </table:table-cell>
          <table:table-cell table:formula="of:=10^(([.$AB$1]-[.I123])/(10*[.$AB$2]))" office:value-type="float" office:value="9.09104450285531" calcext:value-type="float">
            <text:p>9.09104450285531</text:p>
          </table:table-cell>
          <table:table-cell table:formula="of:=10^(([.$AB$1]-[.M123])/(10*[.$AB$2]))" office:value-type="float" office:value="9.48532028117183" calcext:value-type="float">
            <text:p>9.48532028117183</text:p>
          </table:table-cell>
          <table:table-cell table:number-columns-repeated="4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1.891401341963" calcext:value-type="float">
            <text:p>31.891401341963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7336955964565" calcext:value-type="float">
            <text:p>-82.7336955964565</text:p>
          </table:table-cell>
          <table:table-cell office:value-type="float" office:value="13.3185369487885" calcext:value-type="float">
            <text:p>13.3185369487885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office:value-type="float" office:value="-85.9412860805752" calcext:value-type="float">
            <text:p>-85.9412860805752</text:p>
          </table:table-cell>
          <table:table-cell office:value-type="float" office:value="17.0363362277059" calcext:value-type="float">
            <text:p>17.0363362277059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5.6902019980121" calcext:value-type="float">
            <text:p>-85.6902019980121</text:p>
          </table:table-cell>
          <table:table-cell office:value-type="float" office:value="16.7111652296738" calcext:value-type="float">
            <text:p>16.7111652296738</text:p>
          </table:table-cell>
          <table:table-cell office:value-type="float" office:value="44.1180654952" calcext:value-type="float">
            <text:p>44.1180654952</text:p>
          </table:table-cell>
          <table:table-cell office:value-type="float" office:value="51.266966185092" calcext:value-type="float">
            <text:p>51.266966185092</text:p>
          </table:table-cell>
          <table:table-cell office:value-type="float" office:value="-65.9111132782126" calcext:value-type="float">
            <text:p>-65.9111132782126</text:p>
          </table:table-cell>
          <table:table-cell table:number-columns-repeated="4"/>
          <table:table-cell table:formula="of:=10^(([.$AB$1]-[.E124])/(10*[.$AB$2]))" office:value-type="float" office:value="6.95006275118829" calcext:value-type="float">
            <text:p>6.95006275118829</text:p>
          </table:table-cell>
          <table:table-cell table:formula="of:=10^(([.$AB$1]-[.I124])/(10*[.$AB$2]))" office:value-type="float" office:value="9.13667913239414" calcext:value-type="float">
            <text:p>9.13667913239414</text:p>
          </table:table-cell>
          <table:table-cell table:formula="of:=10^(([.$AB$1]-[.M124])/(10*[.$AB$2]))" office:value-type="float" office:value="8.94311803705092" calcext:value-type="float">
            <text:p>8.94311803705092</text:p>
          </table:table-cell>
          <table:table-cell table:number-columns-repeated="4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1.6925988136248" calcext:value-type="float">
            <text:p>31.6925988136248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8668477982283" calcext:value-type="float">
            <text:p>-82.8668477982283</text:p>
          </table:table-cell>
          <table:table-cell office:value-type="float" office:value="13.4553477541412" calcext:value-type="float">
            <text:p>13.455347754141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706430402876" calcext:value-type="float">
            <text:p>-85.9706430402876</text:p>
          </table:table-cell>
          <table:table-cell office:value-type="float" office:value="17.0747662899643" calcext:value-type="float">
            <text:p>17.074766289964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345100999006" calcext:value-type="float">
            <text:p>-85.345100999006</text:p>
          </table:table-cell>
          <table:table-cell office:value-type="float" office:value="16.2743393139638" calcext:value-type="float">
            <text:p>16.2743393139638</text:p>
          </table:table-cell>
          <table:table-cell office:value-type="float" office:value="28.6998884824935" calcext:value-type="float">
            <text:p>28.6998884824935</text:p>
          </table:table-cell>
          <table:table-cell office:value-type="float" office:value="50.1978457600117" calcext:value-type="float">
            <text:p>50.1978457600117</text:p>
          </table:table-cell>
          <table:table-cell office:value-type="float" office:value="-55.7720859846411" calcext:value-type="float">
            <text:p>-55.7720859846411</text:p>
          </table:table-cell>
          <table:table-cell table:number-columns-repeated="4"/>
          <table:table-cell table:formula="of:=10^(([.$AB$1]-[.E125])/(10*[.$AB$2]))" office:value-type="float" office:value="7.02943288589391" calcext:value-type="float">
            <text:p>7.02943288589391</text:p>
          </table:table-cell>
          <table:table-cell table:formula="of:=10^(([.$AB$1]-[.I125])/(10*[.$AB$2]))" office:value-type="float" office:value="9.15958227807667" calcext:value-type="float">
            <text:p>9.15958227807667</text:p>
          </table:table-cell>
          <table:table-cell table:formula="of:=10^(([.$AB$1]-[.M125])/(10*[.$AB$2]))" office:value-type="float" office:value="8.68375264985188" calcext:value-type="float">
            <text:p>8.6837526498518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.4783866374" calcext:value-type="float">
            <text:p>31.478386637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334238991141" calcext:value-type="float">
            <text:p>-82.9334238991141</text:p>
          </table:table-cell>
          <table:table-cell office:value-type="float" office:value="13.524279264007" calcext:value-type="float">
            <text:p>13.52427926400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9853215201438" calcext:value-type="float">
            <text:p>-84.9853215201438</text:p>
          </table:table-cell>
          <table:table-cell office:value-type="float" office:value="15.8310863351911" calcext:value-type="float">
            <text:p>15.831086335191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4.672550499503" calcext:value-type="float">
            <text:p>-84.672550499503</text:p>
          </table:table-cell>
          <table:table-cell office:value-type="float" office:value="15.4555696517693" calcext:value-type="float">
            <text:p>15.4555696517693</text:p>
          </table:table-cell>
          <table:table-cell office:value-type="float" office:value="21.7780481365993" calcext:value-type="float">
            <text:p>21.7780481365993</text:p>
          </table:table-cell>
          <table:table-cell office:value-type="float" office:value="30.7505295188301" calcext:value-type="float">
            <text:p>30.7505295188301</text:p>
          </table:table-cell>
          <table:table-cell office:value-type="float" office:value="-34.7168858917105" calcext:value-type="float">
            <text:p>-34.7168858917105</text:p>
          </table:table-cell>
          <table:table-cell table:number-columns-repeated="4"/>
          <table:table-cell table:formula="of:=10^(([.$AB$1]-[.E126])/(10*[.$AB$2]))" office:value-type="float" office:value="7.06945721343917" calcext:value-type="float">
            <text:p>7.06945721343917</text:p>
          </table:table-cell>
          <table:table-cell table:formula="of:=10^(([.$AB$1]-[.I126])/(10*[.$AB$2]))" office:value-type="float" office:value="8.42136087959923" calcext:value-type="float">
            <text:p>8.42136087959923</text:p>
          </table:table-cell>
          <table:table-cell table:formula="of:=10^(([.$AB$1]-[.M126])/(10*[.$AB$2]))" office:value-type="float" office:value="8.19970383987514" calcext:value-type="float">
            <text:p>8.19970383987514</text:p>
          </table:table-cell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1.2827615500044" calcext:value-type="float">
            <text:p>31.2827615500044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667119495571" calcext:value-type="float">
            <text:p>-82.9667119495571</text:p>
          </table:table-cell>
          <table:table-cell office:value-type="float" office:value="13.5588773316797" calcext:value-type="float">
            <text:p>13.5588773316797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4.4926607600719" calcext:value-type="float">
            <text:p>-84.4926607600719</text:p>
          </table:table-cell>
          <table:table-cell office:value-type="float" office:value="15.2436402897914" calcext:value-type="float">
            <text:p>15.243640289791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3362752497515" calcext:value-type="float">
            <text:p>-84.3362752497515</text:p>
          </table:table-cell>
          <table:table-cell office:value-type="float" office:value="15.0617641116666" calcext:value-type="float">
            <text:p>15.0617641116666</text:p>
          </table:table-cell>
          <table:table-cell office:value-type="float" office:value="18.2485424261633" calcext:value-type="float">
            <text:p>18.2485424261633</text:p>
          </table:table-cell>
          <table:table-cell office:value-type="float" office:value="22.0270067222795" calcext:value-type="float">
            <text:p>22.0270067222795</text:p>
          </table:table-cell>
          <table:table-cell office:value-type="float" office:value="-24.7329230851535" calcext:value-type="float">
            <text:p>-24.7329230851535</text:p>
          </table:table-cell>
          <table:table-cell table:number-columns-repeated="4"/>
          <table:table-cell table:formula="of:=10^(([.$AB$1]-[.E127])/(10*[.$AB$2]))" office:value-type="float" office:value="7.0895547555342" calcext:value-type="float">
            <text:p>7.0895547555342</text:p>
          </table:table-cell>
          <table:table-cell table:formula="of:=10^(([.$AB$1]-[.I127])/(10*[.$AB$2]))" office:value-type="float" office:value="8.07487082734162" calcext:value-type="float">
            <text:p>8.07487082734162</text:p>
          </table:table-cell>
          <table:table-cell table:formula="of:=10^(([.$AB$1]-[.M127])/(10*[.$AB$2]))" office:value-type="float" office:value="7.96789363129071" calcext:value-type="float">
            <text:p>7.96789363129071</text:p>
          </table:table-cell>
          <table:table-cell table:number-columns-repeated="4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1.0990002336309" calcext:value-type="float">
            <text:p>31.0990002336309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833559747785" calcext:value-type="float">
            <text:p>-82.9833559747785</text:p>
          </table:table-cell>
          <table:table-cell office:value-type="float" office:value="13.5762095424153" calcext:value-type="float">
            <text:p>13.576209542415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246330380036" calcext:value-type="float">
            <text:p>-84.246330380036</text:p>
          </table:table-cell>
          <table:table-cell office:value-type="float" office:value="14.9581429506641" calcext:value-type="float">
            <text:p>14.958142950664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681376248758" calcext:value-type="float">
            <text:p>-84.1681376248758</text:p>
          </table:table-cell>
          <table:table-cell office:value-type="float" office:value="14.8686402647319" calcext:value-type="float">
            <text:p>14.8686402647319</text:p>
          </table:table-cell>
          <table:table-cell office:value-type="float" office:value="16.4738583176501" calcext:value-type="float">
            <text:p>16.4738583176501</text:p>
          </table:table-cell>
          <table:table-cell office:value-type="float" office:value="17.8938977240606" calcext:value-type="float">
            <text:p>17.8938977240606</text:p>
          </table:table-cell>
          <table:table-cell office:value-type="float" office:value="-19.7212287765382" calcext:value-type="float">
            <text:p>-19.7212287765382</text:p>
          </table:table-cell>
          <table:table-cell table:number-columns-repeated="4"/>
          <table:table-cell table:formula="of:=10^(([.$AB$1]-[.E128])/(10*[.$AB$2]))" office:value-type="float" office:value="7.09962494194707" calcext:value-type="float">
            <text:p>7.09962494194707</text:p>
          </table:table-cell>
          <table:table-cell table:formula="of:=10^(([.$AB$1]-[.I128])/(10*[.$AB$2]))" office:value-type="float" office:value="7.90700905776129" calcext:value-type="float">
            <text:p>7.90700905776129</text:p>
          </table:table-cell>
          <table:table-cell table:formula="of:=10^(([.$AB$1]-[.M128])/(10*[.$AB$2]))" office:value-type="float" office:value="7.85445775733414" calcext:value-type="float">
            <text:p>7.85445775733414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0.9021273408534" calcext:value-type="float">
            <text:p>30.9021273408534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9916779873893" calcext:value-type="float">
            <text:p>-82.9916779873893</text:p>
          </table:table-cell>
          <table:table-cell office:value-type="float" office:value="13.5848839543767" calcext:value-type="float">
            <text:p>13.5848839543767</text:p>
          </table:table-cell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 office:value-type="float" office:value="-84.123165190018" calcext:value-type="float">
            <text:p>-84.123165190018</text:p>
          </table:table-cell>
          <table:table-cell office:value-type="float" office:value="14.8174057337885" calcext:value-type="float">
            <text:p>14.8174057337885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840688124379" calcext:value-type="float">
            <text:p>-84.0840688124379</text:p>
          </table:table-cell>
          <table:table-cell office:value-type="float" office:value="14.7730089322079" calcext:value-type="float">
            <text:p>14.7730089322079</text:p>
          </table:table-cell>
          <table:table-cell office:value-type="float" office:value="15.5848378657052" calcext:value-type="float">
            <text:p>15.5848378657052</text:p>
          </table:table-cell>
          <table:table-cell office:value-type="float" office:value="15.8820184662851" calcext:value-type="float">
            <text:p>15.8820184662851</text:p>
          </table:table-cell>
          <table:table-cell office:value-type="float" office:value="-17.1560400618826" calcext:value-type="float">
            <text:p>-17.1560400618826</text:p>
          </table:table-cell>
          <table:table-cell table:number-columns-repeated="4"/>
          <table:table-cell table:formula="of:=10^(([.$AB$1]-[.E129])/(10*[.$AB$2]))" office:value-type="float" office:value="7.10466539786651" calcext:value-type="float">
            <text:p>7.10466539786651</text:p>
          </table:table-cell>
          <table:table-cell table:formula="of:=10^(([.$AB$1]-[.I129])/(10*[.$AB$2]))" office:value-type="float" office:value="7.82439131949271" calcext:value-type="float">
            <text:p>7.82439131949271</text:p>
          </table:table-cell>
          <table:table-cell table:formula="of:=10^(([.$AB$1]-[.M129])/(10*[.$AB$2]))" office:value-type="float" office:value="7.7983468688286" calcext:value-type="float">
            <text:p>7.7983468688286</text:p>
          </table:table-cell>
          <table:table-cell table:number-columns-repeated="4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0.7192161577173" calcext:value-type="float">
            <text:p>30.719216157717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4958389936946" calcext:value-type="float">
            <text:p>-82.4958389936946</text:p>
          </table:table-cell>
          <table:table-cell office:value-type="float" office:value="13.0775974958857" calcext:value-type="float">
            <text:p>13.0775974958857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61582595009" calcext:value-type="float">
            <text:p>-84.061582595009</text:p>
          </table:table-cell>
          <table:table-cell office:value-type="float" office:value="14.7475344665181" calcext:value-type="float">
            <text:p>14.747534466518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420344062189" calcext:value-type="float">
            <text:p>-84.0420344062189</text:p>
          </table:table-cell>
          <table:table-cell office:value-type="float" office:value="14.7254241674965" calcext:value-type="float">
            <text:p>14.7254241674965</text:p>
          </table:table-cell>
          <table:table-cell office:value-type="float" office:value="21.6798298291049" calcext:value-type="float">
            <text:p>21.6798298291049</text:p>
          </table:table-cell>
          <table:table-cell office:value-type="float" office:value="21.0910075348826" calcext:value-type="float">
            <text:p>21.0910075348826</text:p>
          </table:table-cell>
          <table:table-cell office:value-type="float" office:value="-26.8729941791894" calcext:value-type="float">
            <text:p>-26.8729941791894</text:p>
          </table:table-cell>
          <table:table-cell table:number-columns-repeated="4"/>
          <table:table-cell table:formula="of:=10^(([.$AB$1]-[.E130])/(10*[.$AB$2]))" office:value-type="float" office:value="6.81050352401429" calcext:value-type="float">
            <text:p>6.81050352401429</text:p>
          </table:table-cell>
          <table:table-cell table:formula="of:=10^(([.$AB$1]-[.I130])/(10*[.$AB$2]))" office:value-type="float" office:value="7.78340673340965" calcext:value-type="float">
            <text:p>7.78340673340965</text:p>
          </table:table-cell>
          <table:table-cell table:formula="of:=10^(([.$AB$1]-[.M130])/(10*[.$AB$2]))" office:value-type="float" office:value="7.77044192146371" calcext:value-type="float">
            <text:p>7.7704419214637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.5210286558326" calcext:value-type="float">
            <text:p>30.5210286558326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2479194968473" calcext:value-type="float">
            <text:p>-82.2479194968473</text:p>
          </table:table-cell>
          <table:table-cell office:value-type="float" office:value="12.8311027635143" calcext:value-type="float">
            <text:p>12.8311027635143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307912975045" calcext:value-type="float">
            <text:p>-84.5307912975045</text:p>
          </table:table-cell>
          <table:table-cell office:value-type="float" office:value="15.2883180832851" calcext:value-type="float">
            <text:p>15.2883180832851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4.0210172031095" calcext:value-type="float">
            <text:p>-84.0210172031095</text:p>
          </table:table-cell>
          <table:table-cell office:value-type="float" office:value="14.7016892935729" calcext:value-type="float">
            <text:p>14.7016892935729</text:p>
          </table:table-cell>
          <table:table-cell office:value-type="float" office:value="17.125687334634" calcext:value-type="float">
            <text:p>17.125687334634</text:p>
          </table:table-cell>
          <table:table-cell office:value-type="float" office:value="31.377032585381" calcext:value-type="float">
            <text:p>31.377032585381</text:p>
          </table:table-cell>
          <table:table-cell office:value-type="float" office:value="-32.8756509978288" calcext:value-type="float">
            <text:p>-32.8756509978288</text:p>
          </table:table-cell>
          <table:table-cell table:number-columns-repeated="4"/>
          <table:table-cell table:formula="of:=10^(([.$AB$1]-[.E131])/(10*[.$AB$2]))" office:value-type="float" office:value="6.66802191345027" calcext:value-type="float">
            <text:p>6.66802191345027</text:p>
          </table:table-cell>
          <table:table-cell table:formula="of:=10^(([.$AB$1]-[.I131])/(10*[.$AB$2]))" office:value-type="float" office:value="8.10117149340727" calcext:value-type="float">
            <text:p>8.10117149340727</text:p>
          </table:table-cell>
          <table:table-cell table:formula="of:=10^(([.$AB$1]-[.M131])/(10*[.$AB$2]))" office:value-type="float" office:value="7.75652691490999" calcext:value-type="float">
            <text:p>7.75652691490999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0.3377921826345" calcext:value-type="float">
            <text:p>30.337792182634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239597484237" calcext:value-type="float">
            <text:p>-82.1239597484237</text:p>
          </table:table-cell>
          <table:table-cell office:value-type="float" office:value="12.7096031922049" calcext:value-type="float">
            <text:p>12.7096031922049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office:value-type="float" office:value="-84.7653956487522" calcext:value-type="float">
            <text:p>-84.7653956487522</text:p>
          </table:table-cell>
          <table:table-cell office:value-type="float" office:value="15.5661013919281" calcext:value-type="float">
            <text:p>15.5661013919281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105086015547" calcext:value-type="float">
            <text:p>-84.5105086015547</text:p>
          </table:table-cell>
          <table:table-cell office:value-type="float" office:value="15.2645364420483" calcext:value-type="float">
            <text:p>15.2645364420483</text:p>
          </table:table-cell>
          <table:table-cell office:value-type="float" office:value="30.2629221743786" calcext:value-type="float">
            <text:p>30.2629221743786</text:p>
          </table:table-cell>
          <table:table-cell office:value-type="float" office:value="36.6834087456736" calcext:value-type="float">
            <text:p>36.6834087456736</text:p>
          </table:table-cell>
          <table:table-cell office:value-type="float" office:value="-45.4103796211379" calcext:value-type="float">
            <text:p>-45.4103796211379</text:p>
          </table:table-cell>
          <table:table-cell table:number-columns-repeated="4"/>
          <table:table-cell table:formula="of:=10^(([.$AB$1]-[.E132])/(10*[.$AB$2]))" office:value-type="float" office:value="6.59790285101742" calcext:value-type="float">
            <text:p>6.59790285101742</text:p>
          </table:table-cell>
          <table:table-cell table:formula="of:=10^(([.$AB$1]-[.I132])/(10*[.$AB$2]))" office:value-type="float" office:value="8.26488615761669" calcext:value-type="float">
            <text:p>8.26488615761669</text:p>
          </table:table-cell>
          <table:table-cell table:formula="of:=10^(([.$AB$1]-[.M132])/(10*[.$AB$2]))" office:value-type="float" office:value="8.08717078923135" calcext:value-type="float">
            <text:p>8.08717078923135</text:p>
          </table:table-cell>
          <table:table-cell table:number-columns-repeated="4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0.110569568513" calcext:value-type="float">
            <text:p>30.110569568513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0619798742118" calcext:value-type="float">
            <text:p>-82.0619798742118</text:p>
          </table:table-cell>
          <table:table-cell office:value-type="float" office:value="12.6492855262608" calcext:value-type="float">
            <text:p>12.6492855262608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4.8826978243761" calcext:value-type="float">
            <text:p>-84.8826978243761</text:p>
          </table:table-cell>
          <table:table-cell office:value-type="float" office:value="15.706880062325" calcext:value-type="float">
            <text:p>15.70688006232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7552543007774" calcext:value-type="float">
            <text:p>-84.7552543007774</text:p>
          </table:table-cell>
          <table:table-cell office:value-type="float" office:value="15.5539898074664" calcext:value-type="float">
            <text:p>15.5539898074664</text:p>
          </table:table-cell>
          <table:table-cell office:value-type="float" office:value="37.2136697879715" calcext:value-type="float">
            <text:p>37.2136697879715</text:p>
          </table:table-cell>
          <table:table-cell office:value-type="float" office:value="39.3798440760879" calcext:value-type="float">
            <text:p>39.3798440760879</text:p>
          </table:table-cell>
          <table:table-cell office:value-type="float" office:value="-52.2966564550849" calcext:value-type="float">
            <text:p>-52.2966564550849</text:p>
          </table:table-cell>
          <table:table-cell table:number-columns-repeated="4"/>
          <table:table-cell table:formula="of:=10^(([.$AB$1]-[.E133])/(10*[.$AB$2]))" office:value-type="float" office:value="6.56312031353799" calcext:value-type="float">
            <text:p>6.56312031353799</text:p>
          </table:table-cell>
          <table:table-cell table:formula="of:=10^(([.$AB$1]-[.I133])/(10*[.$AB$2]))" office:value-type="float" office:value="8.34798001895608" calcext:value-type="float">
            <text:p>8.34798001895608</text:p>
          </table:table-cell>
          <table:table-cell table:formula="of:=10^(([.$AB$1]-[.M133])/(10*[.$AB$2]))" office:value-type="float" office:value="8.25774124871422" calcext:value-type="float">
            <text:p>8.25774124871422</text:p>
          </table:table-cell>
          <table:table-cell table:number-columns-repeated="4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9.9151741332337" calcext:value-type="float">
            <text:p>29.915174133233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5309899371059" calcext:value-type="float">
            <text:p>-81.5309899371059</text:p>
          </table:table-cell>
          <table:table-cell office:value-type="float" office:value="12.1441278648172" calcext:value-type="float">
            <text:p>12.1441278648172</text:p>
          </table:table-cell>
          <table:table-cell office:value-type="float" office:value="-92" calcext:value-type="float">
            <text:p>-92</text:p>
          </table:table-cell>
          <table:table-cell office:value-type="float" office:value="-85" calcext:value-type="float">
            <text:p>-85</text:p>
          </table:table-cell>
          <table:table-cell office:value-type="float" office:value="-84.9413489121881" calcext:value-type="float">
            <text:p>-84.9413489121881</text:p>
          </table:table-cell>
          <table:table-cell office:value-type="float" office:value="15.7777461272458" calcext:value-type="float">
            <text:p>15.7777461272458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3776271503887" calcext:value-type="float">
            <text:p>-85.3776271503887</text:p>
          </table:table-cell>
          <table:table-cell office:value-type="float" office:value="16.3150185412586" calcext:value-type="float">
            <text:p>16.3150185412586</text:p>
          </table:table-cell>
          <table:table-cell office:value-type="float" office:value="64.3067214797261" calcext:value-type="float">
            <text:p>64.3067214797261</text:p>
          </table:table-cell>
          <table:table-cell office:value-type="float" office:value="46.0870142085413" calcext:value-type="float">
            <text:p>46.0870142085413</text:p>
          </table:table-cell>
          <table:table-cell office:value-type="float" office:value="-77.8731492220229" calcext:value-type="float">
            <text:p>-77.8731492220229</text:p>
          </table:table-cell>
          <table:table-cell table:number-columns-repeated="4"/>
          <table:table-cell table:formula="of:=10^(([.$AB$1]-[.E134])/(10*[.$AB$2]))" office:value-type="float" office:value="6.27254913166436" calcext:value-type="float">
            <text:p>6.27254913166436</text:p>
          </table:table-cell>
          <table:table-cell table:formula="of:=10^(([.$AB$1]-[.I134])/(10*[.$AB$2]))" office:value-type="float" office:value="8.38983970636493" calcext:value-type="float">
            <text:p>8.38983970636493</text:p>
          </table:table-cell>
          <table:table-cell table:formula="of:=10^(([.$AB$1]-[.M134])/(10*[.$AB$2]))" office:value-type="float" office:value="8.70787360623041" calcext:value-type="float">
            <text:p>8.70787360623041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9.7055931167022" calcext:value-type="float">
            <text:p>29.705593116702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265494968553" calcext:value-type="float">
            <text:p>-81.265494968553</text:p>
          </table:table-cell>
          <table:table-cell office:value-type="float" office:value="11.8991653351652" calcext:value-type="float">
            <text:p>11.8991653351652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70674456094" calcext:value-type="float">
            <text:p>-84.970674456094</text:p>
          </table:table-cell>
          <table:table-cell office:value-type="float" office:value="15.8132989693649" calcext:value-type="float">
            <text:p>15.813298969364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6888135751943" calcext:value-type="float">
            <text:p>-85.6888135751943</text:p>
          </table:table-cell>
          <table:table-cell office:value-type="float" office:value="16.7093844927275" calcext:value-type="float">
            <text:p>16.7093844927275</text:p>
          </table:table-cell>
          <table:table-cell office:value-type="float" office:value="78.486937036815" calcext:value-type="float">
            <text:p>78.486937036815</text:p>
          </table:table-cell>
          <table:table-cell office:value-type="float" office:value="49.2746766458725" calcext:value-type="float">
            <text:p>49.2746766458725</text:p>
          </table:table-cell>
          <table:table-cell office:value-type="float" office:value="-91.6276576399886" calcext:value-type="float">
            <text:p>-91.6276576399886</text:p>
          </table:table-cell>
          <table:table-cell table:number-columns-repeated="4"/>
          <table:table-cell table:formula="of:=10^(([.$AB$1]-[.E135])/(10*[.$AB$2]))" office:value-type="float" office:value="6.13212394997405" calcext:value-type="float">
            <text:p>6.13212394997405</text:p>
          </table:table-cell>
          <table:table-cell table:formula="of:=10^(([.$AB$1]-[.I135])/(10*[.$AB$2]))" office:value-type="float" office:value="8.41084819657071" calcext:value-type="float">
            <text:p>8.41084819657071</text:p>
          </table:table-cell>
          <table:table-cell table:formula="of:=10^(([.$AB$1]-[.M135])/(10*[.$AB$2]))" office:value-type="float" office:value="8.94205918101035" calcext:value-type="float">
            <text:p>8.9420591810103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4562320910022" calcext:value-type="float">
            <text:p>29.456232091002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1.6327474842765" calcext:value-type="float">
            <text:p>-81.6327474842765</text:p>
          </table:table-cell>
          <table:table-cell office:value-type="float" office:value="12.2393470494057" calcext:value-type="float">
            <text:p>12.239347049405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985337228047" calcext:value-type="float">
            <text:p>-83.985337228047</text:p>
          </table:table-cell>
          <table:table-cell office:value-type="float" office:value="14.6614832179009" calcext:value-type="float">
            <text:p>14.661483217900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444067875972" calcext:value-type="float">
            <text:p>-85.8444067875972</text:p>
          </table:table-cell>
          <table:table-cell office:value-type="float" office:value="16.9101279201331" calcext:value-type="float">
            <text:p>16.9101279201331</text:p>
          </table:table-cell>
          <table:table-cell office:value-type="float" office:value="95.7710864726095" calcext:value-type="float">
            <text:p>95.7710864726095</text:p>
          </table:table-cell>
          <table:table-cell office:value-type="float" office:value="29.5870336149966" calcext:value-type="float">
            <text:p>29.5870336149966</text:p>
          </table:table-cell>
          <table:table-cell office:value-type="float" office:value="-99.33373964129" calcext:value-type="float">
            <text:p>-99.33373964129</text:p>
          </table:table-cell>
          <table:table-cell table:number-columns-repeated="4"/>
          <table:table-cell table:formula="of:=10^(([.$AB$1]-[.E136])/(10*[.$AB$2]))" office:value-type="float" office:value="6.32721904531699" calcext:value-type="float">
            <text:p>6.32721904531699</text:p>
          </table:table-cell>
          <table:table-cell table:formula="of:=10^(([.$AB$1]-[.I136])/(10*[.$AB$2]))" office:value-type="float" office:value="7.73296106009249" calcext:value-type="float">
            <text:p>7.73296106009249</text:p>
          </table:table-cell>
          <table:table-cell table:formula="of:=10^(([.$AB$1]-[.M136])/(10*[.$AB$2]))" office:value-type="float" office:value="9.06150326759313" calcext:value-type="float">
            <text:p>9.06150326759313</text:p>
          </table:table-cell>
          <table:table-cell table:number-columns-repeated="4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9.2471410429791" calcext:value-type="float">
            <text:p>29.2471410429791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2.3163737421382" calcext:value-type="float">
            <text:p>-82.3163737421382</text:p>
          </table:table-cell>
          <table:table-cell office:value-type="float" office:value="12.8986955277617" calcext:value-type="float">
            <text:p>12.898695527761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3.4926686140235" calcext:value-type="float">
            <text:p>-83.4926686140235</text:p>
          </table:table-cell>
          <table:table-cell office:value-type="float" office:value="14.1174292674027" calcext:value-type="float">
            <text:p>14.117429267402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9222033937986" calcext:value-type="float">
            <text:p>-85.9222033937986</text:p>
          </table:table-cell>
          <table:table-cell office:value-type="float" office:value="17.0114022163724" calcext:value-type="float">
            <text:p>17.0114022163724</text:p>
          </table:table-cell>
          <table:table-cell office:value-type="float" office:value="97.6779952868414" calcext:value-type="float">
            <text:p>97.6779952868414</text:p>
          </table:table-cell>
          <table:table-cell office:value-type="float" office:value="14.936119455554" calcext:value-type="float">
            <text:p>14.936119455554</text:p>
          </table:table-cell>
          <table:table-cell office:value-type="float" office:value="-97.8899326646776" calcext:value-type="float">
            <text:p>-97.8899326646776</text:p>
          </table:table-cell>
          <table:table-cell table:number-columns-repeated="4"/>
          <table:table-cell table:formula="of:=10^(([.$AB$1]-[.E137])/(10*[.$AB$2]))" office:value-type="float" office:value="6.7070626153926" calcext:value-type="float">
            <text:p>6.7070626153926</text:p>
          </table:table-cell>
          <table:table-cell table:formula="of:=10^(([.$AB$1]-[.I137])/(10*[.$AB$2]))" office:value-type="float" office:value="7.41478969281289" calcext:value-type="float">
            <text:p>7.41478969281289</text:p>
          </table:table-cell>
          <table:table-cell table:formula="of:=10^(([.$AB$1]-[.M137])/(10*[.$AB$2]))" office:value-type="float" office:value="9.1218222910838" calcext:value-type="float">
            <text:p>9.1218222910838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8.9920460062708" calcext:value-type="float">
            <text:p>28.9920460062708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float" office:value="-83.6581868710691" calcext:value-type="float">
            <text:p>-83.6581868710691</text:p>
          </table:table-cell>
          <table:table-cell office:value-type="float" office:value="14.2979210844018" calcext:value-type="float">
            <text:p>14.2979210844018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3.2463343070118" calcext:value-type="float">
            <text:p>-83.2463343070118</text:p>
          </table:table-cell>
          <table:table-cell office:value-type="float" office:value="13.8530205000279" calcext:value-type="float">
            <text:p>13.8530205000279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office:value-type="float" office:value="-85.9611016968993" calcext:value-type="float">
            <text:p>-85.9611016968993</text:p>
          </table:table-cell>
          <table:table-cell office:value-type="float" office:value="17.0622665863474" calcext:value-type="float">
            <text:p>17.0622665863474</text:p>
          </table:table-cell>
          <table:table-cell office:value-type="float" office:value="84.1910047013313" calcext:value-type="float">
            <text:p>84.1910047013313</text:p>
          </table:table-cell>
          <table:table-cell office:value-type="float" office:value="-5.72289561890313" calcext:value-type="float">
            <text:p>-5.72289561890313</text:p>
          </table:table-cell>
          <table:table-cell office:value-type="float" office:value="-83.2025749060227" calcext:value-type="float">
            <text:p>-83.2025749060227</text:p>
          </table:table-cell>
          <table:table-cell table:number-columns-repeated="4"/>
          <table:table-cell table:formula="of:=10^(([.$AB$1]-[.E138])/(10*[.$AB$2]))" office:value-type="float" office:value="7.52019571517688" calcext:value-type="float">
            <text:p>7.52019571517688</text:p>
          </table:table-cell>
          <table:table-cell table:formula="of:=10^(([.$AB$1]-[.I138])/(10*[.$AB$2]))" office:value-type="float" office:value="7.26064736904395" calcext:value-type="float">
            <text:p>7.26064736904395</text:p>
          </table:table-cell>
          <table:table-cell table:formula="of:=10^(([.$AB$1]-[.M138])/(10*[.$AB$2]))" office:value-type="float" office:value="9.15213220660199" calcext:value-type="float">
            <text:p>9.15213220660199</text:p>
          </table:table-cell>
          <table:table-cell table:number-columns-repeated="4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8.7853117516706" calcext:value-type="float">
            <text:p>28.785311751670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3290934355346" calcext:value-type="float">
            <text:p>-84.3290934355346</text:p>
          </table:table-cell>
          <table:table-cell office:value-type="float" office:value="15.0534639844172" calcext:value-type="float">
            <text:p>15.0534639844172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office:value-type="float" office:value="-83.1231671535059" calcext:value-type="float">
            <text:p>-83.1231671535059</text:p>
          </table:table-cell>
          <table:table-cell office:value-type="float" office:value="13.7226790203969" calcext:value-type="float">
            <text:p>13.722679020396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5.9805508484496" calcext:value-type="float">
            <text:p>-85.9805508484496</text:p>
          </table:table-cell>
          <table:table-cell office:value-type="float" office:value="17.0877557749314" calcext:value-type="float">
            <text:p>17.0877557749314</text:p>
          </table:table-cell>
          <table:table-cell office:value-type="float" office:value="75.8970395274609" calcext:value-type="float">
            <text:p>75.8970395274609</text:p>
          </table:table-cell>
          <table:table-cell office:value-type="float" office:value="-17.43675383332" calcext:value-type="float">
            <text:p>-17.43675383332</text:p>
          </table:table-cell>
          <table:table-cell office:value-type="float" office:value="-76.5258050551137" calcext:value-type="float">
            <text:p>-76.5258050551137</text:p>
          </table:table-cell>
          <table:table-cell table:number-columns-repeated="4"/>
          <table:table-cell table:formula="of:=10^(([.$AB$1]-[.E139])/(10*[.$AB$2]))" office:value-type="float" office:value="7.9630150153678" calcext:value-type="float">
            <text:p>7.9630150153678</text:p>
          </table:table-cell>
          <table:table-cell table:formula="of:=10^(([.$AB$1]-[.I139])/(10*[.$AB$2]))" office:value-type="float" office:value="7.18478204849571" calcext:value-type="float">
            <text:p>7.18478204849571</text:p>
          </table:table-cell>
          <table:table-cell table:formula="of:=10^(([.$AB$1]-[.M139])/(10*[.$AB$2]))" office:value-type="float" office:value="9.16732491104751" calcext:value-type="float">
            <text:p>9.16732491104751</text:p>
          </table:table-cell>
          <table:table-cell table:number-columns-repeated="4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8.5467296966455" calcext:value-type="float">
            <text:p>28.5467296966455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6645467177673" calcext:value-type="float">
            <text:p>-84.6645467177673</text:p>
          </table:table-cell>
          <table:table-cell office:value-type="float" office:value="15.4460780108937" calcext:value-type="float">
            <text:p>15.446078010893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615835767529" calcext:value-type="float">
            <text:p>-83.0615835767529</text:p>
          </table:table-cell>
          <table:table-cell office:value-type="float" office:value="13.6579688923175" calcext:value-type="float">
            <text:p>13.657968892317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902754242248" calcext:value-type="float">
            <text:p>-85.9902754242248</text:p>
          </table:table-cell>
          <table:table-cell office:value-type="float" office:value="17.1005146449585" calcext:value-type="float">
            <text:p>17.1005146449585</text:p>
          </table:table-cell>
          <table:table-cell office:value-type="float" office:value="71.3151593263314" calcext:value-type="float">
            <text:p>71.3151593263314</text:p>
          </table:table-cell>
          <table:table-cell office:value-type="float" office:value="-23.6850962068643" calcext:value-type="float">
            <text:p>-23.6850962068643</text:p>
          </table:table-cell>
          <table:table-cell office:value-type="float" office:value="-73.7099539153633" calcext:value-type="float">
            <text:p>-73.7099539153633</text:p>
          </table:table-cell>
          <table:table-cell table:number-columns-repeated="4"/>
          <table:table-cell table:formula="of:=10^(([.$AB$1]-[.E140])/(10*[.$AB$2]))" office:value-type="float" office:value="8.19410887817054" calcext:value-type="float">
            <text:p>8.19410887817054</text:p>
          </table:table-cell>
          <table:table-cell table:formula="of:=10^(([.$AB$1]-[.I140])/(10*[.$AB$2]))" office:value-type="float" office:value="7.14714717207496" calcext:value-type="float">
            <text:p>7.14714717207496</text:p>
          </table:table-cell>
          <table:table-cell table:formula="of:=10^(([.$AB$1]-[.M140])/(10*[.$AB$2]))" office:value-type="float" office:value="9.1749307182165" calcext:value-type="float">
            <text:p>9.174930718216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.3130179213708" calcext:value-type="float">
            <text:p>28.313017921370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322733588836" calcext:value-type="float">
            <text:p>-84.8322733588836</text:p>
          </table:table-cell>
          <table:table-cell office:value-type="float" office:value="15.6462084511516" calcext:value-type="float">
            <text:p>15.646208451151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307917883765" calcext:value-type="float">
            <text:p>-83.0307917883765</text:p>
          </table:table-cell>
          <table:table-cell office:value-type="float" office:value="13.6257283475754" calcext:value-type="float">
            <text:p>13.625728347575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951377121124" calcext:value-type="float">
            <text:p>-85.9951377121124</text:p>
          </table:table-cell>
          <table:table-cell office:value-type="float" office:value="17.1068976520147" calcext:value-type="float">
            <text:p>17.1068976520147</text:p>
          </table:table-cell>
          <table:table-cell office:value-type="float" office:value="68.908991308234" calcext:value-type="float">
            <text:p>68.908991308234</text:p>
          </table:table-cell>
          <table:table-cell office:value-type="float" office:value="-26.9133481340766" calcext:value-type="float">
            <text:p>-26.9133481340766</text:p>
          </table:table-cell>
          <table:table-cell office:value-type="float" office:value="-72.49988851072" calcext:value-type="float">
            <text:p>-72.49988851072</text:p>
          </table:table-cell>
          <table:table-cell table:number-columns-repeated="4"/>
          <table:table-cell table:formula="of:=10^(([.$AB$1]-[.E141])/(10*[.$AB$2]))" office:value-type="float" office:value="8.31215873264004" calcext:value-type="float">
            <text:p>8.31215873264004</text:p>
          </table:table-cell>
          <table:table-cell table:formula="of:=10^(([.$AB$1]-[.I141])/(10*[.$AB$2]))" office:value-type="float" office:value="7.12840372477783" calcext:value-type="float">
            <text:p>7.12840372477783</text:p>
          </table:table-cell>
          <table:table-cell table:formula="of:=10^(([.$AB$1]-[.M141])/(10*[.$AB$2]))" office:value-type="float" office:value="9.17873598782543" calcext:value-type="float">
            <text:p>9.17873598782543</text:p>
          </table:table-cell>
          <table:table-cell table:number-columns-repeated="4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8.095845515333" calcext:value-type="float">
            <text:p>28.09584551533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9161366794418" calcext:value-type="float">
            <text:p>-84.9161366794418</text:p>
          </table:table-cell>
          <table:table-cell office:value-type="float" office:value="15.7472439690435" calcext:value-type="float">
            <text:p>15.7472439690435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office:value-type="float" office:value="-83.5153958941882" calcext:value-type="float">
            <text:p>-83.5153958941882</text:p>
          </table:table-cell>
          <table:table-cell office:value-type="float" office:value="14.14207696535" calcext:value-type="float">
            <text:p>14.1420769653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975688560562" calcext:value-type="float">
            <text:p>-85.9975688560562</text:p>
          </table:table-cell>
          <table:table-cell office:value-type="float" office:value="17.1100900489423" calcext:value-type="float">
            <text:p>17.1100900489423</text:p>
          </table:table-cell>
          <table:table-cell office:value-type="float" office:value="61.3261740879763" calcext:value-type="float">
            <text:p>61.3261740879763</text:p>
          </table:table-cell>
          <table:table-cell office:value-type="float" office:value="-21.8378871484968" calcext:value-type="float">
            <text:p>-21.8378871484968</text:p>
          </table:table-cell>
          <table:table-cell office:value-type="float" office:value="-63.3466577918134" calcext:value-type="float">
            <text:p>-63.3466577918134</text:p>
          </table:table-cell>
          <table:table-cell table:number-columns-repeated="4"/>
          <table:table-cell table:formula="of:=10^(([.$AB$1]-[.E142])/(10*[.$AB$2]))" office:value-type="float" office:value="8.37181990140298" calcext:value-type="float">
            <text:p>8.37181990140298</text:p>
          </table:table-cell>
          <table:table-cell table:formula="of:=10^(([.$AB$1]-[.I142])/(10*[.$AB$2]))" office:value-type="float" office:value="7.42917500102424" calcext:value-type="float">
            <text:p>7.42917500102424</text:p>
          </table:table-cell>
          <table:table-cell table:formula="of:=10^(([.$AB$1]-[.M142])/(10*[.$AB$2]))" office:value-type="float" office:value="9.18063921442221" calcext:value-type="float">
            <text:p>9.18063921442221</text:p>
          </table:table-cell>
          <table:table-cell table:number-columns-repeated="4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7.8517308317181" calcext:value-type="float">
            <text:p>27.851730831718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4580683397209" calcext:value-type="float">
            <text:p>-84.4580683397209</text:p>
          </table:table-cell>
          <table:table-cell office:value-type="float" office:value="15.203221094501" calcext:value-type="float">
            <text:p>15.203221094501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office:value-type="float" office:value="-83.7576979470941" calcext:value-type="float">
            <text:p>-83.7576979470941</text:p>
          </table:table-cell>
          <table:table-cell office:value-type="float" office:value="14.4075432369283" calcext:value-type="float">
            <text:p>14.407543236928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987844280281" calcext:value-type="float">
            <text:p>-85.9987844280281</text:p>
          </table:table-cell>
          <table:table-cell office:value-type="float" office:value="17.1116864708046" calcext:value-type="float">
            <text:p>17.1116864708046</text:p>
          </table:table-cell>
          <table:table-cell office:value-type="float" office:value="66.189758514189" calcext:value-type="float">
            <text:p>66.189758514189</text:p>
          </table:table-cell>
          <table:table-cell office:value-type="float" office:value="-10.7393770565108" calcext:value-type="float">
            <text:p>-10.7393770565108</text:p>
          </table:table-cell>
          <table:table-cell office:value-type="float" office:value="-65.3966342575752" calcext:value-type="float">
            <text:p>-65.3966342575752</text:p>
          </table:table-cell>
          <table:table-cell table:number-columns-repeated="4"/>
          <table:table-cell table:formula="of:=10^(([.$AB$1]-[.E143])/(10*[.$AB$2]))" office:value-type="float" office:value="8.05108446583652" calcext:value-type="float">
            <text:p>8.05108446583652</text:p>
          </table:table-cell>
          <table:table-cell table:formula="of:=10^(([.$AB$1]-[.I143])/(10*[.$AB$2]))" office:value-type="float" office:value="7.58428664778408" calcext:value-type="float">
            <text:p>7.58428664778408</text:p>
          </table:table-cell>
          <table:table-cell table:formula="of:=10^(([.$AB$1]-[.M143])/(10*[.$AB$2]))" office:value-type="float" office:value="9.18159097570448" calcext:value-type="float">
            <text:p>9.18159097570448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7.6453226600418" calcext:value-type="float">
            <text:p>27.6453226600418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2290341698605" calcext:value-type="float">
            <text:p>-84.2290341698605</text:p>
          </table:table-cell>
          <table:table-cell office:value-type="float" office:value="14.9382986942975" calcext:value-type="float">
            <text:p>14.9382986942975</text:p>
          </table:table-cell>
          <table:table-cell office:value-type="float" office:value="-90" calcext:value-type="float">
            <text:p>-90</text:p>
          </table:table-cell>
          <table:table-cell office:value-type="float" office:value="-84" calcext:value-type="float">
            <text:p>-84</text:p>
          </table:table-cell>
          <table:table-cell office:value-type="float" office:value="-83.8788489735471" calcext:value-type="float">
            <text:p>-83.8788489735471</text:p>
          </table:table-cell>
          <table:table-cell office:value-type="float" office:value="14.5421392550741" calcext:value-type="float">
            <text:p>14.542139255074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9993922140141" calcext:value-type="float">
            <text:p>-85.9993922140141</text:p>
          </table:table-cell>
          <table:table-cell office:value-type="float" office:value="17.1124847375915" calcext:value-type="float">
            <text:p>17.1124847375915</text:p>
          </table:table-cell>
          <table:table-cell office:value-type="float" office:value="68.3676599785454" calcext:value-type="float">
            <text:p>68.3676599785454</text:p>
          </table:table-cell>
          <table:table-cell office:value-type="float" office:value="-5.33861534821994" calcext:value-type="float">
            <text:p>-5.33861534821994</text:p>
          </table:table-cell>
          <table:table-cell office:value-type="float" office:value="-66.9724386360564" calcext:value-type="float">
            <text:p>-66.9724386360564</text:p>
          </table:table-cell>
          <table:table-cell table:number-columns-repeated="4"/>
          <table:table-cell table:formula="of:=10^(([.$AB$1]-[.E144])/(10*[.$AB$2]))" office:value-type="float" office:value="7.89535452534932" calcext:value-type="float">
            <text:p>7.89535452534932</text:p>
          </table:table-cell>
          <table:table-cell table:formula="of:=10^(([.$AB$1]-[.I144])/(10*[.$AB$2]))" office:value-type="float" office:value="7.6630527274857" calcext:value-type="float">
            <text:p>7.6630527274857</text:p>
          </table:table-cell>
          <table:table-cell table:formula="of:=10^(([.$AB$1]-[.M144])/(10*[.$AB$2]))" office:value-type="float" office:value="9.18206689334605" calcext:value-type="float">
            <text:p>9.18206689334605</text:p>
          </table:table-cell>
          <table:table-cell table:number-columns-repeated="4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7.4477750622006" calcext:value-type="float">
            <text:p>27.447775062200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1145170849302" calcext:value-type="float">
            <text:p>-84.1145170849302</text:p>
          </table:table-cell>
          <table:table-cell office:value-type="float" office:value="14.8075736982835" calcext:value-type="float">
            <text:p>14.807573698283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83.9394244867735" calcext:value-type="float">
            <text:p>-83.9394244867735</text:p>
          </table:table-cell>
          <table:table-cell office:value-type="float" office:value="14.6099080586621" calcext:value-type="float">
            <text:p>14.6099080586621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5.499696107007" calcext:value-type="float">
            <text:p>-85.499696107007</text:p>
          </table:table-cell>
          <table:table-cell office:value-type="float" office:value="16.468594526159" calcext:value-type="float">
            <text:p>16.468594526159</text:p>
          </table:table-cell>
          <table:table-cell office:value-type="float" office:value="49.7257212407866" calcext:value-type="float">
            <text:p>49.7257212407866</text:p>
          </table:table-cell>
          <table:table-cell office:value-type="float" office:value="-2.67310243069864" calcext:value-type="float">
            <text:p>-2.67310243069864</text:p>
          </table:table-cell>
          <table:table-cell office:value-type="float" office:value="-47.5770850012825" calcext:value-type="float">
            <text:p>-47.5770850012825</text:p>
          </table:table-cell>
          <table:table-cell table:number-columns-repeated="4"/>
          <table:table-cell table:formula="of:=10^(([.$AB$1]-[.E145])/(10*[.$AB$2]))" office:value-type="float" office:value="7.81862281407031" calcext:value-type="float">
            <text:p>7.81862281407031</text:p>
          </table:table-cell>
          <table:table-cell table:formula="of:=10^(([.$AB$1]-[.I145])/(10*[.$AB$2]))" office:value-type="float" office:value="7.70274199578484" calcext:value-type="float">
            <text:p>7.70274199578484</text:p>
          </table:table-cell>
          <table:table-cell table:formula="of:=10^(([.$AB$1]-[.M145])/(10*[.$AB$2]))" office:value-type="float" office:value="8.79899739548343" calcext:value-type="float">
            <text:p>8.79899739548343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.2145349830939" calcext:value-type="float">
            <text:p>27.2145349830939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0572585424651" calcext:value-type="float">
            <text:p>-84.0572585424651</text:p>
          </table:table-cell>
          <table:table-cell office:value-type="float" office:value="14.7426408182524" calcext:value-type="float">
            <text:p>14.742640818252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3.9697122433868" calcext:value-type="float">
            <text:p>-83.9697122433868</text:p>
          </table:table-cell>
          <table:table-cell office:value-type="float" office:value="14.6439107988713" calcext:value-type="float">
            <text:p>14.6439107988713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office:value-type="float" office:value="-84.7498480535035" calcext:value-type="float">
            <text:p>-84.7498480535035</text:p>
          </table:table-cell>
          <table:table-cell office:value-type="float" office:value="15.5475370989302" calcext:value-type="float">
            <text:p>15.5475370989302</text:p>
          </table:table-cell>
          <table:table-cell office:value-type="float" office:value="23.4100833081271" calcext:value-type="float">
            <text:p>23.4100833081271</text:p>
          </table:table-cell>
          <table:table-cell office:value-type="float" office:value="-1.34878855031962" calcext:value-type="float">
            <text:p>-1.34878855031962</text:p>
          </table:table-cell>
          <table:table-cell office:value-type="float" office:value="-18.2805610647828" calcext:value-type="float">
            <text:p>-18.2805610647828</text:p>
          </table:table-cell>
          <table:table-cell table:number-columns-repeated="4"/>
          <table:table-cell table:formula="of:=10^(([.$AB$1]-[.E146])/(10*[.$AB$2]))" office:value-type="float" office:value="7.78053705955878" calcext:value-type="float">
            <text:p>7.78053705955878</text:p>
          </table:table-cell>
          <table:table-cell table:formula="of:=10^(([.$AB$1]-[.I146])/(10*[.$AB$2]))" office:value-type="float" office:value="7.72266364954408" calcext:value-type="float">
            <text:p>7.72266364954408</text:p>
          </table:table-cell>
          <table:table-cell table:formula="of:=10^(([.$AB$1]-[.M146])/(10*[.$AB$2]))" office:value-type="float" office:value="8.25393489635619" calcext:value-type="float">
            <text:p>8.25393489635619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6.9835383478176" calcext:value-type="float">
            <text:p>26.983538347817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5286292712326" calcext:value-type="float">
            <text:p>-83.5286292712326</text:p>
          </table:table-cell>
          <table:table-cell office:value-type="float" office:value="14.1564483592171" calcext:value-type="float">
            <text:p>14.1564483592171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office:value-type="float" office:value="-82.9848561216934" calcext:value-type="float">
            <text:p>-82.9848561216934</text:p>
          </table:table-cell>
          <table:table-cell office:value-type="float" office:value="13.5777728043837" calcext:value-type="float">
            <text:p>13.5777728043837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4.3749240267518" calcext:value-type="float">
            <text:p>-84.3749240267518</text:p>
          </table:table-cell>
          <table:table-cell office:value-type="float" office:value="15.1065097117556" calcext:value-type="float">
            <text:p>15.1065097117556</text:p>
          </table:table-cell>
          <table:table-cell office:value-type="float" office:value="32.1705093412055" calcext:value-type="float">
            <text:p>32.1705093412055</text:p>
          </table:table-cell>
          <table:table-cell office:value-type="float" office:value="-7.32505264532706" calcext:value-type="float">
            <text:p>-7.32505264532706</text:p>
          </table:table-cell>
          <table:table-cell office:value-type="float" office:value="-29.9346202937896" calcext:value-type="float">
            <text:p>-29.9346202937896</text:p>
          </table:table-cell>
          <table:table-cell table:number-columns-repeated="4"/>
          <table:table-cell table:formula="of:=10^(([.$AB$1]-[.E147])/(10*[.$AB$2]))" office:value-type="float" office:value="7.43756396414858" calcext:value-type="float">
            <text:p>7.43756396414858</text:p>
          </table:table-cell>
          <table:table-cell table:formula="of:=10^(([.$AB$1]-[.I147])/(10*[.$AB$2]))" office:value-type="float" office:value="7.10053328292094" calcext:value-type="float">
            <text:p>7.10053328292094</text:p>
          </table:table-cell>
          <table:table-cell table:formula="of:=10^(([.$AB$1]-[.M147])/(10*[.$AB$2]))" office:value-type="float" office:value="7.99419916530919" calcext:value-type="float">
            <text:p>7.99419916530919</text:p>
          </table:table-cell>
          <table:table-cell table:number-columns-repeated="4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6.7767568188185" calcext:value-type="float">
            <text:p>26.7767568188185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3.2643146356163" calcext:value-type="float">
            <text:p>-83.2643146356163</text:p>
          </table:table-cell>
          <table:table-cell office:value-type="float" office:value="13.8721514370495" calcext:value-type="float">
            <text:p>13.8721514370495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82.4924280608467" calcext:value-type="float">
            <text:p>-82.4924280608467</text:p>
          </table:table-cell>
          <table:table-cell office:value-type="float" office:value="13.0741742450552" calcext:value-type="float">
            <text:p>13.0741742450552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1874620133759" calcext:value-type="float">
            <text:p>-84.1874620133759</text:p>
          </table:table-cell>
          <table:table-cell office:value-type="float" office:value="14.8907098189578" calcext:value-type="float">
            <text:p>14.8907098189578</text:p>
          </table:table-cell>
          <table:table-cell office:value-type="float" office:value="35.873269817521" calcext:value-type="float">
            <text:p>35.873269817521</text:p>
          </table:table-cell>
          <table:table-cell office:value-type="float" office:value="-9.80388786471449" calcext:value-type="float">
            <text:p>-9.80388786471449</text:p>
          </table:table-cell>
          <table:table-cell office:value-type="float" office:value="-34.6559888410564" calcext:value-type="float">
            <text:p>-34.6559888410564</text:p>
          </table:table-cell>
          <table:table-cell table:number-columns-repeated="4"/>
          <table:table-cell table:formula="of:=10^(([.$AB$1]-[.E148])/(10*[.$AB$2]))" office:value-type="float" office:value="7.27178923438614" calcext:value-type="float">
            <text:p>7.27178923438614</text:p>
          </table:table-cell>
          <table:table-cell table:formula="of:=10^(([.$AB$1]-[.I148])/(10*[.$AB$2]))" office:value-type="float" office:value="6.80852272162114" calcext:value-type="float">
            <text:p>6.80852272162114</text:p>
          </table:table-cell>
          <table:table-cell table:formula="of:=10^(([.$AB$1]-[.M148])/(10*[.$AB$2]))" office:value-type="float" office:value="7.86741258980275" calcext:value-type="float">
            <text:p>7.86741258980275</text:p>
          </table:table-cell>
          <table:table-cell table:number-columns-repeated="4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6.5551855018312" calcext:value-type="float">
            <text:p>26.5551855018312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1321573178081" calcext:value-type="float">
            <text:p>-83.1321573178081</text:p>
          </table:table-cell>
          <table:table-cell office:value-type="float" office:value="13.7321512193786" calcext:value-type="float">
            <text:p>13.7321512193786</text:p>
          </table:table-cell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 office:value-type="float" office:value="-82.2462140304233" calcext:value-type="float">
            <text:p>-82.2462140304233</text:p>
          </table:table-cell>
          <table:table-cell office:value-type="float" office:value="12.8294232899709" calcext:value-type="float">
            <text:p>12.8294232899709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4.0937310066879" calcext:value-type="float">
            <text:p>-84.0937310066879</text:p>
          </table:table-cell>
          <table:table-cell office:value-type="float" office:value="14.7839686710433" calcext:value-type="float">
            <text:p>14.7839686710433</text:p>
          </table:table-cell>
          <table:table-cell office:value-type="float" office:value="37.5707709854953" calcext:value-type="float">
            <text:p>37.5707709854953</text:p>
          </table:table-cell>
          <table:table-cell office:value-type="float" office:value="-10.9290341630148" calcext:value-type="float">
            <text:p>-10.9290341630148</text:p>
          </table:table-cell>
          <table:table-cell office:value-type="float" office:value="-36.797706974736" calcext:value-type="float">
            <text:p>-36.797706974736</text:p>
          </table:table-cell>
          <table:table-cell table:number-columns-repeated="4"/>
          <table:table-cell table:formula="of:=10^(([.$AB$1]-[.E149])/(10*[.$AB$2]))" office:value-type="float" office:value="7.19029265812617" calcext:value-type="float">
            <text:p>7.19029265812617</text:p>
          </table:table-cell>
          <table:table-cell table:formula="of:=10^(([.$AB$1]-[.I149])/(10*[.$AB$2]))" office:value-type="float" office:value="6.66705216178431" calcext:value-type="float">
            <text:p>6.66705216178431</text:p>
          </table:table-cell>
          <table:table-cell table:formula="of:=10^(([.$AB$1]-[.M149])/(10*[.$AB$2]))" office:value-type="float" office:value="7.80477536188745" calcext:value-type="float">
            <text:p>7.80477536188745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6.3674821117918" calcext:value-type="float">
            <text:p>26.3674821117918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4.0660786589041" calcext:value-type="float">
            <text:p>-84.0660786589041</text:p>
          </table:table-cell>
          <table:table-cell office:value-type="float" office:value="14.7526245073342" calcext:value-type="float">
            <text:p>14.752624507334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1231070152117" calcext:value-type="float">
            <text:p>-82.1231070152117</text:p>
          </table:table-cell>
          <table:table-cell office:value-type="float" office:value="12.7087713798023" calcext:value-type="float">
            <text:p>12.7087713798023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46865503344" calcext:value-type="float">
            <text:p>-84.546865503344</text:p>
          </table:table-cell>
          <table:table-cell office:value-type="float" office:value="15.3071915465558" calcext:value-type="float">
            <text:p>15.3071915465558</text:p>
          </table:table-cell>
          <table:table-cell office:value-type="float" office:value="39.2746137520415" calcext:value-type="float">
            <text:p>39.2746137520415</text:p>
          </table:table-cell>
          <table:table-cell office:value-type="float" office:value="-25.5422999410518" calcext:value-type="float">
            <text:p>-25.5422999410518</text:p>
          </table:table-cell>
          <table:table-cell office:value-type="float" office:value="-44.7671624489983" calcext:value-type="float">
            <text:p>-44.7671624489983</text:p>
          </table:table-cell>
          <table:table-cell table:number-columns-repeated="4"/>
          <table:table-cell table:formula="of:=10^(([.$AB$1]-[.E150])/(10*[.$AB$2]))" office:value-type="float" office:value="7.78639168565788" calcext:value-type="float">
            <text:p>7.78639168565788</text:p>
          </table:table-cell>
          <table:table-cell table:formula="of:=10^(([.$AB$1]-[.I150])/(10*[.$AB$2]))" office:value-type="float" office:value="6.5974230565586" calcext:value-type="float">
            <text:p>6.5974230565586</text:p>
          </table:table-cell>
          <table:table-cell table:formula="of:=10^(([.$AB$1]-[.M150])/(10*[.$AB$2]))" office:value-type="float" office:value="8.11228438250487" calcext:value-type="float">
            <text:p>8.1122843825048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.1588018274051" calcext:value-type="float">
            <text:p>26.1588018274051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533039329452" calcext:value-type="float">
            <text:p>-84.533039329452</text:p>
          </table:table-cell>
          <table:table-cell office:value-type="float" office:value="15.2909562005157" calcext:value-type="float">
            <text:p>15.290956200515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0615535076058" calcext:value-type="float">
            <text:p>-82.0615535076058</text:p>
          </table:table-cell>
          <table:table-cell office:value-type="float" office:value="12.6488715871083" calcext:value-type="float">
            <text:p>12.6488715871083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office:value-type="float" office:value="-85.273432751672" calcext:value-type="float">
            <text:p>-85.273432751672</text:p>
          </table:table-cell>
          <table:table-cell office:value-type="float" office:value="16.1850641490378" calcext:value-type="float">
            <text:p>16.1850641490378</text:p>
          </table:table-cell>
          <table:table-cell office:value-type="float" office:value="57.3077258777374" calcext:value-type="float">
            <text:p>57.3077258777374</text:p>
          </table:table-cell>
          <table:table-cell office:value-type="float" office:value="-33.5842677722424" calcext:value-type="float">
            <text:p>-33.5842677722424</text:p>
          </table:table-cell>
          <table:table-cell office:value-type="float" office:value="-64.9111945971773" calcext:value-type="float">
            <text:p>-64.9111945971773</text:p>
          </table:table-cell>
          <table:table-cell table:number-columns-repeated="4"/>
          <table:table-cell table:formula="of:=10^(([.$AB$1]-[.E151])/(10*[.$AB$2]))" office:value-type="float" office:value="8.10272475234074" calcext:value-type="float">
            <text:p>8.10272475234074</text:p>
          </table:table-cell>
          <table:table-cell table:formula="of:=10^(([.$AB$1]-[.I151])/(10*[.$AB$2]))" office:value-type="float" office:value="6.56288167664991" calcext:value-type="float">
            <text:p>6.56288167664991</text:p>
          </table:table-cell>
          <table:table-cell table:formula="of:=10^(([.$AB$1]-[.M151])/(10*[.$AB$2]))" office:value-type="float" office:value="8.63083998446133" calcext:value-type="float">
            <text:p>8.63083998446133</text:p>
          </table:table-cell>
          <table:table-cell table:number-columns-repeated="4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5.9424967067625" calcext:value-type="float">
            <text:p>25.942496706762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4.766519664726" calcext:value-type="float">
            <text:p>-84.766519664726</text:p>
          </table:table-cell>
          <table:table-cell office:value-type="float" office:value="15.5674443594375" calcext:value-type="float">
            <text:p>15.567444359437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office:value-type="float" office:value="-81.0307767538029" calcext:value-type="float">
            <text:p>-81.0307767538029</text:p>
          </table:table-cell>
          <table:table-cell office:value-type="float" office:value="11.6867178331781" calcext:value-type="float">
            <text:p>11.686717833178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5.636716375836" calcext:value-type="float">
            <text:p>-85.636716375836</text:p>
          </table:table-cell>
          <table:table-cell office:value-type="float" office:value="16.6427036213839" calcext:value-type="float">
            <text:p>16.6427036213839</text:p>
          </table:table-cell>
          <table:table-cell office:value-type="float" office:value="76.9380082883577" calcext:value-type="float">
            <text:p>76.9380082883577</text:p>
          </table:table-cell>
          <table:table-cell office:value-type="float" office:value="-48.1054318963007" calcext:value-type="float">
            <text:p>-48.1054318963007</text:p>
          </table:table-cell>
          <table:table-cell office:value-type="float" office:value="-89.6746587537248" calcext:value-type="float">
            <text:p>-89.6746587537248</text:p>
          </table:table-cell>
          <table:table-cell table:number-columns-repeated="4"/>
          <table:table-cell table:formula="of:=10^(([.$AB$1]-[.E152])/(10*[.$AB$2]))" office:value-type="float" office:value="8.2656784438302" calcext:value-type="float">
            <text:p>8.2656784438302</text:p>
          </table:table-cell>
          <table:table-cell table:formula="of:=10^(([.$AB$1]-[.I152])/(10*[.$AB$2]))" office:value-type="float" office:value="6.01059765445837" calcext:value-type="float">
            <text:p>6.01059765445837</text:p>
          </table:table-cell>
          <table:table-cell table:formula="of:=10^(([.$AB$1]-[.M152])/(10*[.$AB$2]))" office:value-type="float" office:value="8.90241865253545" calcext:value-type="float">
            <text:p>8.90241865253545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5.7082612469127" calcext:value-type="float">
            <text:p>25.708261246912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4.883259832363" calcext:value-type="float">
            <text:p>-84.883259832363</text:p>
          </table:table-cell>
          <table:table-cell office:value-type="float" office:value="15.7075576043157" calcext:value-type="float">
            <text:p>15.707557604315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5153883769015" calcext:value-type="float">
            <text:p>-80.5153883769015</text:p>
          </table:table-cell>
          <table:table-cell office:value-type="float" office:value="11.2334445498244" calcext:value-type="float">
            <text:p>11.233444549824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5.818358187918" calcext:value-type="float">
            <text:p>-85.818358187918</text:p>
          </table:table-cell>
          <table:table-cell office:value-type="float" office:value="16.8763532094615" calcext:value-type="float">
            <text:p>16.8763532094615</text:p>
          </table:table-cell>
          <table:table-cell office:value-type="float" office:value="86.4220011914052" calcext:value-type="float">
            <text:p>86.4220011914052</text:p>
          </table:table-cell>
          <table:table-cell office:value-type="float" office:value="-54.8195861085987" calcext:value-type="float">
            <text:p>-54.8195861085987</text:p>
          </table:table-cell>
          <table:table-cell office:value-type="float" office:value="-101.412547126602" calcext:value-type="float">
            <text:p>-101.412547126602</text:p>
          </table:table-cell>
          <table:table-cell table:number-columns-repeated="4"/>
          <table:table-cell table:formula="of:=10^(([.$AB$1]-[.E153])/(10*[.$AB$2]))" office:value-type="float" office:value="8.34838013523439" calcext:value-type="float">
            <text:p>8.34838013523439</text:p>
          </table:table-cell>
          <table:table-cell table:formula="of:=10^(([.$AB$1]-[.I153])/(10*[.$AB$2]))" office:value-type="float" office:value="5.75213670798769" calcext:value-type="float">
            <text:p>5.75213670798769</text:p>
          </table:table-cell>
          <table:table-cell table:formula="of:=10^(([.$AB$1]-[.M153])/(10*[.$AB$2]))" office:value-type="float" office:value="9.0413959440925" calcext:value-type="float">
            <text:p>9.0413959440925</text:p>
          </table:table-cell>
          <table:table-cell table:number-columns-repeated="4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5.472588386194" calcext:value-type="float">
            <text:p>25.472588386194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4.9416299161815" calcext:value-type="float">
            <text:p>-84.9416299161815</text:p>
          </table:table-cell>
          <table:table-cell office:value-type="float" office:value="15.7780864230333" calcext:value-type="float">
            <text:p>15.7780864230333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office:value-type="float" office:value="-81.7576941884507" calcext:value-type="float">
            <text:p>-81.7576941884507</text:p>
          </table:table-cell>
          <table:table-cell office:value-type="float" office:value="12.3572871781728" calcext:value-type="float">
            <text:p>12.357287178172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office:value-type="float" office:value="-85.909179093959" calcext:value-type="float">
            <text:p>-85.909179093959</text:p>
          </table:table-cell>
          <table:table-cell office:value-type="float" office:value="16.9944052318352" calcext:value-type="float">
            <text:p>16.9944052318352</text:p>
          </table:table-cell>
          <table:table-cell office:value-type="float" office:value="77.5988673487996" calcext:value-type="float">
            <text:p>77.5988673487996</text:p>
          </table:table-cell>
          <table:table-cell office:value-type="float" office:value="-43.7779385313067" calcext:value-type="float">
            <text:p>-43.7779385313067</text:p>
          </table:table-cell>
          <table:table-cell office:value-type="float" office:value="-87.9485279056297" calcext:value-type="float">
            <text:p>-87.9485279056297</text:p>
          </table:table-cell>
          <table:table-cell table:number-columns-repeated="4"/>
          <table:table-cell table:formula="of:=10^(([.$AB$1]-[.E154])/(10*[.$AB$2]))" office:value-type="float" office:value="8.39004076525633" calcext:value-type="float">
            <text:p>8.39004076525633</text:p>
          </table:table-cell>
          <table:table-cell table:formula="of:=10^(([.$AB$1]-[.I154])/(10*[.$AB$2]))" office:value-type="float" office:value="6.39499965666384" calcext:value-type="float">
            <text:p>6.39499965666384</text:p>
          </table:table-cell>
          <table:table-cell table:formula="of:=10^(([.$AB$1]-[.M154])/(10*[.$AB$2]))" office:value-type="float" office:value="9.1116960852938" calcext:value-type="float">
            <text:p>9.1116960852938</text:p>
          </table:table-cell>
          <table:table-cell table:number-columns-repeated="4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25.2431892165892" calcext:value-type="float">
            <text:p>25.2431892165892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83.9708149580908" calcext:value-type="float">
            <text:p>-83.9708149580908</text:p>
          </table:table-cell>
          <table:table-cell office:value-type="float" office:value="14.645150260405" calcext:value-type="float">
            <text:p>14.645150260405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office:value-type="float" office:value="-82.3788470942254" calcext:value-type="float">
            <text:p>-82.3788470942254</text:p>
          </table:table-cell>
          <table:table-cell office:value-type="float" office:value="12.9606933840634" calcext:value-type="float">
            <text:p>12.960693384063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5.4545895469795" calcext:value-type="float">
            <text:p>-85.4545895469795</text:p>
          </table:table-cell>
          <table:table-cell office:value-type="float" office:value="16.4116779038163" calcext:value-type="float">
            <text:p>16.4116779038163</text:p>
          </table:table-cell>
          <table:table-cell office:value-type="float" office:value="69.8582426907429" calcext:value-type="float">
            <text:p>69.8582426907429</text:p>
          </table:table-cell>
          <table:table-cell office:value-type="float" office:value="-21.1667514336981" calcext:value-type="float">
            <text:p>-21.1667514336981</text:p>
          </table:table-cell>
          <table:table-cell office:value-type="float" office:value="-71.6659530979384" calcext:value-type="float">
            <text:p>-71.6659530979384</text:p>
          </table:table-cell>
          <table:table-cell table:number-columns-repeated="4"/>
          <table:table-cell table:formula="of:=10^(([.$AB$1]-[.E155])/(10*[.$AB$2]))" office:value-type="float" office:value="7.72338992711289" calcext:value-type="float">
            <text:p>7.72338992711289</text:p>
          </table:table-cell>
          <table:table-cell table:formula="of:=10^(([.$AB$1]-[.I155])/(10*[.$AB$2]))" office:value-type="float" office:value="6.74289176678802" calcext:value-type="float">
            <text:p>6.74289176678802</text:p>
          </table:table-cell>
          <table:table-cell table:formula="of:=10^(([.$AB$1]-[.M155])/(10*[.$AB$2]))" office:value-type="float" office:value="8.76521505129006" calcext:value-type="float">
            <text:p>8.7652150512900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0445780269109" calcext:value-type="float">
            <text:p>25.0445780269109</text:p>
          </table:table-cell>
          <table:table-cell office:value-type="float" office:value="-85" calcext:value-type="float">
            <text:p>-85</text:p>
          </table:table-cell>
          <table:table-cell office:value-type="float" office:value="-82" calcext:value-type="float">
            <text:p>-82</text:p>
          </table:table-cell>
          <table:table-cell office:value-type="float" office:value="-82.9854074790454" calcext:value-type="float">
            <text:p>-82.9854074790454</text:p>
          </table:table-cell>
          <table:table-cell office:value-type="float" office:value="13.5783474039987" calcext:value-type="float">
            <text:p>13.5783474039987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2.6894235471127" calcext:value-type="float">
            <text:p>-82.6894235471127</text:p>
          </table:table-cell>
          <table:table-cell office:value-type="float" office:value="13.2733572926534" calcext:value-type="float">
            <text:p>13.273357292653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office:value-type="float" office:value="-84.2272947734898" calcext:value-type="float">
            <text:p>-84.2272947734898</text:p>
          </table:table-cell>
          <table:table-cell office:value-type="float" office:value="14.9363045106856" calcext:value-type="float">
            <text:p>14.9363045106856</text:p>
          </table:table-cell>
          <table:table-cell office:value-type="float" office:value="38.7201602679323" calcext:value-type="float">
            <text:p>38.7201602679323</text:p>
          </table:table-cell>
          <table:table-cell office:value-type="float" office:value="-3.75250200238279" calcext:value-type="float">
            <text:p>-3.75250200238279</text:p>
          </table:table-cell>
          <table:table-cell office:value-type="float" office:value="-36.5121016419358" calcext:value-type="float">
            <text:p>-36.5121016419358</text:p>
          </table:table-cell>
          <table:table-cell table:number-columns-repeated="4"/>
          <table:table-cell table:formula="of:=10^(([.$AB$1]-[.E156])/(10*[.$AB$2]))" office:value-type="float" office:value="7.10086715974396" calcext:value-type="float">
            <text:p>7.10086715974396</text:p>
          </table:table-cell>
          <table:table-cell table:formula="of:=10^(([.$AB$1]-[.I156])/(10*[.$AB$2]))" office:value-type="float" office:value="6.92387183556965" calcext:value-type="float">
            <text:p>6.92387183556965</text:p>
          </table:table-cell>
          <table:table-cell table:formula="of:=10^(([.$AB$1]-[.M156])/(10*[.$AB$2]))" office:value-type="float" office:value="7.89418343632854" calcext:value-type="float">
            <text:p>7.89418343632854</text:p>
          </table:table-cell>
          <table:table-cell table:number-columns-repeated="4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4.8328801836147" calcext:value-type="float">
            <text:p>24.832880183614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82.4927037395227" calcext:value-type="float">
            <text:p>-82.4927037395227</text:p>
          </table:table-cell>
          <table:table-cell office:value-type="float" office:value="13.0744508860079" calcext:value-type="float">
            <text:p>13.0744508860079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8447117735563" calcext:value-type="float">
            <text:p>-82.8447117735563</text:p>
          </table:table-cell>
          <table:table-cell office:value-type="float" office:value="13.432506491412" calcext:value-type="float">
            <text:p>13.432506491412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office:value-type="float" office:value="-83.6136473867449" calcext:value-type="float">
            <text:p>-83.6136473867449</text:p>
          </table:table-cell>
          <table:table-cell office:value-type="float" office:value="14.2491266373445" calcext:value-type="float">
            <text:p>14.2491266373445</text:p>
          </table:table-cell>
          <table:table-cell office:value-type="float" office:value="25.0989146471679" calcext:value-type="float">
            <text:p>25.0989146471679</text:p>
          </table:table-cell>
          <table:table-cell office:value-type="float" office:value="4.28407485054198" calcext:value-type="float">
            <text:p>4.28407485054198</text:p>
          </table:table-cell>
          <table:table-cell office:value-type="float" office:value="-21.7527586750662" calcext:value-type="float">
            <text:p>-21.7527586750662</text:p>
          </table:table-cell>
          <table:table-cell table:number-columns-repeated="4"/>
          <table:table-cell table:formula="of:=10^(([.$AB$1]-[.E157])/(10*[.$AB$2]))" office:value-type="float" office:value="6.80868279278223" calcext:value-type="float">
            <text:p>6.80868279278223</text:p>
          </table:table-cell>
          <table:table-cell table:formula="of:=10^(([.$AB$1]-[.I157])/(10*[.$AB$2]))" office:value-type="float" office:value="7.01617537533605" calcext:value-type="float">
            <text:p>7.01617537533605</text:p>
          </table:table-cell>
          <table:table-cell table:formula="of:=10^(([.$AB$1]-[.M157])/(10*[.$AB$2]))" office:value-type="float" office:value="7.49168542036234" calcext:value-type="float">
            <text:p>7.49168542036234</text:p>
          </table:table-cell>
          <table:table-cell table:number-columns-repeated="4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4.5818373215178" calcext:value-type="float">
            <text:p>24.581837321517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81.7463518697613" calcext:value-type="float">
            <text:p>-81.7463518697613</text:p>
          </table:table-cell>
          <table:table-cell office:value-type="float" office:value="12.3465341596397" calcext:value-type="float">
            <text:p>12.346534159639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2.9223558867782" calcext:value-type="float">
            <text:p>-82.9223558867782</text:p>
          </table:table-cell>
          <table:table-cell office:value-type="float" office:value="13.512795249177" calcext:value-type="float">
            <text:p>13.512795249177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3068236933724" calcext:value-type="float">
            <text:p>-83.3068236933724</text:p>
          </table:table-cell>
          <table:table-cell office:value-type="float" office:value="13.9174858932609" calcext:value-type="float">
            <text:p>13.9174858932609</text:p>
          </table:table-cell>
          <table:table-cell office:value-type="float" office:value="24.5470489074604" calcext:value-type="float">
            <text:p>24.5470489074604</text:p>
          </table:table-cell>
          <table:table-cell office:value-type="float" office:value="13.6785134959234" calcext:value-type="float">
            <text:p>13.6785134959234</text:p>
          </table:table-cell>
          <table:table-cell office:value-type="float" office:value="-24.9653195800195" calcext:value-type="float">
            <text:p>-24.9653195800195</text:p>
          </table:table-cell>
          <table:table-cell table:number-columns-repeated="4"/>
          <table:table-cell table:formula="of:=10^(([.$AB$1]-[.E158])/(10*[.$AB$2]))" office:value-type="float" office:value="6.38881686988329" calcext:value-type="float">
            <text:p>6.38881686988329</text:p>
          </table:table-cell>
          <table:table-cell table:formula="of:=10^(([.$AB$1]-[.I158])/(10*[.$AB$2]))" office:value-type="float" office:value="7.06278756899746" calcext:value-type="float">
            <text:p>7.06278756899746</text:p>
          </table:table-cell>
          <table:table-cell table:formula="of:=10^(([.$AB$1]-[.M158])/(10*[.$AB$2]))" office:value-type="float" office:value="7.29819885294089" calcext:value-type="float">
            <text:p>7.29819885294089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4.3348835153999" calcext:value-type="float">
            <text:p>24.3348835153999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8731759348807" calcext:value-type="float">
            <text:p>-80.8731759348807</text:p>
          </table:table-cell>
          <table:table-cell office:value-type="float" office:value="11.5462032402039" calcext:value-type="float">
            <text:p>11.5462032402039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1.4611779433891" calcext:value-type="float">
            <text:p>-81.4611779433891</text:p>
          </table:table-cell>
          <table:table-cell office:value-type="float" office:value="12.0792303909153" calcext:value-type="float">
            <text:p>12.079230390915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float" office:value="-83.1534118466862" calcext:value-type="float">
            <text:p>-83.1534118466862</text:p>
          </table:table-cell>
          <table:table-cell office:value-type="float" office:value="13.7545713833496" calcext:value-type="float">
            <text:p>13.7545713833496</text:p>
          </table:table-cell>
          <table:table-cell office:value-type="float" office:value="45.3813375250478" calcext:value-type="float">
            <text:p>45.3813375250478</text:p>
          </table:table-cell>
          <table:table-cell office:value-type="float" office:value="5.69408980578039" calcext:value-type="float">
            <text:p>5.69408980578039</text:p>
          </table:table-cell>
          <table:table-cell office:value-type="float" office:value="-44.1918792496596" calcext:value-type="float">
            <text:p>-44.1918792496596</text:p>
          </table:table-cell>
          <table:table-cell table:number-columns-repeated="4"/>
          <table:table-cell table:formula="of:=10^(([.$AB$1]-[.E159])/(10*[.$AB$2]))" office:value-type="float" office:value="5.93035361421099" calcext:value-type="float">
            <text:p>5.93035361421099</text:p>
          </table:table-cell>
          <table:table-cell table:formula="of:=10^(([.$AB$1]-[.I159])/(10*[.$AB$2]))" office:value-type="float" office:value="6.23531563153478" calcext:value-type="float">
            <text:p>6.23531563153478</text:p>
          </table:table-cell>
          <table:table-cell table:formula="of:=10^(([.$AB$1]-[.M159])/(10*[.$AB$2]))" office:value-type="float" office:value="7.20333764470649" calcext:value-type="float">
            <text:p>7.20333764470649</text:p>
          </table:table-cell>
          <table:table-cell table:number-columns-repeated="4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24.082332870851" calcext:value-type="float">
            <text:p>24.08233287085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4365879674403" calcext:value-type="float">
            <text:p>-80.4365879674403</text:p>
          </table:table-cell>
          <table:table-cell office:value-type="float" office:value="11.1657079838047" calcext:value-type="float">
            <text:p>11.1657079838047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0.7305889716946" calcext:value-type="float">
            <text:p>-80.7305889716946</text:p>
          </table:table-cell>
          <table:table-cell office:value-type="float" office:value="11.4205310542656" calcext:value-type="float">
            <text:p>11.4205310542656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83.0767059233431" calcext:value-type="float">
            <text:p>-83.0767059233431</text:p>
          </table:table-cell>
          <table:table-cell office:value-type="float" office:value="13.6738306680137" calcext:value-type="float">
            <text:p>13.6738306680137</text:p>
          </table:table-cell>
          <table:table-cell office:value-type="float" office:value="54.1626645513589" calcext:value-type="float">
            <text:p>54.1626645513589</text:p>
          </table:table-cell>
          <table:table-cell office:value-type="float" office:value="2.58613399174769" calcext:value-type="float">
            <text:p>2.58613399174769</text:p>
          </table:table-cell>
          <table:table-cell office:value-type="float" office:value="-53.0395145735261" calcext:value-type="float">
            <text:p>-53.0395145735261</text:p>
          </table:table-cell>
          <table:table-cell table:number-columns-repeated="4"/>
          <table:table-cell table:formula="of:=10^(([.$AB$1]-[.E160])/(10*[.$AB$2]))" office:value-type="float" office:value="5.71361095389637" calcext:value-type="float">
            <text:p>5.71361095389637</text:p>
          </table:table-cell>
          <table:table-cell table:formula="of:=10^(([.$AB$1]-[.I160])/(10*[.$AB$2]))" office:value-type="float" office:value="5.85867749046075" calcext:value-type="float">
            <text:p>5.85867749046075</text:p>
          </table:table-cell>
          <table:table-cell table:formula="of:=10^(([.$AB$1]-[.M160])/(10*[.$AB$2]))" office:value-type="float" office:value="7.15637042059038" calcext:value-type="float">
            <text:p>7.1563704205903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.8150044418749" calcext:value-type="float">
            <text:p>23.8150044418749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office:value-type="float" office:value="-80.2182939837202" calcext:value-type="float">
            <text:p>-80.2182939837202</text:p>
          </table:table-cell>
          <table:table-cell office:value-type="float" office:value="10.9801885916028" calcext:value-type="float">
            <text:p>10.9801885916028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3652944858473" calcext:value-type="float">
            <text:p>-80.3652944858473</text:p>
          </table:table-cell>
          <table:table-cell office:value-type="float" office:value="11.104776347585" calcext:value-type="float">
            <text:p>11.104776347585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5383529616716" calcext:value-type="float">
            <text:p>-82.5383529616716</text:p>
          </table:table-cell>
          <table:table-cell office:value-type="float" office:value="13.1203402793269" calcext:value-type="float">
            <text:p>13.1203402793269</text:p>
          </table:table-cell>
          <table:table-cell office:value-type="float" office:value="45.706518889394" calcext:value-type="float">
            <text:p>45.706518889394</text:p>
          </table:table-cell>
          <table:table-cell office:value-type="float" office:value="1.22068919214432" calcext:value-type="float">
            <text:p>1.22068919214432</text:p>
          </table:table-cell>
          <table:table-cell office:value-type="float" office:value="-44.3735539800832" calcext:value-type="float">
            <text:p>-44.3735539800832</text:p>
          </table:table-cell>
          <table:table-cell table:number-columns-repeated="4"/>
          <table:table-cell table:formula="of:=10^(([.$AB$1]-[.E161])/(10*[.$AB$2]))" office:value-type="float" office:value="5.60822853894679" calcext:value-type="float">
            <text:p>5.60822853894679</text:p>
          </table:table-cell>
          <table:table-cell table:formula="of:=10^(([.$AB$1]-[.I161])/(10*[.$AB$2]))" office:value-type="float" office:value="5.67897773696971" calcext:value-type="float">
            <text:p>5.67897773696971</text:p>
          </table:table-cell>
          <table:table-cell table:formula="of:=10^(([.$AB$1]-[.M161])/(10*[.$AB$2]))" office:value-type="float" office:value="6.83524071153067" calcext:value-type="float">
            <text:p>6.83524071153067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3.6032693161714" calcext:value-type="float">
            <text:p>23.6032693161714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1091469918601" calcext:value-type="float">
            <text:p>-80.1091469918601</text:p>
          </table:table-cell>
          <table:table-cell office:value-type="float" office:value="10.8885880254911" calcext:value-type="float">
            <text:p>10.8885880254911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80.1826472429236" calcext:value-type="float">
            <text:p>-80.1826472429236</text:p>
          </table:table-cell>
          <table:table-cell office:value-type="float" office:value="10.9501879816405" calcext:value-type="float">
            <text:p>10.9501879816405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82.2691764808358" calcext:value-type="float">
            <text:p>-82.2691764808358</text:p>
          </table:table-cell>
          <table:table-cell office:value-type="float" office:value="12.8520542284225" calcext:value-type="float">
            <text:p>12.8520542284225</text:p>
          </table:table-cell>
          <table:table-cell office:value-type="float" office:value="41.7973672698369" calcext:value-type="float">
            <text:p>41.7973672698369</text:p>
          </table:table-cell>
          <table:table-cell office:value-type="float" office:value="0.581485292907503" calcext:value-type="float">
            <text:p>0.581485292907503</text:p>
          </table:table-cell>
          <table:table-cell office:value-type="float" office:value="-40.3542109567516" calcext:value-type="float">
            <text:p>-40.3542109567516</text:p>
          </table:table-cell>
          <table:table-cell table:number-columns-repeated="4"/>
          <table:table-cell table:formula="of:=10^(([.$AB$1]-[.E162])/(10*[.$AB$2]))" office:value-type="float" office:value="5.55626846915407" calcext:value-type="float">
            <text:p>5.55626846915407</text:p>
          </table:table-cell>
          <table:table-cell table:formula="of:=10^(([.$AB$1]-[.I162])/(10*[.$AB$2]))" office:value-type="float" office:value="5.59120548410682" calcext:value-type="float">
            <text:p>5.59120548410682</text:p>
          </table:table-cell>
          <table:table-cell table:formula="of:=10^(([.$AB$1]-[.M162])/(10*[.$AB$2]))" office:value-type="float" office:value="6.68012076911232" calcext:value-type="float">
            <text:p>6.68012076911232</text:p>
          </table:table-cell>
          <table:table-cell table:number-columns-repeated="4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23.3907937867079" calcext:value-type="float">
            <text:p>23.390793786707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545734959301" calcext:value-type="float">
            <text:p>-80.0545734959301</text:p>
          </table:table-cell>
          <table:table-cell office:value-type="float" office:value="10.8430747035812" calcext:value-type="float">
            <text:p>10.8430747035812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80.0913236214618" calcext:value-type="float">
            <text:p>-80.0913236214618</text:p>
          </table:table-cell>
          <table:table-cell office:value-type="float" office:value="10.8737026837204" calcext:value-type="float">
            <text:p>10.873702683720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82.1345882404179" calcext:value-type="float">
            <text:p>-82.1345882404179</text:p>
          </table:table-cell>
          <table:table-cell office:value-type="float" office:value="12.7199754960132" calcext:value-type="float">
            <text:p>12.7199754960132</text:p>
          </table:table-cell>
          <table:table-cell office:value-type="float" office:value="39.91834298936" calcext:value-type="float">
            <text:p>39.91834298936</text:p>
          </table:table-cell>
          <table:table-cell office:value-type="float" office:value="0.272336830230076" calcext:value-type="float">
            <text:p>0.272336830230076</text:p>
          </table:table-cell>
          <table:table-cell office:value-type="float" office:value="-38.4182661638238" calcext:value-type="float">
            <text:p>-38.4182661638238</text:p>
          </table:table-cell>
          <table:table-cell table:number-columns-repeated="4"/>
          <table:table-cell table:formula="of:=10^(([.$AB$1]-[.E163])/(10*[.$AB$2]))" office:value-type="float" office:value="5.53046924218056" calcext:value-type="float">
            <text:p>5.53046924218056</text:p>
          </table:table-cell>
          <table:table-cell table:formula="of:=10^(([.$AB$1]-[.I163])/(10*[.$AB$2]))" office:value-type="float" office:value="5.54782939198152" calcext:value-type="float">
            <text:p>5.54782939198152</text:p>
          </table:table-cell>
          <table:table-cell table:formula="of:=10^(([.$AB$1]-[.M163])/(10*[.$AB$2]))" office:value-type="float" office:value="6.60388595195563" calcext:value-type="float">
            <text:p>6.60388595195563</text:p>
          </table:table-cell>
          <table:table-cell table:number-columns-repeated="4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23.1233857958454" calcext:value-type="float">
            <text:p>23.1233857958454</text:p>
          </table:table-cell>
          <table:table-cell office:value-type="float" office:value="-83" calcext:value-type="float">
            <text:p>-83</text:p>
          </table:table-cell>
          <table:table-cell office:value-type="float" office:value="-79" calcext:value-type="float">
            <text:p>-79</text:p>
          </table:table-cell>
          <table:table-cell office:value-type="float" office:value="-79.527286747965" calcext:value-type="float">
            <text:p>-79.527286747965</text:p>
          </table:table-cell>
          <table:table-cell office:value-type="float" office:value="10.4130085487246" calcext:value-type="float">
            <text:p>10.413008548724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5456618107309" calcext:value-type="float">
            <text:p>-79.5456618107309</text:p>
          </table:table-cell>
          <table:table-cell office:value-type="float" office:value="10.4277047732089" calcext:value-type="float">
            <text:p>10.4277047732089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82.067294120209" calcext:value-type="float">
            <text:p>-82.067294120209</text:p>
          </table:table-cell>
          <table:table-cell office:value-type="float" office:value="12.6544460128961" calcext:value-type="float">
            <text:p>12.6544460128961</text:p>
          </table:table-cell>
          <table:table-cell office:value-type="float" office:value="46.8714273111696" calcext:value-type="float">
            <text:p>46.8714273111696</text:p>
          </table:table-cell>
          <table:table-cell office:value-type="float" office:value="0.109218091541935" calcext:value-type="float">
            <text:p>0.109218091541935</text:p>
          </table:table-cell>
          <table:table-cell office:value-type="float" office:value="-45.7019550230267" calcext:value-type="float">
            <text:p>-45.7019550230267</text:p>
          </table:table-cell>
          <table:table-cell table:number-columns-repeated="4"/>
          <table:table-cell table:formula="of:=10^(([.$AB$1]-[.E164])/(10*[.$AB$2]))" office:value-type="float" office:value="5.28728648222037" calcext:value-type="float">
            <text:p>5.28728648222037</text:p>
          </table:table-cell>
          <table:table-cell table:formula="of:=10^(([.$AB$1]-[.I164])/(10*[.$AB$2]))" office:value-type="float" office:value="5.29557837965784" calcext:value-type="float">
            <text:p>5.29557837965784</text:p>
          </table:table-cell>
          <table:table-cell table:formula="of:=10^(([.$AB$1]-[.M164])/(10*[.$AB$2]))" office:value-type="float" office:value="6.56609541896396" calcext:value-type="float">
            <text:p>6.56609541896396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2.8678102414624" calcext:value-type="float">
            <text:p>22.8678102414624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2636433739825" calcext:value-type="float">
            <text:p>-79.2636433739825</text:p>
          </table:table-cell>
          <table:table-cell office:value-type="float" office:value="10.204414999756" calcext:value-type="float">
            <text:p>10.204414999756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7728309053655" calcext:value-type="float">
            <text:p>-78.7728309053655</text:p>
          </table:table-cell>
          <table:table-cell office:value-type="float" office:value="9.82715252851343" calcext:value-type="float">
            <text:p>9.82715252851343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5336470601045" calcext:value-type="float">
            <text:p>-82.5336470601045</text:p>
          </table:table-cell>
          <table:table-cell office:value-type="float" office:value="13.1156021823848" calcext:value-type="float">
            <text:p>13.1156021823848</text:p>
          </table:table-cell>
          <table:table-cell office:value-type="float" office:value="64.9641001148125" calcext:value-type="float">
            <text:p>64.9641001148125</text:p>
          </table:table-cell>
          <table:table-cell office:value-type="float" office:value="-3.46507212208103" calcext:value-type="float">
            <text:p>-3.46507212208103</text:p>
          </table:table-cell>
          <table:table-cell office:value-type="float" office:value="-64.2812960203691" calcext:value-type="float">
            <text:p>-64.2812960203691</text:p>
          </table:table-cell>
          <table:table-cell table:number-columns-repeated="4"/>
          <table:table-cell table:formula="of:=10^(([.$AB$1]-[.E165])/(10*[.$AB$2]))" office:value-type="float" office:value="5.16973489678678" calcext:value-type="float">
            <text:p>5.16973489678678</text:p>
          </table:table-cell>
          <table:table-cell table:formula="of:=10^(([.$AB$1]-[.I165])/(10*[.$AB$2]))" office:value-type="float" office:value="4.95781176271761" calcext:value-type="float">
            <text:p>4.95781176271761</text:p>
          </table:table-cell>
          <table:table-cell table:formula="of:=10^(([.$AB$1]-[.M165])/(10*[.$AB$2]))" office:value-type="float" office:value="6.83249811808767" calcext:value-type="float">
            <text:p>6.8324981180876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.631513150415" calcext:value-type="float">
            <text:p>22.631513150415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office:value-type="float" office:value="-79.6318216869913" calcext:value-type="float">
            <text:p>-79.6318216869913</text:p>
          </table:table-cell>
          <table:table-cell office:value-type="float" office:value="10.4968918556023" calcext:value-type="float">
            <text:p>10.496891855602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3864154526827" calcext:value-type="float">
            <text:p>-78.3864154526827</text:p>
          </table:table-cell>
          <table:table-cell office:value-type="float" office:value="9.53997379495065" calcext:value-type="float">
            <text:p>9.53997379495065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82.7668235300522" calcext:value-type="float">
            <text:p>-82.7668235300522</text:p>
          </table:table-cell>
          <table:table-cell office:value-type="float" office:value="13.3524445877319" calcext:value-type="float">
            <text:p>13.3524445877319</text:p>
          </table:table-cell>
          <table:table-cell office:value-type="float" office:value="70.1509452120619" calcext:value-type="float">
            <text:p>70.1509452120619</text:p>
          </table:table-cell>
          <table:table-cell office:value-type="float" office:value="-8.74529028175627" calcext:value-type="float">
            <text:p>-8.74529028175627</text:p>
          </table:table-cell>
          <table:table-cell office:value-type="float" office:value="-69.9772533007884" calcext:value-type="float">
            <text:p>-69.9772533007884</text:p>
          </table:table-cell>
          <table:table-cell table:number-columns-repeated="4"/>
          <table:table-cell table:formula="of:=10^(([.$AB$1]-[.E166])/(10*[.$AB$2]))" office:value-type="float" office:value="5.33463250553813" calcext:value-type="float">
            <text:p>5.33463250553813</text:p>
          </table:table-cell>
          <table:table-cell table:formula="of:=10^(([.$AB$1]-[.I166])/(10*[.$AB$2]))" office:value-type="float" office:value="4.79709534166084" calcext:value-type="float">
            <text:p>4.79709534166084</text:p>
          </table:table-cell>
          <table:table-cell table:formula="of:=10^(([.$AB$1]-[.M166])/(10*[.$AB$2]))" office:value-type="float" office:value="6.96972569879367" calcext:value-type="float">
            <text:p>6.96972569879367</text:p>
          </table:table-cell>
          <table:table-cell table:number-columns-repeated="4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2.3836233471813" calcext:value-type="float">
            <text:p>22.383623347181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9.8159108434956" calcext:value-type="float">
            <text:p>-79.8159108434956</text:p>
          </table:table-cell>
          <table:table-cell office:value-type="float" office:value="10.646259017758" calcext:value-type="float">
            <text:p>10.64625901775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1932077263414" calcext:value-type="float">
            <text:p>-78.1932077263414</text:p>
          </table:table-cell>
          <table:table-cell office:value-type="float" office:value="9.39954700895832" calcext:value-type="float">
            <text:p>9.39954700895832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82.8834117650261" calcext:value-type="float">
            <text:p>-82.8834117650261</text:p>
          </table:table-cell>
          <table:table-cell office:value-type="float" office:value="13.4724648391394" calcext:value-type="float">
            <text:p>13.4724648391394</text:p>
          </table:table-cell>
          <table:table-cell office:value-type="float" office:value="72.7069719316521" calcext:value-type="float">
            <text:p>72.7069719316521</text:p>
          </table:table-cell>
          <table:table-cell office:value-type="float" office:value="-11.38970322708" calcext:value-type="float">
            <text:p>-11.38970322708</text:p>
          </table:table-cell>
          <table:table-cell office:value-type="float" office:value="-72.9026883410617" calcext:value-type="float">
            <text:p>-72.9026883410617</text:p>
          </table:table-cell>
          <table:table-cell table:number-columns-repeated="4"/>
          <table:table-cell table:formula="of:=10^(([.$AB$1]-[.E167])/(10*[.$AB$2]))" office:value-type="float" office:value="5.41904333301904" calcext:value-type="float">
            <text:p>5.41904333301904</text:p>
          </table:table-cell>
          <table:table-cell table:formula="of:=10^(([.$AB$1]-[.I167])/(10*[.$AB$2]))" office:value-type="float" office:value="4.71870153449324" calcext:value-type="float">
            <text:p>4.71870153449324</text:p>
          </table:table-cell>
          <table:table-cell table:formula="of:=10^(([.$AB$1]-[.M167])/(10*[.$AB$2]))" office:value-type="float" office:value="7.03936961249683" calcext:value-type="float">
            <text:p>7.03936961249683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2.1695596756676" calcext:value-type="float">
            <text:p>22.169559675667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4079554217478" calcext:value-type="float">
            <text:p>-79.4079554217478</text:p>
          </table:table-cell>
          <table:table-cell office:value-type="float" office:value="10.3180710492601" calcext:value-type="float">
            <text:p>10.3180710492601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966038631707" calcext:value-type="float">
            <text:p>-78.0966038631707</text:p>
          </table:table-cell>
          <table:table-cell office:value-type="float" office:value="9.33011067507952" calcext:value-type="float">
            <text:p>9.33011067507952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office:value-type="float" office:value="-82.4417058825131" calcext:value-type="float">
            <text:p>-82.4417058825131</text:p>
          </table:table-cell>
          <table:table-cell office:value-type="float" office:value="13.0233745033674" calcext:value-type="float">
            <text:p>13.0233745033674</text:p>
          </table:table-cell>
          <table:table-cell office:value-type="float" office:value="65.7465434617013" calcext:value-type="float">
            <text:p>65.7465434617013</text:p>
          </table:table-cell>
          <table:table-cell office:value-type="float" office:value="-8.8534658947032" calcext:value-type="float">
            <text:p>-8.8534658947032</text:p>
          </table:table-cell>
          <table:table-cell office:value-type="float" office:value="-65.6049331213969" calcext:value-type="float">
            <text:p>-65.6049331213969</text:p>
          </table:table-cell>
          <table:table-cell table:number-columns-repeated="4"/>
          <table:table-cell table:formula="of:=10^(([.$AB$1]-[.E168])/(10*[.$AB$2]))" office:value-type="float" office:value="5.23375228814301" calcext:value-type="float">
            <text:p>5.23375228814301</text:p>
          </table:table-cell>
          <table:table-cell table:formula="of:=10^(([.$AB$1]-[.I168])/(10*[.$AB$2]))" office:value-type="float" office:value="4.67998636233647" calcext:value-type="float">
            <text:p>4.67998636233647</text:p>
          </table:table-cell>
          <table:table-cell table:formula="of:=10^(([.$AB$1]-[.M168])/(10*[.$AB$2]))" office:value-type="float" office:value="6.77913514656541" calcext:value-type="float">
            <text:p>6.77913514656541</text:p>
          </table:table-cell>
          <table:table-cell table:number-columns-repeated="4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1.9388658380332" calcext:value-type="float">
            <text:p>21.9388658380332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9.2039777108739" calcext:value-type="float">
            <text:p>-79.2039777108739</text:p>
          </table:table-cell>
          <table:table-cell office:value-type="float" office:value="10.1577906304768" calcext:value-type="float">
            <text:p>10.1577906304768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7.5483019315853" calcext:value-type="float">
            <text:p>-77.5483019315853</text:p>
          </table:table-cell>
          <table:table-cell office:value-type="float" office:value="8.94561214194692" calcext:value-type="float">
            <text:p>8.94561214194692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82.2208529412565" calcext:value-type="float">
            <text:p>-82.2208529412565</text:p>
          </table:table-cell>
          <table:table-cell office:value-type="float" office:value="12.804474651309" calcext:value-type="float">
            <text:p>12.804474651309</text:p>
          </table:table-cell>
          <table:table-cell office:value-type="float" office:value="65.1998002404548" calcext:value-type="float">
            <text:p>65.1998002404548</text:p>
          </table:table-cell>
          <table:table-cell office:value-type="float" office:value="-10.5557881356605" calcext:value-type="float">
            <text:p>-10.5557881356605</text:p>
          </table:table-cell>
          <table:table-cell office:value-type="float" office:value="-65.3491111165916" calcext:value-type="float">
            <text:p>-65.3491111165916</text:p>
          </table:table-cell>
          <table:table-cell table:number-columns-repeated="4"/>
          <table:table-cell table:formula="of:=10^(([.$AB$1]-[.E169])/(10*[.$AB$2]))" office:value-type="float" office:value="5.14349632341734" calcext:value-type="float">
            <text:p>5.14349632341734</text:p>
          </table:table-cell>
          <table:table-cell table:formula="of:=10^(([.$AB$1]-[.I169])/(10*[.$AB$2]))" office:value-type="float" office:value="4.46618911309224" calcext:value-type="float">
            <text:p>4.46618911309224</text:p>
          </table:table-cell>
          <table:table-cell table:formula="of:=10^(([.$AB$1]-[.M169])/(10*[.$AB$2]))" office:value-type="float" office:value="6.65264812859625" calcext:value-type="float">
            <text:p>6.65264812859625</text:p>
          </table:table-cell>
          <table:table-cell table:number-columns-repeated="4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1.6587561722299" calcext:value-type="float">
            <text:p>21.6587561722299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9.101988855437" calcext:value-type="float">
            <text:p>-79.101988855437</text:p>
          </table:table-cell>
          <table:table-cell office:value-type="float" office:value="10.0785865231573" calcext:value-type="float">
            <text:p>10.0785865231573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7741509657927" calcext:value-type="float">
            <text:p>-77.7741509657927</text:p>
          </table:table-cell>
          <table:table-cell office:value-type="float" office:value="9.10203215728959" calcext:value-type="float">
            <text:p>9.1020321572895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6104264706283" calcext:value-type="float">
            <text:p>-81.6104264706283</text:p>
          </table:table-cell>
          <table:table-cell office:value-type="float" office:value="12.2183965378045" calcext:value-type="float">
            <text:p>12.2183965378045</text:p>
          </table:table-cell>
          <table:table-cell office:value-type="float" office:value="51.4227481072373" calcext:value-type="float">
            <text:p>51.4227481072373</text:p>
          </table:table-cell>
          <table:table-cell office:value-type="float" office:value="-8.54405314201532" calcext:value-type="float">
            <text:p>-8.54405314201532</text:p>
          </table:table-cell>
          <table:table-cell office:value-type="float" office:value="-51.2335649350783" calcext:value-type="float">
            <text:p>-51.2335649350783</text:p>
          </table:table-cell>
          <table:table-cell table:number-columns-repeated="4"/>
          <table:table-cell table:formula="of:=10^(([.$AB$1]-[.E170])/(10*[.$AB$2]))" office:value-type="float" office:value="5.09895370300798" calcext:value-type="float">
            <text:p>5.09895370300798</text:p>
          </table:table-cell>
          <table:table-cell table:formula="of:=10^(([.$AB$1]-[.I170])/(10*[.$AB$2]))" office:value-type="float" office:value="4.55304442281556" calcext:value-type="float">
            <text:p>4.55304442281556</text:p>
          </table:table-cell>
          <table:table-cell table:formula="of:=10^(([.$AB$1]-[.M170])/(10*[.$AB$2]))" office:value-type="float" office:value="6.31518628071036" calcext:value-type="float">
            <text:p>6.31518628071036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.4085523940446" calcext:value-type="float">
            <text:p>21.408552394044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9.0509944277185" calcext:value-type="float">
            <text:p>-79.0509944277185</text:p>
          </table:table-cell>
          <table:table-cell office:value-type="float" office:value="10.0392163654128" calcext:value-type="float">
            <text:p>10.0392163654128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7.8870754828963" calcext:value-type="float">
            <text:p>-77.8870754828963</text:p>
          </table:table-cell>
          <table:table-cell office:value-type="float" office:value="9.18126486106158" calcext:value-type="float">
            <text:p>9.18126486106158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3052132353142" calcext:value-type="float">
            <text:p>-81.3052132353142</text:p>
          </table:table-cell>
          <table:table-cell office:value-type="float" office:value="11.9354951647395" calcext:value-type="float">
            <text:p>11.9354951647395</text:p>
          </table:table-cell>
          <table:table-cell office:value-type="float" office:value="44.9678783161148" calcext:value-type="float">
            <text:p>44.9678783161148</text:p>
          </table:table-cell>
          <table:table-cell office:value-type="float" office:value="-7.52556399209482" calcext:value-type="float">
            <text:p>-7.52556399209482</text:p>
          </table:table-cell>
          <table:table-cell office:value-type="float" office:value="-44.5651805221546" calcext:value-type="float">
            <text:p>-44.5651805221546</text:p>
          </table:table-cell>
          <table:table-cell table:number-columns-repeated="4"/>
          <table:table-cell table:formula="of:=10^(([.$AB$1]-[.E171])/(10*[.$AB$2]))" office:value-type="float" office:value="5.07682725423724" calcext:value-type="float">
            <text:p>5.07682725423724</text:p>
          </table:table-cell>
          <table:table-cell table:formula="of:=10^(([.$AB$1]-[.I171])/(10*[.$AB$2]))" office:value-type="float" office:value="4.59710345237995" calcext:value-type="float">
            <text:p>4.59710345237995</text:p>
          </table:table-cell>
          <table:table-cell table:formula="of:=10^(([.$AB$1]-[.M171])/(10*[.$AB$2]))" office:value-type="float" office:value="6.15292996312823" calcext:value-type="float">
            <text:p>6.15292996312823</text:p>
          </table:table-cell>
          <table:table-cell table:number-columns-repeated="4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1.1366976948074" calcext:value-type="float">
            <text:p>21.1366976948074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5254972138592" calcext:value-type="float">
            <text:p>-78.5254972138592</text:p>
          </table:table-cell>
          <table:table-cell office:value-type="float" office:value="9.6423577468096" calcext:value-type="float">
            <text:p>9.6423577468096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435377414482" calcext:value-type="float">
            <text:p>-77.9435377414482</text:p>
          </table:table-cell>
          <table:table-cell office:value-type="float" office:value="9.22113948259104" calcext:value-type="float">
            <text:p>9.2211394825910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1526066176571" calcext:value-type="float">
            <text:p>-81.1526066176571</text:p>
          </table:table-cell>
          <table:table-cell office:value-type="float" office:value="11.7965103728951" calcext:value-type="float">
            <text:p>11.7965103728951</text:p>
          </table:table-cell>
          <table:table-cell office:value-type="float" office:value="45.3980175517592" calcext:value-type="float">
            <text:p>45.3980175517592</text:p>
          </table:table-cell>
          <table:table-cell office:value-type="float" office:value="-3.64165889093621" calcext:value-type="float">
            <text:p>-3.64165889093621</text:p>
          </table:table-cell>
          <table:table-cell office:value-type="float" office:value="-44.556978571677" calcext:value-type="float">
            <text:p>-44.556978571677</text:p>
          </table:table-cell>
          <table:table-cell table:number-columns-repeated="4"/>
          <table:table-cell table:formula="of:=10^(([.$AB$1]-[.E172])/(10*[.$AB$2]))" office:value-type="float" office:value="4.85433256930843" calcext:value-type="float">
            <text:p>4.85433256930843</text:p>
          </table:table-cell>
          <table:table-cell table:formula="of:=10^(([.$AB$1]-[.I172])/(10*[.$AB$2]))" office:value-type="float" office:value="4.61929259211078" calcext:value-type="float">
            <text:p>4.61929259211078</text:p>
          </table:table-cell>
          <table:table-cell table:formula="of:=10^(([.$AB$1]-[.M172])/(10*[.$AB$2]))" office:value-type="float" office:value="6.07337188570803" calcext:value-type="float">
            <text:p>6.07337188570803</text:p>
          </table:table-cell>
          <table:table-cell table:number-columns-repeated="4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0.8681670257633" calcext:value-type="float">
            <text:p>20.868167025763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2627486069296" calcext:value-type="float">
            <text:p>-78.2627486069296</text:p>
          </table:table-cell>
          <table:table-cell office:value-type="float" office:value="9.44985084148852" calcext:value-type="float">
            <text:p>9.44985084148852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7.9717688707241" calcext:value-type="float">
            <text:p>-77.9717688707241</text:p>
          </table:table-cell>
          <table:table-cell office:value-type="float" office:value="9.24114168786271" calcext:value-type="float">
            <text:p>9.2411416878627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763033088285" calcext:value-type="float">
            <text:p>-81.0763033088285</text:p>
          </table:table-cell>
          <table:table-cell office:value-type="float" office:value="11.7276260715567" calcext:value-type="float">
            <text:p>11.7276260715567</text:p>
          </table:table-cell>
          <table:table-cell office:value-type="float" office:value="45.5279386966118" calcext:value-type="float">
            <text:p>45.5279386966118</text:p>
          </table:table-cell>
          <table:table-cell office:value-type="float" office:value="-1.8031732869214" calcext:value-type="float">
            <text:p>-1.8031732869214</text:p>
          </table:table-cell>
          <table:table-cell office:value-type="float" office:value="-44.5969803367574" calcext:value-type="float">
            <text:p>-44.5969803367574</text:p>
          </table:table-cell>
          <table:table-cell table:number-columns-repeated="4"/>
          <table:table-cell table:formula="of:=10^(([.$AB$1]-[.E173])/(10*[.$AB$2]))" office:value-type="float" office:value="4.74676899041283" calcext:value-type="float">
            <text:p>4.74676899041283</text:p>
          </table:table-cell>
          <table:table-cell table:formula="of:=10^(([.$AB$1]-[.I173])/(10*[.$AB$2]))" office:value-type="float" office:value="4.63042729288903" calcext:value-type="float">
            <text:p>4.63042729288903</text:p>
          </table:table-cell>
          <table:table-cell table:formula="of:=10^(([.$AB$1]-[.M173])/(10*[.$AB$2]))" office:value-type="float" office:value="6.03397944296449" calcext:value-type="float">
            <text:p>6.03397944296449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0.6213438769551" calcext:value-type="float">
            <text:p>20.6213438769551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1313743034648" calcext:value-type="float">
            <text:p>-78.1313743034648</text:p>
          </table:table-cell>
          <table:table-cell office:value-type="float" office:value="9.35504347522028" calcext:value-type="float">
            <text:p>9.355043475220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85884435362" calcext:value-type="float">
            <text:p>-77.985884435362</text:p>
          </table:table-cell>
          <table:table-cell office:value-type="float" office:value="9.25115905517865" calcext:value-type="float">
            <text:p>9.251159055178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381516544143" calcext:value-type="float">
            <text:p>-81.0381516544143</text:p>
          </table:table-cell>
          <table:table-cell office:value-type="float" office:value="11.693334908605" calcext:value-type="float">
            <text:p>11.693334908605</text:p>
          </table:table-cell>
          <table:table-cell office:value-type="float" office:value="45.5727953044602" calcext:value-type="float">
            <text:p>45.5727953044602</text:p>
          </table:table-cell>
          <table:table-cell office:value-type="float" office:value="-0.908588435930722" calcext:value-type="float">
            <text:p>-0.908588435930722</text:p>
          </table:table-cell>
          <table:table-cell office:value-type="float" office:value="-44.625146479964" calcext:value-type="float">
            <text:p>-44.625146479964</text:p>
          </table:table-cell>
          <table:table-cell table:number-columns-repeated="4"/>
          <table:table-cell table:formula="of:=10^(([.$AB$1]-[.E174])/(10*[.$AB$2]))" office:value-type="float" office:value="4.69388431276694" calcext:value-type="float">
            <text:p>4.69388431276694</text:p>
          </table:table-cell>
          <table:table-cell table:formula="of:=10^(([.$AB$1]-[.I174])/(10*[.$AB$2]))" office:value-type="float" office:value="4.6360047042178" calcext:value-type="float">
            <text:p>4.6360047042178</text:p>
          </table:table-cell>
          <table:table-cell table:formula="of:=10^(([.$AB$1]-[.M174])/(10*[.$AB$2]))" office:value-type="float" office:value="6.01437913903461" calcext:value-type="float">
            <text:p>6.01437913903461</text:p>
          </table:table-cell>
          <table:table-cell table:number-columns-repeated="4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0.3647932399583" calcext:value-type="float">
            <text:p>20.364793239958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8.0656871517324" calcext:value-type="float">
            <text:p>-78.0656871517324</text:p>
          </table:table-cell>
          <table:table-cell office:value-type="float" office:value="9.30799708039306" calcext:value-type="float">
            <text:p>9.30799708039306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992942217681" calcext:value-type="float">
            <text:p>-77.992942217681</text:p>
          </table:table-cell>
          <table:table-cell office:value-type="float" office:value="9.25617181014874" calcext:value-type="float">
            <text:p>9.2561718101487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190758272071" calcext:value-type="float">
            <text:p>-81.0190758272071</text:p>
          </table:table-cell>
          <table:table-cell office:value-type="float" office:value="11.6762269452771" calcext:value-type="float">
            <text:p>11.6762269452771</text:p>
          </table:table-cell>
          <table:table-cell office:value-type="float" office:value="45.5903396926513" calcext:value-type="float">
            <text:p>45.5903396926513</text:p>
          </table:table-cell>
          <table:table-cell office:value-type="float" office:value="-0.467315031642504" calcext:value-type="float">
            <text:p>-0.467315031642504</text:p>
          </table:table-cell>
          <table:table-cell office:value-type="float" office:value="-44.6409571426783" calcext:value-type="float">
            <text:p>-44.6409571426783</text:p>
          </table:table-cell>
          <table:table-cell table:number-columns-repeated="4"/>
          <table:table-cell table:formula="of:=10^(([.$AB$1]-[.E175])/(10*[.$AB$2]))" office:value-type="float" office:value="4.66766333537555" calcext:value-type="float">
            <text:p>4.66766333537555</text:p>
          </table:table-cell>
          <table:table-cell table:formula="of:=10^(([.$AB$1]-[.I175])/(10*[.$AB$2]))" office:value-type="float" office:value="4.63879592865149" calcext:value-type="float">
            <text:p>4.63879592865149</text:p>
          </table:table-cell>
          <table:table-cell table:formula="of:=10^(([.$AB$1]-[.M175])/(10*[.$AB$2]))" office:value-type="float" office:value="6.0046028755431" calcext:value-type="float">
            <text:p>6.004602875543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.100217007456" calcext:value-type="float">
            <text:p>20.100217007456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office:value-type="float" office:value="-78.0328435758662" calcext:value-type="float">
            <text:p>-78.0328435758662</text:p>
          </table:table-cell>
          <table:table-cell office:value-type="float" office:value="9.28456268088063" calcext:value-type="float">
            <text:p>9.28456268088063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float" office:value="-77.9964711088405" calcext:value-type="float">
            <text:p>-77.9964711088405</text:p>
          </table:table-cell>
          <table:table-cell office:value-type="float" office:value="9.25867920610523" calcext:value-type="float">
            <text:p>9.25867920610523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1.0095379136036" calcext:value-type="float">
            <text:p>-81.0095379136036</text:p>
          </table:table-cell>
          <table:table-cell office:value-type="float" office:value="11.6676823520965" calcext:value-type="float">
            <text:p>11.6676823520965</text:p>
          </table:table-cell>
          <table:table-cell office:value-type="float" office:value="45.5979083149891" calcext:value-type="float">
            <text:p>45.5979083149891</text:p>
          </table:table-cell>
          <table:table-cell office:value-type="float" office:value="-0.248165242561744" calcext:value-type="float">
            <text:p>-0.248165242561744</text:p>
          </table:table-cell>
          <table:table-cell office:value-type="float" office:value="-44.6492577359" calcext:value-type="float">
            <text:p>-44.6492577359</text:p>
          </table:table-cell>
          <table:table-cell table:number-columns-repeated="4"/>
          <table:table-cell table:formula="of:=10^(([.$AB$1]-[.E176])/(10*[.$AB$2]))" office:value-type="float" office:value="4.65460782628815" calcext:value-type="float">
            <text:p>4.65460782628815</text:p>
          </table:table-cell>
          <table:table-cell table:formula="of:=10^(([.$AB$1]-[.I176])/(10*[.$AB$2]))" office:value-type="float" office:value="4.64019217100296" calcext:value-type="float">
            <text:p>4.64019217100296</text:p>
          </table:table-cell>
          <table:table-cell table:formula="of:=10^(([.$AB$1]-[.M176])/(10*[.$AB$2]))" office:value-type="float" office:value="5.99972070458943" calcext:value-type="float">
            <text:p>5.99972070458943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9.8325332235125" calcext:value-type="float">
            <text:p>19.8325332235125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78.0164217879331" calcext:value-type="float">
            <text:p>-78.0164217879331</text:p>
          </table:table-cell>
          <table:table-cell office:value-type="float" office:value="9.27286761538696" calcext:value-type="float">
            <text:p>9.27286761538696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6.9982355544203" calcext:value-type="float">
            <text:p>-76.9982355544203</text:p>
          </table:table-cell>
          <table:table-cell office:value-type="float" office:value="8.57579751956866" calcext:value-type="float">
            <text:p>8.5757975195686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81.0047689568018" calcext:value-type="float">
            <text:p>-81.0047689568018</text:p>
          </table:table-cell>
          <table:table-cell office:value-type="float" office:value="11.6634124006232" calcext:value-type="float">
            <text:p>11.6634124006232</text:p>
          </table:table-cell>
          <table:table-cell office:value-type="float" office:value="50.8452539572018" calcext:value-type="float">
            <text:p>50.8452539572018</text:p>
          </table:table-cell>
          <table:table-cell office:value-type="float" office:value="-5.68535032538744" calcext:value-type="float">
            <text:p>-5.68535032538744</text:p>
          </table:table-cell>
          <table:table-cell office:value-type="float" office:value="-50.3761863266825" calcext:value-type="float">
            <text:p>-50.3761863266825</text:p>
          </table:table-cell>
          <table:table-cell table:number-columns-repeated="4"/>
          <table:table-cell table:formula="of:=10^(([.$AB$1]-[.E177])/(10*[.$AB$2]))" office:value-type="float" office:value="4.64809377178922" calcext:value-type="float">
            <text:p>4.64809377178922</text:p>
          </table:table-cell>
          <table:table-cell table:formula="of:=10^(([.$AB$1]-[.I177])/(10*[.$AB$2]))" office:value-type="float" office:value="4.26151753505798" calcext:value-type="float">
            <text:p>4.26151753505798</text:p>
          </table:table-cell>
          <table:table-cell table:formula="of:=10^(([.$AB$1]-[.M177])/(10*[.$AB$2]))" office:value-type="float" office:value="5.997281107897" calcext:value-type="float">
            <text:p>5.997281107897</text:p>
          </table:table-cell>
          <table:table-cell table:number-columns-repeated="4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9.5816468752942" calcext:value-type="float">
            <text:p>19.5816468752942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82108939665" calcext:value-type="float">
            <text:p>-78.0082108939665</text:p>
          </table:table-cell>
          <table:table-cell office:value-type="float" office:value="9.26702560807342" calcext:value-type="float">
            <text:p>9.26702560807342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4991177772101" calcext:value-type="float">
            <text:p>-76.4991177772101</text:p>
          </table:table-cell>
          <table:table-cell office:value-type="float" office:value="8.25348296482875" calcext:value-type="float">
            <text:p>8.2534829648287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81.0023844784009" calcext:value-type="float">
            <text:p>-81.0023844784009</text:p>
          </table:table-cell>
          <table:table-cell office:value-type="float" office:value="11.6612780109155" calcext:value-type="float">
            <text:p>11.6612780109155</text:p>
          </table:table-cell>
          <table:table-cell office:value-type="float" office:value="53.1830266828707" calcext:value-type="float">
            <text:p>53.1830266828707</text:p>
          </table:table-cell>
          <table:table-cell office:value-type="float" office:value="-8.10171934998639" calcext:value-type="float">
            <text:p>-8.10171934998639</text:p>
          </table:table-cell>
          <table:table-cell office:value-type="float" office:value="-53.0743874960435" calcext:value-type="float">
            <text:p>-53.0743874960435</text:p>
          </table:table-cell>
          <table:table-cell table:number-columns-repeated="4"/>
          <table:table-cell table:formula="of:=10^(([.$AB$1]-[.E178])/(10*[.$AB$2]))" office:value-type="float" office:value="4.64484016395849" calcext:value-type="float">
            <text:p>4.64484016395849</text:p>
          </table:table-cell>
          <table:table-cell table:formula="of:=10^(([.$AB$1]-[.I178])/(10*[.$AB$2]))" office:value-type="float" office:value="4.08393137927114" calcext:value-type="float">
            <text:p>4.08393137927114</text:p>
          </table:table-cell>
          <table:table-cell table:formula="of:=10^(([.$AB$1]-[.M178])/(10*[.$AB$2]))" office:value-type="float" office:value="5.99606168157032" calcext:value-type="float">
            <text:p>5.99606168157032</text:p>
          </table:table-cell>
          <table:table-cell table:number-columns-repeated="4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9.3233396548164" calcext:value-type="float">
            <text:p>19.3233396548164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0041054469833" calcext:value-type="float">
            <text:p>-78.0041054469833</text:p>
          </table:table-cell>
          <table:table-cell office:value-type="float" office:value="9.26410598475963" calcext:value-type="float">
            <text:p>9.26410598475963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2495588886051" calcext:value-type="float">
            <text:p>-77.2495588886051</text:p>
          </table:table-cell>
          <table:table-cell office:value-type="float" office:value="8.74282857319064" calcext:value-type="float">
            <text:p>8.74282857319064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81.0011922392004" calcext:value-type="float">
            <text:p>-81.0011922392004</text:p>
          </table:table-cell>
          <table:table-cell office:value-type="float" office:value="11.6602109625375" calcext:value-type="float">
            <text:p>11.6602109625375</text:p>
          </table:table-cell>
          <table:table-cell office:value-type="float" office:value="49.6120597326337" calcext:value-type="float">
            <text:p>49.6120597326337</text:p>
          </table:table-cell>
          <table:table-cell office:value-type="float" office:value="-4.29664010757292" calcext:value-type="float">
            <text:p>-4.29664010757292</text:p>
          </table:table-cell>
          <table:table-cell office:value-type="float" office:value="-48.9768601805326" calcext:value-type="float">
            <text:p>-48.9768601805326</text:p>
          </table:table-cell>
          <table:table-cell table:number-columns-repeated="4"/>
          <table:table-cell table:formula="of:=10^(([.$AB$1]-[.E179])/(10*[.$AB$2]))" office:value-type="float" office:value="4.64321421419967" calcext:value-type="float">
            <text:p>4.64321421419967</text:p>
          </table:table-cell>
          <table:table-cell table:formula="of:=10^(([.$AB$1]-[.I179])/(10*[.$AB$2]))" office:value-type="float" office:value="4.3538408660935" calcext:value-type="float">
            <text:p>4.3538408660935</text:p>
          </table:table-cell>
          <table:table-cell table:formula="of:=10^(([.$AB$1]-[.M179])/(10*[.$AB$2]))" office:value-type="float" office:value="5.99545206138979" calcext:value-type="float">
            <text:p>5.99545206138979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9.0843826063718" calcext:value-type="float">
            <text:p>19.084382606371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8.0020527234916" calcext:value-type="float">
            <text:p>-78.0020527234916</text:p>
          </table:table-cell>
          <table:table-cell office:value-type="float" office:value="9.26264651806163" calcext:value-type="float">
            <text:p>9.26264651806163</text:p>
          </table:table-cell>
          <table:table-cell office:value-type="float" office:value="-78" calcext:value-type="float">
            <text:p>-78</text:p>
          </table:table-cell>
          <table:table-cell office:value-type="float" office:value="-75" calcext:value-type="float">
            <text:p>-75</text:p>
          </table:table-cell>
          <table:table-cell office:value-type="float" office:value="-76.1247794443025" calcext:value-type="float">
            <text:p>-76.1247794443025</text:p>
          </table:table-cell>
          <table:table-cell office:value-type="float" office:value="8.01972201633955" calcext:value-type="float">
            <text:p>8.0197220163395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80.5005961196002" calcext:value-type="float">
            <text:p>-80.5005961196002</text:p>
          </table:table-cell>
          <table:table-cell office:value-type="float" office:value="11.220697921631" calcext:value-type="float">
            <text:p>11.220697921631</text:p>
          </table:table-cell>
          <table:table-cell office:value-type="float" office:value="45.6918584285208" calcext:value-type="float">
            <text:p>45.6918584285208</text:p>
          </table:table-cell>
          <table:table-cell office:value-type="float" office:value="-9.79394513599902" calcext:value-type="float">
            <text:p>-9.79394513599902</text:p>
          </table:table-cell>
          <table:table-cell office:value-type="float" office:value="-45.9165195806675" calcext:value-type="float">
            <text:p>-45.9165195806675</text:p>
          </table:table-cell>
          <table:table-cell table:number-columns-repeated="4"/>
          <table:table-cell table:formula="of:=10^(([.$AB$1]-[.E180])/(10*[.$AB$2]))" office:value-type="float" office:value="4.64240145277219" calcext:value-type="float">
            <text:p>4.64240145277219</text:p>
          </table:table-cell>
          <table:table-cell table:formula="of:=10^(([.$AB$1]-[.I180])/(10*[.$AB$2]))" office:value-type="float" office:value="3.95561534967668" calcext:value-type="float">
            <text:p>3.95561534967668</text:p>
          </table:table-cell>
          <table:table-cell table:formula="of:=10^(([.$AB$1]-[.M180])/(10*[.$AB$2]))" office:value-type="float" office:value="5.74488497717941" calcext:value-type="float">
            <text:p>5.7448849771794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.7953875358824" calcext:value-type="float">
            <text:p>18.7953875358824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7.0010263617458" calcext:value-type="float">
            <text:p>-77.0010263617458</text:p>
          </table:table-cell>
          <table:table-cell office:value-type="float" office:value="8.57763467254634" calcext:value-type="float">
            <text:p>8.5776346725463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5.0623897221513" calcext:value-type="float">
            <text:p>-75.0623897221513</text:p>
          </table:table-cell>
          <table:table-cell office:value-type="float" office:value="7.39173390063634" calcext:value-type="float">
            <text:p>7.39173390063634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8.7502980598001" calcext:value-type="float">
            <text:p>-78.7502980598001</text:p>
          </table:table-cell>
          <table:table-cell office:value-type="float" office:value="9.81017155135945" calcext:value-type="float">
            <text:p>9.81017155135945</text:p>
          </table:table-cell>
          <table:table-cell office:value-type="float" office:value="28.7411811651734" calcext:value-type="float">
            <text:p>28.7411811651734</text:p>
          </table:table-cell>
          <table:table-cell office:value-type="float" office:value="-8.63822114447838" calcext:value-type="float">
            <text:p>-8.63822114447838</text:p>
          </table:table-cell>
          <table:table-cell office:value-type="float" office:value="-28.9197630129436" calcext:value-type="float">
            <text:p>-28.9197630129436</text:p>
          </table:table-cell>
          <table:table-cell table:number-columns-repeated="4"/>
          <table:table-cell table:formula="of:=10^(([.$AB$1]-[.E181])/(10*[.$AB$2]))" office:value-type="float" office:value="4.26253190819899" calcext:value-type="float">
            <text:p>4.26253190819899</text:p>
          </table:table-cell>
          <table:table-cell table:formula="of:=10^(([.$AB$1]-[.I181])/(10*[.$AB$2]))" office:value-type="float" office:value="3.61298606062108" calcext:value-type="float">
            <text:p>3.61298606062108</text:p>
          </table:table-cell>
          <table:table-cell table:formula="of:=10^(([.$AB$1]-[.M181])/(10*[.$AB$2]))" office:value-type="float" office:value="4.94829387033174" calcext:value-type="float">
            <text:p>4.94829387033174</text:p>
          </table:table-cell>
          <table:table-cell table:number-columns-repeated="4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8.5384638624858" calcext:value-type="float">
            <text:p>18.5384638624858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5005131808729" calcext:value-type="float">
            <text:p>-76.5005131808729</text:p>
          </table:table-cell>
          <table:table-cell office:value-type="float" office:value="8.25436697000655" calcext:value-type="float">
            <text:p>8.25436697000655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0311948610756" calcext:value-type="float">
            <text:p>-75.0311948610756</text:p>
          </table:table-cell>
          <table:table-cell office:value-type="float" office:value="7.37405708618389" calcext:value-type="float">
            <text:p>7.37405708618389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8.3751490299001" calcext:value-type="float">
            <text:p>-78.3751490299001</text:p>
          </table:table-cell>
          <table:table-cell office:value-type="float" office:value="9.53172786008408" calcext:value-type="float">
            <text:p>9.53172786008408</text:p>
          </table:table-cell>
          <table:table-cell office:value-type="float" office:value="26.5655234061218" calcext:value-type="float">
            <text:p>26.5655234061218</text:p>
          </table:table-cell>
          <table:table-cell office:value-type="float" office:value="-6.28357098419834" calcext:value-type="float">
            <text:p>-6.28357098419834</text:p>
          </table:table-cell>
          <table:table-cell office:value-type="float" office:value="-26.1511192476096" calcext:value-type="float">
            <text:p>-26.1511192476096</text:p>
          </table:table-cell>
          <table:table-cell table:number-columns-repeated="4"/>
          <table:table-cell table:formula="of:=10^(([.$AB$1]-[.E182])/(10*[.$AB$2]))" office:value-type="float" office:value="4.08441740141906" calcext:value-type="float">
            <text:p>4.08441740141906</text:p>
          </table:table-cell>
          <table:table-cell table:formula="of:=10^(([.$AB$1]-[.I182])/(10*[.$AB$2]))" office:value-type="float" office:value="3.60338711101038" calcext:value-type="float">
            <text:p>3.60338711101038</text:p>
          </table:table-cell>
          <table:table-cell table:formula="of:=10^(([.$AB$1]-[.M182])/(10*[.$AB$2]))" office:value-type="float" office:value="4.79248845319072" calcext:value-type="float">
            <text:p>4.79248845319072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8.3125537874995" calcext:value-type="float">
            <text:p>18.3125537874995</text:p>
          </table:table-cell>
          <table:table-cell office:value-type="float" office:value="-92" calcext:value-type="float">
            <text:p>-92</text:p>
          </table:table-cell>
          <table:table-cell office:value-type="float" office:value="-76" calcext:value-type="float">
            <text:p>-76</text:p>
          </table:table-cell>
          <table:table-cell office:value-type="float" office:value="-76.2502565904365" calcext:value-type="float">
            <text:p>-76.2502565904365</text:p>
          </table:table-cell>
          <table:table-cell office:value-type="float" office:value="8.09733088372441" calcext:value-type="float">
            <text:p>8.09733088372441</text:p>
          </table:table-cell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office:value-type="float" office:value="-74.5155974305378" calcext:value-type="float">
            <text:p>-74.5155974305378</text:p>
          </table:table-cell>
          <table:table-cell office:value-type="float" office:value="7.08793807083395" calcext:value-type="float">
            <text:p>7.08793807083395</text:p>
          </table:table-cell>
          <table:table-cell office:value-type="float" office:value="-81" calcext:value-type="float">
            <text:p>-81</text:p>
          </table:table-cell>
          <table:table-cell office:value-type="float" office:value="-78" calcext:value-type="float">
            <text:p>-78</text:p>
          </table:table-cell>
          <table:table-cell office:value-type="float" office:value="-78.18757451495" calcext:value-type="float">
            <text:p>-78.18757451495</text:p>
          </table:table-cell>
          <table:table-cell office:value-type="float" office:value="9.39548385270862" calcext:value-type="float">
            <text:p>9.39548385270862</text:p>
          </table:table-cell>
          <table:table-cell office:value-type="float" office:value="27.2303330774802" calcext:value-type="float">
            <text:p>27.2303330774802</text:p>
          </table:table-cell>
          <table:table-cell office:value-type="float" office:value="-6.99722788388174" calcext:value-type="float">
            <text:p>-6.99722788388174</text:p>
          </table:table-cell>
          <table:table-cell office:value-type="float" office:value="-27.0634991663718" calcext:value-type="float">
            <text:p>-27.0634991663718</text:p>
          </table:table-cell>
          <table:table-cell table:number-columns-repeated="4"/>
          <table:table-cell table:formula="of:=10^(([.$AB$1]-[.E183])/(10*[.$AB$2]))" office:value-type="float" office:value="3.99817091198663" calcext:value-type="float">
            <text:p>3.99817091198663</text:p>
          </table:table-cell>
          <table:table-cell table:formula="of:=10^(([.$AB$1]-[.I183])/(10*[.$AB$2]))" office:value-type="float" office:value="3.44837684022884" calcext:value-type="float">
            <text:p>3.44837684022884</text:p>
          </table:table-cell>
          <table:table-cell table:formula="of:=10^(([.$AB$1]-[.M183])/(10*[.$AB$2]))" office:value-type="float" office:value="4.71643518873611" calcext:value-type="float">
            <text:p>4.71643518873611</text:p>
          </table:table-cell>
          <table:table-cell table:number-columns-repeated="4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8.0414442599957" calcext:value-type="float">
            <text:p>18.0414442599957</text:p>
          </table:table-cell>
          <table:table-cell office:value-type="float" office:value="-92" calcext:value-type="float">
            <text:p>-92</text:p>
          </table:table-cell>
          <table:table-cell office:value-type="float" office:value="-76" calcext:value-type="float">
            <text:p>-76</text:p>
          </table:table-cell>
          <table:table-cell office:value-type="float" office:value="-76.1251282952182" calcext:value-type="float">
            <text:p>-76.1251282952182</text:p>
          </table:table-cell>
          <table:table-cell office:value-type="float" office:value="8.01993674965533" calcext:value-type="float">
            <text:p>8.0199367496553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577987152689" calcext:value-type="float">
            <text:p>-74.2577987152689</text:p>
          </table:table-cell>
          <table:table-cell office:value-type="float" office:value="6.94906899781054" calcext:value-type="float">
            <text:p>6.9490689978105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6.593787257475" calcext:value-type="float">
            <text:p>-76.593787257475</text:p>
          </table:table-cell>
          <table:table-cell office:value-type="float" office:value="8.31367242748097" calcext:value-type="float">
            <text:p>8.31367242748097</text:p>
          </table:table-cell>
          <table:table-cell office:value-type="float" office:value="11.249635880989" calcext:value-type="float">
            <text:p>11.249635880989</text:p>
          </table:table-cell>
          <table:table-cell office:value-type="float" office:value="-7.31628433279115" calcext:value-type="float">
            <text:p>-7.31628433279115</text:p>
          </table:table-cell>
          <table:table-cell office:value-type="float" office:value="-11.1194547586971" calcext:value-type="float">
            <text:p>-11.1194547586971</text:p>
          </table:table-cell>
          <table:table-cell table:number-columns-repeated="4"/>
          <table:table-cell table:formula="of:=10^(([.$AB$1]-[.E184])/(10*[.$AB$2]))" office:value-type="float" office:value="3.95573303229042" calcext:value-type="float">
            <text:p>3.95573303229042</text:p>
          </table:table-cell>
          <table:table-cell table:formula="of:=10^(([.$AB$1]-[.I184])/(10*[.$AB$2]))" office:value-type="float" office:value="3.37339051188353" calcext:value-type="float">
            <text:p>3.37339051188353</text:p>
          </table:table-cell>
          <table:table-cell table:formula="of:=10^(([.$AB$1]-[.M184])/(10*[.$AB$2]))" office:value-type="float" office:value="4.11703646154959" calcext:value-type="float">
            <text:p>4.11703646154959</text:p>
          </table:table-cell>
          <table:table-cell table:number-columns-repeated="4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7.7804684152357" calcext:value-type="float">
            <text:p>17.7804684152357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0625641476091" calcext:value-type="float">
            <text:p>-76.0625641476091</text:p>
          </table:table-cell>
          <table:table-cell office:value-type="float" office:value="7.9815175254798" calcext:value-type="float">
            <text:p>7.981517525479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288993576345" calcext:value-type="float">
            <text:p>-74.1288993576345</text:p>
          </table:table-cell>
          <table:table-cell office:value-type="float" office:value="6.88065810482172" calcext:value-type="float">
            <text:p>6.88065810482172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5.2968936287375" calcext:value-type="float">
            <text:p>-75.2968936287375</text:p>
          </table:table-cell>
          <table:table-cell office:value-type="float" office:value="7.52598105869835" calcext:value-type="float">
            <text:p>7.52598105869835</text:p>
          </table:table-cell>
          <table:table-cell office:value-type="float" office:value="0.608398448849343" calcext:value-type="float">
            <text:p>0.608398448849343</text:p>
          </table:table-cell>
          <table:table-cell office:value-type="float" office:value="-7.46689366095105" calcext:value-type="float">
            <text:p>-7.46689366095105</text:p>
          </table:table-cell>
          <table:table-cell office:value-type="float" office:value="-0.675275509967018" calcext:value-type="float">
            <text:p>-0.675275509967018</text:p>
          </table:table-cell>
          <table:table-cell table:number-columns-repeated="4"/>
          <table:table-cell table:formula="of:=10^(([.$AB$1]-[.E185])/(10*[.$AB$2]))" office:value-type="float" office:value="3.93468331098389" calcext:value-type="float">
            <text:p>3.93468331098389</text:p>
          </table:table-cell>
          <table:table-cell table:formula="of:=10^(([.$AB$1]-[.I185])/(10*[.$AB$2]))" office:value-type="float" office:value="3.33651105996482" calcext:value-type="float">
            <text:p>3.33651105996482</text:p>
          </table:table-cell>
          <table:table-cell table:formula="of:=10^(([.$AB$1]-[.M185])/(10*[.$AB$2]))" office:value-type="float" office:value="3.68596846967591" calcext:value-type="float">
            <text:p>3.6859684696759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5534774658191" calcext:value-type="float">
            <text:p>17.5534774658191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office:value-type="float" office:value="-75.5312820738046" calcext:value-type="float">
            <text:p>-75.5312820738046</text:p>
          </table:table-cell>
          <table:table-cell office:value-type="float" office:value="7.66259847992383" calcext:value-type="float">
            <text:p>7.66259847992383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4.0644496788172" calcext:value-type="float">
            <text:p>-74.0644496788172</text:p>
          </table:table-cell>
          <table:table-cell office:value-type="float" office:value="6.84670562877828" calcext:value-type="float">
            <text:p>6.8467056287782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6.6484468143688" calcext:value-type="float">
            <text:p>-76.6484468143688</text:p>
          </table:table-cell>
          <table:table-cell office:value-type="float" office:value="8.34862384228868" calcext:value-type="float">
            <text:p>8.34862384228868</text:p>
          </table:table-cell>
          <table:table-cell office:value-type="float" office:value="15.0721525237117" calcext:value-type="float">
            <text:p>15.0721525237117</text:p>
          </table:table-cell>
          <table:table-cell office:value-type="float" office:value="-5.41092613517583" calcext:value-type="float">
            <text:p>-5.41092613517583</text:p>
          </table:table-cell>
          <table:table-cell office:value-type="float" office:value="-14.2699071845058" calcext:value-type="float">
            <text:p>-14.2699071845058</text:p>
          </table:table-cell>
          <table:table-cell table:number-columns-repeated="4"/>
          <table:table-cell table:formula="of:=10^(([.$AB$1]-[.E186])/(10*[.$AB$2]))" office:value-type="float" office:value="3.76038809775772" calcext:value-type="float">
            <text:p>3.76038809775772</text:p>
          </table:table-cell>
          <table:table-cell table:formula="of:=10^(([.$AB$1]-[.I186])/(10*[.$AB$2]))" office:value-type="float" office:value="3.31822280428217" calcext:value-type="float">
            <text:p>3.31822280428217</text:p>
          </table:table-cell>
          <table:table-cell table:formula="of:=10^(([.$AB$1]-[.M186])/(10*[.$AB$2]))" office:value-type="float" office:value="4.13627248738481" calcext:value-type="float">
            <text:p>4.13627248738481</text:p>
          </table:table-cell>
          <table:table-cell table:number-columns-repeated="4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7.3210376069885" calcext:value-type="float">
            <text:p>17.321037606988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7656410369023" calcext:value-type="float">
            <text:p>-75.7656410369023</text:p>
          </table:table-cell>
          <table:table-cell office:value-type="float" office:value="7.80167823225161" calcext:value-type="float">
            <text:p>7.8016782322516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322248394086" calcext:value-type="float">
            <text:p>-74.0322248394086</text:p>
          </table:table-cell>
          <table:table-cell office:value-type="float" office:value="6.82979226921372" calcext:value-type="float">
            <text:p>6.82979226921372</text:p>
          </table:table-cell>
          <table:table-cell office:value-type="float" office:value="-80" calcext:value-type="float">
            <text:p>-80</text:p>
          </table:table-cell>
          <table:table-cell office:value-type="float" office:value="-75" calcext:value-type="float">
            <text:p>-75</text:p>
          </table:table-cell>
          <table:table-cell office:value-type="float" office:value="-75.8242234071844" calcext:value-type="float">
            <text:p>-75.8242234071844</text:p>
          </table:table-cell>
          <table:table-cell office:value-type="float" office:value="7.83683639294375" calcext:value-type="float">
            <text:p>7.83683639294375</text:p>
          </table:table-cell>
          <table:table-cell office:value-type="float" office:value="6.61014575757437" calcext:value-type="float">
            <text:p>6.61014575757437</text:p>
          </table:table-cell>
          <table:table-cell office:value-type="float" office:value="-6.49369127226232" calcext:value-type="float">
            <text:p>-6.49369127226232</text:p>
          </table:table-cell>
          <table:table-cell office:value-type="float" office:value="-5.65859602369691" calcext:value-type="float">
            <text:p>-5.65859602369691</text:p>
          </table:table-cell>
          <table:table-cell table:number-columns-repeated="4"/>
          <table:table-cell table:formula="of:=10^(([.$AB$1]-[.E187])/(10*[.$AB$2]))" office:value-type="float" office:value="3.83630061117982" calcext:value-type="float">
            <text:p>3.83630061117982</text:p>
          </table:table-cell>
          <table:table-cell table:formula="of:=10^(([.$AB$1]-[.I187])/(10*[.$AB$2]))" office:value-type="float" office:value="3.30911630179969" calcext:value-type="float">
            <text:p>3.30911630179969</text:p>
          </table:table-cell>
          <table:table-cell table:formula="of:=10^(([.$AB$1]-[.M187])/(10*[.$AB$2]))" office:value-type="float" office:value="3.85551456778245" calcext:value-type="float">
            <text:p>3.85551456778245</text:p>
          </table:table-cell>
          <table:table-cell table:number-columns-repeated="4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7.081256387161" calcext:value-type="float">
            <text:p>17.081256387161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5.8828205184511" calcext:value-type="float">
            <text:p>-75.8828205184511</text:p>
          </table:table-cell>
          <table:table-cell office:value-type="float" office:value="7.87216190008264" calcext:value-type="float">
            <text:p>7.87216190008264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0161124197043" calcext:value-type="float">
            <text:p>-74.0161124197043</text:p>
          </table:table-cell>
          <table:table-cell office:value-type="float" office:value="6.82135126373704" calcext:value-type="float">
            <text:p>6.82135126373704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9121117035922" calcext:value-type="float">
            <text:p>-74.9121117035922</text:p>
          </table:table-cell>
          <table:table-cell office:value-type="float" office:value="7.30696549945145" calcext:value-type="float">
            <text:p>7.30696549945145</text:p>
          </table:table-cell>
          <table:table-cell office:value-type="float" office:value="-1.16466531468051" calcext:value-type="float">
            <text:p>-1.16466531468051</text:p>
          </table:table-cell>
          <table:table-cell office:value-type="float" office:value="-7.04822723537538" calcext:value-type="float">
            <text:p>-7.0482272353753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188])/(10*[.$AB$2]))" office:value-type="float" office:value="3.874829627852" calcext:value-type="float">
            <text:p>3.874829627852</text:p>
          </table:table-cell>
          <table:table-cell table:formula="of:=10^(([.$AB$1]-[.I188])/(10*[.$AB$2]))" office:value-type="float" office:value="3.3045724267776" calcext:value-type="float">
            <text:p>3.3045724267776</text:p>
          </table:table-cell>
          <table:table-cell table:formula="of:=10^(([.$AB$1]-[.M188])/(10*[.$AB$2]))" office:value-type="float" office:value="3.56697802227214" calcext:value-type="float">
            <text:p>3.56697802227214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6.8484707776057" calcext:value-type="float">
            <text:p>16.8484707776057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5.4414102592256" calcext:value-type="float">
            <text:p>-75.4414102592256</text:p>
          </table:table-cell>
          <table:table-cell office:value-type="float" office:value="7.60992439361133" calcext:value-type="float">
            <text:p>7.60992439361133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0080562098522" calcext:value-type="float">
            <text:p>-74.0080562098522</text:p>
          </table:table-cell>
          <table:table-cell office:value-type="float" office:value="6.81713467392463" calcext:value-type="float">
            <text:p>6.81713467392463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4.9560558517961" calcext:value-type="float">
            <text:p>-74.9560558517961</text:p>
          </table:table-cell>
          <table:table-cell office:value-type="float" office:value="7.33165231941292" calcext:value-type="float">
            <text:p>7.33165231941292</text:p>
          </table:table-cell>
          <table:table-cell office:value-type="float" office:value="1.13468482744461" calcext:value-type="float">
            <text:p>1.13468482744461</text:p>
          </table:table-cell>
          <table:table-cell office:value-type="float" office:value="-5.22892005184334" calcext:value-type="float">
            <text:p>-5.228920051843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189])/(10*[.$AB$2]))" office:value-type="float" office:value="3.73167732547838" calcext:value-type="float">
            <text:p>3.73167732547838</text:p>
          </table:table-cell>
          <table:table-cell table:formula="of:=10^(([.$AB$1]-[.I189])/(10*[.$AB$2]))" office:value-type="float" office:value="3.30230282956597" calcext:value-type="float">
            <text:p>3.30230282956597</text:p>
          </table:table-cell>
          <table:table-cell table:formula="of:=10^(([.$AB$1]-[.M189])/(10*[.$AB$2]))" office:value-type="float" office:value="3.58037070077002" calcext:value-type="float">
            <text:p>3.58037070077002</text:p>
          </table:table-cell>
          <table:table-cell table:number-columns-repeated="4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6.5941953986114" calcext:value-type="float">
            <text:p>16.5941953986114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5.7207051296128" calcext:value-type="float">
            <text:p>-75.7207051296128</text:p>
          </table:table-cell>
          <table:table-cell office:value-type="float" office:value="7.77481691743448" calcext:value-type="float">
            <text:p>7.77481691743448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5040281049261" calcext:value-type="float">
            <text:p>-73.5040281049261</text:p>
          </table:table-cell>
          <table:table-cell office:value-type="float" office:value="6.55844584549063" calcext:value-type="float">
            <text:p>6.55844584549063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5.478027925898" calcext:value-type="float">
            <text:p>-75.478027925898</text:p>
          </table:table-cell>
          <table:table-cell office:value-type="float" office:value="7.63134224399053" calcext:value-type="float">
            <text:p>7.63134224399053</text:p>
          </table:table-cell>
          <table:table-cell office:value-type="float" office:value="5.48227388375358" calcext:value-type="float">
            <text:p>5.48227388375358</text:p>
          </table:table-cell>
          <table:table-cell office:value-type="float" office:value="-7.9548028142691" calcext:value-type="float">
            <text:p>-7.9548028142691</text:p>
          </table:table-cell>
          <table:table-cell office:value-type="float" office:value="-6.43660093353663" calcext:value-type="float">
            <text:p>-6.43660093353663</text:p>
          </table:table-cell>
          <table:table-cell table:number-columns-repeated="4"/>
          <table:table-cell table:formula="of:=10^(([.$AB$1]-[.E190])/(10*[.$AB$2]))" office:value-type="float" office:value="3.82162736548201" calcext:value-type="float">
            <text:p>3.82162736548201</text:p>
          </table:table-cell>
          <table:table-cell table:formula="of:=10^(([.$AB$1]-[.I190])/(10*[.$AB$2]))" office:value-type="float" office:value="3.16336415407737" calcext:value-type="float">
            <text:p>3.16336415407737</text:p>
          </table:table-cell>
          <table:table-cell table:formula="of:=10^(([.$AB$1]-[.M190])/(10*[.$AB$2]))" office:value-type="float" office:value="3.74334877931487" calcext:value-type="float">
            <text:p>3.7433487793148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.3551836839155" calcext:value-type="float">
            <text:p>16.3551836839155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5.8603525648064" calcext:value-type="float">
            <text:p>-75.8603525648064</text:p>
          </table:table-cell>
          <table:table-cell office:value-type="float" office:value="7.85859821935834" calcext:value-type="float">
            <text:p>7.85859821935834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252014052463" calcext:value-type="float">
            <text:p>-73.252014052463</text:p>
          </table:table-cell>
          <table:table-cell office:value-type="float" office:value="6.43280621081338" calcext:value-type="float">
            <text:p>6.4328062108133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239013962949" calcext:value-type="float">
            <text:p>-75.239013962949</text:p>
          </table:table-cell>
          <table:table-cell office:value-type="float" office:value="7.49262157920864" calcext:value-type="float">
            <text:p>7.49262157920864</text:p>
          </table:table-cell>
          <table:table-cell office:value-type="float" office:value="3.64861147915111" calcext:value-type="float">
            <text:p>3.64861147915111</text:p>
          </table:table-cell>
          <table:table-cell office:value-type="float" office:value="-9.29207737610128" calcext:value-type="float">
            <text:p>-9.29207737610128</text:p>
          </table:table-cell>
          <table:table-cell office:value-type="float" office:value="-6.91604382483873" calcext:value-type="float">
            <text:p>-6.91604382483873</text:p>
          </table:table-cell>
          <table:table-cell table:number-columns-repeated="4"/>
          <table:table-cell table:formula="of:=10^(([.$AB$1]-[.E191])/(10*[.$AB$2]))" office:value-type="float" office:value="3.86741222189503" calcext:value-type="float">
            <text:p>3.86741222189503</text:p>
          </table:table-cell>
          <table:table-cell table:formula="of:=10^(([.$AB$1]-[.I191])/(10*[.$AB$2]))" office:value-type="float" office:value="3.09610253717101" calcext:value-type="float">
            <text:p>3.09610253717101</text:p>
          </table:table-cell>
          <table:table-cell table:formula="of:=10^(([.$AB$1]-[.M191])/(10*[.$AB$2]))" office:value-type="float" office:value="3.66781924193221" calcext:value-type="float">
            <text:p>3.66781924193221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6.1130138734793" calcext:value-type="float">
            <text:p>16.1130138734793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float" office:value="-74.4301762824032" calcext:value-type="float">
            <text:p>-74.4301762824032</text:p>
          </table:table-cell>
          <table:table-cell office:value-type="float" office:value="7.04161931932075" calcext:value-type="float">
            <text:p>7.04161931932075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float" office:value="-73.1260070262315" calcext:value-type="float">
            <text:p>-73.1260070262315</text:p>
          </table:table-cell>
          <table:table-cell office:value-type="float" office:value="6.37089187188929" calcext:value-type="float">
            <text:p>6.37089187188929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float" office:value="-75.6195069814745" calcext:value-type="float">
            <text:p>-75.6195069814745</text:p>
          </table:table-cell>
          <table:table-cell office:value-type="float" office:value="7.71466193197723" calcext:value-type="float">
            <text:p>7.71466193197723</text:p>
          </table:table-cell>
          <table:table-cell office:value-type="float" office:value="12.8940241160956" calcext:value-type="float">
            <text:p>12.8940241160956</text:p>
          </table:table-cell>
          <table:table-cell office:value-type="float" office:value="-4.11915427042092" calcext:value-type="float">
            <text:p>-4.11915427042092</text:p>
          </table:table-cell>
          <table:table-cell office:value-type="float" office:value="-11.7555607102762" calcext:value-type="float">
            <text:p>-11.7555607102762</text:p>
          </table:table-cell>
          <table:table-cell table:number-columns-repeated="4"/>
          <table:table-cell table:formula="of:=10^(([.$AB$1]-[.E192])/(10*[.$AB$2]))" office:value-type="float" office:value="3.42334740006512" calcext:value-type="float">
            <text:p>3.42334740006512</text:p>
          </table:table-cell>
          <table:table-cell table:formula="of:=10^(([.$AB$1]-[.I192])/(10*[.$AB$2]))" office:value-type="float" office:value="3.06300995557941" calcext:value-type="float">
            <text:p>3.06300995557941</text:p>
          </table:table-cell>
          <table:table-cell table:formula="of:=10^(([.$AB$1]-[.M192])/(10*[.$AB$2]))" office:value-type="float" office:value="3.78878759327719" calcext:value-type="float">
            <text:p>3.78878759327719</text:p>
          </table:table-cell>
          <table:table-cell table:number-columns-repeated="4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5.8568501911062" calcext:value-type="float">
            <text:p>15.8568501911062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7150881412016" calcext:value-type="float">
            <text:p>-73.7150881412016</text:p>
          </table:table-cell>
          <table:table-cell office:value-type="float" office:value="6.66555431045239" calcext:value-type="float">
            <text:p>6.66555431045239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5630035131158" calcext:value-type="float">
            <text:p>-72.5630035131158</text:p>
          </table:table-cell>
          <table:table-cell office:value-type="float" office:value="6.10145553197731" calcext:value-type="float">
            <text:p>6.10145553197731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6.3097534907373" calcext:value-type="float">
            <text:p>-76.3097534907373</text:p>
          </table:table-cell>
          <table:table-cell office:value-type="float" office:value="8.13439235473195" calcext:value-type="float">
            <text:p>8.13439235473195</text:p>
          </table:table-cell>
          <table:table-cell office:value-type="float" office:value="22.8566707506026" calcext:value-type="float">
            <text:p>22.8566707506026</text:p>
          </table:table-cell>
          <table:table-cell office:value-type="float" office:value="-3.30357029858813" calcext:value-type="float">
            <text:p>-3.30357029858813</text:p>
          </table:table-cell>
          <table:table-cell office:value-type="float" office:value="-22.1949875729659" calcext:value-type="float">
            <text:p>-22.1949875729659</text:p>
          </table:table-cell>
          <table:table-cell table:number-columns-repeated="4"/>
          <table:table-cell table:formula="of:=10^(([.$AB$1]-[.E193])/(10*[.$AB$2]))" office:value-type="float" office:value="3.22081831729503" calcext:value-type="float">
            <text:p>3.22081831729503</text:p>
          </table:table-cell>
          <table:table-cell table:formula="of:=10^(([.$AB$1]-[.I193])/(10*[.$AB$2]))" office:value-type="float" office:value="2.91941897489064" calcext:value-type="float">
            <text:p>2.91941897489064</text:p>
          </table:table-cell>
          <table:table-cell table:formula="of:=10^(([.$AB$1]-[.M193])/(10*[.$AB$2]))" office:value-type="float" office:value="4.01850898866111" calcext:value-type="float">
            <text:p>4.01850898866111</text:p>
          </table:table-cell>
          <table:table-cell table:number-columns-repeated="4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5.5970375530455" calcext:value-type="float">
            <text:p>15.5970375530455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float" office:value="-73.3575440706008" calcext:value-type="float">
            <text:p>-73.3575440706008</text:p>
          </table:table-cell>
          <table:table-cell office:value-type="float" office:value="6.48512177773983" calcext:value-type="float">
            <text:p>6.4851217777398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2815017565579" calcext:value-type="float">
            <text:p>-72.2815017565579</text:p>
          </table:table-cell>
          <table:table-cell office:value-type="float" office:value="5.97104107270356" calcext:value-type="float">
            <text:p>5.9710410727035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1548767453686" calcext:value-type="float">
            <text:p>-76.1548767453686</text:p>
          </table:table-cell>
          <table:table-cell office:value-type="float" office:value="8.03826941554519" calcext:value-type="float">
            <text:p>8.03826941554519</text:p>
          </table:table-cell>
          <table:table-cell office:value-type="float" office:value="23.2574245842616" calcext:value-type="float">
            <text:p>23.2574245842616</text:p>
          </table:table-cell>
          <table:table-cell office:value-type="float" office:value="-2.94066953645571" calcext:value-type="float">
            <text:p>-2.94066953645571</text:p>
          </table:table-cell>
          <table:table-cell office:value-type="float" office:value="-22.6014872842707" calcext:value-type="float">
            <text:p>-22.6014872842707</text:p>
          </table:table-cell>
          <table:table-cell table:number-columns-repeated="4"/>
          <table:table-cell table:formula="of:=10^(([.$AB$1]-[.E194])/(10*[.$AB$2]))" office:value-type="float" office:value="3.12409228577927" calcext:value-type="float">
            <text:p>3.12409228577927</text:p>
          </table:table-cell>
          <table:table-cell table:formula="of:=10^(([.$AB$1]-[.I194])/(10*[.$AB$2]))" office:value-type="float" office:value="2.85016784024447" calcext:value-type="float">
            <text:p>2.85016784024447</text:p>
          </table:table-cell>
          <table:table-cell table:formula="of:=10^(([.$AB$1]-[.M194])/(10*[.$AB$2]))" office:value-type="float" office:value="3.96578137078824" calcext:value-type="float">
            <text:p>3.96578137078824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5.3486469937579" calcext:value-type="float">
            <text:p>15.3486469937579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1787720353004" calcext:value-type="float">
            <text:p>-73.1787720353004</text:p>
          </table:table-cell>
          <table:table-cell office:value-type="float" office:value="6.39674543460453" calcext:value-type="float">
            <text:p>6.39674543460453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1407508782789" calcext:value-type="float">
            <text:p>-72.1407508782789</text:p>
          </table:table-cell>
          <table:table-cell office:value-type="float" office:value="5.90688291718646" calcext:value-type="float">
            <text:p>5.90688291718646</text:p>
          </table:table-cell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office:value-type="float" office:value="-76.5774383726843" calcext:value-type="float">
            <text:p>-76.5774383726843</text:p>
          </table:table-cell>
          <table:table-cell office:value-type="float" office:value="8.30324678031536" calcext:value-type="float">
            <text:p>8.30324678031536</text:p>
          </table:table-cell>
          <table:table-cell office:value-type="float" office:value="28.0671118509915" calcext:value-type="float">
            <text:p>28.0671118509915</text:p>
          </table:table-cell>
          <table:table-cell office:value-type="float" office:value="-2.76958470808396" calcext:value-type="float">
            <text:p>-2.76958470808396</text:p>
          </table:table-cell>
          <table:table-cell office:value-type="float" office:value="-27.5257294735779" calcext:value-type="float">
            <text:p>-27.5257294735779</text:p>
          </table:table-cell>
          <table:table-cell table:number-columns-repeated="4"/>
          <table:table-cell table:formula="of:=10^(([.$AB$1]-[.E195])/(10*[.$AB$2]))" office:value-type="float" office:value="3.07682409536244" calcext:value-type="float">
            <text:p>3.07682409536244</text:p>
          </table:table-cell>
          <table:table-cell table:formula="of:=10^(([.$AB$1]-[.I195])/(10*[.$AB$2]))" office:value-type="float" office:value="2.81616074146002" calcext:value-type="float">
            <text:p>2.81616074146002</text:p>
          </table:table-cell>
          <table:table-cell table:formula="of:=10^(([.$AB$1]-[.M195])/(10*[.$AB$2]))" office:value-type="float" office:value="4.11130029108184" calcext:value-type="float">
            <text:p>4.11130029108184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0977642587185" calcext:value-type="float">
            <text:p>15.0977642587185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0893860176502" calcext:value-type="float">
            <text:p>-73.0893860176502</text:p>
          </table:table-cell>
          <table:table-cell office:value-type="float" office:value="6.35300992658903" calcext:value-type="float">
            <text:p>6.3530099265890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72.0703754391395" calcext:value-type="float">
            <text:p>-72.0703754391395</text:p>
          </table:table-cell>
          <table:table-cell office:value-type="float" office:value="5.87506281877958" calcext:value-type="float">
            <text:p>5.87506281877958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float" office:value="-77.2887191863422" calcext:value-type="float">
            <text:p>-77.2887191863422</text:p>
          </table:table-cell>
          <table:table-cell office:value-type="float" office:value="8.76914610867281" calcext:value-type="float">
            <text:p>8.76914610867281</text:p>
          </table:table-cell>
          <table:table-cell office:value-type="float" office:value="35.7264385323346" calcext:value-type="float">
            <text:p>35.7264385323346</text:p>
          </table:table-cell>
          <table:table-cell office:value-type="float" office:value="-2.68653272851478" calcext:value-type="float">
            <text:p>-2.68653272851478</text:p>
          </table:table-cell>
          <table:table-cell office:value-type="float" office:value="-35.3029676828504" calcext:value-type="float">
            <text:p>-35.3029676828504</text:p>
          </table:table-cell>
          <table:table-cell table:number-columns-repeated="4"/>
          <table:table-cell table:formula="of:=10^(([.$AB$1]-[.E196])/(10*[.$AB$2]))" office:value-type="float" office:value="3.05345887204058" calcext:value-type="float">
            <text:p>3.05345887204058</text:p>
          </table:table-cell>
          <table:table-cell table:formula="of:=10^(([.$AB$1]-[.I196])/(10*[.$AB$2]))" office:value-type="float" office:value="2.79930965583948" calcext:value-type="float">
            <text:p>2.79930965583948</text:p>
          </table:table-cell>
          <table:table-cell table:formula="of:=10^(([.$AB$1]-[.M196])/(10*[.$AB$2]))" office:value-type="float" office:value="4.36840537527304" calcext:value-type="float">
            <text:p>4.36840537527304</text:p>
          </table:table-cell>
          <table:table-cell table:number-columns-repeated="4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4.8093450396015" calcext:value-type="float">
            <text:p>14.8093450396015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5446930088251" calcext:value-type="float">
            <text:p>-73.5446930088251</text:p>
          </table:table-cell>
          <table:table-cell office:value-type="float" office:value="6.57894769521054" calcext:value-type="float">
            <text:p>6.57894769521054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float" office:value="-72.0351877195697" calcext:value-type="float">
            <text:p>-72.0351877195697</text:p>
          </table:table-cell>
          <table:table-cell office:value-type="float" office:value="5.85921710741619" calcext:value-type="float">
            <text:p>5.85921710741619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77.1443595931711" calcext:value-type="float">
            <text:p>-77.1443595931711</text:p>
          </table:table-cell>
          <table:table-cell office:value-type="float" office:value="8.67252019401106" calcext:value-type="float">
            <text:p>8.67252019401106</text:p>
          </table:table-cell>
          <table:table-cell office:value-type="float" office:value="32.8736987592258" calcext:value-type="float">
            <text:p>32.8736987592258</text:p>
          </table:table-cell>
          <table:table-cell office:value-type="float" office:value="-4.09914893839886" calcext:value-type="float">
            <text:p>-4.09914893839886</text:p>
          </table:table-cell>
          <table:table-cell office:value-type="float" office:value="-32.538193776716" calcext:value-type="float">
            <text:p>-32.538193776716</text:p>
          </table:table-cell>
          <table:table-cell table:number-columns-repeated="4"/>
          <table:table-cell table:formula="of:=10^(([.$AB$1]-[.E197])/(10*[.$AB$2]))" office:value-type="float" office:value="3.17435355797115" calcext:value-type="float">
            <text:p>3.17435355797115</text:p>
          </table:table-cell>
          <table:table-cell table:formula="of:=10^(([.$AB$1]-[.I197])/(10*[.$AB$2]))" office:value-type="float" office:value="2.79092196281898" calcext:value-type="float">
            <text:p>2.79092196281898</text:p>
          </table:table-cell>
          <table:table-cell table:formula="of:=10^(([.$AB$1]-[.M197])/(10*[.$AB$2]))" office:value-type="float" office:value="4.31495510277198" calcext:value-type="float">
            <text:p>4.31495510277198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4.5596299287559" calcext:value-type="float">
            <text:p>14.5596299287559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7723465044126" calcext:value-type="float">
            <text:p>-73.7723465044126</text:p>
          </table:table-cell>
          <table:table-cell office:value-type="float" office:value="6.6949121633477" calcext:value-type="float">
            <text:p>6.694912163347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0175938597849" calcext:value-type="float">
            <text:p>-72.0175938597849</text:p>
          </table:table-cell>
          <table:table-cell office:value-type="float" office:value="5.85131028557696" calcext:value-type="float">
            <text:p>5.85131028557696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float" office:value="-76.5721797965855" calcext:value-type="float">
            <text:p>-76.5721797965855</text:p>
          </table:table-cell>
          <table:table-cell office:value-type="float" office:value="8.29989617785638" calcext:value-type="float">
            <text:p>8.29989617785638</text:p>
          </table:table-cell>
          <table:table-cell office:value-type="float" office:value="26.4262555387086" calcext:value-type="float">
            <text:p>26.4262555387086</text:p>
          </table:table-cell>
          <table:table-cell office:value-type="float" office:value="-4.84091673492827" calcext:value-type="float">
            <text:p>-4.84091673492827</text:p>
          </table:table-cell>
          <table:table-cell office:value-type="float" office:value="-26.1201945084836" calcext:value-type="float">
            <text:p>-26.1201945084836</text:p>
          </table:table-cell>
          <table:table-cell table:number-columns-repeated="4"/>
          <table:table-cell table:formula="of:=10^(([.$AB$1]-[.E198])/(10*[.$AB$2]))" office:value-type="float" office:value="3.23658418408005" calcext:value-type="float">
            <text:p>3.23658418408005</text:p>
          </table:table-cell>
          <table:table-cell table:formula="of:=10^(([.$AB$1]-[.I198])/(10*[.$AB$2]))" office:value-type="float" office:value="2.78673754567385" calcext:value-type="float">
            <text:p>2.78673754567385</text:p>
          </table:table-cell>
          <table:table-cell table:formula="of:=10^(([.$AB$1]-[.M198])/(10*[.$AB$2]))" office:value-type="float" office:value="4.10945696609865" calcext:value-type="float">
            <text:p>4.10945696609865</text:p>
          </table:table-cell>
          <table:table-cell table:number-columns-repeated="4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4.3012556776707" calcext:value-type="float">
            <text:p>14.301255677670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3.8861732522063" calcext:value-type="float">
            <text:p>-73.8861732522063</text:p>
          </table:table-cell>
          <table:table-cell office:value-type="float" office:value="6.75365868246868" calcext:value-type="float">
            <text:p>6.75365868246868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5087969298924" calcext:value-type="float">
            <text:p>-71.5087969298924</text:p>
          </table:table-cell>
          <table:table-cell office:value-type="float" office:value="5.62721140257067" calcext:value-type="float">
            <text:p>5.62721140257067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float" office:value="-76.2860898982928" calcext:value-type="float">
            <text:p>-76.2860898982928</text:p>
          </table:table-cell>
          <table:table-cell office:value-type="float" office:value="8.11963169075511" calcext:value-type="float">
            <text:p>8.11963169075511</text:p>
          </table:table-cell>
          <table:table-cell office:value-type="float" office:value="24.4622323779222" calcext:value-type="float">
            <text:p>24.4622323779222</text:p>
          </table:table-cell>
          <table:table-cell office:value-type="float" office:value="-6.36927155911965" calcext:value-type="float">
            <text:p>-6.36927155911965</text:p>
          </table:table-cell>
          <table:table-cell office:value-type="float" office:value="-24.5000197944303" calcext:value-type="float">
            <text:p>-24.5000197944303</text:p>
          </table:table-cell>
          <table:table-cell table:number-columns-repeated="4"/>
          <table:table-cell table:formula="of:=10^(([.$AB$1]-[.E199])/(10*[.$AB$2]))" office:value-type="float" office:value="3.2681555060722" calcext:value-type="float">
            <text:p>3.2681555060722</text:p>
          </table:table-cell>
          <table:table-cell table:formula="of:=10^(([.$AB$1]-[.I199])/(10*[.$AB$2]))" office:value-type="float" office:value="2.66840495324967" calcext:value-type="float">
            <text:p>2.66840495324967</text:p>
          </table:table-cell>
          <table:table-cell table:formula="of:=10^(([.$AB$1]-[.M199])/(10*[.$AB$2]))" office:value-type="float" office:value="4.01040760117924" calcext:value-type="float">
            <text:p>4.01040760117924</text:p>
          </table:table-cell>
          <table:table-cell table:number-columns-repeated="4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4.0196493117732" calcext:value-type="float">
            <text:p>14.019649311773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430866261031" calcext:value-type="float">
            <text:p>-73.9430866261031</text:p>
          </table:table-cell>
          <table:table-cell office:value-type="float" office:value="6.78322496861954" calcext:value-type="float">
            <text:p>6.7832249686195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1.2543984649462" calcext:value-type="float">
            <text:p>-71.2543984649462</text:p>
          </table:table-cell>
          <table:table-cell office:value-type="float" office:value="5.51840133599037" calcext:value-type="float">
            <text:p>5.51840133599037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float" office:value="-75.1430449491464" calcext:value-type="float">
            <text:p>-75.1430449491464</text:p>
          </table:table-cell>
          <table:table-cell office:value-type="float" office:value="7.43763448589882" calcext:value-type="float">
            <text:p>7.43763448589882</text:p>
          </table:table-cell>
          <table:table-cell office:value-type="float" office:value="15.1461024267265" calcext:value-type="float">
            <text:p>15.1461024267265</text:p>
          </table:table-cell>
          <table:table-cell office:value-type="float" office:value="-7.10244894083782" calcext:value-type="float">
            <text:p>-7.10244894083782</text:p>
          </table:table-cell>
          <table:table-cell office:value-type="float" office:value="-15.5400774001183" calcext:value-type="float">
            <text:p>-15.5400774001183</text:p>
          </table:table-cell>
          <table:table-cell table:number-columns-repeated="4"/>
          <table:table-cell table:formula="of:=10^(([.$AB$1]-[.E200])/(10*[.$AB$2]))" office:value-type="float" office:value="3.28405646614761" calcext:value-type="float">
            <text:p>3.28405646614761</text:p>
          </table:table-cell>
          <table:table-cell table:formula="of:=10^(([.$AB$1]-[.I200])/(10*[.$AB$2]))" office:value-type="float" office:value="2.61113648282322" calcext:value-type="float">
            <text:p>2.61113648282322</text:p>
          </table:table-cell>
          <table:table-cell table:formula="of:=10^(([.$AB$1]-[.M200])/(10*[.$AB$2]))" office:value-type="float" office:value="3.63792311772594" calcext:value-type="float">
            <text:p>3.6379231177259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.7673780366516" calcext:value-type="float">
            <text:p>13.7673780366516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3.9715433130516" calcext:value-type="float">
            <text:p>-73.9715433130516</text:p>
          </table:table-cell>
          <table:table-cell office:value-type="float" office:value="6.79805661476604" calcext:value-type="float">
            <text:p>6.79805661476604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float" office:value="-71.1271992324731" calcext:value-type="float">
            <text:p>-71.1271992324731</text:p>
          </table:table-cell>
          <table:table-cell office:value-type="float" office:value="5.46478786257187" calcext:value-type="float">
            <text:p>5.4647878625718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5715224745732" calcext:value-type="float">
            <text:p>-74.5715224745732</text:p>
          </table:table-cell>
          <table:table-cell office:value-type="float" office:value="7.11842776727758" calcext:value-type="float">
            <text:p>7.11842776727758</text:p>
          </table:table-cell>
          <table:table-cell office:value-type="float" office:value="11.078612544497" calcext:value-type="float">
            <text:p>11.078612544497</text:p>
          </table:table-cell>
          <table:table-cell office:value-type="float" office:value="-7.46166697938701" calcext:value-type="float">
            <text:p>-7.46166697938701</text:p>
          </table:table-cell>
          <table:table-cell office:value-type="float" office:value="-11.8418364261359" calcext:value-type="float">
            <text:p>-11.8418364261359</text:p>
          </table:table-cell>
          <table:table-cell table:number-columns-repeated="4"/>
          <table:table-cell table:formula="of:=10^(([.$AB$1]-[.E201])/(10*[.$AB$2]))" office:value-type="float" office:value="3.29203593454067" calcext:value-type="float">
            <text:p>3.29203593454067</text:p>
          </table:table-cell>
          <table:table-cell table:formula="of:=10^(([.$AB$1]-[.I201])/(10*[.$AB$2]))" office:value-type="float" office:value="2.58296481388634" calcext:value-type="float">
            <text:p>2.58296481388634</text:p>
          </table:table-cell>
          <table:table-cell table:formula="of:=10^(([.$AB$1]-[.M201])/(10*[.$AB$2]))" office:value-type="float" office:value="3.46486260274986" calcext:value-type="float">
            <text:p>3.46486260274986</text:p>
          </table:table-cell>
          <table:table-cell table:number-columns-repeated="4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3.5208915957632" calcext:value-type="float">
            <text:p>13.5208915957632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72.9857716565258" calcext:value-type="float">
            <text:p>-72.9857716565258</text:p>
          </table:table-cell>
          <table:table-cell office:value-type="float" office:value="6.30268673699207" calcext:value-type="float">
            <text:p>6.30268673699207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5635996162366" calcext:value-type="float">
            <text:p>-70.5635996162366</text:p>
          </table:table-cell>
          <table:table-cell office:value-type="float" office:value="5.23343282292062" calcext:value-type="float">
            <text:p>5.23343282292062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2857612372866" calcext:value-type="float">
            <text:p>-74.2857612372866</text:p>
          </table:table-cell>
          <table:table-cell office:value-type="float" office:value="6.96399912550841" calcext:value-type="float">
            <text:p>6.96399912550841</text:p>
          </table:table-cell>
          <table:table-cell office:value-type="float" office:value="13.2760309116841" calcext:value-type="float">
            <text:p>13.2760309116841</text:p>
          </table:table-cell>
          <table:table-cell office:value-type="float" office:value="-5.63683681483311" calcext:value-type="float">
            <text:p>-5.63683681483311</text:p>
          </table:table-cell>
          <table:table-cell office:value-type="float" office:value="-13.2074136842843" calcext:value-type="float">
            <text:p>-13.2074136842843</text:p>
          </table:table-cell>
          <table:table-cell table:number-columns-repeated="4"/>
          <table:table-cell table:formula="of:=10^(([.$AB$1]-[.E202])/(10*[.$AB$2]))" office:value-type="float" office:value="3.02659636259278" calcext:value-type="float">
            <text:p>3.02659636259278</text:p>
          </table:table-cell>
          <table:table-cell table:formula="of:=10^(([.$AB$1]-[.I202])/(10*[.$AB$2]))" office:value-type="float" office:value="2.46175274145812" calcext:value-type="float">
            <text:p>2.46175274145812</text:p>
          </table:table-cell>
          <table:table-cell table:formula="of:=10^(([.$AB$1]-[.M202])/(10*[.$AB$2]))" office:value-type="float" office:value="3.38144453385583" calcext:value-type="float">
            <text:p>3.38144453385583</text:p>
          </table:table-cell>
          <table:table-cell table:number-columns-repeated="4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3.2609990295704" calcext:value-type="float">
            <text:p>13.2609990295704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2.4928858282629" calcext:value-type="float">
            <text:p>-72.4928858282629</text:p>
          </table:table-cell>
          <table:table-cell office:value-type="float" office:value="6.06870733842428" calcext:value-type="float">
            <text:p>6.06870733842428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70.2817998081183" calcext:value-type="float">
            <text:p>-70.2817998081183</text:p>
          </table:table-cell>
          <table:table-cell office:value-type="float" office:value="5.12145459698097" calcext:value-type="float">
            <text:p>5.12145459698097</text:p>
          </table:table-cell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office:value-type="float" office:value="-74.1428806186433" calcext:value-type="float">
            <text:p>-74.1428806186433</text:p>
          </table:table-cell>
          <table:table-cell office:value-type="float" office:value="6.88804571205465" calcext:value-type="float">
            <text:p>6.88804571205465</text:p>
          </table:table-cell>
          <table:table-cell office:value-type="float" office:value="14.2053929634417" calcext:value-type="float">
            <text:p>14.2053929634417</text:p>
          </table:table-cell>
          <table:table-cell office:value-type="float" office:value="-4.84814162295782" calcext:value-type="float">
            <text:p>-4.84814162295782</text:p>
          </table:table-cell>
          <table:table-cell office:value-type="float" office:value="-13.9205217204847" calcext:value-type="float">
            <text:p>-13.9205217204847</text:p>
          </table:table-cell>
          <table:table-cell table:number-columns-repeated="4"/>
          <table:table-cell table:formula="of:=10^(([.$AB$1]-[.E203])/(10*[.$AB$2]))" office:value-type="float" office:value="2.90201381206541" calcext:value-type="float">
            <text:p>2.90201381206541</text:p>
          </table:table-cell>
          <table:table-cell table:formula="of:=10^(([.$AB$1]-[.I203])/(10*[.$AB$2]))" office:value-type="float" office:value="2.40329675633334" calcext:value-type="float">
            <text:p>2.40329675633334</text:p>
          </table:table-cell>
          <table:table-cell table:formula="of:=10^(([.$AB$1]-[.M203])/(10*[.$AB$2]))" office:value-type="float" office:value="3.34049167129401" calcext:value-type="float">
            <text:p>3.34049167129401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2.9991676385175" calcext:value-type="float">
            <text:p>12.9991676385175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2.2464429141315" calcext:value-type="float">
            <text:p>-72.2464429141315</text:p>
          </table:table-cell>
          <table:table-cell office:value-type="float" office:value="5.95499540174893" calcext:value-type="float">
            <text:p>5.95499540174893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float" office:value="-70.1408999040591" calcext:value-type="float">
            <text:p>-70.1408999040591</text:p>
          </table:table-cell>
          <table:table-cell office:value-type="float" office:value="5.06636720107077" calcext:value-type="float">
            <text:p>5.06636720107077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714403093216" calcext:value-type="float">
            <text:p>-74.0714403093216</text:p>
          </table:table-cell>
          <table:table-cell office:value-type="float" office:value="6.85038021932471" calcext:value-type="float">
            <text:p>6.85038021932471</text:p>
          </table:table-cell>
          <table:table-cell office:value-type="float" office:value="14.631526849313" calcext:value-type="float">
            <text:p>14.631526849313</text:p>
          </table:table-cell>
          <table:table-cell office:value-type="float" office:value="-4.48176982671141" calcext:value-type="float">
            <text:p>-4.48176982671141</text:p>
          </table:table-cell>
          <table:table-cell office:value-type="float" office:value="-14.2701544878364" calcext:value-type="float">
            <text:p>-14.2701544878364</text:p>
          </table:table-cell>
          <table:table-cell table:number-columns-repeated="4"/>
          <table:table-cell table:formula="of:=10^(([.$AB$1]-[.E204])/(10*[.$AB$2]))" office:value-type="float" office:value="2.84165899046623" calcext:value-type="float">
            <text:p>2.84165899046623</text:p>
          </table:table-cell>
          <table:table-cell table:formula="of:=10^(([.$AB$1]-[.I204])/(10*[.$AB$2]))" office:value-type="float" office:value="2.37459137123759" calcext:value-type="float">
            <text:p>2.37459137123759</text:p>
          </table:table-cell>
          <table:table-cell table:formula="of:=10^(([.$AB$1]-[.M204])/(10*[.$AB$2]))" office:value-type="float" office:value="3.32020161055537" calcext:value-type="float">
            <text:p>3.32020161055537</text:p>
          </table:table-cell>
          <table:table-cell table:number-columns-repeated="4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2.7480714638735" calcext:value-type="float">
            <text:p>12.7480714638735</text:p>
          </table:table-cell>
          <table:table-cell office:value-type="float" office:value="-75" calcext:value-type="float">
            <text:p>-75</text:p>
          </table:table-cell>
          <table:table-cell office:value-type="float" office:value="-72" calcext:value-type="float">
            <text:p>-72</text:p>
          </table:table-cell>
          <table:table-cell office:value-type="float" office:value="-72.1232214570657" calcext:value-type="float">
            <text:p>-72.1232214570657</text:p>
          </table:table-cell>
          <table:table-cell office:value-type="float" office:value="5.89894094706055" calcext:value-type="float">
            <text:p>5.89894094706055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0704499520296" calcext:value-type="float">
            <text:p>-70.0704499520296</text:p>
          </table:table-cell>
          <table:table-cell office:value-type="float" office:value="5.03904610223464" calcext:value-type="float">
            <text:p>5.03904610223464</text:p>
          </table:table-cell>
          <table:table-cell office:value-type="float" office:value="-75" calcext:value-type="float">
            <text:p>-75</text:p>
          </table:table-cell>
          <table:table-cell office:value-type="float" office:value="-74" calcext:value-type="float">
            <text:p>-74</text:p>
          </table:table-cell>
          <table:table-cell office:value-type="float" office:value="-74.0357201546608" calcext:value-type="float">
            <text:p>-74.0357201546608</text:p>
          </table:table-cell>
          <table:table-cell office:value-type="float" office:value="6.83162477999009" calcext:value-type="float">
            <text:p>6.83162477999009</text:p>
          </table:table-cell>
          <table:table-cell office:value-type="float" office:value="14.835398209251" calcext:value-type="float">
            <text:p>14.835398209251</text:p>
          </table:table-cell>
          <table:table-cell office:value-type="float" office:value="-4.30523576202797" calcext:value-type="float">
            <text:p>-4.30523576202797</text:p>
          </table:table-cell>
          <table:table-cell office:value-type="float" office:value="-14.4421063522359" calcext:value-type="float">
            <text:p>-14.4421063522359</text:p>
          </table:table-cell>
          <table:table-cell table:number-columns-repeated="4"/>
          <table:table-cell table:formula="of:=10^(([.$AB$1]-[.E205])/(10*[.$AB$2]))" office:value-type="float" office:value="2.81195393664054" calcext:value-type="float">
            <text:p>2.81195393664054</text:p>
          </table:table-cell>
          <table:table-cell table:formula="of:=10^(([.$AB$1]-[.I205])/(10*[.$AB$2]))" office:value-type="float" office:value="2.36036750904331" calcext:value-type="float">
            <text:p>2.36036750904331</text:p>
          </table:table-cell>
          <table:table-cell table:formula="of:=10^(([.$AB$1]-[.M205])/(10*[.$AB$2]))" office:value-type="float" office:value="3.31010284256893" calcext:value-type="float">
            <text:p>3.31010284256893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4727430513076" calcext:value-type="float">
            <text:p>12.4727430513076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1.0616107285329" calcext:value-type="float">
            <text:p>-71.0616107285329</text:p>
          </table:table-cell>
          <table:table-cell office:value-type="float" office:value="5.43734668251705" calcext:value-type="float">
            <text:p>5.43734668251705</text:p>
          </table:table-cell>
          <table:table-cell office:value-type="float" office:value="-70" calcext:value-type="float">
            <text:p>-70</text:p>
          </table:table-cell>
          <table:table-cell office:value-type="float" office:value="-68" calcext:value-type="float">
            <text:p>-68</text:p>
          </table:table-cell>
          <table:table-cell office:value-type="float" office:value="-69.0352249760148" calcext:value-type="float">
            <text:p>-69.0352249760148</text:p>
          </table:table-cell>
          <table:table-cell office:value-type="float" office:value="4.65415489051318" calcext:value-type="float">
            <text:p>4.6541548905131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0178600773304" calcext:value-type="float">
            <text:p>-74.0178600773304</text:p>
          </table:table-cell>
          <table:table-cell office:value-type="float" office:value="6.8222663253402" calcext:value-type="float">
            <text:p>6.8222663253402</text:p>
          </table:table-cell>
          <table:table-cell office:value-type="float" office:value="18.8308338671954" calcext:value-type="float">
            <text:p>18.8308338671954</text:p>
          </table:table-cell>
          <table:table-cell office:value-type="float" office:value="-3.62253690954155" calcext:value-type="float">
            <text:p>-3.62253690954155</text:p>
          </table:table-cell>
          <table:table-cell office:value-type="float" office:value="-18.4985452734789" calcext:value-type="float">
            <text:p>-18.4985452734789</text:p>
          </table:table-cell>
          <table:table-cell table:number-columns-repeated="4"/>
          <table:table-cell table:formula="of:=10^(([.$AB$1]-[.E206])/(10*[.$AB$2]))" office:value-type="float" office:value="2.56855746398503" calcext:value-type="float">
            <text:p>2.56855746398503</text:p>
          </table:table-cell>
          <table:table-cell table:formula="of:=10^(([.$AB$1]-[.I206])/(10*[.$AB$2]))" office:value-type="float" office:value="2.16091638279934" calcext:value-type="float">
            <text:p>2.16091638279934</text:p>
          </table:table-cell>
          <table:table-cell table:formula="of:=10^(([.$AB$1]-[.M206])/(10*[.$AB$2]))" office:value-type="float" office:value="3.30506498312517" calcext:value-type="float">
            <text:p>3.30506498312517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2.2321293850901" calcext:value-type="float">
            <text:p>12.2321293850901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1.0308053642664" calcext:value-type="float">
            <text:p>-71.0308053642664</text:p>
          </table:table-cell>
          <table:table-cell office:value-type="float" office:value="5.42450581145116" calcext:value-type="float">
            <text:p>5.42450581145116</text:p>
          </table:table-cell>
          <table:table-cell office:value-type="float" office:value="-67" calcext:value-type="float">
            <text:p>-67</text:p>
          </table:table-cell>
          <table:table-cell office:value-type="float" office:value="-68" calcext:value-type="float">
            <text:p>-68</text:p>
          </table:table-cell>
          <table:table-cell office:value-type="float" office:value="-68.5176124880074" calcext:value-type="float">
            <text:p>-68.5176124880074</text:p>
          </table:table-cell>
          <table:table-cell office:value-type="float" office:value="4.47287831103617" calcext:value-type="float">
            <text:p>4.47287831103617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float" office:value="-73.5089300386652" calcext:value-type="float">
            <text:p>-73.5089300386652</text:p>
          </table:table-cell>
          <table:table-cell office:value-type="float" office:value="6.56091384181601" calcext:value-type="float">
            <text:p>6.56091384181601</text:p>
          </table:table-cell>
          <table:table-cell office:value-type="float" office:value="16.4289700580326" calcext:value-type="float">
            <text:p>16.4289700580326</text:p>
          </table:table-cell>
          <table:table-cell office:value-type="float" office:value="-4.3111922332407" calcext:value-type="float">
            <text:p>-4.3111922332407</text:p>
          </table:table-cell>
          <table:table-cell office:value-type="float" office:value="-16.2427279809701" calcext:value-type="float">
            <text:p>-16.2427279809701</text:p>
          </table:table-cell>
          <table:table-cell table:number-columns-repeated="4"/>
          <table:table-cell table:formula="of:=10^(([.$AB$1]-[.E207])/(10*[.$AB$2]))" office:value-type="float" office:value="2.56181843670299" calcext:value-type="float">
            <text:p>2.56181843670299</text:p>
          </table:table-cell>
          <table:table-cell table:formula="of:=10^(([.$AB$1]-[.I207])/(10*[.$AB$2]))" office:value-type="float" office:value="2.06760288358514" calcext:value-type="float">
            <text:p>2.06760288358514</text:p>
          </table:table-cell>
          <table:table-cell table:formula="of:=10^(([.$AB$1]-[.M207])/(10*[.$AB$2]))" office:value-type="float" office:value="3.16468684791379" calcext:value-type="float">
            <text:p>3.16468684791379</text:p>
          </table:table-cell>
          <table:table-cell table:number-columns-repeated="4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1.989738568567" calcext:value-type="float">
            <text:p>11.98973856856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5154026821332" calcext:value-type="float">
            <text:p>-70.5154026821332</text:p>
          </table:table-cell>
          <table:table-cell office:value-type="float" office:value="5.21410880346418" calcext:value-type="float">
            <text:p>5.21410880346418</text:p>
          </table:table-cell>
          <table:table-cell office:value-type="float" office:value="-71" calcext:value-type="float">
            <text:p>-71</text:p>
          </table:table-cell>
          <table:table-cell office:value-type="float" office:value="-68" calcext:value-type="float">
            <text:p>-68</text:p>
          </table:table-cell>
          <table:table-cell office:value-type="float" office:value="-68.2588062440037" calcext:value-type="float">
            <text:p>-68.2588062440037</text:p>
          </table:table-cell>
          <table:table-cell office:value-type="float" office:value="4.384905196094" calcext:value-type="float">
            <text:p>4.384905196094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2544650193326" calcext:value-type="float">
            <text:p>-74.2544650193326</text:p>
          </table:table-cell>
          <table:table-cell office:value-type="float" office:value="6.94729116268276" calcext:value-type="float">
            <text:p>6.94729116268276</text:p>
          </table:table-cell>
          <table:table-cell office:value-type="float" office:value="22.5815582906842" calcext:value-type="float">
            <text:p>22.5815582906842</text:p>
          </table:table-cell>
          <table:table-cell office:value-type="float" office:value="-3.64797137983204" calcext:value-type="float">
            <text:p>-3.64797137983204</text:p>
          </table:table-cell>
          <table:table-cell office:value-type="float" office:value="-22.3631802220593" calcext:value-type="float">
            <text:p>-22.3631802220593</text:p>
          </table:table-cell>
          <table:table-cell table:number-columns-repeated="4"/>
          <table:table-cell table:formula="of:=10^(([.$AB$1]-[.E208])/(10*[.$AB$2]))" office:value-type="float" office:value="2.451655016493" calcext:value-type="float">
            <text:p>2.451655016493</text:p>
          </table:table-cell>
          <table:table-cell table:formula="of:=10^(([.$AB$1]-[.I208])/(10*[.$AB$2]))" office:value-type="float" office:value="2.02246825109703" calcext:value-type="float">
            <text:p>2.02246825109703</text:p>
          </table:table-cell>
          <table:table-cell table:formula="of:=10^(([.$AB$1]-[.M208])/(10*[.$AB$2]))" office:value-type="float" office:value="3.37243159095857" calcext:value-type="float">
            <text:p>3.37243159095857</text:p>
          </table:table-cell>
          <table:table-cell table:number-columns-repeated="4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1.7808272804517" calcext:value-type="float">
            <text:p>11.7808272804517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float" office:value="-70.7577013410666" calcext:value-type="float">
            <text:p>-70.7577013410666</text:p>
          </table:table-cell>
          <table:table-cell office:value-type="float" office:value="5.31198342668015" calcext:value-type="float">
            <text:p>5.31198342668015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294031220019" calcext:value-type="float">
            <text:p>-68.1294031220019</text:p>
          </table:table-cell>
          <table:table-cell office:value-type="float" office:value="4.34156963113281" calcext:value-type="float">
            <text:p>4.34156963113281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74.1272325096663" calcext:value-type="float">
            <text:p>-74.1272325096663</text:p>
          </table:table-cell>
          <table:table-cell office:value-type="float" office:value="6.87977788200479" calcext:value-type="float">
            <text:p>6.87977788200479</text:p>
          </table:table-cell>
          <table:table-cell office:value-type="float" office:value="21.4015972821317" calcext:value-type="float">
            <text:p>21.4015972821317</text:p>
          </table:table-cell>
          <table:table-cell office:value-type="float" office:value="-4.28815502879539" calcext:value-type="float">
            <text:p>-4.28815502879539</text:p>
          </table:table-cell>
          <table:table-cell office:value-type="float" office:value="-21.2821416469807" calcext:value-type="float">
            <text:p>-21.2821416469807</text:p>
          </table:table-cell>
          <table:table-cell table:number-columns-repeated="4"/>
          <table:table-cell table:formula="of:=10^(([.$AB$1]-[.E209])/(10*[.$AB$2]))" office:value-type="float" office:value="2.50284170478066" calcext:value-type="float">
            <text:p>2.50284170478066</text:p>
          </table:table-cell>
          <table:table-cell table:formula="of:=10^(([.$AB$1]-[.I209])/(10*[.$AB$2]))" office:value-type="float" office:value="2.00027176428022" calcext:value-type="float">
            <text:p>2.00027176428022</text:p>
          </table:table-cell>
          <table:table-cell table:formula="of:=10^(([.$AB$1]-[.M209])/(10*[.$AB$2]))" office:value-type="float" office:value="3.33603680747879" calcext:value-type="float">
            <text:p>3.33603680747879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1.5204617103898" calcext:value-type="float">
            <text:p>11.5204617103898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3788506705333" calcext:value-type="float">
            <text:p>-70.3788506705333</text:p>
          </table:table-cell>
          <table:table-cell office:value-type="float" office:value="5.15974638784867" calcext:value-type="float">
            <text:p>5.15974638784867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647015610009" calcext:value-type="float">
            <text:p>-68.0647015610009</text:p>
          </table:table-cell>
          <table:table-cell office:value-type="float" office:value="4.32006271952" calcext:value-type="float">
            <text:p>4.32006271952</text:p>
          </table:table-cell>
          <table:table-cell table:number-columns-repeated="2" office:value-type="float" office:value="-77" calcext:value-type="float">
            <text:p>-77</text:p>
          </table:table-cell>
          <table:table-cell office:value-type="float" office:value="-75.5636162548332" calcext:value-type="float">
            <text:p>-75.5636162548332</text:p>
          </table:table-cell>
          <table:table-cell office:value-type="float" office:value="7.68163867453544" calcext:value-type="float">
            <text:p>7.68163867453544</text:p>
          </table:table-cell>
          <table:table-cell office:value-type="float" office:value="32.8605621438126" calcext:value-type="float">
            <text:p>32.8605621438126</text:p>
          </table:table-cell>
          <table:table-cell office:value-type="float" office:value="-3.64820040287766" calcext:value-type="float">
            <text:p>-3.64820040287766</text:p>
          </table:table-cell>
          <table:table-cell office:value-type="float" office:value="-32.7195271392941" calcext:value-type="float">
            <text:p>-32.7195271392941</text:p>
          </table:table-cell>
          <table:table-cell table:number-columns-repeated="4"/>
          <table:table-cell table:formula="of:=10^(([.$AB$1]-[.E210])/(10*[.$AB$2]))" office:value-type="float" office:value="2.42327039557907" calcext:value-type="float">
            <text:p>2.42327039557907</text:p>
          </table:table-cell>
          <table:table-cell table:formula="of:=10^(([.$AB$1]-[.I210])/(10*[.$AB$2]))" office:value-type="float" office:value="1.98926504065586" calcext:value-type="float">
            <text:p>1.98926504065586</text:p>
          </table:table-cell>
          <table:table-cell table:formula="of:=10^(([.$AB$1]-[.M210])/(10*[.$AB$2]))" office:value-type="float" office:value="3.77077163627232" calcext:value-type="float">
            <text:p>3.7707716362723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2879151440521" calcext:value-type="float">
            <text:p>11.2879151440521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70.6894253352666" calcext:value-type="float">
            <text:p>-70.6894253352666</text:p>
          </table:table-cell>
          <table:table-cell office:value-type="float" office:value="5.28421944076123" calcext:value-type="float">
            <text:p>5.28421944076123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0323507805005" calcext:value-type="float">
            <text:p>-68.0323507805005</text:p>
          </table:table-cell>
          <table:table-cell office:value-type="float" office:value="4.30934924895099" calcext:value-type="float">
            <text:p>4.30934924895099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float" office:value="-75.2818081274166" calcext:value-type="float">
            <text:p>-75.2818081274166</text:p>
          </table:table-cell>
          <table:table-cell office:value-type="float" office:value="7.51727210660864" calcext:value-type="float">
            <text:p>7.51727210660864</text:p>
          </table:table-cell>
          <table:table-cell office:value-type="float" office:value="30.0060719559181" calcext:value-type="float">
            <text:p>30.0060719559181</text:p>
          </table:table-cell>
          <table:table-cell office:value-type="float" office:value="-4.28112915849291" calcext:value-type="float">
            <text:p>-4.28112915849291</text:p>
          </table:table-cell>
          <table:table-cell office:value-type="float" office:value="-29.9247760279363" calcext:value-type="float">
            <text:p>-29.9247760279363</text:p>
          </table:table-cell>
          <table:table-cell table:number-columns-repeated="4"/>
          <table:table-cell table:formula="of:=10^(([.$AB$1]-[.E211])/(10*[.$AB$2]))" office:value-type="float" office:value="2.48831090036624" calcext:value-type="float">
            <text:p>2.48831090036624</text:p>
          </table:table-cell>
          <table:table-cell table:formula="of:=10^(([.$AB$1]-[.I211])/(10*[.$AB$2]))" office:value-type="float" office:value="1.9837844118734" calcext:value-type="float">
            <text:p>1.9837844118734</text:p>
          </table:table-cell>
          <table:table-cell table:formula="of:=10^(([.$AB$1]-[.M211])/(10*[.$AB$2]))" office:value-type="float" office:value="3.68122949970827" calcext:value-type="float">
            <text:p>3.68122949970827</text:p>
          </table:table-cell>
          <table:table-cell table:number-columns-repeated="4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1.0405240496648" calcext:value-type="float">
            <text:p>11.0405240496648</text:p>
          </table:table-cell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office:value-type="float" office:value="-70.3447126676333" calcext:value-type="float">
            <text:p>-70.3447126676333</text:p>
          </table:table-cell>
          <table:table-cell office:value-type="float" office:value="5.1462445757995" calcext:value-type="float">
            <text:p>5.146244575799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7.5161753902502" calcext:value-type="float">
            <text:p>-67.5161753902502</text:p>
          </table:table-cell>
          <table:table-cell office:value-type="float" office:value="4.14195948365833" calcext:value-type="float">
            <text:p>4.1419594836583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7.6409040637083" calcext:value-type="float">
            <text:p>-77.6409040637083</text:p>
          </table:table-cell>
          <table:table-cell office:value-type="float" office:value="9.00941935375133" calcext:value-type="float">
            <text:p>9.00941935375133</text:p>
          </table:table-cell>
          <table:table-cell office:value-type="float" office:value="53.722278327121" calcext:value-type="float">
            <text:p>53.722278327121</text:p>
          </table:table-cell>
          <table:table-cell office:value-type="float" office:value="-4.27000221349026" calcext:value-type="float">
            <text:p>-4.27000221349026</text:p>
          </table:table-cell>
          <table:table-cell office:value-type="float" office:value="-53.6893236745254" calcext:value-type="float">
            <text:p>-53.6893236745254</text:p>
          </table:table-cell>
          <table:table-cell table:number-columns-repeated="4"/>
          <table:table-cell table:formula="of:=10^(([.$AB$1]-[.E212])/(10*[.$AB$2]))" office:value-type="float" office:value="2.41622573812674" calcext:value-type="float">
            <text:p>2.41622573812674</text:p>
          </table:table-cell>
          <table:table-cell table:formula="of:=10^(([.$AB$1]-[.I212])/(10*[.$AB$2]))" office:value-type="float" office:value="1.89835253385442" calcext:value-type="float">
            <text:p>1.89835253385442</text:p>
          </table:table-cell>
          <table:table-cell table:formula="of:=10^(([.$AB$1]-[.M212])/(10*[.$AB$2]))" office:value-type="float" office:value="4.50159911924298" calcext:value-type="float">
            <text:p>4.50159911924298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0.8208898865187" calcext:value-type="float">
            <text:p>10.8208898865187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.1723563338167" calcext:value-type="float">
            <text:p>-71.1723563338167</text:p>
          </table:table-cell>
          <table:table-cell office:value-type="float" office:value="5.48376132685265" calcext:value-type="float">
            <text:p>5.4837613268526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67.2580876951251" calcext:value-type="float">
            <text:p>-67.2580876951251</text:p>
          </table:table-cell>
          <table:table-cell office:value-type="float" office:value="4.06071886565229" calcext:value-type="float">
            <text:p>4.06071886565229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float" office:value="-76.3204520318542" calcext:value-type="float">
            <text:p>-76.3204520318542</text:p>
          </table:table-cell>
          <table:table-cell office:value-type="float" office:value="8.1410746003006" calcext:value-type="float">
            <text:p>8.1410746003006</text:p>
          </table:table-cell>
          <table:table-cell office:value-type="float" office:value="38.750212724994" calcext:value-type="float">
            <text:p>38.750212724994</text:p>
          </table:table-cell>
          <table:table-cell office:value-type="float" office:value="-6.20372753819107" calcext:value-type="float">
            <text:p>-6.20372753819107</text:p>
          </table:table-cell>
          <table:table-cell office:value-type="float" office:value="-38.9450363968277" calcext:value-type="float">
            <text:p>-38.9450363968277</text:p>
          </table:table-cell>
          <table:table-cell table:number-columns-repeated="4"/>
          <table:table-cell table:formula="of:=10^(([.$AB$1]-[.E213])/(10*[.$AB$2]))" office:value-type="float" office:value="2.59293109154089" calcext:value-type="float">
            <text:p>2.59293109154089</text:p>
          </table:table-cell>
          <table:table-cell table:formula="of:=10^(([.$AB$1]-[.I213])/(10*[.$AB$2]))" office:value-type="float" office:value="1.85702633564032" calcext:value-type="float">
            <text:p>1.85702633564032</text:p>
          </table:table-cell>
          <table:table-cell table:formula="of:=10^(([.$AB$1]-[.M213])/(10*[.$AB$2]))" office:value-type="float" office:value="4.02217707513062" calcext:value-type="float">
            <text:p>4.02217707513062</text:p>
          </table:table-cell>
          <table:table-cell table:number-columns-repeated="4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0.5962235206121" calcext:value-type="float">
            <text:p>10.5962235206121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0.5861781669083" calcext:value-type="float">
            <text:p>-70.5861781669083</text:p>
          </table:table-cell>
          <table:table-cell office:value-type="float" office:value="5.24251005652588" calcext:value-type="float">
            <text:p>5.24251005652588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67.1290438475626" calcext:value-type="float">
            <text:p>-67.1290438475626</text:p>
          </table:table-cell>
          <table:table-cell office:value-type="float" office:value="4.02069807125335" calcext:value-type="float">
            <text:p>4.02069807125335</text:p>
          </table:table-cell>
          <table:table-cell table:number-columns-repeated="2" office:value-type="float" office:value="-83" calcext:value-type="float">
            <text:p>-83</text:p>
          </table:table-cell>
          <table:table-cell office:value-type="float" office:value="-79.6602260159271" calcext:value-type="float">
            <text:p>-79.6602260159271</text:p>
          </table:table-cell>
          <table:table-cell office:value-type="float" office:value="10.519801227465" calcext:value-type="float">
            <text:p>10.519801227465</text:p>
          </table:table-cell>
          <table:table-cell office:value-type="float" office:value="80.4833505127343" calcext:value-type="float">
            <text:p>80.4833505127343</text:p>
          </table:table-cell>
          <table:table-cell office:value-type="float" office:value="-5.17449941481571" calcext:value-type="float">
            <text:p>-5.17449941481571</text:p>
          </table:table-cell>
          <table:table-cell office:value-type="float" office:value="-80.5140554291498" calcext:value-type="float">
            <text:p>-80.5140554291498</text:p>
          </table:table-cell>
          <table:table-cell table:number-columns-repeated="4"/>
          <table:table-cell table:formula="of:=10^(([.$AB$1]-[.E214])/(10*[.$AB$2]))" office:value-type="float" office:value="2.46649746162818" calcext:value-type="float">
            <text:p>2.46649746162818</text:p>
          </table:table-cell>
          <table:table-cell table:formula="of:=10^(([.$AB$1]-[.I214])/(10*[.$AB$2]))" office:value-type="float" office:value="1.83670183980188" calcext:value-type="float">
            <text:p>1.83670183980188</text:p>
          </table:table-cell>
          <table:table-cell table:formula="of:=10^(([.$AB$1]-[.M214])/(10*[.$AB$2]))" office:value-type="float" office:value="5.34757050346108" calcext:value-type="float">
            <text:p>5.34757050346108</text:p>
          </table:table-cell>
          <table:table-cell table:number-columns-repeated="4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0.3569474593405" calcext:value-type="float">
            <text:p>10.3569474593405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70.2930890834542" calcext:value-type="float">
            <text:p>-70.2930890834542</text:p>
          </table:table-cell>
          <table:table-cell office:value-type="float" office:value="5.12589417808577" calcext:value-type="float">
            <text:p>5.12589417808577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5645219237813" calcext:value-type="float">
            <text:p>-66.5645219237813</text:p>
          </table:table-cell>
          <table:table-cell office:value-type="float" office:value="3.85020686583603" calcext:value-type="float">
            <text:p>3.85020686583603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.3301130079635" calcext:value-type="float">
            <text:p>-77.3301130079635</text:p>
          </table:table-cell>
          <table:table-cell office:value-type="float" office:value="8.79705080776488" calcext:value-type="float">
            <text:p>8.79705080776488</text:p>
          </table:table-cell>
          <table:table-cell office:value-type="float" office:value="51.3867901159626" calcext:value-type="float">
            <text:p>51.3867901159626</text:p>
          </table:table-cell>
          <table:table-cell office:value-type="float" office:value="-5.23486282509212" calcext:value-type="float">
            <text:p>-5.23486282509212</text:p>
          </table:table-cell>
          <table:table-cell office:value-type="float" office:value="-51.4533366598579" calcext:value-type="float">
            <text:p>-51.4533366598579</text:p>
          </table:table-cell>
          <table:table-cell table:number-columns-repeated="4"/>
          <table:table-cell table:formula="of:=10^(([.$AB$1]-[.E215])/(10*[.$AB$2]))" office:value-type="float" office:value="2.40561166823361" calcext:value-type="float">
            <text:p>2.40561166823361</text:p>
          </table:table-cell>
          <table:table-cell table:formula="of:=10^(([.$AB$1]-[.I215])/(10*[.$AB$2]))" office:value-type="float" office:value="1.75037233914669" calcext:value-type="float">
            <text:p>1.75037233914669</text:p>
          </table:table-cell>
          <table:table-cell table:formula="of:=10^(([.$AB$1]-[.M215])/(10*[.$AB$2]))" office:value-type="float" office:value="4.38385354950379" calcext:value-type="float">
            <text:p>4.3838535495037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1363115276177" calcext:value-type="float">
            <text:p>10.1363115276177</text:p>
          </table:table-cell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9.6465445417271" calcext:value-type="float">
            <text:p>-69.6465445417271</text:p>
          </table:table-cell>
          <table:table-cell office:value-type="float" office:value="4.87773443099188" calcext:value-type="float">
            <text:p>4.87773443099188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7822609618906" calcext:value-type="float">
            <text:p>-65.7822609618906</text:p>
          </table:table-cell>
          <table:table-cell office:value-type="float" office:value="3.62584052569426" calcext:value-type="float">
            <text:p>3.6258405256942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9.1650565039818" calcext:value-type="float">
            <text:p>-79.1650565039818</text:p>
          </table:table-cell>
          <table:table-cell office:value-type="float" office:value="10.1274914093687" calcext:value-type="float">
            <text:p>10.1274914093687</text:p>
          </table:table-cell>
          <table:table-cell office:value-type="float" office:value="76.1866746101634" calcext:value-type="float">
            <text:p>76.1866746101634</text:p>
          </table:table-cell>
          <table:table-cell office:value-type="float" office:value="-4.86889711887129" calcext:value-type="float">
            <text:p>-4.86889711887129</text:p>
          </table:table-cell>
          <table:table-cell office:value-type="float" office:value="-76.2211080156501" calcext:value-type="float">
            <text:p>-76.2211080156501</text:p>
          </table:table-cell>
          <table:table-cell table:number-columns-repeated="4"/>
          <table:table-cell table:formula="of:=10^(([.$AB$1]-[.E216])/(10*[.$AB$2]))" office:value-type="float" office:value="2.2765617120535" calcext:value-type="float">
            <text:p>2.2765617120535</text:p>
          </table:table-cell>
          <table:table-cell table:formula="of:=10^(([.$AB$1]-[.I216])/(10*[.$AB$2]))" office:value-type="float" office:value="1.637411413914" calcext:value-type="float">
            <text:p>1.637411413914</text:p>
          </table:table-cell>
          <table:table-cell table:formula="of:=10^(([.$AB$1]-[.M216])/(10*[.$AB$2]))" office:value-type="float" office:value="5.12645214415614" calcext:value-type="float">
            <text:p>5.12645214415614</text:p>
          </table:table-cell>
          <table:table-cell table:number-columns-repeated="4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9.89940917441166" calcext:value-type="float">
            <text:p>9.89940917441166</text:p>
          </table:table-cell>
          <table:table-cell office:value-type="float" office:value="-72" calcext:value-type="float">
            <text:p>-72</text:p>
          </table:table-cell>
          <table:table-cell office:value-type="float" office:value="-68" calcext:value-type="float">
            <text:p>-68</text:p>
          </table:table-cell>
          <table:table-cell office:value-type="float" office:value="-68.8232722708635" calcext:value-type="float">
            <text:p>-68.8232722708635</text:p>
          </table:table-cell>
          <table:table-cell office:value-type="float" office:value="4.57905376006567" calcext:value-type="float">
            <text:p>4.5790537600656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8911304809453" calcext:value-type="float">
            <text:p>-64.8911304809453</text:p>
          </table:table-cell>
          <table:table-cell office:value-type="float" office:value="3.38613562837287" calcext:value-type="float">
            <text:p>3.38613562837287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7.0825282519909" calcext:value-type="float">
            <text:p>-77.0825282519909</text:p>
          </table:table-cell>
          <table:table-cell office:value-type="float" office:value="8.63146025444632" calcext:value-type="float">
            <text:p>8.63146025444632</text:p>
          </table:table-cell>
          <table:table-cell office:value-type="float" office:value="52.7502197222817" calcext:value-type="float">
            <text:p>52.7502197222817</text:p>
          </table:table-cell>
          <table:table-cell office:value-type="float" office:value="-4.34900856537975" calcext:value-type="float">
            <text:p>-4.34900856537975</text:p>
          </table:table-cell>
          <table:table-cell office:value-type="float" office:value="-52.7761801556457" calcext:value-type="float">
            <text:p>-52.7761801556457</text:p>
          </table:table-cell>
          <table:table-cell table:number-columns-repeated="4"/>
          <table:table-cell table:formula="of:=10^(([.$AB$1]-[.E217])/(10*[.$AB$2]))" office:value-type="float" office:value="2.12220758239595" calcext:value-type="float">
            <text:p>2.12220758239595</text:p>
          </table:table-cell>
          <table:table-cell table:formula="of:=10^(([.$AB$1]-[.I217])/(10*[.$AB$2]))" office:value-type="float" office:value="1.51758484448287" calcext:value-type="float">
            <text:p>1.51758484448287</text:p>
          </table:table-cell>
          <table:table-cell table:formula="of:=10^(([.$AB$1]-[.M217])/(10*[.$AB$2]))" office:value-type="float" office:value="4.2922620798955" calcext:value-type="float">
            <text:p>4.2922620798955</text:p>
          </table:table-cell>
          <table:table-cell table:number-columns-repeated="4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9.6100236479259" calcext:value-type="float">
            <text:p>9.6100236479259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4116361354318" calcext:value-type="float">
            <text:p>-68.4116361354318</text:p>
          </table:table-cell>
          <table:table-cell office:value-type="float" office:value="4.43664354931291" calcext:value-type="float">
            <text:p>4.43664354931291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4.9455652404727" calcext:value-type="float">
            <text:p>-64.9455652404727</text:p>
          </table:table-cell>
          <table:table-cell office:value-type="float" office:value="3.40031257335387" calcext:value-type="float">
            <text:p>3.40031257335387</text:p>
          </table:table-cell>
          <table:table-cell office:value-type="float" office:value="-93" calcext:value-type="float">
            <text:p>-93</text:p>
          </table:table-cell>
          <table:table-cell office:value-type="float" office:value="-75" calcext:value-type="float">
            <text:p>-75</text:p>
          </table:table-cell>
          <table:table-cell office:value-type="float" office:value="-76.0412641259954" calcext:value-type="float">
            <text:p>-76.0412641259954</text:p>
          </table:table-cell>
          <table:table-cell office:value-type="float" office:value="7.9684797049749" calcext:value-type="float">
            <text:p>7.9684797049749</text:p>
          </table:table-cell>
          <table:table-cell office:value-type="float" office:value="43.3193660402888" calcext:value-type="float">
            <text:p>43.3193660402888</text:p>
          </table:table-cell>
          <table:table-cell office:value-type="float" office:value="-3.72167290325063" calcext:value-type="float">
            <text:p>-3.72167290325063</text:p>
          </table:table-cell>
          <table:table-cell office:value-type="float" office:value="-43.2998320685778" calcext:value-type="float">
            <text:p>-43.2998320685778</text:p>
          </table:table-cell>
          <table:table-cell table:number-columns-repeated="4"/>
          <table:table-cell table:formula="of:=10^(([.$AB$1]-[.E218])/(10*[.$AB$2]))" office:value-type="float" office:value="2.04900056940979" calcext:value-type="float">
            <text:p>2.04900056940979</text:p>
          </table:table-cell>
          <table:table-cell table:formula="of:=10^(([.$AB$1]-[.I218])/(10*[.$AB$2]))" office:value-type="float" office:value="1.52464622565218" calcext:value-type="float">
            <text:p>1.52464622565218</text:p>
          </table:table-cell>
          <table:table-cell table:formula="of:=10^(([.$AB$1]-[.M218])/(10*[.$AB$2]))" office:value-type="float" office:value="3.92754250280744" calcext:value-type="float">
            <text:p>3.92754250280744</text:p>
          </table:table-cell>
          <table:table-cell table:number-columns-repeated="4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9.27347101584042" calcext:value-type="float">
            <text:p>9.27347101584042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8.2058180677159" calcext:value-type="float">
            <text:p>-68.2058180677159</text:p>
          </table:table-cell>
          <table:table-cell office:value-type="float" office:value="4.36710803311034" calcext:value-type="float">
            <text:p>4.3671080331103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.9727826202363" calcext:value-type="float">
            <text:p>-64.9727826202363</text:p>
          </table:table-cell>
          <table:table-cell office:value-type="float" office:value="3.40742328864902" calcext:value-type="float">
            <text:p>3.40742328864902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5.5206320629977" calcext:value-type="float">
            <text:p>-75.5206320629977</text:p>
          </table:table-cell>
          <table:table-cell office:value-type="float" office:value="7.65633748915474" calcext:value-type="float">
            <text:p>7.65633748915474</text:p>
          </table:table-cell>
          <table:table-cell office:value-type="float" office:value="39.1582147330484" calcext:value-type="float">
            <text:p>39.1582147330484</text:p>
          </table:table-cell>
          <table:table-cell office:value-type="float" office:value="-3.42140868401325" calcext:value-type="float">
            <text:p>-3.42140868401325</text:p>
          </table:table-cell>
          <table:table-cell office:value-type="float" office:value="-39.113026614174" calcext:value-type="float">
            <text:p>-39.113026614174</text:p>
          </table:table-cell>
          <table:table-cell table:number-columns-repeated="4"/>
          <table:table-cell table:formula="of:=10^(([.$AB$1]-[.E219])/(10*[.$AB$2]))" office:value-type="float" office:value="2.01334957652636" calcext:value-type="float">
            <text:p>2.01334957652636</text:p>
          </table:table-cell>
          <table:table-cell table:formula="of:=10^(([.$AB$1]-[.I219])/(10*[.$AB$2]))" office:value-type="float" office:value="1.52818922802842" calcext:value-type="float">
            <text:p>1.52818922802842</text:p>
          </table:table-cell>
          <table:table-cell table:formula="of:=10^(([.$AB$1]-[.M219])/(10*[.$AB$2]))" office:value-type="float" office:value="3.7569743027818" calcext:value-type="float">
            <text:p>3.7569743027818</text:p>
          </table:table-cell>
          <table:table-cell table:number-columns-repeated="4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9.04943564758448" calcext:value-type="float">
            <text:p>9.04943564758448</text:p>
          </table:table-cell>
          <table:table-cell table:number-columns-repeated="2" office:value-type="float" office:value="-68" calcext:value-type="float">
            <text:p>-68</text:p>
          </table:table-cell>
          <table:table-cell office:value-type="float" office:value="-68.1029090338579" calcext:value-type="float">
            <text:p>-68.1029090338579</text:p>
          </table:table-cell>
          <table:table-cell office:value-type="float" office:value="4.33275003520535" calcext:value-type="float">
            <text:p>4.33275003520535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4863913101182" calcext:value-type="float">
            <text:p>-65.4863913101182</text:p>
          </table:table-cell>
          <table:table-cell office:value-type="float" office:value="3.544429781617" calcext:value-type="float">
            <text:p>3.544429781617</text:p>
          </table:table-cell>
          <table:table-cell office:value-type="float" office:value="-81" calcext:value-type="float">
            <text:p>-81</text:p>
          </table:table-cell>
          <table:table-cell office:value-type="float" office:value="-75" calcext:value-type="float">
            <text:p>-75</text:p>
          </table:table-cell>
          <table:table-cell office:value-type="float" office:value="-75.2603160314989" calcext:value-type="float">
            <text:p>-75.2603160314989</text:p>
          </table:table-cell>
          <table:table-cell office:value-type="float" office:value="7.50488199202736" calcext:value-type="float">
            <text:p>7.50488199202736</text:p>
          </table:table-cell>
          <table:table-cell office:value-type="float" office:value="36.8046768054111" calcext:value-type="float">
            <text:p>36.8046768054111</text:p>
          </table:table-cell>
          <table:table-cell office:value-type="float" office:value="-2.85260926852654" calcext:value-type="float">
            <text:p>-2.85260926852654</text:p>
          </table:table-cell>
          <table:table-cell office:value-type="float" office:value="-36.7040325463204" calcext:value-type="float">
            <text:p>-36.7040325463204</text:p>
          </table:table-cell>
          <table:table-cell table:number-columns-repeated="4"/>
          <table:table-cell table:formula="of:=10^(([.$AB$1]-[.E220])/(10*[.$AB$2]))" office:value-type="float" office:value="1.99575737124722" calcext:value-type="float">
            <text:p>1.99575737124722</text:p>
          </table:table-cell>
          <table:table-cell table:formula="of:=10^(([.$AB$1]-[.I220])/(10*[.$AB$2]))" office:value-type="float" office:value="1.59661306277305" calcext:value-type="float">
            <text:p>1.59661306277305</text:p>
          </table:table-cell>
          <table:table-cell table:formula="of:=10^(([.$AB$1]-[.M220])/(10*[.$AB$2]))" office:value-type="float" office:value="3.67448847921722" calcext:value-type="float">
            <text:p>3.6744884792172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81176660747576" calcext:value-type="float">
            <text:p>8.81176660747576</text:p>
          </table:table-cell>
          <table:table-cell office:value-type="float" office:value="-65" calcext:value-type="float">
            <text:p>-65</text:p>
          </table:table-cell>
          <table:table-cell office:value-type="float" office:value="-70" calcext:value-type="float">
            <text:p>-70</text:p>
          </table:table-cell>
          <table:table-cell office:value-type="float" office:value="-69.051454516929" calcext:value-type="float">
            <text:p>-69.051454516929</text:p>
          </table:table-cell>
          <table:table-cell office:value-type="float" office:value="4.6599560128214" calcext:value-type="float">
            <text:p>4.6599560128214</text:p>
          </table:table-cell>
          <table:table-cell office:value-type="float" office:value="-61" calcext:value-type="float">
            <text:p>-61</text:p>
          </table:table-cell>
          <table:table-cell office:value-type="float" office:value="-66" calcext:value-type="float">
            <text:p>-66</text:p>
          </table:table-cell>
          <table:table-cell office:value-type="float" office:value="-65.7431956550591" calcext:value-type="float">
            <text:p>-65.7431956550591</text:p>
          </table:table-cell>
          <table:table-cell office:value-type="float" office:value="3.61498518529039" calcext:value-type="float">
            <text:p>3.61498518529039</text:p>
          </table:table-cell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office:value-type="float" office:value="-74.6301580157494" calcext:value-type="float">
            <text:p>-74.6301580157494</text:p>
          </table:table-cell>
          <table:table-cell office:value-type="float" office:value="7.15053605010433" calcext:value-type="float">
            <text:p>7.15053605010433</text:p>
          </table:table-cell>
          <table:table-cell office:value-type="float" office:value="30.4561659979043" calcext:value-type="float">
            <text:p>30.4561659979043</text:p>
          </table:table-cell>
          <table:table-cell office:value-type="float" office:value="-3.96048734161879" calcext:value-type="float">
            <text:p>-3.96048734161879</text:p>
          </table:table-cell>
          <table:table-cell office:value-type="float" office:value="-30.4292231920054" calcext:value-type="float">
            <text:p>-30.4292231920054</text:p>
          </table:table-cell>
          <table:table-cell table:number-columns-repeated="4"/>
          <table:table-cell table:formula="of:=10^(([.$AB$1]-[.E221])/(10*[.$AB$2]))" office:value-type="float" office:value="2.16390931379131" calcext:value-type="float">
            <text:p>2.16390931379131</text:p>
          </table:table-cell>
          <table:table-cell table:formula="of:=10^(([.$AB$1]-[.I221])/(10*[.$AB$2]))" office:value-type="float" office:value="1.63196541253556" calcext:value-type="float">
            <text:p>1.63196541253556</text:p>
          </table:table-cell>
          <table:table-cell table:formula="of:=10^(([.$AB$1]-[.M221])/(10*[.$AB$2]))" office:value-type="float" office:value="3.48223201711286" calcext:value-type="float">
            <text:p>3.48223201711286</text:p>
          </table:table-cell>
          <table:table-cell table:number-columns-repeated="4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8.58465847531082" calcext:value-type="float">
            <text:p>8.58465847531082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69.5257272584645" calcext:value-type="float">
            <text:p>-69.5257272584645</text:p>
          </table:table-cell>
          <table:table-cell office:value-type="float" office:value="4.83271193316003" calcext:value-type="float">
            <text:p>4.8327119331600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8715978275295" calcext:value-type="float">
            <text:p>-65.8715978275295</text:p>
          </table:table-cell>
          <table:table-cell office:value-type="float" office:value="3.65078783103288" calcext:value-type="float">
            <text:p>3.6507878310328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4.3150790078747" calcext:value-type="float">
            <text:p>-74.3150790078747</text:p>
          </table:table-cell>
          <table:table-cell office:value-type="float" office:value="6.97968731423487" calcext:value-type="float">
            <text:p>6.97968731423487</text:p>
          </table:table-cell>
          <table:table-cell office:value-type="float" office:value="27.3636337940667" calcext:value-type="float">
            <text:p>27.3636337940667</text:p>
          </table:table-cell>
          <table:table-cell office:value-type="float" office:value="-4.58766038258615" calcext:value-type="float">
            <text:p>-4.58766038258615</text:p>
          </table:table-cell>
          <table:table-cell office:value-type="float" office:value="-27.4135284917999" calcext:value-type="float">
            <text:p>-27.4135284917999</text:p>
          </table:table-cell>
          <table:table-cell table:number-columns-repeated="4"/>
          <table:table-cell table:formula="of:=10^(([.$AB$1]-[.E222])/(10*[.$AB$2]))" office:value-type="float" office:value="2.25322578912565" calcext:value-type="float">
            <text:p>2.25322578912565</text:p>
          </table:table-cell>
          <table:table-cell table:formula="of:=10^(([.$AB$1]-[.I222])/(10*[.$AB$2]))" office:value-type="float" office:value="1.64993405363441" calcext:value-type="float">
            <text:p>1.64993405363441</text:p>
          </table:table-cell>
          <table:table-cell table:formula="of:=10^(([.$AB$1]-[.M222])/(10*[.$AB$2]))" office:value-type="float" office:value="3.38990955738391" calcext:value-type="float">
            <text:p>3.38990955738391</text:p>
          </table:table-cell>
          <table:table-cell table:number-columns-repeated="4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8.33514973178293" calcext:value-type="float">
            <text:p>8.3351497317829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69.7628636292322" calcext:value-type="float">
            <text:p>-69.7628636292322</text:p>
          </table:table-cell>
          <table:table-cell office:value-type="float" office:value="4.92147693756456" calcext:value-type="float">
            <text:p>4.92147693756456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9357989137648" calcext:value-type="float">
            <text:p>-65.9357989137648</text:p>
          </table:table-cell>
          <table:table-cell office:value-type="float" office:value="3.66882190563058" calcext:value-type="float">
            <text:p>3.66882190563058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float" office:value="-74.6575395039374" calcext:value-type="float">
            <text:p>-74.6575395039374</text:p>
          </table:table-cell>
          <table:table-cell office:value-type="float" office:value="7.16557946803125" calcext:value-type="float">
            <text:p>7.16557946803125</text:p>
          </table:table-cell>
          <table:table-cell office:value-type="float" office:value="29.2823284376592" calcext:value-type="float">
            <text:p>29.2823284376592</text:p>
          </table:table-cell>
          <table:table-cell office:value-type="float" office:value="-4.921218668975" calcext:value-type="float">
            <text:p>-4.921218668975</text:p>
          </table:table-cell>
          <table:table-cell office:value-type="float" office:value="-29.3741499296161" calcext:value-type="float">
            <text:p>-29.3741499296161</text:p>
          </table:table-cell>
          <table:table-cell table:number-columns-repeated="4"/>
          <table:table-cell table:formula="of:=10^(([.$AB$1]-[.E223])/(10*[.$AB$2]))" office:value-type="float" office:value="2.29925712955831" calcext:value-type="float">
            <text:p>2.29925712955831</text:p>
          </table:table-cell>
          <table:table-cell table:formula="of:=10^(([.$AB$1]-[.I223])/(10*[.$AB$2]))" office:value-type="float" office:value="1.65899242952228" calcext:value-type="float">
            <text:p>1.65899242952228</text:p>
          </table:table-cell>
          <table:table-cell table:formula="of:=10^(([.$AB$1]-[.M223])/(10*[.$AB$2]))" office:value-type="float" office:value="3.49037294373942" calcext:value-type="float">
            <text:p>3.49037294373942</text:p>
          </table:table-cell>
          <table:table-cell table:number-columns-repeated="4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8.11097214580438" calcext:value-type="float">
            <text:p>8.11097214580438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float" office:value="-69.8814318146161" calcext:value-type="float">
            <text:p>-69.8814318146161</text:p>
          </table:table-cell>
          <table:table-cell office:value-type="float" office:value="4.96646897875986" calcext:value-type="float">
            <text:p>4.96646897875986</text:p>
          </table:table-cell>
          <table:table-cell office:value-type="float" office:value="-68" calcext:value-type="float">
            <text:p>-68</text:p>
          </table:table-cell>
          <table:table-cell office:value-type="float" office:value="-65" calcext:value-type="float">
            <text:p>-65</text:p>
          </table:table-cell>
          <table:table-cell office:value-type="float" office:value="-65.4678994568824" calcext:value-type="float">
            <text:p>-65.4678994568824</text:p>
          </table:table-cell>
          <table:table-cell office:value-type="float" office:value="3.53940273297161" calcext:value-type="float">
            <text:p>3.53940273297161</text:p>
          </table:table-cell>
          <table:table-cell office:value-type="float" office:value="-88" calcext:value-type="float">
            <text:p>-88</text:p>
          </table:table-cell>
          <table:table-cell office:value-type="float" office:value="-72" calcext:value-type="float">
            <text:p>-72</text:p>
          </table:table-cell>
          <table:table-cell office:value-type="float" office:value="-73.3287697519687" calcext:value-type="float">
            <text:p>-73.3287697519687</text:p>
          </table:table-cell>
          <table:table-cell office:value-type="float" office:value="6.47081512175216" calcext:value-type="float">
            <text:p>6.47081512175216</text:p>
          </table:table-cell>
          <table:table-cell office:value-type="float" office:value="20.8571881808499" calcext:value-type="float">
            <text:p>20.8571881808499</text:p>
          </table:table-cell>
          <table:table-cell office:value-type="float" office:value="-5.54747382309867" calcext:value-type="float">
            <text:p>-5.54747382309867</text:p>
          </table:table-cell>
          <table:table-cell office:value-type="float" office:value="-21.1464115936579" calcext:value-type="float">
            <text:p>-21.1464115936579</text:p>
          </table:table-cell>
          <table:table-cell table:number-columns-repeated="4"/>
          <table:table-cell table:formula="of:=10^(([.$AB$1]-[.E224])/(10*[.$AB$2]))" office:value-type="float" office:value="2.32262424999535" calcext:value-type="float">
            <text:p>2.32262424999535</text:p>
          </table:table-cell>
          <table:table-cell table:formula="of:=10^(([.$AB$1]-[.I224])/(10*[.$AB$2]))" office:value-type="float" office:value="1.5940971843883" calcext:value-type="float">
            <text:p>1.5940971843883</text:p>
          </table:table-cell>
          <table:table-cell table:formula="of:=10^(([.$AB$1]-[.M224])/(10*[.$AB$2]))" office:value-type="float" office:value="3.11643547210776" calcext:value-type="float">
            <text:p>3.11643547210776</text:p>
          </table:table-cell>
          <table:table-cell table:number-columns-repeated="4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7.89712974065821" calcext:value-type="float">
            <text:p>7.89712974065821</text:p>
          </table:table-cell>
          <table:table-cell office:value-type="float" office:value="-73" calcext:value-type="float">
            <text:p>-73</text:p>
          </table:table-cell>
          <table:table-cell office:value-type="float" office:value="-68" calcext:value-type="float">
            <text:p>-68</text:p>
          </table:table-cell>
          <table:table-cell office:value-type="float" office:value="-68.9407159073081" calcext:value-type="float">
            <text:p>-68.9407159073081</text:p>
          </table:table-cell>
          <table:table-cell office:value-type="float" office:value="4.62051655087904" calcext:value-type="float">
            <text:p>4.62051655087904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2339497284412" calcext:value-type="float">
            <text:p>-65.2339497284412</text:p>
          </table:table-cell>
          <table:table-cell office:value-type="float" office:value="3.47641533996037" calcext:value-type="float">
            <text:p>3.47641533996037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1.6643848759843" calcext:value-type="float">
            <text:p>-71.6643848759843</text:p>
          </table:table-cell>
          <table:table-cell office:value-type="float" office:value="5.69481336848231" calcext:value-type="float">
            <text:p>5.69481336848231</text:p>
          </table:table-cell>
          <table:table-cell office:value-type="float" office:value="14.0545766095255" calcext:value-type="float">
            <text:p>14.0545766095255</text:p>
          </table:table-cell>
          <table:table-cell office:value-type="float" office:value="-4.2407770822888" calcext:value-type="float">
            <text:p>-4.2407770822888</text:p>
          </table:table-cell>
          <table:table-cell office:value-type="float" office:value="-14.1013101839269" calcext:value-type="float">
            <text:p>-14.1013101839269</text:p>
          </table:table-cell>
          <table:table-cell table:number-columns-repeated="4"/>
          <table:table-cell table:formula="of:=10^(([.$AB$1]-[.E225])/(10*[.$AB$2]))" office:value-type="float" office:value="2.14356978225068" calcext:value-type="float">
            <text:p>2.14356978225068</text:p>
          </table:table-cell>
          <table:table-cell table:formula="of:=10^(([.$AB$1]-[.I225])/(10*[.$AB$2]))" office:value-type="float" office:value="1.56260780760916" calcext:value-type="float">
            <text:p>1.56260780760916</text:p>
          </table:table-cell>
          <table:table-cell table:formula="of:=10^(([.$AB$1]-[.M225])/(10*[.$AB$2]))" office:value-type="float" office:value="2.70404711645952" calcext:value-type="float">
            <text:p>2.7040471164595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65766618886238" calcext:value-type="float">
            <text:p>7.65766618886238</text:p>
          </table:table-cell>
          <table:table-cell office:value-type="float" office:value="-70" calcext:value-type="float">
            <text:p>-70</text:p>
          </table:table-cell>
          <table:table-cell office:value-type="float" office:value="-66" calcext:value-type="float">
            <text:p>-66</text:p>
          </table:table-cell>
          <table:table-cell office:value-type="float" office:value="-67.470357953654" calcext:value-type="float">
            <text:p>-67.470357953654</text:p>
          </table:table-cell>
          <table:table-cell office:value-type="float" office:value="4.12741937447535" calcext:value-type="float">
            <text:p>4.12741937447535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4.1169748642206" calcext:value-type="float">
            <text:p>-64.1169748642206</text:p>
          </table:table-cell>
          <table:table-cell office:value-type="float" office:value="3.19079690512492" calcext:value-type="float">
            <text:p>3.19079690512492</text:p>
          </table:table-cell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0.3321924379922" calcext:value-type="float">
            <text:p>-70.3321924379922</text:p>
          </table:table-cell>
          <table:table-cell office:value-type="float" office:value="5.14130159985351" calcext:value-type="float">
            <text:p>5.14130159985351</text:p>
          </table:table-cell>
          <table:table-cell office:value-type="float" office:value="11.4879600084534" calcext:value-type="float">
            <text:p>11.4879600084534</text:p>
          </table:table-cell>
          <table:table-cell office:value-type="float" office:value="-3.1456390013817" calcext:value-type="float">
            <text:p>-3.1456390013817</text:p>
          </table:table-cell>
          <table:table-cell office:value-type="float" office:value="-11.3302490595521" calcext:value-type="float">
            <text:p>-11.3302490595521</text:p>
          </table:table-cell>
          <table:table-cell table:number-columns-repeated="4"/>
          <table:table-cell table:formula="of:=10^(([.$AB$1]-[.E226])/(10*[.$AB$2]))" office:value-type="float" office:value="1.8909494719051" calcext:value-type="float">
            <text:p>1.8909494719051</text:p>
          </table:table-cell>
          <table:table-cell table:formula="of:=10^(([.$AB$1]-[.I226])/(10*[.$AB$2]))" office:value-type="float" office:value="1.42062858990915" calcext:value-type="float">
            <text:p>1.42062858990915</text:p>
          </table:table-cell>
          <table:table-cell table:formula="of:=10^(([.$AB$1]-[.M226])/(10*[.$AB$2]))" office:value-type="float" office:value="2.41364722177478" calcext:value-type="float">
            <text:p>2.41364722177478</text:p>
          </table:table-cell>
          <table:table-cell table:number-columns-repeated="4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7.39927094454506" calcext:value-type="float">
            <text:p>7.3992709445450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6.235178976827" calcext:value-type="float">
            <text:p>-66.235178976827</text:p>
          </table:table-cell>
          <table:table-cell office:value-type="float" office:value="3.75410111437529" calcext:value-type="float">
            <text:p>3.75410111437529</text:p>
          </table:table-cell>
          <table:table-cell office:value-type="float" office:value="-69" calcext:value-type="float">
            <text:p>-69</text:p>
          </table:table-cell>
          <table:table-cell office:value-type="float" office:value="-63" calcext:value-type="float">
            <text:p>-63</text:p>
          </table:table-cell>
          <table:table-cell office:value-type="float" office:value="-63.5584874321103" calcext:value-type="float">
            <text:p>-63.5584874321103</text:p>
          </table:table-cell>
          <table:table-cell office:value-type="float" office:value="3.05691184253277" calcext:value-type="float">
            <text:p>3.05691184253277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office:value-type="float" office:value="-69.6660962189961" calcext:value-type="float">
            <text:p>-69.6660962189961</text:p>
          </table:table-cell>
          <table:table-cell office:value-type="float" office:value="4.88505968193999" calcext:value-type="float">
            <text:p>4.88505968193999</text:p>
          </table:table-cell>
          <table:table-cell office:value-type="float" office:value="10.9221901622521" calcext:value-type="float">
            <text:p>10.9221901622521</text:p>
          </table:table-cell>
          <table:table-cell office:value-type="float" office:value="-2.18843871088031" calcext:value-type="float">
            <text:p>-2.18843871088031</text:p>
          </table:table-cell>
          <table:table-cell office:value-type="float" office:value="-10.6083270600994" calcext:value-type="float">
            <text:p>-10.6083270600994</text:p>
          </table:table-cell>
          <table:table-cell table:number-columns-repeated="4"/>
          <table:table-cell table:formula="of:=10^(([.$AB$1]-[.E227])/(10*[.$AB$2]))" office:value-type="float" office:value="1.70189418617408" calcext:value-type="float">
            <text:p>1.70189418617408</text:p>
          </table:table-cell>
          <table:table-cell table:formula="of:=10^(([.$AB$1]-[.I227])/(10*[.$AB$2]))" office:value-type="float" office:value="1.35455246461986" calcext:value-type="float">
            <text:p>1.35455246461986</text:p>
          </table:table-cell>
          <table:table-cell table:formula="of:=10^(([.$AB$1]-[.M227])/(10*[.$AB$2]))" office:value-type="float" office:value="2.28036078375564" calcext:value-type="float">
            <text:p>2.28036078375564</text:p>
          </table:table-cell>
          <table:table-cell table:number-columns-repeated="4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7.19615653684062" calcext:value-type="float">
            <text:p>7.19615653684062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5.1175894884135" calcext:value-type="float">
            <text:p>-65.1175894884135</text:p>
          </table:table-cell>
          <table:table-cell office:value-type="float" office:value="3.4455057811593" calcext:value-type="float">
            <text:p>3.4455057811593</text:p>
          </table:table-cell>
          <table:table-cell office:value-type="float" office:value="-61" calcext:value-type="float">
            <text:p>-61</text:p>
          </table:table-cell>
          <table:table-cell office:value-type="float" office:value="-62" calcext:value-type="float">
            <text:p>-62</text:p>
          </table:table-cell>
          <table:table-cell office:value-type="float" office:value="-62.7792437160552" calcext:value-type="float">
            <text:p>-62.7792437160552</text:p>
          </table:table-cell>
          <table:table-cell office:value-type="float" office:value="2.87944059982785" calcext:value-type="float">
            <text:p>2.87944059982785</text:p>
          </table:table-cell>
          <table:table-cell office:value-type="float" office:value="-69" calcext:value-type="float">
            <text:p>-69</text:p>
          </table:table-cell>
          <table:table-cell office:value-type="float" office:value="-66" calcext:value-type="float">
            <text:p>-66</text:p>
          </table:table-cell>
          <table:table-cell office:value-type="float" office:value="-67.833048109498" calcext:value-type="float">
            <text:p>-67.833048109498</text:p>
          </table:table-cell>
          <table:table-cell office:value-type="float" office:value="4.24393057014511" calcext:value-type="float">
            <text:p>4.24393057014511</text:p>
          </table:table-cell>
          <table:table-cell office:value-type="float" office:value="7.11914285476436" calcext:value-type="float">
            <text:p>7.11914285476436</text:p>
          </table:table-cell>
          <table:table-cell office:value-type="float" office:value="-1.65742360002963" calcext:value-type="float">
            <text:p>-1.65742360002963</text:p>
          </table:table-cell>
          <table:table-cell office:value-type="float" office:value="-6.5993831857611" calcext:value-type="float">
            <text:p>-6.5993831857611</text:p>
          </table:table-cell>
          <table:table-cell table:number-columns-repeated="4"/>
          <table:table-cell table:formula="of:=10^(([.$AB$1]-[.E228])/(10*[.$AB$2]))" office:value-type="float" office:value="1.54717824959969" calcext:value-type="float">
            <text:p>1.54717824959969</text:p>
          </table:table-cell>
          <table:table-cell table:formula="of:=10^(([.$AB$1]-[.I228])/(10*[.$AB$2]))" office:value-type="float" office:value="1.26746201431431" calcext:value-type="float">
            <text:p>1.26746201431431</text:p>
          </table:table-cell>
          <table:table-cell table:formula="of:=10^(([.$AB$1]-[.M228])/(10*[.$AB$2]))" office:value-type="float" office:value="1.95035151918641" calcext:value-type="float">
            <text:p>1.95035151918641</text:p>
          </table:table-cell>
          <table:table-cell table:number-columns-repeated="4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6.93325609028637" calcext:value-type="float">
            <text:p>6.93325609028637</text:p>
          </table:table-cell>
          <table:table-cell office:value-type="float" office:value="-68" calcext:value-type="float">
            <text:p>-68</text:p>
          </table:table-cell>
          <table:table-cell office:value-type="float" office:value="-64" calcext:value-type="float">
            <text:p>-64</text:p>
          </table:table-cell>
          <table:table-cell office:value-type="float" office:value="-64.5587947442067" calcext:value-type="float">
            <text:p>-64.5587947442067</text:p>
          </table:table-cell>
          <table:table-cell office:value-type="float" office:value="3.30085533759677" calcext:value-type="float">
            <text:p>3.30085533759677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8896218580276" calcext:value-type="float">
            <text:p>-62.8896218580276</text:p>
          </table:table-cell>
          <table:table-cell office:value-type="float" office:value="2.90393837087619" calcext:value-type="float">
            <text:p>2.90393837087619</text:p>
          </table:table-cell>
          <table:table-cell office:value-type="float" office:value="-69" calcext:value-type="float">
            <text:p>-69</text:p>
          </table:table-cell>
          <table:table-cell office:value-type="float" office:value="-65" calcext:value-type="float">
            <text:p>-65</text:p>
          </table:table-cell>
          <table:table-cell office:value-type="float" office:value="-66.416524054749" calcext:value-type="float">
            <text:p>-66.416524054749</text:p>
          </table:table-cell>
          <table:table-cell office:value-type="float" office:value="3.80671884290355" calcext:value-type="float">
            <text:p>3.80671884290355</text:p>
          </table:table-cell>
          <table:table-cell office:value-type="float" office:value="4.3261721776846" calcext:value-type="float">
            <text:p>4.3261721776846</text:p>
          </table:table-cell>
          <table:table-cell office:value-type="float" office:value="-1.14944904449727" calcext:value-type="float">
            <text:p>-1.14944904449727</text:p>
          </table:table-cell>
          <table:table-cell office:value-type="float" office:value="-3.25686657132344" calcext:value-type="float">
            <text:p>-3.25686657132344</text:p>
          </table:table-cell>
          <table:table-cell table:number-columns-repeated="4"/>
          <table:table-cell table:formula="of:=10^(([.$AB$1]-[.E229])/(10*[.$AB$2]))" office:value-type="float" office:value="1.47517739829983" calcext:value-type="float">
            <text:p>1.47517739829983</text:p>
          </table:table-cell>
          <table:table-cell table:formula="of:=10^(([.$AB$1]-[.I229])/(10*[.$AB$2]))" office:value-type="float" office:value="1.27944915491267" calcext:value-type="float">
            <text:p>1.27944915491267</text:p>
          </table:table-cell>
          <table:table-cell table:formula="of:=10^(([.$AB$1]-[.M229])/(10*[.$AB$2]))" office:value-type="float" office:value="1.72841902916528" calcext:value-type="float">
            <text:p>1.72841902916528</text:p>
          </table:table-cell>
          <table:table-cell table:number-columns-repeated="4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6.69410820516677" calcext:value-type="float">
            <text:p>6.69410820516677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7793973721034" calcext:value-type="float">
            <text:p>-63.7793973721034</text:p>
          </table:table-cell>
          <table:table-cell office:value-type="float" office:value="3.10918510916719" calcext:value-type="float">
            <text:p>3.10918510916719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.4448109290138" calcext:value-type="float">
            <text:p>-63.4448109290138</text:p>
          </table:table-cell>
          <table:table-cell office:value-type="float" office:value="3.03035632174296" calcext:value-type="float">
            <text:p>3.0303563217429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7082620273745" calcext:value-type="float">
            <text:p>-65.7082620273745</text:p>
          </table:table-cell>
          <table:table-cell office:value-type="float" office:value="3.60530547083565" calcext:value-type="float">
            <text:p>3.60530547083565</text:p>
          </table:table-cell>
          <table:table-cell office:value-type="float" office:value="3.23552958658185" calcext:value-type="float">
            <text:p>3.23552958658185</text:p>
          </table:table-cell>
          <table:table-cell office:value-type="float" office:value="-0.249987548336104" calcext:value-type="float">
            <text:p>-0.249987548336104</text:p>
          </table:table-cell>
          <table:table-cell office:value-type="float" office:value="-1.18088970152687" calcext:value-type="float">
            <text:p>-1.18088970152687</text:p>
          </table:table-cell>
          <table:table-cell table:number-columns-repeated="4"/>
          <table:table-cell table:formula="of:=10^(([.$AB$1]-[.E230])/(10*[.$AB$2]))" office:value-type="float" office:value="1.38031332479683" calcext:value-type="float">
            <text:p>1.38031332479683</text:p>
          </table:table-cell>
          <table:table-cell table:formula="of:=10^(([.$AB$1]-[.I230])/(10*[.$AB$2]))" office:value-type="float" office:value="1.34148428662925" calcext:value-type="float">
            <text:p>1.34148428662925</text:p>
          </table:table-cell>
          <table:table-cell table:formula="of:=10^(([.$AB$1]-[.M230])/(10*[.$AB$2]))" office:value-type="float" office:value="1.62711074153086" calcext:value-type="float">
            <text:p>1.6271107415308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47334971243457" calcext:value-type="float">
            <text:p>6.47334971243457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3.3896986860517" calcext:value-type="float">
            <text:p>-63.3896986860517</text:p>
          </table:table-cell>
          <table:table-cell office:value-type="float" office:value="3.01756492397035" calcext:value-type="float">
            <text:p>3.0175649239703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7224054645069" calcext:value-type="float">
            <text:p>-63.7224054645069</text:p>
          </table:table-cell>
          <table:table-cell office:value-type="float" office:value="3.09561433298752" calcext:value-type="float">
            <text:p>3.09561433298752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5.3541310136873" calcext:value-type="float">
            <text:p>-65.3541310136873</text:p>
          </table:table-cell>
          <table:table-cell office:value-type="float" office:value="3.50863103435913" calcext:value-type="float">
            <text:p>3.50863103435913</text:p>
          </table:table-cell>
          <table:table-cell office:value-type="float" office:value="2.707582989013" calcext:value-type="float">
            <text:p>2.707582989013</text:p>
          </table:table-cell>
          <table:table-cell office:value-type="float" office:value="0.186877285555271" calcext:value-type="float">
            <text:p>0.18687728555527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31])/(10*[.$AB$2]))" office:value-type="float" office:value="1.33519407288114" calcext:value-type="float">
            <text:p>1.33519407288114</text:p>
          </table:table-cell>
          <table:table-cell table:formula="of:=10^(([.$AB$1]-[.I231])/(10*[.$AB$2]))" office:value-type="float" office:value="1.37362083341807" calcext:value-type="float">
            <text:p>1.37362083341807</text:p>
          </table:table-cell>
          <table:table-cell table:formula="of:=10^(([.$AB$1]-[.M231])/(10*[.$AB$2]))" office:value-type="float" office:value="1.57870559691385" calcext:value-type="float">
            <text:p>1.57870559691385</text:p>
          </table:table-cell>
          <table:table-cell table:number-columns-repeated="4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6.27218529868771" calcext:value-type="float">
            <text:p>6.27218529868771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3.1948493430259" calcext:value-type="float">
            <text:p>-63.1948493430259</text:p>
          </table:table-cell>
          <table:table-cell office:value-type="float" office:value="2.9727722941708" calcext:value-type="float">
            <text:p>2.9727722941708</text:p>
          </table:table-cell>
          <table:table-cell office:value-type="float" office:value="-62" calcext:value-type="float">
            <text:p>-62</text:p>
          </table:table-cell>
          <table:table-cell office:value-type="float" office:value="-63" calcext:value-type="float">
            <text:p>-63</text:p>
          </table:table-cell>
          <table:table-cell office:value-type="float" office:value="-63.3612027322535" calcext:value-type="float">
            <text:p>-63.3612027322535</text:p>
          </table:table-cell>
          <table:table-cell office:value-type="float" office:value="3.01097228324671" calcext:value-type="float">
            <text:p>3.01097228324671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1770655068436" calcext:value-type="float">
            <text:p>-66.1770655068436</text:p>
          </table:table-cell>
          <table:table-cell office:value-type="float" office:value="3.73739370899682" calcext:value-type="float">
            <text:p>3.73739370899682</text:p>
          </table:table-cell>
          <table:table-cell office:value-type="float" office:value="4.5652555512979" calcext:value-type="float">
            <text:p>4.5652555512979</text:p>
          </table:table-cell>
          <table:table-cell office:value-type="float" office:value="0.0738995352228873" calcext:value-type="float">
            <text:p>0.073899535222887</text:p>
          </table:table-cell>
          <table:table-cell office:value-type="float" office:value="-3.49330627920615" calcext:value-type="float">
            <text:p>-3.49330627920615</text:p>
          </table:table-cell>
          <table:table-cell table:number-columns-repeated="4"/>
          <table:table-cell table:formula="of:=10^(([.$AB$1]-[.E232])/(10*[.$AB$2]))" office:value-type="float" office:value="1.31319056406886" calcext:value-type="float">
            <text:p>1.31319056406886</text:p>
          </table:table-cell>
          <table:table-cell table:formula="of:=10^(([.$AB$1]-[.I232])/(10*[.$AB$2]))" office:value-type="float" office:value="1.33195327517844" calcext:value-type="float">
            <text:p>1.33195327517844</text:p>
          </table:table-cell>
          <table:table-cell table:formula="of:=10^(([.$AB$1]-[.M232])/(10*[.$AB$2]))" office:value-type="float" office:value="1.69348051457956" calcext:value-type="float">
            <text:p>1.69348051457956</text:p>
          </table:table-cell>
          <table:table-cell table:number-columns-repeated="4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6.04109678934402" calcext:value-type="float">
            <text:p>6.04109678934402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0974246715129" calcext:value-type="float">
            <text:p>-63.0974246715129</text:p>
          </table:table-cell>
          <table:table-cell office:value-type="float" office:value="2.9506259371855" calcext:value-type="float">
            <text:p>2.9506259371855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6806013661267" calcext:value-type="float">
            <text:p>-63.6806013661267</text:p>
          </table:table-cell>
          <table:table-cell office:value-type="float" office:value="3.08569771473118" calcext:value-type="float">
            <text:p>3.08569771473118</text:p>
          </table:table-cell>
          <table:table-cell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.5885327534218" calcext:value-type="float">
            <text:p>-66.5885327534218</text:p>
          </table:table-cell>
          <table:table-cell office:value-type="float" office:value="3.85730895150125" calcext:value-type="float">
            <text:p>3.85730895150125</text:p>
          </table:table-cell>
          <table:table-cell office:value-type="float" office:value="5.26027900552975" calcext:value-type="float">
            <text:p>5.26027900552975</text:p>
          </table:table-cell>
          <table:table-cell office:value-type="float" office:value="0.340607711593374" calcext:value-type="float">
            <text:p>0.340607711593374</text:p>
          </table:table-cell>
          <table:table-cell office:value-type="float" office:value="-4.35850013054549" calcext:value-type="float">
            <text:p>-4.35850013054549</text:p>
          </table:table-cell>
          <table:table-cell table:number-columns-repeated="4"/>
          <table:table-cell table:formula="of:=10^(([.$AB$1]-[.E233])/(10*[.$AB$2]))" office:value-type="float" office:value="1.30232516412908" calcext:value-type="float">
            <text:p>1.30232516412908</text:p>
          </table:table-cell>
          <table:table-cell table:formula="of:=10^(([.$AB$1]-[.I233])/(10*[.$AB$2]))" office:value-type="float" office:value="1.36873246719356" calcext:value-type="float">
            <text:p>1.36873246719356</text:p>
          </table:table-cell>
          <table:table-cell table:formula="of:=10^(([.$AB$1]-[.M233])/(10*[.$AB$2]))" office:value-type="float" office:value="1.75396018894471" calcext:value-type="float">
            <text:p>1.75396018894471</text:p>
          </table:table-cell>
          <table:table-cell table:number-columns-repeated="4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5.87160949157558" calcext:value-type="float">
            <text:p>5.87160949157558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5487123357565" calcext:value-type="float">
            <text:p>-62.5487123357565</text:p>
          </table:table-cell>
          <table:table-cell office:value-type="float" office:value="2.82894005261584" calcext:value-type="float">
            <text:p>2.82894005261584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3403006830634" calcext:value-type="float">
            <text:p>-63.3403006830634</text:p>
          </table:table-cell>
          <table:table-cell office:value-type="float" office:value="3.00614567849331" calcext:value-type="float">
            <text:p>3.00614567849331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office:value-type="float" office:value="-66.7942663767109" calcext:value-type="float">
            <text:p>-66.7942663767109</text:p>
          </table:table-cell>
          <table:table-cell office:value-type="float" office:value="3.91870176542288" calcext:value-type="float">
            <text:p>3.91870176542288</text:p>
          </table:table-cell>
          <table:table-cell office:value-type="float" office:value="6.23965178978691" calcext:value-type="float">
            <text:p>6.23965178978691</text:p>
          </table:table-cell>
          <table:table-cell office:value-type="float" office:value="0.440004554104496" calcext:value-type="float">
            <text:p>0.440004554104496</text:p>
          </table:table-cell>
          <table:table-cell office:value-type="float" office:value="-5.56208161643291" calcext:value-type="float">
            <text:p>-5.56208161643291</text:p>
          </table:table-cell>
          <table:table-cell table:number-columns-repeated="4"/>
          <table:table-cell table:formula="of:=10^(([.$AB$1]-[.E234])/(10*[.$AB$2]))" office:value-type="float" office:value="1.24278714721991" calcext:value-type="float">
            <text:p>1.24278714721991</text:p>
          </table:table-cell>
          <table:table-cell table:formula="of:=10^(([.$AB$1]-[.I234])/(10*[.$AB$2]))" office:value-type="float" office:value="1.32958112181951" calcext:value-type="float">
            <text:p>1.32958112181951</text:p>
          </table:table-cell>
          <table:table-cell table:formula="of:=10^(([.$AB$1]-[.M234])/(10*[.$AB$2]))" office:value-type="float" office:value="1.78500524034405" calcext:value-type="float">
            <text:p>1.78500524034405</text:p>
          </table:table-cell>
          <table:table-cell table:number-columns-repeated="4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5.62548767749813" calcext:value-type="float">
            <text:p>5.6254876774981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7743561678782" calcext:value-type="float">
            <text:p>-62.7743561678782</text:p>
          </table:table-cell>
          <table:table-cell office:value-type="float" office:value="2.87836062868154" calcext:value-type="float">
            <text:p>2.87836062868154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1701503415317" calcext:value-type="float">
            <text:p>-63.1701503415317</text:p>
          </table:table-cell>
          <table:table-cell office:value-type="float" office:value="2.96714209329298" calcext:value-type="float">
            <text:p>2.96714209329298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3971331883555" calcext:value-type="float">
            <text:p>-66.3971331883555</text:p>
          </table:table-cell>
          <table:table-cell office:value-type="float" office:value="3.80105750197889" calcext:value-type="float">
            <text:p>3.80105750197889</text:p>
          </table:table-cell>
          <table:table-cell office:value-type="float" office:value="5.37895078899351" calcext:value-type="float">
            <text:p>5.37895078899351</text:p>
          </table:table-cell>
          <table:table-cell office:value-type="float" office:value="0.205896496839577" calcext:value-type="float">
            <text:p>0.205896496839577</text:p>
          </table:table-cell>
          <table:table-cell office:value-type="float" office:value="-4.55486692367269" calcext:value-type="float">
            <text:p>-4.55486692367269</text:p>
          </table:table-cell>
          <table:table-cell table:number-columns-repeated="4"/>
          <table:table-cell table:formula="of:=10^(([.$AB$1]-[.E235])/(10*[.$AB$2]))" office:value-type="float" office:value="1.26693382766294" calcext:value-type="float">
            <text:p>1.26693382766294</text:p>
          </table:table-cell>
          <table:table-cell table:formula="of:=10^(([.$AB$1]-[.I235])/(10*[.$AB$2]))" office:value-type="float" office:value="1.31042743122086" calcext:value-type="float">
            <text:p>1.31042743122086</text:p>
          </table:table-cell>
          <table:table-cell table:formula="of:=10^(([.$AB$1]-[.M235])/(10*[.$AB$2]))" office:value-type="float" office:value="1.72556315454487" calcext:value-type="float">
            <text:p>1.7255631545448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41159637572661" calcext:value-type="float">
            <text:p>5.41159637572661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2.8871780839391" calcext:value-type="float">
            <text:p>-62.8871780839391</text:p>
          </table:table-cell>
          <table:table-cell office:value-type="float" office:value="2.90339374012887" calcext:value-type="float">
            <text:p>2.90339374012887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.5850751707658" calcext:value-type="float">
            <text:p>-63.5850751707658</text:p>
          </table:table-cell>
          <table:table-cell office:value-type="float" office:value="3.06315640413049" calcext:value-type="float">
            <text:p>3.06315640413049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6.1985665941777" calcext:value-type="float">
            <text:p>-66.1985665941777</text:p>
          </table:table-cell>
          <table:table-cell office:value-type="float" office:value="3.74356650760691" calcext:value-type="float">
            <text:p>3.74356650760691</text:p>
          </table:table-cell>
          <table:table-cell office:value-type="float" office:value="4.66643295324822" calcext:value-type="float">
            <text:p>4.66643295324822</text:p>
          </table:table-cell>
          <table:table-cell office:value-type="float" office:value="0.403287248157349" calcext:value-type="float">
            <text:p>0.403287248157349</text:p>
          </table:table-cell>
          <table:table-cell office:value-type="float" office:value="-3.65506814757045" calcext:value-type="float">
            <text:p>-3.65506814757045</text:p>
          </table:table-cell>
          <table:table-cell table:number-columns-repeated="4"/>
          <table:table-cell table:formula="of:=10^(([.$AB$1]-[.E236])/(10*[.$AB$2]))" office:value-type="float" office:value="1.27918253611988" calcext:value-type="float">
            <text:p>1.27918253611988</text:p>
          </table:table-cell>
          <table:table-cell table:formula="of:=10^(([.$AB$1]-[.I236])/(10*[.$AB$2]))" office:value-type="float" office:value="1.35762729819864" calcext:value-type="float">
            <text:p>1.35762729819864</text:p>
          </table:table-cell>
          <table:table-cell table:formula="of:=10^(([.$AB$1]-[.M236])/(10*[.$AB$2]))" office:value-type="float" office:value="1.69658858450389" calcext:value-type="float">
            <text:p>1.69658858450389</text:p>
          </table:table-cell>
          <table:table-cell table:number-columns-repeated="4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5.18374714378331" calcext:value-type="float">
            <text:p>5.18374714378331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62.4435890419696" calcext:value-type="float">
            <text:p>-62.4435890419696</text:p>
          </table:table-cell>
          <table:table-cell office:value-type="float" office:value="2.80620655482731" calcext:value-type="float">
            <text:p>2.80620655482731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7925375853829" calcext:value-type="float">
            <text:p>-63.7925375853829</text:p>
          </table:table-cell>
          <table:table-cell office:value-type="float" office:value="3.11232245539943" calcext:value-type="float">
            <text:p>3.11232245539943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992832970889" calcext:value-type="float">
            <text:p>-66.0992832970889</text:p>
          </table:table-cell>
          <table:table-cell office:value-type="float" office:value="3.71514791884819" calcext:value-type="float">
            <text:p>3.71514791884819</text:p>
          </table:table-cell>
          <table:table-cell office:value-type="float" office:value="4.60923857673427" calcext:value-type="float">
            <text:p>4.60923857673427</text:p>
          </table:table-cell>
          <table:table-cell office:value-type="float" office:value="0.793525380921717" calcext:value-type="float">
            <text:p>0.793525380921717</text:p>
          </table:table-cell>
          <table:table-cell office:value-type="float" office:value="-3.66675621809086" calcext:value-type="float">
            <text:p>-3.66675621809086</text:p>
          </table:table-cell>
          <table:table-cell table:number-columns-repeated="4"/>
          <table:table-cell table:formula="of:=10^(([.$AB$1]-[.E237])/(10*[.$AB$2]))" office:value-type="float" office:value="1.2316953386803" calcext:value-type="float">
            <text:p>1.2316953386803</text:p>
          </table:table-cell>
          <table:table-cell table:formula="of:=10^(([.$AB$1]-[.I237])/(10*[.$AB$2]))" office:value-type="float" office:value="1.38186098415945" calcext:value-type="float">
            <text:p>1.38186098415945</text:p>
          </table:table-cell>
          <table:table-cell table:formula="of:=10^(([.$AB$1]-[.M237])/(10*[.$AB$2]))" office:value-type="float" office:value="1.6822842593386" calcext:value-type="float">
            <text:p>1.6822842593386</text:p>
          </table:table-cell>
          <table:table-cell table:number-columns-repeated="4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4.97231977561017" calcext:value-type="float">
            <text:p>4.97231977561017</text:p>
          </table:table-cell>
          <table:table-cell office:value-type="float" office:value="-15" calcext:value-type="float">
            <text:p>-15</text:p>
          </table:table-cell>
          <table:table-cell office:value-type="float" office:value="-64" calcext:value-type="float">
            <text:p>-64</text:p>
          </table:table-cell>
          <table:table-cell office:value-type="float" office:value="-63.2217945209848" calcext:value-type="float">
            <text:p>-63.2217945209848</text:p>
          </table:table-cell>
          <table:table-cell office:value-type="float" office:value="2.97892670237931" calcext:value-type="float">
            <text:p>2.97892670237931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3.8962687926915" calcext:value-type="float">
            <text:p>-63.8962687926915</text:p>
          </table:table-cell>
          <table:table-cell office:value-type="float" office:value="3.13720062666544" calcext:value-type="float">
            <text:p>3.1372006266654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496416485444" calcext:value-type="float">
            <text:p>-66.0496416485444</text:p>
          </table:table-cell>
          <table:table-cell office:value-type="float" office:value="3.70101962752935" calcext:value-type="float">
            <text:p>3.70101962752935</text:p>
          </table:table-cell>
          <table:table-cell office:value-type="float" office:value="3.96820989863894" calcext:value-type="float">
            <text:p>3.96820989863894</text:p>
          </table:table-cell>
          <table:table-cell office:value-type="float" office:value="0.410010669909791" calcext:value-type="float">
            <text:p>0.410010669909791</text:p>
          </table:table-cell>
          <table:table-cell office:value-type="float" office:value="-2.62388703153189" calcext:value-type="float">
            <text:p>-2.62388703153189</text:p>
          </table:table-cell>
          <table:table-cell table:number-columns-repeated="4"/>
          <table:table-cell table:formula="of:=10^(([.$AB$1]-[.E238])/(10*[.$AB$2]))" office:value-type="float" office:value="1.3162116272955" calcext:value-type="float">
            <text:p>1.3162116272955</text:p>
          </table:table-cell>
          <table:table-cell table:formula="of:=10^(([.$AB$1]-[.I238])/(10*[.$AB$2]))" office:value-type="float" office:value="1.39413956224713" calcext:value-type="float">
            <text:p>1.39413956224713</text:p>
          </table:table-cell>
          <table:table-cell table:formula="of:=10^(([.$AB$1]-[.M238])/(10*[.$AB$2]))" office:value-type="float" office:value="1.67517738664475" calcext:value-type="float">
            <text:p>1.67517738664475</text:p>
          </table:table-cell>
          <table:table-cell table:number-columns-repeated="4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4.74966615052307" calcext:value-type="float">
            <text:p>4.7496661505230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6108972604924" calcext:value-type="float">
            <text:p>-63.6108972604924</text:p>
          </table:table-cell>
          <table:table-cell office:value-type="float" office:value="3.06923335088963" calcext:value-type="float">
            <text:p>3.069233350889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481343963457" calcext:value-type="float">
            <text:p>-63.9481343963457</text:p>
          </table:table-cell>
          <table:table-cell office:value-type="float" office:value="3.14971418658429" calcext:value-type="float">
            <text:p>3.14971418658429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6.0248208242722" calcext:value-type="float">
            <text:p>-66.0248208242722</text:p>
          </table:table-cell>
          <table:table-cell office:value-type="float" office:value="3.69397564277425" calcext:value-type="float">
            <text:p>3.69397564277425</text:p>
          </table:table-cell>
          <table:table-cell office:value-type="float" office:value="3.6252361872216" calcext:value-type="float">
            <text:p>3.6252361872216</text:p>
          </table:table-cell>
          <table:table-cell office:value-type="float" office:value="0.197502770435092" calcext:value-type="float">
            <text:p>0.197502770435092</text:p>
          </table:table-cell>
          <table:table-cell office:value-type="float" office:value="-1.95605432286655" calcext:value-type="float">
            <text:p>-1.95605432286655</text:p>
          </table:table-cell>
          <table:table-cell table:number-columns-repeated="4"/>
          <table:table-cell table:formula="of:=10^(([.$AB$1]-[.E239])/(10*[.$AB$2]))" office:value-type="float" office:value="1.36062026670441" calcext:value-type="float">
            <text:p>1.36062026670441</text:p>
          </table:table-cell>
          <table:table-cell table:formula="of:=10^(([.$AB$1]-[.I239])/(10*[.$AB$2]))" office:value-type="float" office:value="1.40031970406663" calcext:value-type="float">
            <text:p>1.40031970406663</text:p>
          </table:table-cell>
          <table:table-cell table:formula="of:=10^(([.$AB$1]-[.M239])/(10*[.$AB$2]))" office:value-type="float" office:value="1.67163521695599" calcext:value-type="float">
            <text:p>1.67163521695599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4.56064701134863" calcext:value-type="float">
            <text:p>4.56064701134863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8054486302462" calcext:value-type="float">
            <text:p>-63.8054486302462</text:p>
          </table:table-cell>
          <table:table-cell office:value-type="float" office:value="3.11540816898236" calcext:value-type="float">
            <text:p>3.11540816898236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3.9740671981729" calcext:value-type="float">
            <text:p>-63.9740671981729</text:p>
          </table:table-cell>
          <table:table-cell office:value-type="float" office:value="3.15598967174339" calcext:value-type="float">
            <text:p>3.15598967174339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6.0124104121361" calcext:value-type="float">
            <text:p>-66.0124104121361</text:p>
          </table:table-cell>
          <table:table-cell office:value-type="float" office:value="3.69045867943025" calcext:value-type="float">
            <text:p>3.69045867943025</text:p>
          </table:table-cell>
          <table:table-cell office:value-type="float" office:value="3.44773346807586" calcext:value-type="float">
            <text:p>3.44773346807586</text:p>
          </table:table-cell>
          <table:table-cell office:value-type="float" office:value="0.0856830676313307" calcext:value-type="float">
            <text:p>0.085683067631331</text:p>
          </table:table-cell>
          <table:table-cell office:value-type="float" office:value="-1.53939247928219" calcext:value-type="float">
            <text:p>-1.53939247928219</text:p>
          </table:table-cell>
          <table:table-cell table:number-columns-repeated="4"/>
          <table:table-cell table:formula="of:=10^(([.$AB$1]-[.E240])/(10*[.$AB$2]))" office:value-type="float" office:value="1.38338334212909" calcext:value-type="float">
            <text:p>1.38338334212909</text:p>
          </table:table-cell>
          <table:table-cell table:formula="of:=10^(([.$AB$1]-[.I240])/(10*[.$AB$2]))" office:value-type="float" office:value="1.40342004098077" calcext:value-type="float">
            <text:p>1.40342004098077</text:p>
          </table:table-cell>
          <table:table-cell table:formula="of:=10^(([.$AB$1]-[.M240])/(10*[.$AB$2]))" office:value-type="float" office:value="1.66986694182705" calcext:value-type="float">
            <text:p>1.6698669418270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37463149867402" calcext:value-type="float">
            <text:p>4.37463149867402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-63.9027243151231" calcext:value-type="float">
            <text:p>-63.9027243151231</text:p>
          </table:table-cell>
          <table:table-cell office:value-type="float" office:value="3.1387554309119" calcext:value-type="float">
            <text:p>3.1387554309119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3.9870335990864" calcext:value-type="float">
            <text:p>-63.9870335990864</text:p>
          </table:table-cell>
          <table:table-cell office:value-type="float" office:value="3.15913210149184" calcext:value-type="float">
            <text:p>3.15913210149184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62052060681" calcext:value-type="float">
            <text:p>-66.0062052060681</text:p>
          </table:table-cell>
          <table:table-cell office:value-type="float" office:value="3.68870145362006" calcext:value-type="float">
            <text:p>3.68870145362006</text:p>
          </table:table-cell>
          <table:table-cell office:value-type="float" office:value="3.35742516145056" calcext:value-type="float">
            <text:p>3.35742516145056</text:p>
          </table:table-cell>
          <table:table-cell office:value-type="float" office:value="0.028331808907851" calcext:value-type="float">
            <text:p>0.028331808907851</text:p>
          </table:table-cell>
          <table:table-cell office:value-type="float" office:value="-1.28928494515145" calcext:value-type="float">
            <text:p>-1.28928494515145</text:p>
          </table:table-cell>
          <table:table-cell table:number-columns-repeated="4"/>
          <table:table-cell table:formula="of:=10^(([.$AB$1]-[.E241])/(10*[.$AB$2]))" office:value-type="float" office:value="1.39490729332782" calcext:value-type="float">
            <text:p>1.39490729332782</text:p>
          </table:table-cell>
          <table:table-cell table:formula="of:=10^(([.$AB$1]-[.I241])/(10*[.$AB$2]))" office:value-type="float" office:value="1.40497278256765" calcext:value-type="float">
            <text:p>1.40497278256765</text:p>
          </table:table-cell>
          <table:table-cell table:formula="of:=10^(([.$AB$1]-[.M241])/(10*[.$AB$2]))" office:value-type="float" office:value="1.66898350582452" calcext:value-type="float">
            <text:p>1.66898350582452</text:p>
          </table:table-cell>
          <table:table-cell table:number-columns-repeated="4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4.19834629606545" calcext:value-type="float">
            <text:p>4.19834629606545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9513621575616" calcext:value-type="float">
            <text:p>-63.9513621575616</text:p>
          </table:table-cell>
          <table:table-cell office:value-type="float" office:value="3.15049459290202" calcext:value-type="float">
            <text:p>3.15049459290202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3.9935167995432" calcext:value-type="float">
            <text:p>-63.9935167995432</text:p>
          </table:table-cell>
          <table:table-cell office:value-type="float" office:value="3.16070448951945" calcext:value-type="float">
            <text:p>3.1607044895194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6.003102603034" calcext:value-type="float">
            <text:p>-66.003102603034</text:p>
          </table:table-cell>
          <table:table-cell office:value-type="float" office:value="3.68782315450601" calcext:value-type="float">
            <text:p>3.68782315450601</text:p>
          </table:table-cell>
          <table:table-cell office:value-type="float" office:value="3.31187496200108" calcext:value-type="float">
            <text:p>3.31187496200108</text:p>
          </table:table-cell>
          <table:table-cell office:value-type="float" office:value="-0.000710595380206697" calcext:value-type="float">
            <text:p>-0.000710595380207</text:p>
          </table:table-cell>
          <table:table-cell office:value-type="float" office:value="-1.14631544880369" calcext:value-type="float">
            <text:p>-1.14631544880369</text:p>
          </table:table-cell>
          <table:table-cell table:number-columns-repeated="4"/>
          <table:table-cell table:formula="of:=10^(([.$AB$1]-[.E242])/(10*[.$AB$2]))" office:value-type="float" office:value="1.40070521819434" calcext:value-type="float">
            <text:p>1.40070521819434</text:p>
          </table:table-cell>
          <table:table-cell table:formula="of:=10^(([.$AB$1]-[.I242])/(10*[.$AB$2]))" office:value-type="float" office:value="1.40574979747386" calcext:value-type="float">
            <text:p>1.40574979747386</text:p>
          </table:table-cell>
          <table:table-cell table:formula="of:=10^(([.$AB$1]-[.M242])/(10*[.$AB$2]))" office:value-type="float" office:value="1.66854196310549" calcext:value-type="float">
            <text:p>1.66854196310549</text:p>
          </table:table-cell>
          <table:table-cell table:number-columns-repeated="4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4.06087850970582" calcext:value-type="float">
            <text:p>4.06087850970582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4756810787808" calcext:value-type="float">
            <text:p>-63.4756810787808</text:p>
          </table:table-cell>
          <table:table-cell office:value-type="float" office:value="3.0375448746288" calcext:value-type="float">
            <text:p>3.0375448746288</text:p>
          </table:table-cell>
          <table:table-cell office:value-type="float" office:value="-65" calcext:value-type="float">
            <text:p>-65</text:p>
          </table:table-cell>
          <table:table-cell office:value-type="float" office:value="-61" calcext:value-type="float">
            <text:p>-61</text:p>
          </table:table-cell>
          <table:table-cell office:value-type="float" office:value="-62.4967583997716" calcext:value-type="float">
            <text:p>-62.4967583997716</text:p>
          </table:table-cell>
          <table:table-cell office:value-type="float" office:value="2.81768179914541" calcext:value-type="float">
            <text:p>2.81768179914541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6.001551301517" calcext:value-type="float">
            <text:p>-66.001551301517</text:p>
          </table:table-cell>
          <table:table-cell office:value-type="float" office:value="3.68738408337495" calcext:value-type="float">
            <text:p>3.68738408337495</text:p>
          </table:table-cell>
          <table:table-cell office:value-type="float" office:value="4.52526099107001" calcext:value-type="float">
            <text:p>4.52526099107001</text:p>
          </table:table-cell>
          <table:table-cell office:value-type="float" office:value="-0.615158247340171" calcext:value-type="float">
            <text:p>-0.615158247340171</text:p>
          </table:table-cell>
          <table:table-cell office:value-type="float" office:value="-3.54117105184438" calcext:value-type="float">
            <text:p>-3.54117105184438</text:p>
          </table:table-cell>
          <table:table-cell table:number-columns-repeated="4"/>
          <table:table-cell table:formula="of:=10^(([.$AB$1]-[.E243])/(10*[.$AB$2]))" office:value-type="float" office:value="1.34502057803719" calcext:value-type="float">
            <text:p>1.34502057803719</text:p>
          </table:table-cell>
          <table:table-cell table:formula="of:=10^(([.$AB$1]-[.I243])/(10*[.$AB$2]))" office:value-type="float" office:value="1.23729293566504" calcext:value-type="float">
            <text:p>1.23729293566504</text:p>
          </table:table-cell>
          <table:table-cell table:formula="of:=10^(([.$AB$1]-[.M243])/(10*[.$AB$2]))" office:value-type="float" office:value="1.66832123555301" calcext:value-type="float">
            <text:p>1.66832123555301</text:p>
          </table:table-cell>
          <table:table-cell table:number-columns-repeated="4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3.88857131887016" calcext:value-type="float">
            <text:p>3.88857131887016</text:p>
          </table:table-cell>
          <table:table-cell office:value-type="float" office:value="-64" calcext:value-type="float">
            <text:p>-64</text:p>
          </table:table-cell>
          <table:table-cell office:value-type="float" office:value="-63" calcext:value-type="float">
            <text:p>-63</text:p>
          </table:table-cell>
          <table:table-cell office:value-type="float" office:value="-63.2378405393904" calcext:value-type="float">
            <text:p>-63.2378405393904</text:p>
          </table:table-cell>
          <table:table-cell office:value-type="float" office:value="2.9825977413803" calcext:value-type="float">
            <text:p>2.9825977413803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1.7483791998858" calcext:value-type="float">
            <text:p>-61.7483791998858</text:p>
          </table:table-cell>
          <table:table-cell office:value-type="float" office:value="2.66039408351185" calcext:value-type="float">
            <text:p>2.66039408351185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5007756507585" calcext:value-type="float">
            <text:p>-65.5007756507585</text:p>
          </table:table-cell>
          <table:table-cell office:value-type="float" office:value="3.54834513108292" calcext:value-type="float">
            <text:p>3.54834513108292</text:p>
          </table:table-cell>
          <table:table-cell office:value-type="float" office:value="4.13952101357797" calcext:value-type="float">
            <text:p>4.13952101357797</text:p>
          </table:table-cell>
          <table:table-cell office:value-type="float" office:value="-0.856451185137284" calcext:value-type="float">
            <text:p>-0.856451185137284</text:p>
          </table:table-cell>
          <table:table-cell office:value-type="float" office:value="-3.18345139746667" calcext:value-type="float">
            <text:p>-3.18345139746667</text:p>
          </table:table-cell>
          <table:table-cell table:number-columns-repeated="4"/>
          <table:table-cell table:formula="of:=10^(([.$AB$1]-[.E244])/(10*[.$AB$2]))" office:value-type="float" office:value="1.31801398968375" calcext:value-type="float">
            <text:p>1.31801398968375</text:p>
          </table:table-cell>
          <table:table-cell table:formula="of:=10^(([.$AB$1]-[.I244])/(10*[.$AB$2]))" office:value-type="float" office:value="1.16079301255044" calcext:value-type="float">
            <text:p>1.16079301255044</text:p>
          </table:table-cell>
          <table:table-cell table:formula="of:=10^(([.$AB$1]-[.M244])/(10*[.$AB$2]))" office:value-type="float" office:value="1.59857284568142" calcext:value-type="float">
            <text:p>1.59857284568142</text:p>
          </table:table-cell>
          <table:table-cell table:number-columns-repeated="4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3.70772771526953" calcext:value-type="float">
            <text:p>3.70772771526953</text:p>
          </table:table-cell>
          <table:table-cell table:number-columns-repeated="2" office:value-type="float" office:value="-63" calcext:value-type="float">
            <text:p>-63</text:p>
          </table:table-cell>
          <table:table-cell office:value-type="float" office:value="-63.1189202696952" calcext:value-type="float">
            <text:p>-63.1189202696952</text:p>
          </table:table-cell>
          <table:table-cell office:value-type="float" office:value="2.95549803988379" calcext:value-type="float">
            <text:p>2.95549803988379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1.3741895999429" calcext:value-type="float">
            <text:p>-61.3741895999429</text:p>
          </table:table-cell>
          <table:table-cell office:value-type="float" office:value="2.58507404165563" calcext:value-type="float">
            <text:p>2.58507404165563</text:p>
          </table:table-cell>
          <table:table-cell office:value-type="float" office:value="-67" calcext:value-type="float">
            <text:p>-67</text:p>
          </table:table-cell>
          <table:table-cell office:value-type="float" office:value="-65" calcext:value-type="float">
            <text:p>-65</text:p>
          </table:table-cell>
          <table:table-cell office:value-type="float" office:value="-65.2503878253792" calcext:value-type="float">
            <text:p>-65.2503878253792</text:p>
          </table:table-cell>
          <table:table-cell office:value-type="float" office:value="3.48080419893336" calcext:value-type="float">
            <text:p>3.48080419893336</text:p>
          </table:table-cell>
          <table:table-cell office:value-type="float" office:value="3.95485105539388" calcext:value-type="float">
            <text:p>3.95485105539388</text:p>
          </table:table-cell>
          <table:table-cell office:value-type="float" office:value="-0.962891301325067" calcext:value-type="float">
            <text:p>-0.962891301325067</text:p>
          </table:table-cell>
          <table:table-cell office:value-type="float" office:value="-3.01742353973364" calcext:value-type="float">
            <text:p>-3.01742353973364</text:p>
          </table:table-cell>
          <table:table-cell table:number-columns-repeated="4"/>
          <table:table-cell table:formula="of:=10^(([.$AB$1]-[.E245])/(10*[.$AB$2]))" office:value-type="float" office:value="1.30471473006975" calcext:value-type="float">
            <text:p>1.30471473006975</text:p>
          </table:table-cell>
          <table:table-cell table:formula="of:=10^(([.$AB$1]-[.I245])/(10*[.$AB$2]))" office:value-type="float" office:value="1.12433546822233" calcext:value-type="float">
            <text:p>1.12433546822233</text:p>
          </table:table-cell>
          <table:table-cell table:formula="of:=10^(([.$AB$1]-[.M245])/(10*[.$AB$2]))" office:value-type="float" office:value="1.56479989516411" calcext:value-type="float">
            <text:p>1.5647998951641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61179685229254" calcext:value-type="float">
            <text:p>3.61179685229254</text:p>
          </table:table-cell>
          <table:table-cell office:value-type="float" office:value="-63" calcext:value-type="float">
            <text:p>-63</text:p>
          </table:table-cell>
          <table:table-cell office:value-type="float" office:value="-65" calcext:value-type="float">
            <text:p>-65</text:p>
          </table:table-cell>
          <table:table-cell office:value-type="float" office:value="-64.0594601348476" calcext:value-type="float">
            <text:p>-64.0594601348476</text:p>
          </table:table-cell>
          <table:table-cell office:value-type="float" office:value="3.17674243584566" calcext:value-type="float">
            <text:p>3.17674243584566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1.1870947999715" calcext:value-type="float">
            <text:p>-61.1870947999715</text:p>
          </table:table-cell>
          <table:table-cell office:value-type="float" office:value="2.54821749654193" calcext:value-type="float">
            <text:p>2.54821749654193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5.1251939126896" calcext:value-type="float">
            <text:p>-65.1251939126896</text:p>
          </table:table-cell>
          <table:table-cell office:value-type="float" office:value="3.44751737595377" calcext:value-type="float">
            <text:p>3.44751737595377</text:p>
          </table:table-cell>
          <table:table-cell office:value-type="float" office:value="3.17617153559597" calcext:value-type="float">
            <text:p>3.17617153559597</text:p>
          </table:table-cell>
          <table:table-cell office:value-type="float" office:value="-1.66558186091827" calcext:value-type="float">
            <text:p>-1.66558186091827</text:p>
          </table:table-cell>
          <table:table-cell office:value-type="float" office:value="-2.18475197461919" calcext:value-type="float">
            <text:p>-2.18475197461919</text:p>
          </table:table-cell>
          <table:table-cell table:number-columns-repeated="4"/>
          <table:table-cell table:formula="of:=10^(([.$AB$1]-[.E246])/(10*[.$AB$2]))" office:value-type="float" office:value="1.41367759607202" calcext:value-type="float">
            <text:p>1.41367759607202</text:p>
          </table:table-cell>
          <table:table-cell table:formula="of:=10^(([.$AB$1]-[.I246])/(10*[.$AB$2]))" office:value-type="float" office:value="1.10653836001363" calcext:value-type="float">
            <text:p>1.10653836001363</text:p>
          </table:table-cell>
          <table:table-cell table:formula="of:=10^(([.$AB$1]-[.M246])/(10*[.$AB$2]))" office:value-type="float" office:value="1.54818193924992" calcext:value-type="float">
            <text:p>1.54818193924992</text:p>
          </table:table-cell>
          <table:table-cell table:number-columns-repeated="4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3.52644147682281" calcext:value-type="float">
            <text:p>3.52644147682281</text:p>
          </table:table-cell>
          <table:table-cell office:value-type="float" office:value="-62" calcext:value-type="float">
            <text:p>-62</text:p>
          </table:table-cell>
          <table:table-cell office:value-type="float" office:value="-65" calcext:value-type="float">
            <text:p>-65</text:p>
          </table:table-cell>
          <table:table-cell office:value-type="float" office:value="-64.5297300674238" calcext:value-type="float">
            <text:p>-64.5297300674238</text:p>
          </table:table-cell>
          <table:table-cell office:value-type="float" office:value="3.29350000861943" calcext:value-type="float">
            <text:p>3.29350000861943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1.0935473999857" calcext:value-type="float">
            <text:p>-61.0935473999857</text:p>
          </table:table-cell>
          <table:table-cell office:value-type="float" office:value="2.52998674978723" calcext:value-type="float">
            <text:p>2.52998674978723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0625969563448" calcext:value-type="float">
            <text:p>-65.0625969563448</text:p>
          </table:table-cell>
          <table:table-cell office:value-type="float" office:value="3.4309935257276" calcext:value-type="float">
            <text:p>3.4309935257276</text:p>
          </table:table-cell>
          <table:table-cell office:value-type="float" office:value="2.75051450981943" calcext:value-type="float">
            <text:p>2.75051450981943</text:p>
          </table:table-cell>
          <table:table-cell office:value-type="float" office:value="-2.05104970576238" calcext:value-type="float">
            <text:p>-2.05104970576238</text:p>
          </table:table-cell>
          <table:table-cell office:value-type="float" office:value="-1.82441342668043" calcext:value-type="float">
            <text:p>-1.82441342668043</text:p>
          </table:table-cell>
          <table:table-cell table:number-columns-repeated="4"/>
          <table:table-cell table:formula="of:=10^(([.$AB$1]-[.E247])/(10*[.$AB$2]))" office:value-type="float" office:value="1.47152545901612" calcext:value-type="float">
            <text:p>1.47152545901612</text:p>
          </table:table-cell>
          <table:table-cell table:formula="of:=10^(([.$AB$1]-[.I247])/(10*[.$AB$2]))" office:value-type="float" office:value="1.09774572769858" calcext:value-type="float">
            <text:p>1.09774572769858</text:p>
          </table:table-cell>
          <table:table-cell table:formula="of:=10^(([.$AB$1]-[.M247])/(10*[.$AB$2]))" office:value-type="float" office:value="1.53993925903649" calcext:value-type="float">
            <text:p>1.53993925903649</text:p>
          </table:table-cell>
          <table:table-cell table:number-columns-repeated="4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3.43092198859272" calcext:value-type="float">
            <text:p>3.4309219885927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7648650337119" calcext:value-type="float">
            <text:p>-64.7648650337119</text:p>
          </table:table-cell>
          <table:table-cell office:value-type="float" office:value="3.35347830549155" calcext:value-type="float">
            <text:p>3.35347830549155</text:p>
          </table:table-cell>
          <table:table-cell office:value-type="float" office:value="-61" calcext:value-type="float">
            <text:p>-61</text:p>
          </table:table-cell>
          <table:table-cell office:value-type="float" office:value="-65" calcext:value-type="float">
            <text:p>-65</text:p>
          </table:table-cell>
          <table:table-cell office:value-type="float" office:value="-63.0467736999929" calcext:value-type="float">
            <text:p>-63.0467736999929</text:p>
          </table:table-cell>
          <table:table-cell office:value-type="float" office:value="2.93917733512286" calcext:value-type="float">
            <text:p>2.9391773351228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5312984781724" calcext:value-type="float">
            <text:p>-65.5312984781724</text:p>
          </table:table-cell>
          <table:table-cell office:value-type="float" office:value="3.5566676322198" calcext:value-type="float">
            <text:p>3.5566676322198</text:p>
          </table:table-cell>
          <table:table-cell office:value-type="float" office:value="2.39599374095752" calcext:value-type="float">
            <text:p>2.39599374095752</text:p>
          </table:table-cell>
          <table:table-cell office:value-type="float" office:value="-1.21502424459205" calcext:value-type="float">
            <text:p>-1.215024244592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48])/(10*[.$AB$2]))" office:value-type="float" office:value="1.50133110570013" calcext:value-type="float">
            <text:p>1.50133110570013</text:p>
          </table:table-cell>
          <table:table-cell table:formula="of:=10^(([.$AB$1]-[.I248])/(10*[.$AB$2]))" office:value-type="float" office:value="1.29671182225351" calcext:value-type="float">
            <text:p>1.29671182225351</text:p>
          </table:table-cell>
          <table:table-cell table:formula="of:=10^(([.$AB$1]-[.M248])/(10*[.$AB$2]))" office:value-type="float" office:value="1.60273937533656" calcext:value-type="float">
            <text:p>1.60273937533656</text:p>
          </table:table-cell>
          <table:table-cell table:number-columns-repeated="4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3.40408989450529" calcext:value-type="float">
            <text:p>3.4040898945052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8824325168559" calcext:value-type="float">
            <text:p>-64.8824325168559</text:p>
          </table:table-cell>
          <table:table-cell office:value-type="float" office:value="3.38387582092511" calcext:value-type="float">
            <text:p>3.3838758209251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0233868499964" calcext:value-type="float">
            <text:p>-64.0233868499964</text:p>
          </table:table-cell>
          <table:table-cell office:value-type="float" office:value="3.16795906849205" calcext:value-type="float">
            <text:p>3.16795906849205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7656492390862" calcext:value-type="float">
            <text:p>-65.7656492390862</text:p>
          </table:table-cell>
          <table:table-cell office:value-type="float" office:value="3.62122053633154" calcext:value-type="float">
            <text:p>3.62122053633154</text:p>
          </table:table-cell>
          <table:table-cell office:value-type="float" office:value="2.11860606245852" calcext:value-type="float">
            <text:p>2.11860606245852</text:p>
          </table:table-cell>
          <table:table-cell office:value-type="float" office:value="-0.673023141727517" calcext:value-type="float">
            <text:p>-0.6730231417275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49])/(10*[.$AB$2]))" office:value-type="float" office:value="1.51645956227506" calcext:value-type="float">
            <text:p>1.51645956227506</text:p>
          </table:table-cell>
          <table:table-cell table:formula="of:=10^(([.$AB$1]-[.I249])/(10*[.$AB$2]))" office:value-type="float" office:value="1.409335292933" calcext:value-type="float">
            <text:p>1.409335292933</text:p>
          </table:table-cell>
          <table:table-cell table:formula="of:=10^(([.$AB$1]-[.M249])/(10*[.$AB$2]))" office:value-type="float" office:value="1.63509339580056" calcext:value-type="float">
            <text:p>1.63509339580056</text:p>
          </table:table-cell>
          <table:table-cell table:number-columns-repeated="4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3.36595480378911" calcext:value-type="float">
            <text:p>3.3659548037891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941216258428" calcext:value-type="float">
            <text:p>-64.941216258428</text:p>
          </table:table-cell>
          <table:table-cell office:value-type="float" office:value="3.39917774962307" calcext:value-type="float">
            <text:p>3.39917774962307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5116934249982" calcext:value-type="float">
            <text:p>-64.5116934249982</text:p>
          </table:table-cell>
          <table:table-cell office:value-type="float" office:value="3.28894376201091" calcext:value-type="float">
            <text:p>3.28894376201091</text:p>
          </table:table-cell>
          <table:table-cell office:value-type="float" office:value="-68" calcext:value-type="float">
            <text:p>-68</text:p>
          </table:table-cell>
          <table:table-cell office:value-type="float" office:value="-66" calcext:value-type="float">
            <text:p>-66</text:p>
          </table:table-cell>
          <table:table-cell office:value-type="float" office:value="-65.8828246195431" calcext:value-type="float">
            <text:p>-65.8828246195431</text:p>
          </table:table-cell>
          <table:table-cell office:value-type="float" office:value="3.65393502733211" calcext:value-type="float">
            <text:p>3.65393502733211</text:p>
          </table:table-cell>
          <table:table-cell office:value-type="float" office:value="1.94950356155655" calcext:value-type="float">
            <text:p>1.94950356155655</text:p>
          </table:table-cell>
          <table:table-cell office:value-type="float" office:value="-0.365117410846406" calcext:value-type="float">
            <text:p>-0.3651174108464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0])/(10*[.$AB$2]))" office:value-type="float" office:value="1.52408086173426" calcext:value-type="float">
            <text:p>1.52408086173426</text:p>
          </table:table-cell>
          <table:table-cell table:formula="of:=10^(([.$AB$1]-[.I250])/(10*[.$AB$2]))" office:value-type="float" office:value="1.46926372551319" calcext:value-type="float">
            <text:p>1.46926372551319</text:p>
          </table:table-cell>
          <table:table-cell table:formula="of:=10^(([.$AB$1]-[.M250])/(10*[.$AB$2]))" office:value-type="float" office:value="1.65151450853669" calcext:value-type="float">
            <text:p>1.6515145085366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27350518874269" calcext:value-type="float">
            <text:p>3.27350518874269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4.970608129214" calcext:value-type="float">
            <text:p>-64.970608129214</text:p>
          </table:table-cell>
          <table:table-cell office:value-type="float" office:value="3.40685464276592" calcext:value-type="float">
            <text:p>3.40685464276592</text:p>
          </table:table-cell>
          <table:table-cell office:value-type="float" office:value="-60" calcext:value-type="float">
            <text:p>-60</text:p>
          </table:table-cell>
          <table:table-cell office:value-type="float" office:value="-64" calcext:value-type="float">
            <text:p>-64</text:p>
          </table:table-cell>
          <table:table-cell office:value-type="float" office:value="-64.2558467124991" calcext:value-type="float">
            <text:p>-64.2558467124991</text:p>
          </table:table-cell>
          <table:table-cell office:value-type="float" office:value="3.22498889674945" calcext:value-type="float">
            <text:p>3.22498889674945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-65.9414123097716" calcext:value-type="float">
            <text:p>-65.9414123097716</text:p>
          </table:table-cell>
          <table:table-cell office:value-type="float" office:value="3.67040293634055" calcext:value-type="float">
            <text:p>3.67040293634055</text:p>
          </table:table-cell>
          <table:table-cell office:value-type="float" office:value="2.21314360646494" calcext:value-type="float">
            <text:p>2.21314360646494</text:p>
          </table:table-cell>
          <table:table-cell office:value-type="float" office:value="-0.578229623990203" calcext:value-type="float">
            <text:p>-0.57822962399020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1])/(10*[.$AB$2]))" office:value-type="float" office:value="1.52790586289611" calcext:value-type="float">
            <text:p>1.52790586289611</text:p>
          </table:table-cell>
          <table:table-cell table:formula="of:=10^(([.$AB$1]-[.I251])/(10*[.$AB$2]))" office:value-type="float" office:value="1.43755328797625" calcext:value-type="float">
            <text:p>1.43755328797625</text:p>
          </table:table-cell>
          <table:table-cell table:formula="of:=10^(([.$AB$1]-[.M251])/(10*[.$AB$2]))" office:value-type="float" office:value="1.65978680525052" calcext:value-type="float">
            <text:p>1.65978680525052</text:p>
          </table:table-cell>
          <table:table-cell table:number-columns-repeated="4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3.17306963061537" calcext:value-type="float">
            <text:p>3.17306963061537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office:value-type="float" office:value="-64.485304064607" calcext:value-type="float">
            <text:p>-64.485304064607</text:p>
          </table:table-cell>
          <table:table-cell office:value-type="float" office:value="3.28228888555831" calcext:value-type="float">
            <text:p>3.28228888555831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4.1279233562496" calcext:value-type="float">
            <text:p>-64.1279233562496</text:p>
          </table:table-cell>
          <table:table-cell office:value-type="float" office:value="3.19347934743312" calcext:value-type="float">
            <text:p>3.19347934743312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office:value-type="float" office:value="-65.9707061548858" calcext:value-type="float">
            <text:p>-65.9707061548858</text:p>
          </table:table-cell>
          <table:table-cell office:value-type="float" office:value="3.67866470216286" calcext:value-type="float">
            <text:p>3.67866470216286</text:p>
          </table:table-cell>
          <table:table-cell office:value-type="float" office:value="2.75465803434025" calcext:value-type="float">
            <text:p>2.75465803434025</text:p>
          </table:table-cell>
          <table:table-cell office:value-type="float" office:value="-0.291413629898966" calcext:value-type="float">
            <text:p>-0.29141362989896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2])/(10*[.$AB$2]))" office:value-type="float" office:value="1.46596085197924" calcext:value-type="float">
            <text:p>1.46596085197924</text:p>
          </table:table-cell>
          <table:table-cell table:formula="of:=10^(([.$AB$1]-[.I252])/(10*[.$AB$2]))" office:value-type="float" office:value="1.42195564681763" calcext:value-type="float">
            <text:p>1.42195564681763</text:p>
          </table:table-cell>
          <table:table-cell table:formula="of:=10^(([.$AB$1]-[.M252])/(10*[.$AB$2]))" office:value-type="float" office:value="1.66393847887353" calcext:value-type="float">
            <text:p>1.66393847887353</text:p>
          </table:table-cell>
          <table:table-cell table:number-columns-repeated="4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3.07036347847699" calcext:value-type="float">
            <text:p>3.07036347847699</text:p>
          </table:table-cell>
          <table:table-cell office:value-type="float" office:value="-66" calcext:value-type="float">
            <text:p>-66</text:p>
          </table:table-cell>
          <table:table-cell office:value-type="float" office:value="-64" calcext:value-type="float">
            <text:p>-64</text:p>
          </table:table-cell>
          <table:table-cell office:value-type="float" office:value="-64.2426520323035" calcext:value-type="float">
            <text:p>-64.2426520323035</text:p>
          </table:table-cell>
          <table:table-cell office:value-type="float" office:value="3.22172450979596" calcext:value-type="float">
            <text:p>3.22172450979596</text:p>
          </table:table-cell>
          <table:table-cell office:value-type="float" office:value="-64" calcext:value-type="float">
            <text:p>-64</text:p>
          </table:table-cell>
          <table:table-cell office:value-type="float" office:value="-61" calcext:value-type="float">
            <text:p>-61</text:p>
          </table:table-cell>
          <table:table-cell office:value-type="float" office:value="-62.5639616781248" calcext:value-type="float">
            <text:p>-62.5639616781248</text:p>
          </table:table-cell>
          <table:table-cell office:value-type="float" office:value="2.83225306816381" calcext:value-type="float">
            <text:p>2.83225306816381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4853530774429" calcext:value-type="float">
            <text:p>-65.4853530774429</text:p>
          </table:table-cell>
          <table:table-cell office:value-type="float" office:value="3.54414734682146" calcext:value-type="float">
            <text:p>3.54414734682146</text:p>
          </table:table-cell>
          <table:table-cell office:value-type="float" office:value="2.9956293171934" calcext:value-type="float">
            <text:p>2.9956293171934</text:p>
          </table:table-cell>
          <table:table-cell office:value-type="float" office:value="-1.10175062495303" calcext:value-type="float">
            <text:p>-1.10175062495303</text:p>
          </table:table-cell>
          <table:table-cell office:value-type="float" office:value="-1.10650859849537" calcext:value-type="float">
            <text:p>-1.10650859849537</text:p>
          </table:table-cell>
          <table:table-cell table:number-columns-repeated="4"/>
          <table:table-cell table:formula="of:=10^(([.$AB$1]-[.E253])/(10*[.$AB$2]))" office:value-type="float" office:value="1.43593658431304" calcext:value-type="float">
            <text:p>1.43593658431304</text:p>
          </table:table-cell>
          <table:table-cell table:formula="of:=10^(([.$AB$1]-[.I253])/(10*[.$AB$2]))" office:value-type="float" office:value="1.24440441605813" calcext:value-type="float">
            <text:p>1.24440441605813</text:p>
          </table:table-cell>
          <table:table-cell table:formula="of:=10^(([.$AB$1]-[.M253])/(10*[.$AB$2]))" office:value-type="float" office:value="1.59647170259967" calcext:value-type="float">
            <text:p>1.59647170259967</text:p>
          </table:table-cell>
          <table:table-cell table:number-columns-repeated="4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2.88856735938107" calcext:value-type="float">
            <text:p>2.88856735938107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1213260161518" calcext:value-type="float">
            <text:p>-64.1213260161518</text:p>
          </table:table-cell>
          <table:table-cell office:value-type="float" office:value="3.19186269199424" calcext:value-type="float">
            <text:p>3.19186269199424</text:p>
          </table:table-cell>
          <table:table-cell office:value-type="float" office:value="-66" calcext:value-type="float">
            <text:p>-66</text:p>
          </table:table-cell>
          <table:table-cell office:value-type="float" office:value="-61" calcext:value-type="float">
            <text:p>-61</text:p>
          </table:table-cell>
          <table:table-cell office:value-type="float" office:value="-61.7819808390624" calcext:value-type="float">
            <text:p>-61.7819808390624</text:p>
          </table:table-cell>
          <table:table-cell office:value-type="float" office:value="2.667264151246" calcext:value-type="float">
            <text:p>2.667264151246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5.2426765387214" calcext:value-type="float">
            <text:p>-65.2426765387214</text:p>
          </table:table-cell>
          <table:table-cell office:value-type="float" office:value="3.47874464883377" calcext:value-type="float">
            <text:p>3.47874464883377</text:p>
          </table:table-cell>
          <table:table-cell office:value-type="float" office:value="3.05981244613316" calcext:value-type="float">
            <text:p>3.05981244613316</text:p>
          </table:table-cell>
          <table:table-cell office:value-type="float" office:value="-1.42713154182847" calcext:value-type="float">
            <text:p>-1.42713154182847</text:p>
          </table:table-cell>
          <table:table-cell office:value-type="float" office:value="-1.72214575519904" calcext:value-type="float">
            <text:p>-1.72214575519904</text:p>
          </table:table-cell>
          <table:table-cell table:number-columns-repeated="4"/>
          <table:table-cell table:formula="of:=10^(([.$AB$1]-[.E254])/(10*[.$AB$2]))" office:value-type="float" office:value="1.42115584077603" calcext:value-type="float">
            <text:p>1.42115584077603</text:p>
          </table:table-cell>
          <table:table-cell table:formula="of:=10^(([.$AB$1]-[.I254])/(10*[.$AB$2]))" office:value-type="float" office:value="1.16412412715728" calcext:value-type="float">
            <text:p>1.16412412715728</text:p>
          </table:table-cell>
          <table:table-cell table:formula="of:=10^(([.$AB$1]-[.M254])/(10*[.$AB$2]))" office:value-type="float" office:value="1.56377118084049" calcext:value-type="float">
            <text:p>1.56377118084049</text:p>
          </table:table-cell>
          <table:table-cell table:number-columns-repeated="4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2.7475684049665" calcext:value-type="float">
            <text:p>2.747568404966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-64.0606630080759" calcext:value-type="float">
            <text:p>-64.0606630080759</text:p>
          </table:table-cell>
          <table:table-cell office:value-type="float" office:value="3.17703573873796" calcext:value-type="float">
            <text:p>3.17703573873796</text:p>
          </table:table-cell>
          <table:table-cell table:number-columns-repeated="2" office:value-type="float" office:value="-61" calcext:value-type="float">
            <text:p>-61</text:p>
          </table:table-cell>
          <table:table-cell office:value-type="float" office:value="-61.3909904195312" calcext:value-type="float">
            <text:p>-61.3909904195312</text:p>
          </table:table-cell>
          <table:table-cell office:value-type="float" office:value="2.58840967212819" calcext:value-type="float">
            <text:p>2.5884096721281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5.1213382693607" calcext:value-type="float">
            <text:p>-65.1213382693607</text:p>
          </table:table-cell>
          <table:table-cell office:value-type="float" office:value="3.4464972976966" calcext:value-type="float">
            <text:p>3.4464972976966</text:p>
          </table:table-cell>
          <table:table-cell office:value-type="float" office:value="3.08016185777495" calcext:value-type="float">
            <text:p>3.08016185777495</text:p>
          </table:table-cell>
          <table:table-cell office:value-type="float" office:value="-1.57258702475069" calcext:value-type="float">
            <text:p>-1.57258702475069</text:p>
          </table:table-cell>
          <table:table-cell office:value-type="float" office:value="-1.94235976096816" calcext:value-type="float">
            <text:p>-1.94235976096816</text:p>
          </table:table-cell>
          <table:table-cell table:number-columns-repeated="4"/>
          <table:table-cell table:formula="of:=10^(([.$AB$1]-[.E255])/(10*[.$AB$2]))" office:value-type="float" office:value="1.41382262159313" calcext:value-type="float">
            <text:p>1.41382262159313</text:p>
          </table:table-cell>
          <table:table-cell table:formula="of:=10^(([.$AB$1]-[.I255])/(10*[.$AB$2]))" office:value-type="float" office:value="1.12594755890294" calcext:value-type="float">
            <text:p>1.12594755890294</text:p>
          </table:table-cell>
          <table:table-cell table:formula="of:=10^(([.$AB$1]-[.M255])/(10*[.$AB$2]))" office:value-type="float" office:value="1.54767296082362" calcext:value-type="float">
            <text:p>1.5476729608236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.64035943375074" calcext:value-type="float">
            <text:p>2.64035943375074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030331504038" calcext:value-type="float">
            <text:p>-64.030331504038</text:p>
          </table:table-cell>
          <table:table-cell office:value-type="float" office:value="3.16964811014845" calcext:value-type="float">
            <text:p>3.16964811014845</text:p>
          </table:table-cell>
          <table:table-cell office:value-type="float" office:value="-60" calcext:value-type="float">
            <text:p>-60</text:p>
          </table:table-cell>
          <table:table-cell office:value-type="float" office:value="-61" calcext:value-type="float">
            <text:p>-61</text:p>
          </table:table-cell>
          <table:table-cell office:value-type="float" office:value="-61.1954952097656" calcext:value-type="float">
            <text:p>-61.1954952097656</text:p>
          </table:table-cell>
          <table:table-cell office:value-type="float" office:value="2.54986100299741" calcext:value-type="float">
            <text:p>2.54986100299741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4.5606691346804" calcext:value-type="float">
            <text:p>-64.5606691346804</text:p>
          </table:table-cell>
          <table:table-cell office:value-type="float" office:value="3.30133024860232" calcext:value-type="float">
            <text:p>3.30133024860232</text:p>
          </table:table-cell>
          <table:table-cell office:value-type="float" office:value="2.29724798257643" calcext:value-type="float">
            <text:p>2.29724798257643</text:p>
          </table:table-cell>
          <table:table-cell office:value-type="float" office:value="-1.64130818525484" calcext:value-type="float">
            <text:p>-1.6413081852548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6])/(10*[.$AB$2]))" office:value-type="float" office:value="1.41017021411437" calcext:value-type="float">
            <text:p>1.41017021411437</text:p>
          </table:table-cell>
          <table:table-cell table:formula="of:=10^(([.$AB$1]-[.I256])/(10*[.$AB$2]))" office:value-type="float" office:value="1.10733136230764" calcext:value-type="float">
            <text:p>1.10733136230764</text:p>
          </table:table-cell>
          <table:table-cell table:formula="of:=10^(([.$AB$1]-[.M256])/(10*[.$AB$2]))" office:value-type="float" office:value="1.47541322390309" calcext:value-type="float">
            <text:p>1.47541322390309</text:p>
          </table:table-cell>
          <table:table-cell table:number-columns-repeated="4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2.55125510300749" calcext:value-type="float">
            <text:p>2.55125510300749</text:p>
          </table:table-cell>
          <table:table-cell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office:value-type="float" office:value="-64.515165752019" calcext:value-type="float">
            <text:p>-64.515165752019</text:p>
          </table:table-cell>
          <table:table-cell office:value-type="float" office:value="3.28982041834447" calcext:value-type="float">
            <text:p>3.28982041834447</text:p>
          </table:table-cell>
          <table:table-cell office:value-type="float" office:value="-61" calcext:value-type="float">
            <text:p>-61</text:p>
          </table:table-cell>
          <table:table-cell office:value-type="float" office:value="-64" calcext:value-type="float">
            <text:p>-64</text:p>
          </table:table-cell>
          <table:table-cell office:value-type="float" office:value="-62.5977476048828" calcext:value-type="float">
            <text:p>-62.5977476048828</text:p>
          </table:table-cell>
          <table:table-cell office:value-type="float" office:value="2.83960710069426" calcext:value-type="float">
            <text:p>2.83960710069426</text:p>
          </table:table-cell>
          <table:table-cell office:value-type="float" office:value="-64" calcext:value-type="float">
            <text:p>-64</text:p>
          </table:table-cell>
          <table:table-cell office:value-type="float" office:value="-66" calcext:value-type="float">
            <text:p>-66</text:p>
          </table:table-cell>
          <table:table-cell office:value-type="float" office:value="-65.2803345673402" calcext:value-type="float">
            <text:p>-65.2803345673402</text:p>
          </table:table-cell>
          <table:table-cell office:value-type="float" office:value="3.48881402004084" calcext:value-type="float">
            <text:p>3.48881402004084</text:p>
          </table:table-cell>
          <table:table-cell office:value-type="float" office:value="2.41138125365238" calcext:value-type="float">
            <text:p>2.41138125365238</text:p>
          </table:table-cell>
          <table:table-cell office:value-type="float" office:value="-1.28434086301951" calcext:value-type="float">
            <text:p>-1.2843408630195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7])/(10*[.$AB$2]))" office:value-type="float" office:value="1.46969887312552" calcext:value-type="float">
            <text:p>1.46969887312552</text:p>
          </table:table-cell>
          <table:table-cell table:formula="of:=10^(([.$AB$1]-[.I257])/(10*[.$AB$2]))" office:value-type="float" office:value="1.24799508297237" calcext:value-type="float">
            <text:p>1.24799508297237</text:p>
          </table:table-cell>
          <table:table-cell table:formula="of:=10^(([.$AB$1]-[.M257])/(10*[.$AB$2]))" office:value-type="float" office:value="1.56880132310781" calcext:value-type="float">
            <text:p>1.56880132310781</text:p>
          </table:table-cell>
          <table:table-cell table:number-columns-repeated="4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2.51676310374471" calcext:value-type="float">
            <text:p>2.51676310374471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4.7575828760095" calcext:value-type="float">
            <text:p>-64.7575828760095</text:p>
          </table:table-cell>
          <table:table-cell office:value-type="float" office:value="3.3516044821209" calcext:value-type="float">
            <text:p>3.3516044821209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3.7988738024414" calcext:value-type="float">
            <text:p>-63.7988738024414</text:p>
          </table:table-cell>
          <table:table-cell office:value-type="float" office:value="3.1138364163529" calcext:value-type="float">
            <text:p>3.1138364163529</text:p>
          </table:table-cell>
          <table:table-cell table:number-columns-repeated="2" office:value-type="float" office:value="-66" calcext:value-type="float">
            <text:p>-66</text:p>
          </table:table-cell>
          <table:table-cell office:value-type="float" office:value="-65.6401672836701" calcext:value-type="float">
            <text:p>-65.6401672836701</text:p>
          </table:table-cell>
          <table:table-cell office:value-type="float" office:value="3.58651162443624" calcext:value-type="float">
            <text:p>3.58651162443624</text:p>
          </table:table-cell>
          <table:table-cell office:value-type="float" office:value="2.14147729448491" calcext:value-type="float">
            <text:p>2.14147729448491</text:p>
          </table:table-cell>
          <table:table-cell office:value-type="float" office:value="-0.728761534894273" calcext:value-type="float">
            <text:p>-0.72876153489427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10^(([.$AB$1]-[.E258])/(10*[.$AB$2]))" office:value-type="float" office:value="1.50039902473432" calcext:value-type="float">
            <text:p>1.50039902473432</text:p>
          </table:table-cell>
          <table:table-cell table:formula="of:=10^(([.$AB$1]-[.I258])/(10*[.$AB$2]))" office:value-type="float" office:value="1.3826078862389" calcext:value-type="float">
            <text:p>1.3826078862389</text:p>
          </table:table-cell>
          <table:table-cell table:formula="of:=10^(([.$AB$1]-[.M258])/(10*[.$AB$2]))" office:value-type="float" office:value="1.61768919444876" calcext:value-type="float">
            <text:p>1.6176891944487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17:17:32.298095906</dc:date>
    <meta:editing-duration>PT11M39S</meta:editing-duration>
    <meta:editing-cycles>1</meta:editing-cycles>
    <meta:document-statistic meta:table-count="1" meta:cell-count="516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55cm" svg:height="16.343cm" xlink:href=".." xlink:type="simple" chart:class="chart:line" chart:style-name="ch1">
        <chart:legend chart:legend-position="end" svg:x="26.845cm" svg:y="7.125cm" style:legend-expansion="high" chart:style-name="ch2"/>
        <chart:plot-area chart:style-name="ch3" table:cell-range-address="test.B1:test.B1 test.B101:test.B258 test.V1:test.X1 test.V101:test.X258" chart:data-source-has-labels="row" svg:x="0.581cm" svg:y="0.326cm" svg:width="25.683cm" svg:height="15.691cm">
          <chartooo:coordinate-region svg:x="1.202cm" svg:y="0.447cm" svg:width="25.062cm" svg:height="14.5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01:test.B258" chart:label-cell-address="test.B1:test.B1" chart:class="chart:line">
            <chart:data-point chart:repeated="158"/>
          </chart:series>
          <chart:series chart:style-name="ch7" chart:values-cell-range-address="test.V101:test.V258" chart:label-cell-address="test.V1:test.V1" chart:class="chart:line">
            <chart:data-point chart:repeated="158"/>
          </chart:series>
          <chart:series chart:style-name="ch8" chart:values-cell-range-address="test.W101:test.W258" chart:label-cell-address="test.W1:test.W1" chart:class="chart:line">
            <chart:data-point chart:repeated="158"/>
          </chart:series>
          <chart:series chart:style-name="ch9" chart:values-cell-range-address="test.X101:test.X258" chart:label-cell-address="test.X1:test.X1" chart:class="chart:line">
            <chart:data-point chart:repeated="15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.B1:test.B1</svg:desc>
                </draw:g>
              </table:table-cell>
              <table:table-cell office:value-type="string">
                <text:p>Model 1</text:p>
                <draw:g>
                  <svg:desc>test.V1:test.V1</svg:desc>
                </draw:g>
              </table:table-cell>
              <table:table-cell office:value-type="string">
                <text:p>Model 2</text:p>
                <draw:g>
                  <svg:desc>test.W1:test.W1</svg:desc>
                </draw:g>
              </table:table-cell>
              <table:table-cell office:value-type="string">
                <text:p>Model 3</text:p>
                <draw:g>
                  <svg:desc>test.X1:test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6113615346696">
                <text:p>36.6113615346696</text:p>
                <draw:g>
                  <svg:desc>test.B101:test.B258</svg:desc>
                </draw:g>
              </table:table-cell>
              <table:table-cell office:value-type="float" office:value="5.8683839475791">
                <text:p>5.8683839475791</text:p>
                <draw:g>
                  <svg:desc>test.V101:test.V258</svg:desc>
                </draw:g>
              </table:table-cell>
              <table:table-cell office:value-type="float" office:value="9.14019823916002">
                <text:p>9.14019823916002</text:p>
                <draw:g>
                  <svg:desc>test.W101:test.W258</svg:desc>
                </draw:g>
              </table:table-cell>
              <table:table-cell office:value-type="float" office:value="7.74405002604691">
                <text:p>7.74405002604691</text:p>
                <draw:g>
                  <svg:desc>test.X101:test.X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.4004680006456">
                <text:p>36.4004680006456</text:p>
              </table:table-cell>
              <table:table-cell office:value-type="float" office:value="5.68368015841964">
                <text:p>5.68368015841964</text:p>
              </table:table-cell>
              <table:table-cell office:value-type="float" office:value="9.16134607235624">
                <text:p>9.16134607235624</text:p>
              </table:table-cell>
              <table:table-cell office:value-type="float" office:value="7.74334339418959">
                <text:p>7.74334339418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.1929825556016">
                <text:p>36.1929825556016</text:p>
              </table:table-cell>
              <table:table-cell office:value-type="float" office:value="5.59351987635478">
                <text:p>5.59351987635478</text:p>
              </table:table-cell>
              <table:table-cell office:value-type="float" office:value="9.17193833067376">
                <text:p>9.17193833067376</text:p>
              </table:table-cell>
              <table:table-cell office:value-type="float" office:value="8.08029511362807">
                <text:p>8.08029511362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9929213242916">
                <text:p>35.9929213242916</text:p>
              </table:table-cell>
              <table:table-cell office:value-type="float" office:value="5.79070554399086">
                <text:p>5.79070554399086</text:p>
              </table:table-cell>
              <table:table-cell office:value-type="float" office:value="9.17723905144732">
                <text:p>9.17723905144732</text:p>
              </table:table-cell>
              <table:table-cell office:value-type="float" office:value="8.61380612770185">
                <text:p>8.61380612770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7957744666375">
                <text:p>35.7957744666375</text:p>
              </table:table-cell>
              <table:table-cell office:value-type="float" office:value="5.89188999545739">
                <text:p>5.89188999545739</text:p>
              </table:table-cell>
              <table:table-cell office:value-type="float" office:value="9.17989056051174">
                <text:p>9.17989056051174</text:p>
              </table:table-cell>
              <table:table-cell office:value-type="float" office:value="8.89362939106757">
                <text:p>8.893629391067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5889103808602">
                <text:p>35.5889103808602</text:p>
              </table:table-cell>
              <table:table-cell office:value-type="float" office:value="5.94314332393931">
                <text:p>5.94314332393931</text:p>
              </table:table-cell>
              <table:table-cell office:value-type="float" office:value="8.79795456482212">
                <text:p>8.79795456482212</text:p>
              </table:table-cell>
              <table:table-cell office:value-type="float" office:value="8.65969262213452">
                <text:p>8.6596926221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3653807748875">
                <text:p>35.3653807748875</text:p>
              </table:table-cell>
              <table:table-cell office:value-type="float" office:value="5.96893694060322">
                <text:p>5.96893694060322</text:p>
              </table:table-cell>
              <table:table-cell office:value-type="float" office:value="8.61298756839569">
                <text:p>8.61298756839569</text:p>
              </table:table-cell>
              <table:table-cell office:value-type="float" office:value="8.54504199486119">
                <text:p>8.5450419948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1465440352708">
                <text:p>35.1465440352708</text:p>
              </table:table-cell>
              <table:table-cell office:value-type="float" office:value="6.24246193474875">
                <text:p>6.24246193474875</text:p>
              </table:table-cell>
              <table:table-cell office:value-type="float" office:value="8.52196749097866">
                <text:p>8.52196749097866</text:p>
              </table:table-cell>
              <table:table-cell office:value-type="float" office:value="7.79440604987773">
                <text:p>7.79440604987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9292347805028">
                <text:p>34.9292347805028</text:p>
              </table:table-cell>
              <table:table-cell office:value-type="float" office:value="6.38388946596767">
                <text:p>6.38388946596767</text:p>
              </table:table-cell>
              <table:table-cell office:value-type="float" office:value="8.47681879484793">
                <text:p>8.47681879484793</text:p>
              </table:table-cell>
              <table:table-cell office:value-type="float" office:value="7.44418982912774">
                <text:p>7.44418982912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6931007269238">
                <text:p>34.6931007269238</text:p>
              </table:table-cell>
              <table:table-cell office:value-type="float" office:value="6.45580028665644">
                <text:p>6.45580028665644</text:p>
              </table:table-cell>
              <table:table-cell office:value-type="float" office:value="8.45433422394819">
                <text:p>8.45433422394819</text:p>
              </table:table-cell>
              <table:table-cell office:value-type="float" office:value="7.27502760435132">
                <text:p>7.2750276043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460408231345">
                <text:p>34.460408231345</text:p>
              </table:table-cell>
              <table:table-cell office:value-type="float" office:value="6.22105344379474">
                <text:p>6.22105344379474</text:p>
              </table:table-cell>
              <table:table-cell office:value-type="float" office:value="9.19474536023058">
                <text:p>9.19474536023058</text:p>
              </table:table-cell>
              <table:table-cell office:value-type="float" office:value="7.19189351832951">
                <text:p>7.19189351832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.2631341954856">
                <text:p>34.2631341954856</text:p>
              </table:table-cell>
              <table:table-cell office:value-type="float" office:value="6.10690065413492">
                <text:p>6.10690065413492</text:p>
              </table:table-cell>
              <table:table-cell office:value-type="float" office:value="9.58892348505847">
                <text:p>9.58892348505847</text:p>
              </table:table-cell>
              <table:table-cell office:value-type="float" office:value="7.1506834067419">
                <text:p>7.1506834067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0495720603509">
                <text:p>34.0495720603509</text:p>
              </table:table-cell>
              <table:table-cell office:value-type="float" office:value="5.79803453581166">
                <text:p>5.79803453581166</text:p>
              </table:table-cell>
              <table:table-cell office:value-type="float" office:value="9.79230487937261">
                <text:p>9.79230487937261</text:p>
              </table:table-cell>
              <table:table-cell office:value-type="float" office:value="7.44077581182958">
                <text:p>7.44077581182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.8599684812998">
                <text:p>33.8599684812998</text:p>
              </table:table-cell>
              <table:table-cell office:value-type="float" office:value="5.64950983876718">
                <text:p>5.64950983876718</text:p>
              </table:table-cell>
              <table:table-cell office:value-type="float" office:value="9.89560755051079">
                <text:p>9.89560755051079</text:p>
              </table:table-cell>
              <table:table-cell office:value-type="float" office:value="7.5902058483758">
                <text:p>7.5902058483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.6652003693249">
                <text:p>33.6652003693249</text:p>
              </table:table-cell>
              <table:table-cell office:value-type="float" office:value="5.81961525391741">
                <text:p>5.81961525391741</text:p>
              </table:table-cell>
              <table:table-cell office:value-type="float" office:value="9.94766683725927">
                <text:p>9.94766683725927</text:p>
              </table:table-cell>
              <table:table-cell office:value-type="float" office:value="7.99999545172919">
                <text:p>7.999995451729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4544232092953">
                <text:p>33.4544232092953</text:p>
              </table:table-cell>
              <table:table-cell office:value-type="float" office:value="5.90657911793227">
                <text:p>5.90657911793227</text:p>
              </table:table-cell>
              <table:table-cell office:value-type="float" office:value="9.15848374172406">
                <text:p>9.15848374172406</text:p>
              </table:table-cell>
              <table:table-cell office:value-type="float" office:value="8.21311366001489">
                <text:p>8.213113660014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2439115105674">
                <text:p>33.2439115105674</text:p>
              </table:table-cell>
              <table:table-cell office:value-type="float" office:value="5.95054716346584">
                <text:p>5.95054716346584</text:p>
              </table:table-cell>
              <table:table-cell office:value-type="float" office:value="8.78769049127287">
                <text:p>8.78769049127287</text:p>
              </table:table-cell>
              <table:table-cell office:value-type="float" office:value="7.97440632817378">
                <text:p>7.97440632817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050764159965">
                <text:p>33.050764159965</text:p>
              </table:table-cell>
              <table:table-cell office:value-type="float" office:value="5.97265376970557">
                <text:p>5.97265376970557</text:p>
              </table:table-cell>
              <table:table-cell office:value-type="float" office:value="8.60796196066155">
                <text:p>8.60796196066155</text:p>
              </table:table-cell>
              <table:table-cell office:value-type="float" office:value="7.85766709071307">
                <text:p>7.857667090713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.872013602638">
                <text:p>32.872013602638</text:p>
              </table:table-cell>
              <table:table-cell office:value-type="float" office:value="6.24440520819716">
                <text:p>6.24440520819716</text:p>
              </table:table-cell>
              <table:table-cell office:value-type="float" office:value="8.51948087906425">
                <text:p>8.51948087906425</text:p>
              </table:table-cell>
              <table:table-cell office:value-type="float" office:value="7.79993990934404">
                <text:p>7.79993990934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.6755602482992">
                <text:p>32.6755602482992</text:p>
              </table:table-cell>
              <table:table-cell office:value-type="float" office:value="6.38488303851245">
                <text:p>6.38488303851245</text:p>
              </table:table-cell>
              <table:table-cell office:value-type="float" office:value="8.47558198559711">
                <text:p>8.47558198559711</text:p>
              </table:table-cell>
              <table:table-cell office:value-type="float" office:value="7.77123555099201">
                <text:p>7.77123555099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4876673116773">
                <text:p>32.4876673116773</text:p>
              </table:table-cell>
              <table:table-cell office:value-type="float" office:value="6.45630264939285">
                <text:p>6.45630264939285</text:p>
              </table:table-cell>
              <table:table-cell office:value-type="float" office:value="8.82198360006763">
                <text:p>8.82198360006763</text:p>
              </table:table-cell>
              <table:table-cell office:value-type="float" office:value="8.09483497419572">
                <text:p>8.09483497419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.296009015089">
                <text:p>32.296009015089</text:p>
              </table:table-cell>
              <table:table-cell office:value-type="float" office:value="6.49231147897888">
                <text:p>6.49231147897888</text:p>
              </table:table-cell>
              <table:table-cell office:value-type="float" office:value="9.00045789407841">
                <text:p>9.00045789407841</text:p>
              </table:table-cell>
              <table:table-cell office:value-type="float" office:value="8.99713008364096">
                <text:p>8.997130083640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0736551562004">
                <text:p>32.0736551562004</text:p>
              </table:table-cell>
              <table:table-cell office:value-type="float" office:value="6.79400089487825">
                <text:p>6.79400089487825</text:p>
              </table:table-cell>
              <table:table-cell office:value-type="float" office:value="9.09104450285531">
                <text:p>9.09104450285531</text:p>
              </table:table-cell>
              <table:table-cell office:value-type="float" office:value="9.48532028117183">
                <text:p>9.48532028117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891401341963">
                <text:p>31.891401341963</text:p>
              </table:table-cell>
              <table:table-cell office:value-type="float" office:value="6.95006275118829">
                <text:p>6.95006275118829</text:p>
              </table:table-cell>
              <table:table-cell office:value-type="float" office:value="9.13667913239414">
                <text:p>9.13667913239414</text:p>
              </table:table-cell>
              <table:table-cell office:value-type="float" office:value="8.94311803705092">
                <text:p>8.94311803705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.6925988136248">
                <text:p>31.6925988136248</text:p>
              </table:table-cell>
              <table:table-cell office:value-type="float" office:value="7.02943288589391">
                <text:p>7.02943288589391</text:p>
              </table:table-cell>
              <table:table-cell office:value-type="float" office:value="9.15958227807667">
                <text:p>9.15958227807667</text:p>
              </table:table-cell>
              <table:table-cell office:value-type="float" office:value="8.68375264985188">
                <text:p>8.68375264985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4783866374">
                <text:p>31.4783866374</text:p>
              </table:table-cell>
              <table:table-cell office:value-type="float" office:value="7.06945721343917">
                <text:p>7.06945721343917</text:p>
              </table:table-cell>
              <table:table-cell office:value-type="float" office:value="8.42136087959923">
                <text:p>8.42136087959923</text:p>
              </table:table-cell>
              <table:table-cell office:value-type="float" office:value="8.19970383987514">
                <text:p>8.199703839875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.2827615500044">
                <text:p>31.2827615500044</text:p>
              </table:table-cell>
              <table:table-cell office:value-type="float" office:value="7.0895547555342">
                <text:p>7.0895547555342</text:p>
              </table:table-cell>
              <table:table-cell office:value-type="float" office:value="8.07487082734162">
                <text:p>8.07487082734162</text:p>
              </table:table-cell>
              <table:table-cell office:value-type="float" office:value="7.96789363129071">
                <text:p>7.96789363129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.0990002336309">
                <text:p>31.0990002336309</text:p>
              </table:table-cell>
              <table:table-cell office:value-type="float" office:value="7.09962494194707">
                <text:p>7.09962494194707</text:p>
              </table:table-cell>
              <table:table-cell office:value-type="float" office:value="7.90700905776129">
                <text:p>7.90700905776129</text:p>
              </table:table-cell>
              <table:table-cell office:value-type="float" office:value="7.85445775733414">
                <text:p>7.85445775733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9021273408534">
                <text:p>30.9021273408534</text:p>
              </table:table-cell>
              <table:table-cell office:value-type="float" office:value="7.10466539786651">
                <text:p>7.10466539786651</text:p>
              </table:table-cell>
              <table:table-cell office:value-type="float" office:value="7.82439131949271">
                <text:p>7.82439131949271</text:p>
              </table:table-cell>
              <table:table-cell office:value-type="float" office:value="7.7983468688286">
                <text:p>7.7983468688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7192161577173">
                <text:p>30.7192161577173</text:p>
              </table:table-cell>
              <table:table-cell office:value-type="float" office:value="6.81050352401429">
                <text:p>6.81050352401429</text:p>
              </table:table-cell>
              <table:table-cell office:value-type="float" office:value="7.78340673340965">
                <text:p>7.78340673340965</text:p>
              </table:table-cell>
              <table:table-cell office:value-type="float" office:value="7.77044192146371">
                <text:p>7.77044192146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5210286558326">
                <text:p>30.5210286558326</text:p>
              </table:table-cell>
              <table:table-cell office:value-type="float" office:value="6.66802191345027">
                <text:p>6.66802191345027</text:p>
              </table:table-cell>
              <table:table-cell office:value-type="float" office:value="8.10117149340727">
                <text:p>8.10117149340727</text:p>
              </table:table-cell>
              <table:table-cell office:value-type="float" office:value="7.75652691490999">
                <text:p>7.75652691490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3377921826345">
                <text:p>30.3377921826345</text:p>
              </table:table-cell>
              <table:table-cell office:value-type="float" office:value="6.59790285101742">
                <text:p>6.59790285101742</text:p>
              </table:table-cell>
              <table:table-cell office:value-type="float" office:value="8.26488615761669">
                <text:p>8.26488615761669</text:p>
              </table:table-cell>
              <table:table-cell office:value-type="float" office:value="8.08717078923135">
                <text:p>8.08717078923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110569568513">
                <text:p>30.110569568513</text:p>
              </table:table-cell>
              <table:table-cell office:value-type="float" office:value="6.56312031353799">
                <text:p>6.56312031353799</text:p>
              </table:table-cell>
              <table:table-cell office:value-type="float" office:value="8.34798001895608">
                <text:p>8.34798001895608</text:p>
              </table:table-cell>
              <table:table-cell office:value-type="float" office:value="8.25774124871422">
                <text:p>8.25774124871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9151741332337">
                <text:p>29.9151741332337</text:p>
              </table:table-cell>
              <table:table-cell office:value-type="float" office:value="6.27254913166436">
                <text:p>6.27254913166436</text:p>
              </table:table-cell>
              <table:table-cell office:value-type="float" office:value="8.38983970636493">
                <text:p>8.38983970636493</text:p>
              </table:table-cell>
              <table:table-cell office:value-type="float" office:value="8.70787360623041">
                <text:p>8.70787360623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7055931167022">
                <text:p>29.7055931167022</text:p>
              </table:table-cell>
              <table:table-cell office:value-type="float" office:value="6.13212394997405">
                <text:p>6.13212394997405</text:p>
              </table:table-cell>
              <table:table-cell office:value-type="float" office:value="8.41084819657071">
                <text:p>8.41084819657071</text:p>
              </table:table-cell>
              <table:table-cell office:value-type="float" office:value="8.94205918101035">
                <text:p>8.942059181010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4562320910022">
                <text:p>29.4562320910022</text:p>
              </table:table-cell>
              <table:table-cell office:value-type="float" office:value="6.32721904531699">
                <text:p>6.32721904531699</text:p>
              </table:table-cell>
              <table:table-cell office:value-type="float" office:value="7.73296106009249">
                <text:p>7.73296106009249</text:p>
              </table:table-cell>
              <table:table-cell office:value-type="float" office:value="9.06150326759313">
                <text:p>9.06150326759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.2471410429791">
                <text:p>29.2471410429791</text:p>
              </table:table-cell>
              <table:table-cell office:value-type="float" office:value="6.7070626153926">
                <text:p>6.7070626153926</text:p>
              </table:table-cell>
              <table:table-cell office:value-type="float" office:value="7.41478969281289">
                <text:p>7.41478969281289</text:p>
              </table:table-cell>
              <table:table-cell office:value-type="float" office:value="9.1218222910838">
                <text:p>9.1218222910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9920460062708">
                <text:p>28.9920460062708</text:p>
              </table:table-cell>
              <table:table-cell office:value-type="float" office:value="7.52019571517688">
                <text:p>7.52019571517688</text:p>
              </table:table-cell>
              <table:table-cell office:value-type="float" office:value="7.26064736904395">
                <text:p>7.26064736904395</text:p>
              </table:table-cell>
              <table:table-cell office:value-type="float" office:value="9.15213220660199">
                <text:p>9.15213220660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.7853117516706">
                <text:p>28.7853117516706</text:p>
              </table:table-cell>
              <table:table-cell office:value-type="float" office:value="7.9630150153678">
                <text:p>7.9630150153678</text:p>
              </table:table-cell>
              <table:table-cell office:value-type="float" office:value="7.18478204849571">
                <text:p>7.18478204849571</text:p>
              </table:table-cell>
              <table:table-cell office:value-type="float" office:value="9.16732491104751">
                <text:p>9.1673249110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.5467296966455">
                <text:p>28.5467296966455</text:p>
              </table:table-cell>
              <table:table-cell office:value-type="float" office:value="8.19410887817054">
                <text:p>8.19410887817054</text:p>
              </table:table-cell>
              <table:table-cell office:value-type="float" office:value="7.14714717207496">
                <text:p>7.14714717207496</text:p>
              </table:table-cell>
              <table:table-cell office:value-type="float" office:value="9.1749307182165">
                <text:p>9.1749307182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.3130179213708">
                <text:p>28.3130179213708</text:p>
              </table:table-cell>
              <table:table-cell office:value-type="float" office:value="8.31215873264004">
                <text:p>8.31215873264004</text:p>
              </table:table-cell>
              <table:table-cell office:value-type="float" office:value="7.12840372477783">
                <text:p>7.12840372477783</text:p>
              </table:table-cell>
              <table:table-cell office:value-type="float" office:value="9.17873598782543">
                <text:p>9.17873598782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.095845515333">
                <text:p>28.095845515333</text:p>
              </table:table-cell>
              <table:table-cell office:value-type="float" office:value="8.37181990140298">
                <text:p>8.37181990140298</text:p>
              </table:table-cell>
              <table:table-cell office:value-type="float" office:value="7.42917500102424">
                <text:p>7.42917500102424</text:p>
              </table:table-cell>
              <table:table-cell office:value-type="float" office:value="9.18063921442221">
                <text:p>9.1806392144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8517308317181">
                <text:p>27.8517308317181</text:p>
              </table:table-cell>
              <table:table-cell office:value-type="float" office:value="8.05108446583652">
                <text:p>8.05108446583652</text:p>
              </table:table-cell>
              <table:table-cell office:value-type="float" office:value="7.58428664778408">
                <text:p>7.58428664778408</text:p>
              </table:table-cell>
              <table:table-cell office:value-type="float" office:value="9.18159097570448">
                <text:p>9.181590975704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6453226600418">
                <text:p>27.6453226600418</text:p>
              </table:table-cell>
              <table:table-cell office:value-type="float" office:value="7.89535452534932">
                <text:p>7.89535452534932</text:p>
              </table:table-cell>
              <table:table-cell office:value-type="float" office:value="7.6630527274857">
                <text:p>7.6630527274857</text:p>
              </table:table-cell>
              <table:table-cell office:value-type="float" office:value="9.18206689334605">
                <text:p>9.18206689334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4477750622006">
                <text:p>27.4477750622006</text:p>
              </table:table-cell>
              <table:table-cell office:value-type="float" office:value="7.81862281407031">
                <text:p>7.81862281407031</text:p>
              </table:table-cell>
              <table:table-cell office:value-type="float" office:value="7.70274199578484">
                <text:p>7.70274199578484</text:p>
              </table:table-cell>
              <table:table-cell office:value-type="float" office:value="8.79899739548343">
                <text:p>8.79899739548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2145349830939">
                <text:p>27.2145349830939</text:p>
              </table:table-cell>
              <table:table-cell office:value-type="float" office:value="7.78053705955878">
                <text:p>7.78053705955878</text:p>
              </table:table-cell>
              <table:table-cell office:value-type="float" office:value="7.72266364954408">
                <text:p>7.72266364954408</text:p>
              </table:table-cell>
              <table:table-cell office:value-type="float" office:value="8.25393489635619">
                <text:p>8.25393489635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.9835383478176">
                <text:p>26.9835383478176</text:p>
              </table:table-cell>
              <table:table-cell office:value-type="float" office:value="7.43756396414858">
                <text:p>7.43756396414858</text:p>
              </table:table-cell>
              <table:table-cell office:value-type="float" office:value="7.10053328292094">
                <text:p>7.10053328292094</text:p>
              </table:table-cell>
              <table:table-cell office:value-type="float" office:value="7.99419916530919">
                <text:p>7.99419916530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7767568188185">
                <text:p>26.7767568188185</text:p>
              </table:table-cell>
              <table:table-cell office:value-type="float" office:value="7.27178923438614">
                <text:p>7.27178923438614</text:p>
              </table:table-cell>
              <table:table-cell office:value-type="float" office:value="6.80852272162114">
                <text:p>6.80852272162114</text:p>
              </table:table-cell>
              <table:table-cell office:value-type="float" office:value="7.86741258980275">
                <text:p>7.867412589802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5551855018312">
                <text:p>26.5551855018312</text:p>
              </table:table-cell>
              <table:table-cell office:value-type="float" office:value="7.19029265812617">
                <text:p>7.19029265812617</text:p>
              </table:table-cell>
              <table:table-cell office:value-type="float" office:value="6.66705216178431">
                <text:p>6.66705216178431</text:p>
              </table:table-cell>
              <table:table-cell office:value-type="float" office:value="7.80477536188745">
                <text:p>7.80477536188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3674821117918">
                <text:p>26.3674821117918</text:p>
              </table:table-cell>
              <table:table-cell office:value-type="float" office:value="7.78639168565788">
                <text:p>7.78639168565788</text:p>
              </table:table-cell>
              <table:table-cell office:value-type="float" office:value="6.5974230565586">
                <text:p>6.5974230565586</text:p>
              </table:table-cell>
              <table:table-cell office:value-type="float" office:value="8.11228438250487">
                <text:p>8.11228438250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.1588018274051">
                <text:p>26.1588018274051</text:p>
              </table:table-cell>
              <table:table-cell office:value-type="float" office:value="8.10272475234074">
                <text:p>8.10272475234074</text:p>
              </table:table-cell>
              <table:table-cell office:value-type="float" office:value="6.56288167664991">
                <text:p>6.56288167664991</text:p>
              </table:table-cell>
              <table:table-cell office:value-type="float" office:value="8.63083998446133">
                <text:p>8.63083998446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.9424967067625">
                <text:p>25.9424967067625</text:p>
              </table:table-cell>
              <table:table-cell office:value-type="float" office:value="8.2656784438302">
                <text:p>8.2656784438302</text:p>
              </table:table-cell>
              <table:table-cell office:value-type="float" office:value="6.01059765445837">
                <text:p>6.01059765445837</text:p>
              </table:table-cell>
              <table:table-cell office:value-type="float" office:value="8.90241865253545">
                <text:p>8.90241865253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.7082612469127">
                <text:p>25.7082612469127</text:p>
              </table:table-cell>
              <table:table-cell office:value-type="float" office:value="8.34838013523439">
                <text:p>8.34838013523439</text:p>
              </table:table-cell>
              <table:table-cell office:value-type="float" office:value="5.75213670798769">
                <text:p>5.75213670798769</text:p>
              </table:table-cell>
              <table:table-cell office:value-type="float" office:value="9.0413959440925">
                <text:p>9.04139594409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472588386194">
                <text:p>25.472588386194</text:p>
              </table:table-cell>
              <table:table-cell office:value-type="float" office:value="8.39004076525633">
                <text:p>8.39004076525633</text:p>
              </table:table-cell>
              <table:table-cell office:value-type="float" office:value="6.39499965666384">
                <text:p>6.39499965666384</text:p>
              </table:table-cell>
              <table:table-cell office:value-type="float" office:value="9.1116960852938">
                <text:p>9.1116960852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.2431892165892">
                <text:p>25.2431892165892</text:p>
              </table:table-cell>
              <table:table-cell office:value-type="float" office:value="7.72338992711289">
                <text:p>7.72338992711289</text:p>
              </table:table-cell>
              <table:table-cell office:value-type="float" office:value="6.74289176678802">
                <text:p>6.74289176678802</text:p>
              </table:table-cell>
              <table:table-cell office:value-type="float" office:value="8.76521505129006">
                <text:p>8.76521505129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0445780269109">
                <text:p>25.0445780269109</text:p>
              </table:table-cell>
              <table:table-cell office:value-type="float" office:value="7.10086715974396">
                <text:p>7.10086715974396</text:p>
              </table:table-cell>
              <table:table-cell office:value-type="float" office:value="6.92387183556965">
                <text:p>6.92387183556965</text:p>
              </table:table-cell>
              <table:table-cell office:value-type="float" office:value="7.89418343632854">
                <text:p>7.894183436328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.8328801836147">
                <text:p>24.8328801836147</text:p>
              </table:table-cell>
              <table:table-cell office:value-type="float" office:value="6.80868279278223">
                <text:p>6.80868279278223</text:p>
              </table:table-cell>
              <table:table-cell office:value-type="float" office:value="7.01617537533605">
                <text:p>7.01617537533605</text:p>
              </table:table-cell>
              <table:table-cell office:value-type="float" office:value="7.49168542036234">
                <text:p>7.491685420362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.5818373215178">
                <text:p>24.5818373215178</text:p>
              </table:table-cell>
              <table:table-cell office:value-type="float" office:value="6.38881686988329">
                <text:p>6.38881686988329</text:p>
              </table:table-cell>
              <table:table-cell office:value-type="float" office:value="7.06278756899746">
                <text:p>7.06278756899746</text:p>
              </table:table-cell>
              <table:table-cell office:value-type="float" office:value="7.29819885294089">
                <text:p>7.29819885294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.3348835153999">
                <text:p>24.3348835153999</text:p>
              </table:table-cell>
              <table:table-cell office:value-type="float" office:value="5.93035361421099">
                <text:p>5.93035361421099</text:p>
              </table:table-cell>
              <table:table-cell office:value-type="float" office:value="6.23531563153478">
                <text:p>6.23531563153478</text:p>
              </table:table-cell>
              <table:table-cell office:value-type="float" office:value="7.20333764470649">
                <text:p>7.203337644706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082332870851">
                <text:p>24.082332870851</text:p>
              </table:table-cell>
              <table:table-cell office:value-type="float" office:value="5.71361095389637">
                <text:p>5.71361095389637</text:p>
              </table:table-cell>
              <table:table-cell office:value-type="float" office:value="5.85867749046075">
                <text:p>5.85867749046075</text:p>
              </table:table-cell>
              <table:table-cell office:value-type="float" office:value="7.15637042059038">
                <text:p>7.15637042059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.8150044418749">
                <text:p>23.8150044418749</text:p>
              </table:table-cell>
              <table:table-cell office:value-type="float" office:value="5.60822853894679">
                <text:p>5.60822853894679</text:p>
              </table:table-cell>
              <table:table-cell office:value-type="float" office:value="5.67897773696971">
                <text:p>5.67897773696971</text:p>
              </table:table-cell>
              <table:table-cell office:value-type="float" office:value="6.83524071153067">
                <text:p>6.835240711530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.6032693161714">
                <text:p>23.6032693161714</text:p>
              </table:table-cell>
              <table:table-cell office:value-type="float" office:value="5.55626846915407">
                <text:p>5.55626846915407</text:p>
              </table:table-cell>
              <table:table-cell office:value-type="float" office:value="5.59120548410682">
                <text:p>5.59120548410682</text:p>
              </table:table-cell>
              <table:table-cell office:value-type="float" office:value="6.68012076911232">
                <text:p>6.680120769112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.3907937867079">
                <text:p>23.3907937867079</text:p>
              </table:table-cell>
              <table:table-cell office:value-type="float" office:value="5.53046924218056">
                <text:p>5.53046924218056</text:p>
              </table:table-cell>
              <table:table-cell office:value-type="float" office:value="5.54782939198152">
                <text:p>5.54782939198152</text:p>
              </table:table-cell>
              <table:table-cell office:value-type="float" office:value="6.60388595195563">
                <text:p>6.603885951955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.1233857958454">
                <text:p>23.1233857958454</text:p>
              </table:table-cell>
              <table:table-cell office:value-type="float" office:value="5.28728648222037">
                <text:p>5.28728648222037</text:p>
              </table:table-cell>
              <table:table-cell office:value-type="float" office:value="5.29557837965784">
                <text:p>5.29557837965784</text:p>
              </table:table-cell>
              <table:table-cell office:value-type="float" office:value="6.56609541896396">
                <text:p>6.566095418963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8678102414624">
                <text:p>22.8678102414624</text:p>
              </table:table-cell>
              <table:table-cell office:value-type="float" office:value="5.16973489678678">
                <text:p>5.16973489678678</text:p>
              </table:table-cell>
              <table:table-cell office:value-type="float" office:value="4.95781176271761">
                <text:p>4.95781176271761</text:p>
              </table:table-cell>
              <table:table-cell office:value-type="float" office:value="6.83249811808767">
                <text:p>6.83249811808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631513150415">
                <text:p>22.631513150415</text:p>
              </table:table-cell>
              <table:table-cell office:value-type="float" office:value="5.33463250553813">
                <text:p>5.33463250553813</text:p>
              </table:table-cell>
              <table:table-cell office:value-type="float" office:value="4.79709534166084">
                <text:p>4.79709534166084</text:p>
              </table:table-cell>
              <table:table-cell office:value-type="float" office:value="6.96972569879367">
                <text:p>6.96972569879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836233471813">
                <text:p>22.3836233471813</text:p>
              </table:table-cell>
              <table:table-cell office:value-type="float" office:value="5.41904333301904">
                <text:p>5.41904333301904</text:p>
              </table:table-cell>
              <table:table-cell office:value-type="float" office:value="4.71870153449324">
                <text:p>4.71870153449324</text:p>
              </table:table-cell>
              <table:table-cell office:value-type="float" office:value="7.03936961249683">
                <text:p>7.03936961249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1695596756676">
                <text:p>22.1695596756676</text:p>
              </table:table-cell>
              <table:table-cell office:value-type="float" office:value="5.23375228814301">
                <text:p>5.23375228814301</text:p>
              </table:table-cell>
              <table:table-cell office:value-type="float" office:value="4.67998636233647">
                <text:p>4.67998636233647</text:p>
              </table:table-cell>
              <table:table-cell office:value-type="float" office:value="6.77913514656541">
                <text:p>6.779135146565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9388658380332">
                <text:p>21.9388658380332</text:p>
              </table:table-cell>
              <table:table-cell office:value-type="float" office:value="5.14349632341734">
                <text:p>5.14349632341734</text:p>
              </table:table-cell>
              <table:table-cell office:value-type="float" office:value="4.46618911309224">
                <text:p>4.46618911309224</text:p>
              </table:table-cell>
              <table:table-cell office:value-type="float" office:value="6.65264812859625">
                <text:p>6.65264812859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6587561722299">
                <text:p>21.6587561722299</text:p>
              </table:table-cell>
              <table:table-cell office:value-type="float" office:value="5.09895370300798">
                <text:p>5.09895370300798</text:p>
              </table:table-cell>
              <table:table-cell office:value-type="float" office:value="4.55304442281556">
                <text:p>4.55304442281556</text:p>
              </table:table-cell>
              <table:table-cell office:value-type="float" office:value="6.31518628071036">
                <text:p>6.31518628071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4085523940446">
                <text:p>21.4085523940446</text:p>
              </table:table-cell>
              <table:table-cell office:value-type="float" office:value="5.07682725423724">
                <text:p>5.07682725423724</text:p>
              </table:table-cell>
              <table:table-cell office:value-type="float" office:value="4.59710345237995">
                <text:p>4.59710345237995</text:p>
              </table:table-cell>
              <table:table-cell office:value-type="float" office:value="6.15292996312823">
                <text:p>6.152929963128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.1366976948074">
                <text:p>21.1366976948074</text:p>
              </table:table-cell>
              <table:table-cell office:value-type="float" office:value="4.85433256930843">
                <text:p>4.85433256930843</text:p>
              </table:table-cell>
              <table:table-cell office:value-type="float" office:value="4.61929259211078">
                <text:p>4.61929259211078</text:p>
              </table:table-cell>
              <table:table-cell office:value-type="float" office:value="6.07337188570803">
                <text:p>6.073371885708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8681670257633">
                <text:p>20.8681670257633</text:p>
              </table:table-cell>
              <table:table-cell office:value-type="float" office:value="4.74676899041283">
                <text:p>4.74676899041283</text:p>
              </table:table-cell>
              <table:table-cell office:value-type="float" office:value="4.63042729288903">
                <text:p>4.63042729288903</text:p>
              </table:table-cell>
              <table:table-cell office:value-type="float" office:value="6.03397944296449">
                <text:p>6.03397944296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.6213438769551">
                <text:p>20.6213438769551</text:p>
              </table:table-cell>
              <table:table-cell office:value-type="float" office:value="4.69388431276694">
                <text:p>4.69388431276694</text:p>
              </table:table-cell>
              <table:table-cell office:value-type="float" office:value="4.6360047042178">
                <text:p>4.6360047042178</text:p>
              </table:table-cell>
              <table:table-cell office:value-type="float" office:value="6.01437913903461">
                <text:p>6.014379139034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3647932399583">
                <text:p>20.3647932399583</text:p>
              </table:table-cell>
              <table:table-cell office:value-type="float" office:value="4.66766333537555">
                <text:p>4.66766333537555</text:p>
              </table:table-cell>
              <table:table-cell office:value-type="float" office:value="4.63879592865149">
                <text:p>4.63879592865149</text:p>
              </table:table-cell>
              <table:table-cell office:value-type="float" office:value="6.0046028755431">
                <text:p>6.00460287554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.100217007456">
                <text:p>20.100217007456</text:p>
              </table:table-cell>
              <table:table-cell office:value-type="float" office:value="4.65460782628815">
                <text:p>4.65460782628815</text:p>
              </table:table-cell>
              <table:table-cell office:value-type="float" office:value="4.64019217100296">
                <text:p>4.64019217100296</text:p>
              </table:table-cell>
              <table:table-cell office:value-type="float" office:value="5.99972070458943">
                <text:p>5.99972070458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8325332235125">
                <text:p>19.8325332235125</text:p>
              </table:table-cell>
              <table:table-cell office:value-type="float" office:value="4.64809377178922">
                <text:p>4.64809377178922</text:p>
              </table:table-cell>
              <table:table-cell office:value-type="float" office:value="4.26151753505798">
                <text:p>4.26151753505798</text:p>
              </table:table-cell>
              <table:table-cell office:value-type="float" office:value="5.997281107897">
                <text:p>5.997281107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5816468752942">
                <text:p>19.5816468752942</text:p>
              </table:table-cell>
              <table:table-cell office:value-type="float" office:value="4.64484016395849">
                <text:p>4.64484016395849</text:p>
              </table:table-cell>
              <table:table-cell office:value-type="float" office:value="4.08393137927114">
                <text:p>4.08393137927114</text:p>
              </table:table-cell>
              <table:table-cell office:value-type="float" office:value="5.99606168157032">
                <text:p>5.996061681570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3233396548164">
                <text:p>19.3233396548164</text:p>
              </table:table-cell>
              <table:table-cell office:value-type="float" office:value="4.64321421419967">
                <text:p>4.64321421419967</text:p>
              </table:table-cell>
              <table:table-cell office:value-type="float" office:value="4.3538408660935">
                <text:p>4.3538408660935</text:p>
              </table:table-cell>
              <table:table-cell office:value-type="float" office:value="5.99545206138979">
                <text:p>5.99545206138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0843826063718">
                <text:p>19.0843826063718</text:p>
              </table:table-cell>
              <table:table-cell office:value-type="float" office:value="4.64240145277219">
                <text:p>4.64240145277219</text:p>
              </table:table-cell>
              <table:table-cell office:value-type="float" office:value="3.95561534967668">
                <text:p>3.95561534967668</text:p>
              </table:table-cell>
              <table:table-cell office:value-type="float" office:value="5.74488497717941">
                <text:p>5.744884977179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7953875358824">
                <text:p>18.7953875358824</text:p>
              </table:table-cell>
              <table:table-cell office:value-type="float" office:value="4.26253190819899">
                <text:p>4.26253190819899</text:p>
              </table:table-cell>
              <table:table-cell office:value-type="float" office:value="3.61298606062108">
                <text:p>3.61298606062108</text:p>
              </table:table-cell>
              <table:table-cell office:value-type="float" office:value="4.94829387033174">
                <text:p>4.94829387033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5384638624858">
                <text:p>18.5384638624858</text:p>
              </table:table-cell>
              <table:table-cell office:value-type="float" office:value="4.08441740141906">
                <text:p>4.08441740141906</text:p>
              </table:table-cell>
              <table:table-cell office:value-type="float" office:value="3.60338711101038">
                <text:p>3.60338711101038</text:p>
              </table:table-cell>
              <table:table-cell office:value-type="float" office:value="4.79248845319072">
                <text:p>4.79248845319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3125537874995">
                <text:p>18.3125537874995</text:p>
              </table:table-cell>
              <table:table-cell office:value-type="float" office:value="3.99817091198663">
                <text:p>3.99817091198663</text:p>
              </table:table-cell>
              <table:table-cell office:value-type="float" office:value="3.44837684022884">
                <text:p>3.44837684022884</text:p>
              </table:table-cell>
              <table:table-cell office:value-type="float" office:value="4.71643518873611">
                <text:p>4.716435188736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0414442599957">
                <text:p>18.0414442599957</text:p>
              </table:table-cell>
              <table:table-cell office:value-type="float" office:value="3.95573303229042">
                <text:p>3.95573303229042</text:p>
              </table:table-cell>
              <table:table-cell office:value-type="float" office:value="3.37339051188353">
                <text:p>3.37339051188353</text:p>
              </table:table-cell>
              <table:table-cell office:value-type="float" office:value="4.11703646154959">
                <text:p>4.117036461549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7804684152357">
                <text:p>17.7804684152357</text:p>
              </table:table-cell>
              <table:table-cell office:value-type="float" office:value="3.93468331098389">
                <text:p>3.93468331098389</text:p>
              </table:table-cell>
              <table:table-cell office:value-type="float" office:value="3.33651105996482">
                <text:p>3.33651105996482</text:p>
              </table:table-cell>
              <table:table-cell office:value-type="float" office:value="3.68596846967591">
                <text:p>3.685968469675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5534774658191">
                <text:p>17.5534774658191</text:p>
              </table:table-cell>
              <table:table-cell office:value-type="float" office:value="3.76038809775772">
                <text:p>3.76038809775772</text:p>
              </table:table-cell>
              <table:table-cell office:value-type="float" office:value="3.31822280428217">
                <text:p>3.31822280428217</text:p>
              </table:table-cell>
              <table:table-cell office:value-type="float" office:value="4.13627248738481">
                <text:p>4.13627248738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3210376069885">
                <text:p>17.3210376069885</text:p>
              </table:table-cell>
              <table:table-cell office:value-type="float" office:value="3.83630061117982">
                <text:p>3.83630061117982</text:p>
              </table:table-cell>
              <table:table-cell office:value-type="float" office:value="3.30911630179969">
                <text:p>3.30911630179969</text:p>
              </table:table-cell>
              <table:table-cell office:value-type="float" office:value="3.85551456778245">
                <text:p>3.855514567782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081256387161">
                <text:p>17.081256387161</text:p>
              </table:table-cell>
              <table:table-cell office:value-type="float" office:value="3.874829627852">
                <text:p>3.874829627852</text:p>
              </table:table-cell>
              <table:table-cell office:value-type="float" office:value="3.3045724267776">
                <text:p>3.3045724267776</text:p>
              </table:table-cell>
              <table:table-cell office:value-type="float" office:value="3.56697802227214">
                <text:p>3.566978022272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8484707776057">
                <text:p>16.8484707776057</text:p>
              </table:table-cell>
              <table:table-cell office:value-type="float" office:value="3.73167732547838">
                <text:p>3.73167732547838</text:p>
              </table:table-cell>
              <table:table-cell office:value-type="float" office:value="3.30230282956597">
                <text:p>3.30230282956597</text:p>
              </table:table-cell>
              <table:table-cell office:value-type="float" office:value="3.58037070077002">
                <text:p>3.58037070077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5941953986114">
                <text:p>16.5941953986114</text:p>
              </table:table-cell>
              <table:table-cell office:value-type="float" office:value="3.82162736548201">
                <text:p>3.82162736548201</text:p>
              </table:table-cell>
              <table:table-cell office:value-type="float" office:value="3.16336415407737">
                <text:p>3.16336415407737</text:p>
              </table:table-cell>
              <table:table-cell office:value-type="float" office:value="3.74334877931487">
                <text:p>3.74334877931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3551836839155">
                <text:p>16.3551836839155</text:p>
              </table:table-cell>
              <table:table-cell office:value-type="float" office:value="3.86741222189503">
                <text:p>3.86741222189503</text:p>
              </table:table-cell>
              <table:table-cell office:value-type="float" office:value="3.09610253717101">
                <text:p>3.09610253717101</text:p>
              </table:table-cell>
              <table:table-cell office:value-type="float" office:value="3.66781924193221">
                <text:p>3.667819241932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1130138734793">
                <text:p>16.1130138734793</text:p>
              </table:table-cell>
              <table:table-cell office:value-type="float" office:value="3.42334740006512">
                <text:p>3.42334740006512</text:p>
              </table:table-cell>
              <table:table-cell office:value-type="float" office:value="3.06300995557941">
                <text:p>3.06300995557941</text:p>
              </table:table-cell>
              <table:table-cell office:value-type="float" office:value="3.78878759327719">
                <text:p>3.788787593277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568501911062">
                <text:p>15.8568501911062</text:p>
              </table:table-cell>
              <table:table-cell office:value-type="float" office:value="3.22081831729503">
                <text:p>3.22081831729503</text:p>
              </table:table-cell>
              <table:table-cell office:value-type="float" office:value="2.91941897489064">
                <text:p>2.91941897489064</text:p>
              </table:table-cell>
              <table:table-cell office:value-type="float" office:value="4.01850898866111">
                <text:p>4.01850898866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5970375530455">
                <text:p>15.5970375530455</text:p>
              </table:table-cell>
              <table:table-cell office:value-type="float" office:value="3.12409228577927">
                <text:p>3.12409228577927</text:p>
              </table:table-cell>
              <table:table-cell office:value-type="float" office:value="2.85016784024447">
                <text:p>2.85016784024447</text:p>
              </table:table-cell>
              <table:table-cell office:value-type="float" office:value="3.96578137078824">
                <text:p>3.965781370788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3486469937579">
                <text:p>15.3486469937579</text:p>
              </table:table-cell>
              <table:table-cell office:value-type="float" office:value="3.07682409536244">
                <text:p>3.07682409536244</text:p>
              </table:table-cell>
              <table:table-cell office:value-type="float" office:value="2.81616074146002">
                <text:p>2.81616074146002</text:p>
              </table:table-cell>
              <table:table-cell office:value-type="float" office:value="4.11130029108184">
                <text:p>4.111300291081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0977642587185">
                <text:p>15.0977642587185</text:p>
              </table:table-cell>
              <table:table-cell office:value-type="float" office:value="3.05345887204058">
                <text:p>3.05345887204058</text:p>
              </table:table-cell>
              <table:table-cell office:value-type="float" office:value="2.79930965583948">
                <text:p>2.79930965583948</text:p>
              </table:table-cell>
              <table:table-cell office:value-type="float" office:value="4.36840537527304">
                <text:p>4.368405375273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.8093450396015">
                <text:p>14.8093450396015</text:p>
              </table:table-cell>
              <table:table-cell office:value-type="float" office:value="3.17435355797115">
                <text:p>3.17435355797115</text:p>
              </table:table-cell>
              <table:table-cell office:value-type="float" office:value="2.79092196281898">
                <text:p>2.79092196281898</text:p>
              </table:table-cell>
              <table:table-cell office:value-type="float" office:value="4.31495510277198">
                <text:p>4.314955102771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.5596299287559">
                <text:p>14.5596299287559</text:p>
              </table:table-cell>
              <table:table-cell office:value-type="float" office:value="3.23658418408005">
                <text:p>3.23658418408005</text:p>
              </table:table-cell>
              <table:table-cell office:value-type="float" office:value="2.78673754567385">
                <text:p>2.78673754567385</text:p>
              </table:table-cell>
              <table:table-cell office:value-type="float" office:value="4.10945696609865">
                <text:p>4.109456966098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.3012556776707">
                <text:p>14.3012556776707</text:p>
              </table:table-cell>
              <table:table-cell office:value-type="float" office:value="3.2681555060722">
                <text:p>3.2681555060722</text:p>
              </table:table-cell>
              <table:table-cell office:value-type="float" office:value="2.66840495324967">
                <text:p>2.66840495324967</text:p>
              </table:table-cell>
              <table:table-cell office:value-type="float" office:value="4.01040760117924">
                <text:p>4.01040760117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.0196493117732">
                <text:p>14.0196493117732</text:p>
              </table:table-cell>
              <table:table-cell office:value-type="float" office:value="3.28405646614761">
                <text:p>3.28405646614761</text:p>
              </table:table-cell>
              <table:table-cell office:value-type="float" office:value="2.61113648282322">
                <text:p>2.61113648282322</text:p>
              </table:table-cell>
              <table:table-cell office:value-type="float" office:value="3.63792311772594">
                <text:p>3.63792311772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7673780366516">
                <text:p>13.7673780366516</text:p>
              </table:table-cell>
              <table:table-cell office:value-type="float" office:value="3.29203593454067">
                <text:p>3.29203593454067</text:p>
              </table:table-cell>
              <table:table-cell office:value-type="float" office:value="2.58296481388634">
                <text:p>2.58296481388634</text:p>
              </table:table-cell>
              <table:table-cell office:value-type="float" office:value="3.46486260274986">
                <text:p>3.464862602749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5208915957632">
                <text:p>13.5208915957632</text:p>
              </table:table-cell>
              <table:table-cell office:value-type="float" office:value="3.02659636259278">
                <text:p>3.02659636259278</text:p>
              </table:table-cell>
              <table:table-cell office:value-type="float" office:value="2.46175274145812">
                <text:p>2.46175274145812</text:p>
              </table:table-cell>
              <table:table-cell office:value-type="float" office:value="3.38144453385583">
                <text:p>3.381444533855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2609990295704">
                <text:p>13.2609990295704</text:p>
              </table:table-cell>
              <table:table-cell office:value-type="float" office:value="2.90201381206541">
                <text:p>2.90201381206541</text:p>
              </table:table-cell>
              <table:table-cell office:value-type="float" office:value="2.40329675633334">
                <text:p>2.40329675633334</text:p>
              </table:table-cell>
              <table:table-cell office:value-type="float" office:value="3.34049167129401">
                <text:p>3.340491671294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9991676385175">
                <text:p>12.9991676385175</text:p>
              </table:table-cell>
              <table:table-cell office:value-type="float" office:value="2.84165899046623">
                <text:p>2.84165899046623</text:p>
              </table:table-cell>
              <table:table-cell office:value-type="float" office:value="2.37459137123759">
                <text:p>2.37459137123759</text:p>
              </table:table-cell>
              <table:table-cell office:value-type="float" office:value="3.32020161055537">
                <text:p>3.320201610555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7480714638735">
                <text:p>12.7480714638735</text:p>
              </table:table-cell>
              <table:table-cell office:value-type="float" office:value="2.81195393664054">
                <text:p>2.81195393664054</text:p>
              </table:table-cell>
              <table:table-cell office:value-type="float" office:value="2.36036750904331">
                <text:p>2.36036750904331</text:p>
              </table:table-cell>
              <table:table-cell office:value-type="float" office:value="3.31010284256893">
                <text:p>3.31010284256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727430513076">
                <text:p>12.4727430513076</text:p>
              </table:table-cell>
              <table:table-cell office:value-type="float" office:value="2.56855746398503">
                <text:p>2.56855746398503</text:p>
              </table:table-cell>
              <table:table-cell office:value-type="float" office:value="2.16091638279934">
                <text:p>2.16091638279934</text:p>
              </table:table-cell>
              <table:table-cell office:value-type="float" office:value="3.30506498312517">
                <text:p>3.305064983125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2321293850901">
                <text:p>12.2321293850901</text:p>
              </table:table-cell>
              <table:table-cell office:value-type="float" office:value="2.56181843670299">
                <text:p>2.56181843670299</text:p>
              </table:table-cell>
              <table:table-cell office:value-type="float" office:value="2.06760288358514">
                <text:p>2.06760288358514</text:p>
              </table:table-cell>
              <table:table-cell office:value-type="float" office:value="3.16468684791379">
                <text:p>3.164686847913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89738568567">
                <text:p>11.989738568567</text:p>
              </table:table-cell>
              <table:table-cell office:value-type="float" office:value="2.451655016493">
                <text:p>2.451655016493</text:p>
              </table:table-cell>
              <table:table-cell office:value-type="float" office:value="2.02246825109703">
                <text:p>2.02246825109703</text:p>
              </table:table-cell>
              <table:table-cell office:value-type="float" office:value="3.37243159095857">
                <text:p>3.372431590958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7808272804517">
                <text:p>11.7808272804517</text:p>
              </table:table-cell>
              <table:table-cell office:value-type="float" office:value="2.50284170478066">
                <text:p>2.50284170478066</text:p>
              </table:table-cell>
              <table:table-cell office:value-type="float" office:value="2.00027176428022">
                <text:p>2.00027176428022</text:p>
              </table:table-cell>
              <table:table-cell office:value-type="float" office:value="3.33603680747879">
                <text:p>3.3360368074787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204617103898">
                <text:p>11.5204617103898</text:p>
              </table:table-cell>
              <table:table-cell office:value-type="float" office:value="2.42327039557907">
                <text:p>2.42327039557907</text:p>
              </table:table-cell>
              <table:table-cell office:value-type="float" office:value="1.98926504065586">
                <text:p>1.98926504065586</text:p>
              </table:table-cell>
              <table:table-cell office:value-type="float" office:value="3.77077163627232">
                <text:p>3.77077163627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2879151440521">
                <text:p>11.2879151440521</text:p>
              </table:table-cell>
              <table:table-cell office:value-type="float" office:value="2.48831090036624">
                <text:p>2.48831090036624</text:p>
              </table:table-cell>
              <table:table-cell office:value-type="float" office:value="1.9837844118734">
                <text:p>1.9837844118734</text:p>
              </table:table-cell>
              <table:table-cell office:value-type="float" office:value="3.68122949970827">
                <text:p>3.681229499708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0405240496648">
                <text:p>11.0405240496648</text:p>
              </table:table-cell>
              <table:table-cell office:value-type="float" office:value="2.41622573812674">
                <text:p>2.41622573812674</text:p>
              </table:table-cell>
              <table:table-cell office:value-type="float" office:value="1.89835253385442">
                <text:p>1.89835253385442</text:p>
              </table:table-cell>
              <table:table-cell office:value-type="float" office:value="4.50159911924298">
                <text:p>4.50159911924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8208898865187">
                <text:p>10.8208898865187</text:p>
              </table:table-cell>
              <table:table-cell office:value-type="float" office:value="2.59293109154089">
                <text:p>2.59293109154089</text:p>
              </table:table-cell>
              <table:table-cell office:value-type="float" office:value="1.85702633564032">
                <text:p>1.85702633564032</text:p>
              </table:table-cell>
              <table:table-cell office:value-type="float" office:value="4.02217707513062">
                <text:p>4.022177075130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962235206121">
                <text:p>10.5962235206121</text:p>
              </table:table-cell>
              <table:table-cell office:value-type="float" office:value="2.46649746162818">
                <text:p>2.46649746162818</text:p>
              </table:table-cell>
              <table:table-cell office:value-type="float" office:value="1.83670183980188">
                <text:p>1.83670183980188</text:p>
              </table:table-cell>
              <table:table-cell office:value-type="float" office:value="5.34757050346108">
                <text:p>5.34757050346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69474593405">
                <text:p>10.3569474593405</text:p>
              </table:table-cell>
              <table:table-cell office:value-type="float" office:value="2.40561166823361">
                <text:p>2.40561166823361</text:p>
              </table:table-cell>
              <table:table-cell office:value-type="float" office:value="1.75037233914669">
                <text:p>1.75037233914669</text:p>
              </table:table-cell>
              <table:table-cell office:value-type="float" office:value="4.38385354950379">
                <text:p>4.383853549503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1363115276177">
                <text:p>10.1363115276177</text:p>
              </table:table-cell>
              <table:table-cell office:value-type="float" office:value="2.2765617120535">
                <text:p>2.2765617120535</text:p>
              </table:table-cell>
              <table:table-cell office:value-type="float" office:value="1.637411413914">
                <text:p>1.637411413914</text:p>
              </table:table-cell>
              <table:table-cell office:value-type="float" office:value="5.12645214415614">
                <text:p>5.126452144156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89940917441166">
                <text:p>9.89940917441166</text:p>
              </table:table-cell>
              <table:table-cell office:value-type="float" office:value="2.12220758239595">
                <text:p>2.12220758239595</text:p>
              </table:table-cell>
              <table:table-cell office:value-type="float" office:value="1.51758484448287">
                <text:p>1.51758484448287</text:p>
              </table:table-cell>
              <table:table-cell office:value-type="float" office:value="4.2922620798955">
                <text:p>4.2922620798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6100236479259">
                <text:p>9.6100236479259</text:p>
              </table:table-cell>
              <table:table-cell office:value-type="float" office:value="2.04900056940979">
                <text:p>2.04900056940979</text:p>
              </table:table-cell>
              <table:table-cell office:value-type="float" office:value="1.52464622565218">
                <text:p>1.52464622565218</text:p>
              </table:table-cell>
              <table:table-cell office:value-type="float" office:value="3.92754250280744">
                <text:p>3.92754250280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27347101584042">
                <text:p>9.27347101584042</text:p>
              </table:table-cell>
              <table:table-cell office:value-type="float" office:value="2.01334957652636">
                <text:p>2.01334957652636</text:p>
              </table:table-cell>
              <table:table-cell office:value-type="float" office:value="1.52818922802842">
                <text:p>1.52818922802842</text:p>
              </table:table-cell>
              <table:table-cell office:value-type="float" office:value="3.7569743027818">
                <text:p>3.7569743027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04943564758448">
                <text:p>9.04943564758448</text:p>
              </table:table-cell>
              <table:table-cell office:value-type="float" office:value="1.99575737124722">
                <text:p>1.99575737124722</text:p>
              </table:table-cell>
              <table:table-cell office:value-type="float" office:value="1.59661306277305">
                <text:p>1.59661306277305</text:p>
              </table:table-cell>
              <table:table-cell office:value-type="float" office:value="3.67448847921722">
                <text:p>3.674488479217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81176660747576">
                <text:p>8.81176660747576</text:p>
              </table:table-cell>
              <table:table-cell office:value-type="float" office:value="2.16390931379131">
                <text:p>2.16390931379131</text:p>
              </table:table-cell>
              <table:table-cell office:value-type="float" office:value="1.63196541253556">
                <text:p>1.63196541253556</text:p>
              </table:table-cell>
              <table:table-cell office:value-type="float" office:value="3.48223201711286">
                <text:p>3.482232017112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8465847531082">
                <text:p>8.58465847531082</text:p>
              </table:table-cell>
              <table:table-cell office:value-type="float" office:value="2.25322578912565">
                <text:p>2.25322578912565</text:p>
              </table:table-cell>
              <table:table-cell office:value-type="float" office:value="1.64993405363441">
                <text:p>1.64993405363441</text:p>
              </table:table-cell>
              <table:table-cell office:value-type="float" office:value="3.38990955738391">
                <text:p>3.389909557383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33514973178293">
                <text:p>8.33514973178293</text:p>
              </table:table-cell>
              <table:table-cell office:value-type="float" office:value="2.29925712955831">
                <text:p>2.29925712955831</text:p>
              </table:table-cell>
              <table:table-cell office:value-type="float" office:value="1.65899242952228">
                <text:p>1.65899242952228</text:p>
              </table:table-cell>
              <table:table-cell office:value-type="float" office:value="3.49037294373942">
                <text:p>3.490372943739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11097214580438">
                <text:p>8.11097214580438</text:p>
              </table:table-cell>
              <table:table-cell office:value-type="float" office:value="2.32262424999535">
                <text:p>2.32262424999535</text:p>
              </table:table-cell>
              <table:table-cell office:value-type="float" office:value="1.5940971843883">
                <text:p>1.5940971843883</text:p>
              </table:table-cell>
              <table:table-cell office:value-type="float" office:value="3.11643547210776">
                <text:p>3.116435472107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89712974065821">
                <text:p>7.89712974065821</text:p>
              </table:table-cell>
              <table:table-cell office:value-type="float" office:value="2.14356978225068">
                <text:p>2.14356978225068</text:p>
              </table:table-cell>
              <table:table-cell office:value-type="float" office:value="1.56260780760916">
                <text:p>1.56260780760916</text:p>
              </table:table-cell>
              <table:table-cell office:value-type="float" office:value="2.70404711645952">
                <text:p>2.704047116459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65766618886238">
                <text:p>7.65766618886238</text:p>
              </table:table-cell>
              <table:table-cell office:value-type="float" office:value="1.8909494719051">
                <text:p>1.8909494719051</text:p>
              </table:table-cell>
              <table:table-cell office:value-type="float" office:value="1.42062858990915">
                <text:p>1.42062858990915</text:p>
              </table:table-cell>
              <table:table-cell office:value-type="float" office:value="2.41364722177478">
                <text:p>2.41364722177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9927094454506">
                <text:p>7.39927094454506</text:p>
              </table:table-cell>
              <table:table-cell office:value-type="float" office:value="1.70189418617408">
                <text:p>1.70189418617408</text:p>
              </table:table-cell>
              <table:table-cell office:value-type="float" office:value="1.35455246461986">
                <text:p>1.35455246461986</text:p>
              </table:table-cell>
              <table:table-cell office:value-type="float" office:value="2.28036078375564">
                <text:p>2.280360783755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9615653684062">
                <text:p>7.19615653684062</text:p>
              </table:table-cell>
              <table:table-cell office:value-type="float" office:value="1.54717824959969">
                <text:p>1.54717824959969</text:p>
              </table:table-cell>
              <table:table-cell office:value-type="float" office:value="1.26746201431431">
                <text:p>1.26746201431431</text:p>
              </table:table-cell>
              <table:table-cell office:value-type="float" office:value="1.95035151918641">
                <text:p>1.950351519186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93325609028637">
                <text:p>6.93325609028637</text:p>
              </table:table-cell>
              <table:table-cell office:value-type="float" office:value="1.47517739829983">
                <text:p>1.47517739829983</text:p>
              </table:table-cell>
              <table:table-cell office:value-type="float" office:value="1.27944915491267">
                <text:p>1.27944915491267</text:p>
              </table:table-cell>
              <table:table-cell office:value-type="float" office:value="1.72841902916528">
                <text:p>1.72841902916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69410820516677">
                <text:p>6.69410820516677</text:p>
              </table:table-cell>
              <table:table-cell office:value-type="float" office:value="1.38031332479683">
                <text:p>1.38031332479683</text:p>
              </table:table-cell>
              <table:table-cell office:value-type="float" office:value="1.34148428662925">
                <text:p>1.34148428662925</text:p>
              </table:table-cell>
              <table:table-cell office:value-type="float" office:value="1.62711074153086">
                <text:p>1.6271107415308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47334971243457">
                <text:p>6.47334971243457</text:p>
              </table:table-cell>
              <table:table-cell office:value-type="float" office:value="1.33519407288114">
                <text:p>1.33519407288114</text:p>
              </table:table-cell>
              <table:table-cell office:value-type="float" office:value="1.37362083341807">
                <text:p>1.37362083341807</text:p>
              </table:table-cell>
              <table:table-cell office:value-type="float" office:value="1.57870559691385">
                <text:p>1.578705596913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7218529868771">
                <text:p>6.27218529868771</text:p>
              </table:table-cell>
              <table:table-cell office:value-type="float" office:value="1.31319056406886">
                <text:p>1.31319056406886</text:p>
              </table:table-cell>
              <table:table-cell office:value-type="float" office:value="1.33195327517844">
                <text:p>1.33195327517844</text:p>
              </table:table-cell>
              <table:table-cell office:value-type="float" office:value="1.69348051457956">
                <text:p>1.69348051457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4109678934402">
                <text:p>6.04109678934402</text:p>
              </table:table-cell>
              <table:table-cell office:value-type="float" office:value="1.30232516412908">
                <text:p>1.30232516412908</text:p>
              </table:table-cell>
              <table:table-cell office:value-type="float" office:value="1.36873246719356">
                <text:p>1.36873246719356</text:p>
              </table:table-cell>
              <table:table-cell office:value-type="float" office:value="1.75396018894471">
                <text:p>1.7539601889447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7160949157558">
                <text:p>5.87160949157558</text:p>
              </table:table-cell>
              <table:table-cell office:value-type="float" office:value="1.24278714721991">
                <text:p>1.24278714721991</text:p>
              </table:table-cell>
              <table:table-cell office:value-type="float" office:value="1.32958112181951">
                <text:p>1.32958112181951</text:p>
              </table:table-cell>
              <table:table-cell office:value-type="float" office:value="1.78500524034405">
                <text:p>1.785005240344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62548767749813">
                <text:p>5.62548767749813</text:p>
              </table:table-cell>
              <table:table-cell office:value-type="float" office:value="1.26693382766294">
                <text:p>1.26693382766294</text:p>
              </table:table-cell>
              <table:table-cell office:value-type="float" office:value="1.31042743122086">
                <text:p>1.31042743122086</text:p>
              </table:table-cell>
              <table:table-cell office:value-type="float" office:value="1.72556315454487">
                <text:p>1.725563154544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1159637572661">
                <text:p>5.41159637572661</text:p>
              </table:table-cell>
              <table:table-cell office:value-type="float" office:value="1.27918253611988">
                <text:p>1.27918253611988</text:p>
              </table:table-cell>
              <table:table-cell office:value-type="float" office:value="1.35762729819864">
                <text:p>1.35762729819864</text:p>
              </table:table-cell>
              <table:table-cell office:value-type="float" office:value="1.69658858450389">
                <text:p>1.696588584503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8374714378331">
                <text:p>5.18374714378331</text:p>
              </table:table-cell>
              <table:table-cell office:value-type="float" office:value="1.2316953386803">
                <text:p>1.2316953386803</text:p>
              </table:table-cell>
              <table:table-cell office:value-type="float" office:value="1.38186098415945">
                <text:p>1.38186098415945</text:p>
              </table:table-cell>
              <table:table-cell office:value-type="float" office:value="1.6822842593386">
                <text:p>1.68228425933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7231977561017">
                <text:p>4.97231977561017</text:p>
              </table:table-cell>
              <table:table-cell office:value-type="float" office:value="1.3162116272955">
                <text:p>1.3162116272955</text:p>
              </table:table-cell>
              <table:table-cell office:value-type="float" office:value="1.39413956224713">
                <text:p>1.39413956224713</text:p>
              </table:table-cell>
              <table:table-cell office:value-type="float" office:value="1.67517738664475">
                <text:p>1.67517738664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4966615052307">
                <text:p>4.74966615052307</text:p>
              </table:table-cell>
              <table:table-cell office:value-type="float" office:value="1.36062026670441">
                <text:p>1.36062026670441</text:p>
              </table:table-cell>
              <table:table-cell office:value-type="float" office:value="1.40031970406663">
                <text:p>1.40031970406663</text:p>
              </table:table-cell>
              <table:table-cell office:value-type="float" office:value="1.67163521695599">
                <text:p>1.671635216955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6064701134863">
                <text:p>4.56064701134863</text:p>
              </table:table-cell>
              <table:table-cell office:value-type="float" office:value="1.38338334212909">
                <text:p>1.38338334212909</text:p>
              </table:table-cell>
              <table:table-cell office:value-type="float" office:value="1.40342004098077">
                <text:p>1.40342004098077</text:p>
              </table:table-cell>
              <table:table-cell office:value-type="float" office:value="1.66986694182705">
                <text:p>1.669866941827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7463149867402">
                <text:p>4.37463149867402</text:p>
              </table:table-cell>
              <table:table-cell office:value-type="float" office:value="1.39490729332782">
                <text:p>1.39490729332782</text:p>
              </table:table-cell>
              <table:table-cell office:value-type="float" office:value="1.40497278256765">
                <text:p>1.40497278256765</text:p>
              </table:table-cell>
              <table:table-cell office:value-type="float" office:value="1.66898350582452">
                <text:p>1.66898350582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19834629606545">
                <text:p>4.19834629606545</text:p>
              </table:table-cell>
              <table:table-cell office:value-type="float" office:value="1.40070521819434">
                <text:p>1.40070521819434</text:p>
              </table:table-cell>
              <table:table-cell office:value-type="float" office:value="1.40574979747386">
                <text:p>1.40574979747386</text:p>
              </table:table-cell>
              <table:table-cell office:value-type="float" office:value="1.66854196310549">
                <text:p>1.6685419631054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6087850970582">
                <text:p>4.06087850970582</text:p>
              </table:table-cell>
              <table:table-cell office:value-type="float" office:value="1.34502057803719">
                <text:p>1.34502057803719</text:p>
              </table:table-cell>
              <table:table-cell office:value-type="float" office:value="1.23729293566504">
                <text:p>1.23729293566504</text:p>
              </table:table-cell>
              <table:table-cell office:value-type="float" office:value="1.66832123555301">
                <text:p>1.668321235553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8857131887016">
                <text:p>3.88857131887016</text:p>
              </table:table-cell>
              <table:table-cell office:value-type="float" office:value="1.31801398968375">
                <text:p>1.31801398968375</text:p>
              </table:table-cell>
              <table:table-cell office:value-type="float" office:value="1.16079301255044">
                <text:p>1.16079301255044</text:p>
              </table:table-cell>
              <table:table-cell office:value-type="float" office:value="1.59857284568142">
                <text:p>1.598572845681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0772771526953">
                <text:p>3.70772771526953</text:p>
              </table:table-cell>
              <table:table-cell office:value-type="float" office:value="1.30471473006975">
                <text:p>1.30471473006975</text:p>
              </table:table-cell>
              <table:table-cell office:value-type="float" office:value="1.12433546822233">
                <text:p>1.12433546822233</text:p>
              </table:table-cell>
              <table:table-cell office:value-type="float" office:value="1.56479989516411">
                <text:p>1.564799895164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1179685229254">
                <text:p>3.61179685229254</text:p>
              </table:table-cell>
              <table:table-cell office:value-type="float" office:value="1.41367759607202">
                <text:p>1.41367759607202</text:p>
              </table:table-cell>
              <table:table-cell office:value-type="float" office:value="1.10653836001363">
                <text:p>1.10653836001363</text:p>
              </table:table-cell>
              <table:table-cell office:value-type="float" office:value="1.54818193924992">
                <text:p>1.548181939249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52644147682281">
                <text:p>3.52644147682281</text:p>
              </table:table-cell>
              <table:table-cell office:value-type="float" office:value="1.47152545901612">
                <text:p>1.47152545901612</text:p>
              </table:table-cell>
              <table:table-cell office:value-type="float" office:value="1.09774572769858">
                <text:p>1.09774572769858</text:p>
              </table:table-cell>
              <table:table-cell office:value-type="float" office:value="1.53993925903649">
                <text:p>1.539939259036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43092198859272">
                <text:p>3.43092198859272</text:p>
              </table:table-cell>
              <table:table-cell office:value-type="float" office:value="1.50133110570013">
                <text:p>1.50133110570013</text:p>
              </table:table-cell>
              <table:table-cell office:value-type="float" office:value="1.29671182225351">
                <text:p>1.29671182225351</text:p>
              </table:table-cell>
              <table:table-cell office:value-type="float" office:value="1.60273937533656">
                <text:p>1.602739375336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40408989450529">
                <text:p>3.40408989450529</text:p>
              </table:table-cell>
              <table:table-cell office:value-type="float" office:value="1.51645956227506">
                <text:p>1.51645956227506</text:p>
              </table:table-cell>
              <table:table-cell office:value-type="float" office:value="1.409335292933">
                <text:p>1.409335292933</text:p>
              </table:table-cell>
              <table:table-cell office:value-type="float" office:value="1.63509339580056">
                <text:p>1.635093395800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36595480378911">
                <text:p>3.36595480378911</text:p>
              </table:table-cell>
              <table:table-cell office:value-type="float" office:value="1.52408086173426">
                <text:p>1.52408086173426</text:p>
              </table:table-cell>
              <table:table-cell office:value-type="float" office:value="1.46926372551319">
                <text:p>1.46926372551319</text:p>
              </table:table-cell>
              <table:table-cell office:value-type="float" office:value="1.65151450853669">
                <text:p>1.65151450853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7350518874269">
                <text:p>3.27350518874269</text:p>
              </table:table-cell>
              <table:table-cell office:value-type="float" office:value="1.52790586289611">
                <text:p>1.52790586289611</text:p>
              </table:table-cell>
              <table:table-cell office:value-type="float" office:value="1.43755328797625">
                <text:p>1.43755328797625</text:p>
              </table:table-cell>
              <table:table-cell office:value-type="float" office:value="1.65978680525052">
                <text:p>1.6597868052505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17306963061537">
                <text:p>3.17306963061537</text:p>
              </table:table-cell>
              <table:table-cell office:value-type="float" office:value="1.46596085197924">
                <text:p>1.46596085197924</text:p>
              </table:table-cell>
              <table:table-cell office:value-type="float" office:value="1.42195564681763">
                <text:p>1.42195564681763</text:p>
              </table:table-cell>
              <table:table-cell office:value-type="float" office:value="1.66393847887353">
                <text:p>1.663938478873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7036347847699">
                <text:p>3.07036347847699</text:p>
              </table:table-cell>
              <table:table-cell office:value-type="float" office:value="1.43593658431304">
                <text:p>1.43593658431304</text:p>
              </table:table-cell>
              <table:table-cell office:value-type="float" office:value="1.24440441605813">
                <text:p>1.24440441605813</text:p>
              </table:table-cell>
              <table:table-cell office:value-type="float" office:value="1.59647170259967">
                <text:p>1.596471702599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88856735938107">
                <text:p>2.88856735938107</text:p>
              </table:table-cell>
              <table:table-cell office:value-type="float" office:value="1.42115584077603">
                <text:p>1.42115584077603</text:p>
              </table:table-cell>
              <table:table-cell office:value-type="float" office:value="1.16412412715728">
                <text:p>1.16412412715728</text:p>
              </table:table-cell>
              <table:table-cell office:value-type="float" office:value="1.56377118084049">
                <text:p>1.563771180840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7475684049665">
                <text:p>2.7475684049665</text:p>
              </table:table-cell>
              <table:table-cell office:value-type="float" office:value="1.41382262159313">
                <text:p>1.41382262159313</text:p>
              </table:table-cell>
              <table:table-cell office:value-type="float" office:value="1.12594755890294">
                <text:p>1.12594755890294</text:p>
              </table:table-cell>
              <table:table-cell office:value-type="float" office:value="1.54767296082362">
                <text:p>1.547672960823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64035943375074">
                <text:p>2.64035943375074</text:p>
              </table:table-cell>
              <table:table-cell office:value-type="float" office:value="1.41017021411437">
                <text:p>1.41017021411437</text:p>
              </table:table-cell>
              <table:table-cell office:value-type="float" office:value="1.10733136230764">
                <text:p>1.10733136230764</text:p>
              </table:table-cell>
              <table:table-cell office:value-type="float" office:value="1.47541322390309">
                <text:p>1.475413223903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5125510300749">
                <text:p>2.55125510300749</text:p>
              </table:table-cell>
              <table:table-cell office:value-type="float" office:value="1.46969887312552">
                <text:p>1.46969887312552</text:p>
              </table:table-cell>
              <table:table-cell office:value-type="float" office:value="1.24799508297237">
                <text:p>1.24799508297237</text:p>
              </table:table-cell>
              <table:table-cell office:value-type="float" office:value="1.56880132310781">
                <text:p>1.568801323107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51676310374471">
                <text:p>2.51676310374471</text:p>
              </table:table-cell>
              <table:table-cell office:value-type="float" office:value="1.50039902473432">
                <text:p>1.50039902473432</text:p>
              </table:table-cell>
              <table:table-cell office:value-type="float" office:value="1.3826078862389">
                <text:p>1.3826078862389</text:p>
              </table:table-cell>
              <table:table-cell office:value-type="float" office:value="1.61768919444876">
                <text:p>1.61768919444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